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T12" style:parent-style-name="Domyślnaczcionkaakapitu" style:family="text">
      <style:text-properties fo:background-color="#80FFFF" style:text-underline-type="single" style:text-underline-style="solid" style:text-underline-width="auto" style:text-underline-mode="continuous"/>
    </style:style>
    <style:style style:name="P13" style:parent-style-name="Normalny" style:family="paragraph">
      <style:paragraph-properties fo:text-align="justify" fo:line-height="150%" fo:text-indent="0.2479in"/>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P26" style:parent-style-name="Normalny" style:family="paragraph">
      <style:paragraph-properties fo:text-align="justify" fo:line-height="150%"/>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style:style>
    <style:style style:name="T32" style:parent-style-name="Domyślnaczcionkaakapitu" style:family="text">
      <style:text-properties style:text-underline-type="single" style:text-underline-style="solid" style:text-underline-width="auto" style:text-underline-mode="continuous"/>
    </style:style>
    <style:style style:name="P33" style:parent-style-name="Normalny" style:family="paragraph">
      <style:paragraph-properties fo:text-align="justify" fo:line-height="150%" fo:text-indent="0.2479in"/>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style:style>
    <style:style style:name="T38" style:parent-style-name="Domyślnaczcionkaakapitu" style:family="text">
      <style:text-properties fo:background-color="#80FFFF" style:text-underline-type="single" style:text-underline-style="solid" style:text-underline-width="auto" style:text-underline-mode="continuous"/>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style:text-underline-type="single" style:text-underline-style="solid" style:text-underline-width="auto" style:text-underline-mode="continuous"/>
    </style:style>
    <style:style style:name="T41" style:parent-style-name="Domyślnaczcionkaakapitu" style:family="text">
      <style:text-properties style:text-underline-type="single" style:text-underline-style="solid" style:text-underline-width="auto" style:text-underline-mode="continuous"/>
    </style:style>
    <style:style style:name="T42" style:parent-style-name="Domyślnaczcionkaakapitu" style:family="text">
      <style:text-properties style:text-underline-type="single" style:text-underline-style="solid" style:text-underline-width="auto" style:text-underline-mode="continuous"/>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style:style>
    <style:style style:name="T96" style:parent-style-name="Domyślnaczcionkaakapitu" style:family="text">
      <style:text-properties style:text-underline-type="single" style:text-underline-style="solid" style:text-underline-width="auto" style:text-underline-mode="continuous"/>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style:style>
    <style:style style:name="T110" style:parent-style-name="Domyślnaczcionkaakapitu" style:family="text">
      <style:text-properties style:text-underline-type="single" style:text-underline-style="solid" style:text-underline-width="auto" style:text-underline-mode="continuous"/>
    </style:style>
    <style:style style:name="T111" style:parent-style-name="Domyślnaczcionkaakapitu" style:family="text">
      <style:text-properties fo:background-color="#80FFFF" style:text-underline-type="single" style:text-underline-style="solid" style:text-underline-width="auto" style:text-underline-mode="continuous"/>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T120" style:parent-style-name="Domyślnaczcionkaakapitu" style:family="text">
      <style:text-properties style:text-underline-type="single" style:text-underline-style="solid" style:text-underline-width="auto" style:text-underline-mode="continuous"/>
    </style:style>
    <style:style style:name="T121" style:parent-style-name="Domyślnaczcionkaakapitu" style:family="text">
      <style:text-properties style:text-underline-type="single" style:text-underline-style="solid" style:text-underline-width="auto" style:text-underline-mode="continuous"/>
    </style:style>
    <style:style style:name="T122" style:parent-style-name="Domyślnaczcionkaakapitu" style:family="text">
      <style:text-properties style:text-underline-type="single" style:text-underline-style="solid" style:text-underline-width="auto" style:text-underline-mode="continuous"/>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font-variant="small-cap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P179" style:parent-style-name="Normalny" style:family="paragraph">
      <style:paragraph-properties fo:text-align="justify" fo:line-height="150%" fo:text-indent="0.2479in"/>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style:style>
    <style:style style:name="T230" style:parent-style-name="Domyślnaczcionkaakapitu" style:family="text">
      <style:text-properties fo:background-color="#80FFFF"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T232" style:parent-style-name="Domyślnaczcionkaakapitu" style:family="text">
      <style:text-properties style:text-underline-type="single" style:text-underline-style="solid" style:text-underline-width="auto" style:text-underline-mode="continuous"/>
    </style:style>
    <style:style style:name="T233" style:parent-style-name="Domyślnaczcionkaakapitu" style:family="text">
      <style:text-properties style:text-underline-type="single" style:text-underline-style="solid" style:text-underline-width="auto" style:text-underline-mode="continuous"/>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fo:background-color="#80FFFF" style:text-underline-type="single" style:text-underline-style="solid" style:text-underline-width="auto" style:text-underline-mode="continuous"/>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style:text-underline-type="single" style:text-underline-style="solid" style:text-underline-width="auto" style:text-underline-mode="continuous"/>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style:text-underline-type="single" style:text-underline-style="solid" style:text-underline-width="auto" style:text-underline-mode="continuous"/>
    </style:style>
    <style:style style:name="T244" style:parent-style-name="Domyślnaczcionkaakapitu" style:family="text">
      <style:text-properties style:text-underline-type="single" style:text-underline-style="solid" style:text-underline-width="auto" style:text-underline-mode="continuous"/>
    </style:style>
    <style:style style:name="P245" style:parent-style-name="Normalny" style:family="paragraph">
      <style:paragraph-properties fo:text-align="justify" fo:line-height="150%" fo:text-indent="0.2479in"/>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style:style>
    <style:style style:name="T293" style:parent-style-name="Domyślnaczcionkaakapitu" style:family="text">
      <style:text-properties fo:background-color="#80FFFF" style:text-underline-type="single" style:text-underline-style="solid" style:text-underline-width="auto" style:text-underline-mode="continuous"/>
    </style:style>
    <style:style style:name="T294" style:parent-style-name="Domyślnaczcionkaakapitu" style:family="text">
      <style:text-properties style:text-underline-type="single" style:text-underline-style="solid" style:text-underline-width="auto" style:text-underline-mode="continuous"/>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style:text-underline-type="single" style:text-underline-style="solid" style:text-underline-width="auto" style:text-underline-mode="continuous"/>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P318" style:parent-style-name="Normalny" style:family="paragraph">
      <style:paragraph-properties fo:text-align="justify" fo:line-height="150%" fo:text-indent="0.2479in"/>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P359" style:parent-style-name="Normalny" style:family="paragraph">
      <style:paragraph-properties fo:text-align="justify" fo:line-height="150%" fo:text-indent="0.2479in"/>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P379" style:parent-style-name="Normalny" style:family="paragraph">
      <style:paragraph-properties fo:text-align="justify" fo:line-height="150%"/>
    </style:style>
    <style:style style:name="T380" style:parent-style-name="Domyślnaczcionkaakapitu" style:family="text">
      <style:text-properties style:text-underline-type="single" style:text-underline-style="solid" style:text-underline-width="auto" style:text-underline-mode="continuous"/>
    </style:style>
    <style:style style:name="T381" style:parent-style-name="Domyślnaczcionkaakapitu" style:family="text">
      <style:text-properties fo:background-color="#80FFFF" style:text-underline-type="single" style:text-underline-style="solid" style:text-underline-width="auto" style:text-underline-mode="continuous"/>
    </style:style>
    <style:style style:name="T382" style:parent-style-name="Domyślnaczcionkaakapitu" style:family="text">
      <style:text-properties style:text-underline-type="single" style:text-underline-style="solid" style:text-underline-width="auto" style:text-underline-mode="continuous"/>
    </style:style>
    <style:style style:name="T383" style:parent-style-name="Domyślnaczcionkaakapitu" style:family="text">
      <style:text-properties fo:background-color="#80FFFF" style:text-underline-type="single" style:text-underline-style="solid" style:text-underline-width="auto" style:text-underline-mode="continuous"/>
    </style:style>
    <style:style style:name="T384" style:parent-style-name="Domyślnaczcionkaakapitu" style:family="text">
      <style:text-properties style:text-underline-type="single" style:text-underline-style="solid" style:text-underline-width="auto" style:text-underline-mode="continuous"/>
    </style:style>
    <style:style style:name="P385" style:parent-style-name="Normalny" style:family="paragraph">
      <style:paragraph-properties fo:text-align="justify" fo:line-height="150%" fo:text-indent="0.2479in"/>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fo:text-indent="0.2479in"/>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fo:text-indent="0.2479in"/>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font-variant="small-caps" fo:background-color="#80FFFF"/>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P432" style:parent-style-name="Normalny" style:family="paragraph">
      <style:paragraph-properties fo:text-align="justify" fo:line-height="150%" fo:text-indent="0.2479in"/>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P440" style:parent-style-name="Normalny" style:family="paragraph">
      <style:paragraph-properties fo:text-align="justify" fo:line-height="150%" fo:text-indent="0.2479in"/>
    </style:style>
    <style:style style:name="P441" style:parent-style-name="Normalny" style:family="paragraph">
      <style:paragraph-properties fo:text-align="justify" fo:line-height="150%" fo:text-indent="0.2479in"/>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P451" style:parent-style-name="Normalny" style:family="paragraph">
      <style:paragraph-properties fo:text-align="justify" fo:line-height="150%" fo:text-indent="0.2479in"/>
    </style:style>
    <style:style style:name="P452" style:parent-style-name="Normalny" style:family="paragraph">
      <style:paragraph-properties fo:text-align="justify" fo:line-height="150%" fo:text-indent="0.2479in"/>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fo:text-indent="0.2479in"/>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479in"/>
    </style:style>
    <style:style style:name="P495" style:parent-style-name="Normalny" style:family="paragraph">
      <style:paragraph-properties fo:text-align="justify" fo:line-height="150%" fo:text-indent="0.2479in"/>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P510" style:parent-style-name="Normalny" style:family="paragraph">
      <style:paragraph-properties fo:text-align="justify" fo:line-height="150%" fo:text-indent="0.2479in"/>
    </style:style>
    <style:style style:name="P511" style:parent-style-name="Normalny" style:family="paragraph">
      <style:paragraph-properties fo:text-align="justify" fo:line-height="150%"/>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text-underline-type="single" style:text-underline-style="solid" style:text-underline-width="auto" style:text-underline-mode="continuous"/>
    </style:style>
    <style:style style:name="T514" style:parent-style-name="Domyślnaczcionkaakapitu" style:family="text">
      <style:text-properties style:text-underline-type="single" style:text-underline-style="solid" style:text-underline-width="auto" style:text-underline-mode="continuous"/>
    </style:style>
    <style:style style:name="T515" style:parent-style-name="Domyślnaczcionkaakapitu" style:family="text">
      <style:text-properties fo:background-color="#80FFFF" style:text-underline-type="single" style:text-underline-style="solid" style:text-underline-width="auto" style:text-underline-mode="continuous"/>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style:style>
    <style:style style:name="T520" style:parent-style-name="Domyślnaczcionkaakapitu" style:family="text">
      <style:text-properties fo:background-color="#80FFFF" style:text-underline-type="single" style:text-underline-style="solid" style:text-underline-width="auto" style:text-underline-mode="continuous"/>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T523" style:parent-style-name="Domyślnaczcionkaakapitu" style:family="text">
      <style:text-properties style:text-underline-type="single" style:text-underline-style="solid" style:text-underline-width="auto" style:text-underline-mode="continuous"/>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T539" style:parent-style-name="Domyślnaczcionkaakapitu" style:family="text">
      <style:text-properties style:text-underline-type="single" style:text-underline-style="solid" style:text-underline-width="auto" style:text-underline-mode="continuous"/>
    </style:style>
    <style:style style:name="T540" style:parent-style-name="Domyślnaczcionkaakapitu" style:family="text">
      <style:text-properties fo:background-color="#80FFFF" style:text-underline-type="single" style:text-underline-style="solid" style:text-underline-width="auto" style:text-underline-mode="continuous"/>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text-underline-type="single" style:text-underline-style="solid" style:text-underline-width="auto" style:text-underline-mode="continuous"/>
    </style:style>
    <style:style style:name="T569" style:parent-style-name="Domyślnaczcionkaakapitu" style:family="text">
      <style:text-properties style:text-underline-type="single" style:text-underline-style="solid" style:text-underline-width="auto" style:text-underline-mode="continuous"/>
    </style:style>
    <style:style style:name="T570" style:parent-style-name="Domyślnaczcionkaakapitu" style:family="text">
      <style:text-properties fo:background-color="#80FFFF" style:text-underline-type="single" style:text-underline-style="solid" style:text-underline-width="auto" style:text-underline-mode="continuous"/>
    </style:style>
    <style:style style:name="T571" style:parent-style-name="Domyślnaczcionkaakapitu" style:family="text">
      <style:text-properties style:text-underline-type="single" style:text-underline-style="solid" style:text-underline-width="auto" style:text-underline-mode="continuous"/>
    </style:style>
    <style:style style:name="T572" style:parent-style-name="Domyślnaczcionkaakapitu" style:family="text">
      <style:text-properties fo:background-color="#80FFFF" style:text-underline-type="single" style:text-underline-style="solid" style:text-underline-width="auto" style:text-underline-mode="continuous"/>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T583" style:parent-style-name="Domyślnaczcionkaakapitu" style:family="text">
      <style:text-properties fo:background-color="#80FFFF" style:text-underline-type="single" style:text-underline-style="solid" style:text-underline-width="auto" style:text-underline-mode="continuous"/>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fo:background-color="#80FFFF" style:text-underline-type="single" style:text-underline-style="solid" style:text-underline-width="auto" style:text-underline-mode="continuous"/>
    </style:style>
    <style:style style:name="T586" style:parent-style-name="Domyślnaczcionkaakapitu" style:family="text">
      <style:text-properties style:text-underline-type="single" style:text-underline-style="solid" style:text-underline-width="auto" style:text-underline-mode="continuous"/>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fo:background-color="#80FFFF"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P596" style:parent-style-name="Normalny" style:family="paragraph">
      <style:paragraph-properties fo:text-align="justify" fo:line-height="150%" fo:text-indent="0.2479in">
        <style:tab-stops>
          <style:tab-stop style:type="left" style:position="-6.4208in"/>
        </style:tab-stops>
      </style:paragraph-properties>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P600"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479in"/>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fo:text-indent="0.2479in"/>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style:style>
    <style:style style:name="T666" style:parent-style-name="Domyślnaczcionkaakapitu" style:family="text">
      <style:text-properties style:text-underline-type="single" style:text-underline-style="solid" style:text-underline-width="auto" style:text-underline-mode="continuous"/>
    </style:style>
    <style:style style:name="T667" style:parent-style-name="Domyślnaczcionkaakapitu" style:family="text">
      <style:text-properties fo:background-color="#80FFFF" style:text-underline-type="single" style:text-underline-style="solid" style:text-underline-width="auto" style:text-underline-mode="continuous"/>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fo:background-color="#80FFFF" style:text-underline-type="single" style:text-underline-style="solid" style:text-underline-width="auto" style:text-underline-mode="continuous"/>
    </style:style>
    <style:style style:name="P670" style:parent-style-name="Normalny" style:family="paragraph">
      <style:paragraph-properties fo:text-align="justify" fo:line-height="150%" fo:text-indent="0.2479in"/>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style:style>
    <style:style style:name="P678" style:parent-style-name="Normalny" style:family="paragraph">
      <style:paragraph-properties fo:text-align="justify" fo:line-height="150%"/>
    </style:style>
    <style:style style:name="P679" style:parent-style-name="Normalny" style:family="paragraph">
      <style:paragraph-properties fo:text-align="justify" fo:line-height="150%"/>
    </style:style>
    <style:style style:name="T680" style:parent-style-name="Domyślnaczcionkaakapitu" style:family="text">
      <style:text-properties fo:background-color="#80FFFF"/>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T687" style:parent-style-name="Domyślnaczcionkaakapitu" style:family="text">
      <style:text-properties fo:background-color="#80FFFF" style:text-underline-type="single" style:text-underline-style="solid" style:text-underline-width="auto" style:text-underline-mode="continuous"/>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style:style>
    <style:style style:name="T692" style:parent-style-name="Domyślnaczcionkaakapitu" style:family="text">
      <style:text-properties style:text-underline-type="single" style:text-underline-style="solid" style:text-underline-width="auto" style:text-underline-mode="continuous"/>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479in"/>
    </style:style>
    <style:style style:name="P711" style:parent-style-name="Normalny" style:family="paragraph">
      <style:paragraph-properties fo:text-align="justify" fo:line-height="150%"/>
    </style:style>
    <style:style style:name="T712" style:parent-style-name="Domyślnaczcionkaakapitu" style:family="text">
      <style:text-properties style:text-underline-type="single" style:text-underline-style="solid" style:text-underline-width="auto" style:text-underline-mode="continuous"/>
    </style:style>
    <style:style style:name="T713" style:parent-style-name="Domyślnaczcionkaakapitu" style:family="text">
      <style:text-properties fo:background-color="#80FFFF" style:text-underline-type="single" style:text-underline-style="solid" style:text-underline-width="auto" style:text-underline-mode="continuous"/>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P716" style:parent-style-name="Normalny" style:family="paragraph">
      <style:paragraph-properties fo:text-align="justify" fo:line-height="150%" fo:text-indent="0.2479in"/>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P723" style:parent-style-name="Normalny" style:family="paragraph">
      <style:paragraph-properties fo:text-align="justify" fo:line-height="150%" fo:text-indent="0.2479in"/>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479in"/>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fo:text-indent="0.2479in"/>
    </style:style>
    <style:style style:name="P762" style:parent-style-name="Normalny" style:family="paragraph">
      <style:paragraph-properties fo:text-align="justify" fo:line-height="150%" fo:text-indent="0.2479in"/>
    </style:style>
    <style:style style:name="P763" style:parent-style-name="Normalny" style:family="paragraph">
      <style:paragraph-properties fo:text-align="justify" fo:line-height="150%" fo:text-indent="0.2479in"/>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479in"/>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fo:text-indent="0.2479in"/>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P799" style:parent-style-name="Normalny" style:family="paragraph">
      <style:paragraph-properties fo:text-align="justify" fo:line-height="150%" fo:text-indent="0.2479in"/>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P824" style:parent-style-name="Normalny" style:family="paragraph">
      <style:paragraph-properties fo:text-align="justify" fo:line-height="150%" fo:text-indent="0.2479in"/>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479in"/>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fo:text-indent="0.2479in"/>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479in"/>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T881" style:parent-style-name="Domyślnaczcionkaakapitu" style:family="text">
      <style:text-properties fo:background-color="#80FFFF" style:text-underline-type="single" style:text-underline-style="solid" style:text-underline-width="auto" style:text-underline-mode="continuous"/>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style:text-position="super 66.6%"/>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fo:text-indent="0.2479in"/>
    </style:style>
    <style:style style:name="P944" style:parent-style-name="Normalny" style:family="paragraph">
      <style:paragraph-properties fo:text-align="justify" fo:line-height="150%"/>
    </style:style>
    <style:style style:name="T945" style:parent-style-name="Domyślnaczcionkaakapitu" style:family="text">
      <style:text-properties style:text-underline-type="single" style:text-underline-style="solid" style:text-underline-width="auto" style:text-underline-mode="continuous"/>
    </style:style>
    <style:style style:name="T946" style:parent-style-name="Domyślnaczcionkaakapitu" style:family="text">
      <style:text-properties fo:background-color="#80FFFF" style:text-underline-type="single" style:text-underline-style="solid" style:text-underline-width="auto" style:text-underline-mode="continuous"/>
    </style:style>
    <style:style style:name="T947" style:parent-style-name="Domyślnaczcionkaakapitu" style:family="text">
      <style:text-properties style:text-underline-type="single" style:text-underline-style="solid" style:text-underline-width="auto" style:text-underline-mode="continuous"/>
    </style:style>
    <style:style style:name="P948" style:parent-style-name="Normalny" style:family="paragraph">
      <style:paragraph-properties fo:text-align="justify" fo:line-height="150%" fo:margin-left="0.25in" fo:text-indent="0.2479in">
        <style:tab-stops/>
      </style:paragraph-properties>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fo:text-indent="0.2479in"/>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fo:text-indent="0.2479in"/>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fo:text-indent="0.2479in"/>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fo:text-indent="0.2479in"/>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P1016" style:parent-style-name="Normalny" style:family="paragraph">
      <style:paragraph-properties fo:text-align="justify" fo:line-height="150%" fo:text-indent="0.2479in"/>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P1040" style:parent-style-name="Normalny" style:family="paragraph">
      <style:paragraph-properties fo:text-align="justify" fo:line-height="150%" fo:text-indent="0.2479in"/>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P1051" style:parent-style-name="Normalny" style:family="paragraph">
      <style:paragraph-properties fo:text-align="justify" fo:line-height="150%" fo:text-indent="0.2479in">
        <style:tab-stops>
          <style:tab-stop style:type="left" style:position="1.8472in"/>
        </style:tab-stops>
      </style:paragraph-properties>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479in">
        <style:tab-stops>
          <style:tab-stop style:type="left" style:position="5.7083in"/>
        </style:tab-stops>
      </style:paragraph-properties>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tab-stops>
          <style:tab-stop style:type="left" style:position="5.7083in"/>
        </style:tab-stops>
      </style:paragraph-properties>
    </style:style>
    <style:style style:name="P1057" style:parent-style-name="Normalny" style:family="paragraph">
      <style:paragraph-properties fo:text-align="justify" fo:line-height="150%" fo:text-indent="0.2479in"/>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P1084" style:parent-style-name="Normalny" style:family="paragraph">
      <style:paragraph-properties fo:text-align="justify" fo:line-height="150%" fo:text-indent="0.2479in"/>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font-variant="small-caps" fo:background-color="#80FFFF"/>
    </style:style>
    <style:style style:name="T1109" style:parent-style-name="Domyślnaczcionkaakapitu" style:family="text">
      <style:text-properties fo:font-variant="small-caps"/>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fo:text-indent="0.2479in"/>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style:tab-stops>
          <style:tab-stop style:type="left" style:position="-2.2958in"/>
        </style:tab-stops>
      </style:paragraph-properties>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fo:background-color="#80FFFF" style:text-underline-type="single" style:text-underline-style="solid" style:text-underline-width="auto" style:text-underline-mode="continuous"/>
    </style:style>
    <style:style style:name="T1136" style:parent-style-name="Domyślnaczcionkaakapitu" style:family="text">
      <style:text-properties style:text-underline-type="single" style:text-underline-style="solid" style:text-underline-width="auto" style:text-underline-mode="continuous"/>
    </style:style>
    <style:style style:name="T1137" style:parent-style-name="Domyślnaczcionkaakapitu" style:family="text">
      <style:text-properties fo:background-color="#80FFFF" style:text-underline-type="single" style:text-underline-style="solid" style:text-underline-width="auto" style:text-underline-mode="continuous"/>
    </style:style>
    <style:style style:name="T1138" style:parent-style-name="Domyślnaczcionkaakapitu" style:family="text">
      <style:text-properties style:text-underline-type="single" style:text-underline-style="solid" style:text-underline-width="auto" style:text-underline-mode="continuous"/>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fo:background-color="#80FFFF" style:text-underline-type="single" style:text-underline-style="solid" style:text-underline-width="auto" style:text-underline-mode="continuous"/>
    </style:style>
    <style:style style:name="T1193" style:parent-style-name="Domyślnaczcionkaakapitu" style:family="text">
      <style:text-properties style:text-underline-type="single" style:text-underline-style="solid" style:text-underline-width="auto" style:text-underline-mode="continuous"/>
    </style:style>
    <style:style style:name="T1194" style:parent-style-name="Domyślnaczcionkaakapitu" style:family="text">
      <style:text-properties fo:background-color="#80FFFF" style:text-underline-type="single" style:text-underline-style="solid" style:text-underline-width="auto" style:text-underline-mode="continuous"/>
    </style:style>
    <style:style style:name="P1195" style:parent-style-name="Normalny" style:family="paragraph">
      <style:paragraph-properties fo:text-align="justify" fo:line-height="150%" fo:text-indent="0.2479in"/>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479in"/>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fo:text-indent="0.2479in"/>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T1271" style:parent-style-name="Domyślnaczcionkaakapitu" style:family="text">
      <style:text-properties style:text-underline-type="single" style:text-underline-style="solid" style:text-underline-width="auto" style:text-underline-mode="continuous"/>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P1278" style:parent-style-name="Normalny" style:family="paragraph">
      <style:paragraph-properties fo:text-align="justify" fo:line-height="150%" fo:text-indent="0.2479in"/>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P1313" style:parent-style-name="Normalny" style:family="paragraph">
      <style:paragraph-properties fo:text-align="justify" fo:line-height="150%"/>
    </style:style>
    <style:style style:name="T1314" style:parent-style-name="Domyślnaczcionkaakapitu" style:family="text">
      <style:text-properties style:text-underline-type="single" style:text-underline-style="solid" style:text-underline-width="auto" style:text-underline-mode="continuous"/>
    </style:style>
    <style:style style:name="T1315" style:parent-style-name="Domyślnaczcionkaakapitu" style:family="text">
      <style:text-properties fo:background-color="#80FFFF" style:text-underline-type="single" style:text-underline-style="solid" style:text-underline-width="auto" style:text-underline-mode="continuous"/>
    </style:style>
    <style:style style:name="T1316" style:parent-style-name="Domyślnaczcionkaakapitu" style:family="text">
      <style:text-properties style:text-underline-type="single" style:text-underline-style="solid" style:text-underline-width="auto" style:text-underline-mode="continuous"/>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T1380" style:parent-style-name="Domyślnaczcionkaakapitu" style:family="text">
      <style:text-properties style:text-underline-type="single" style:text-underline-style="solid" style:text-underline-width="auto" style:text-underline-mode="continuous"/>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style:style>
    <style:style style:name="T1390" style:parent-style-name="Domyślnaczcionkaakapitu" style:family="text">
      <style:text-properties style:text-underline-type="single" style:text-underline-style="solid" style:text-underline-width="auto" style:text-underline-mode="continuous"/>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style:style>
    <style:style style:name="P1394" style:parent-style-name="Normalny" style:family="paragraph">
      <style:paragraph-properties fo:text-align="justify" fo:line-height="150%"/>
    </style:style>
    <style:style style:name="P1395" style:parent-style-name="Normalny" style:family="paragraph">
      <style:paragraph-properties fo:text-align="justify" fo:line-height="150%"/>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style:style>
    <style:style style:name="T1398" style:parent-style-name="Domyślnaczcionkaakapitu" style:family="text">
      <style:text-properties style:text-underline-type="single" style:text-underline-style="solid" style:text-underline-width="auto" style:text-underline-mode="continuous"/>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style:style>
    <style:style style:name="T1423" style:parent-style-name="Domyślnaczcionkaakapitu" style:family="text">
      <style:text-properties style:text-underline-type="single" style:text-underline-style="solid" style:text-underline-width="auto" style:text-underline-mode="continuous"/>
    </style:style>
    <style:style style:name="T1424" style:parent-style-name="Domyślnaczcionkaakapitu" style:family="text">
      <style:text-properties fo:background-color="#80FFFF" style:text-underline-type="single" style:text-underline-style="solid" style:text-underline-width="auto" style:text-underline-mode="continuous"/>
    </style:style>
    <style:style style:name="T1425" style:parent-style-name="Domyślnaczcionkaakapitu" style:family="text">
      <style:text-properties style:text-underline-type="single" style:text-underline-style="solid" style:text-underline-width="auto" style:text-underline-mode="continuous"/>
    </style:style>
    <style:style style:name="T1426" style:parent-style-name="Domyślnaczcionkaakapitu" style:family="text">
      <style:text-properties fo:background-color="#80FFFF" style:text-underline-type="single" style:text-underline-style="solid" style:text-underline-width="auto" style:text-underline-mode="continuous"/>
    </style:style>
    <style:style style:name="T1427" style:parent-style-name="Domyślnaczcionkaakapitu" style:family="text">
      <style:text-properties style:text-underline-type="single" style:text-underline-style="solid" style:text-underline-width="auto" style:text-underline-mode="continuous"/>
    </style:style>
    <style:style style:name="T1428" style:parent-style-name="Domyślnaczcionkaakapitu" style:family="text">
      <style:text-properties fo:background-color="#80FFFF" style:text-underline-type="single" style:text-underline-style="solid" style:text-underline-width="auto" style:text-underline-mode="continuous"/>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text-underline-type="single" style:text-underline-style="solid" style:text-underline-width="auto" style:text-underline-mode="continuous"/>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tab-stops>
          <style:tab-stop style:type="left" style:leader-style="solid" style:leader-text="_" style:position="1.1666in"/>
          <style:tab-stop style:type="left" style:leader-style="solid" style:leader-text="_" style:position="2.8055in"/>
          <style:tab-stop style:type="left" style:leader-style="solid" style:leader-text="_" style:position="5.3611in"/>
          <style:tab-stop style:type="left" style:leader-style="solid" style:leader-text="_" style:position="12.0833in"/>
          <style:tab-stop style:type="left" style:leader-style="solid" style:leader-text="_" style:position="14.6666in"/>
          <style:tab-stop style:type="left" style:leader-style="dash" style:leader-text="-" style:position="18.9166in"/>
          <style:tab-stop style:type="left" style:leader-style="dash" style:leader-text="-" style:position="19.7222in"/>
        </style:tab-stops>
      </style:paragraph-properties>
    </style:style>
    <style:style style:name="P1441" style:parent-style-name="Normalny" style:family="paragraph">
      <style:paragraph-properties fo:text-align="justify" fo:line-height="150%">
        <style:tab-stops>
          <style:tab-stop style:type="left" style:leader-style="solid" style:leader-text="_" style:position="1.1666in"/>
          <style:tab-stop style:type="left" style:leader-style="solid" style:leader-text="_" style:position="2.8055in"/>
          <style:tab-stop style:type="left" style:leader-style="solid" style:leader-text="_" style:position="5.3611in"/>
          <style:tab-stop style:type="left" style:leader-style="solid" style:leader-text="_" style:position="12.0833in"/>
          <style:tab-stop style:type="left" style:leader-style="solid" style:leader-text="_" style:position="14.6666in"/>
          <style:tab-stop style:type="left" style:leader-style="dash" style:leader-text="-" style:position="18.9166in"/>
          <style:tab-stop style:type="left" style:leader-style="dash" style:leader-text="-" style:position="19.7222in"/>
        </style:tab-stops>
      </style:paragraph-properties>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tab-stops>
          <style:tab-stop style:type="left" style:leader-style="solid" style:leader-text="_" style:position="1.1666in"/>
          <style:tab-stop style:type="left" style:leader-style="solid" style:leader-text="_" style:position="2.8055in"/>
          <style:tab-stop style:type="left" style:leader-style="solid" style:leader-text="_" style:position="5.3611in"/>
          <style:tab-stop style:type="left" style:leader-style="solid" style:leader-text="_" style:position="12.0833in"/>
          <style:tab-stop style:type="left" style:leader-style="solid" style:leader-text="_" style:position="14.6666in"/>
          <style:tab-stop style:type="left" style:leader-style="dash" style:leader-text="-" style:position="18.9166in"/>
          <style:tab-stop style:type="left" style:leader-style="dash" style:leader-text="-" style:position="19.7222in"/>
        </style:tab-stops>
      </style:paragraph-properties>
    </style:style>
    <style:style style:name="P1444" style:parent-style-name="Normalny" style:family="paragraph">
      <style:paragraph-properties fo:text-align="justify" fo:line-height="150%">
        <style:tab-stops>
          <style:tab-stop style:type="left" style:leader-style="solid" style:leader-text="_" style:position="1.1666in"/>
          <style:tab-stop style:type="left" style:leader-style="solid" style:leader-text="_" style:position="2.8055in"/>
          <style:tab-stop style:type="left" style:leader-style="solid" style:leader-text="_" style:position="5.3611in"/>
          <style:tab-stop style:type="left" style:leader-style="solid" style:leader-text="_" style:position="12.0833in"/>
          <style:tab-stop style:type="left" style:leader-style="solid" style:leader-text="_" style:position="14.6666in"/>
          <style:tab-stop style:type="left" style:leader-style="dash" style:leader-text="-" style:position="18.9166in"/>
          <style:tab-stop style:type="left" style:leader-style="dash" style:leader-text="-" style:position="19.7222in"/>
        </style:tab-stops>
      </style:paragraph-properties>
    </style:style>
    <style:style style:name="T1445" style:parent-style-name="Domyślnaczcionkaakapitu" style:family="text">
      <style:text-properties style:text-underline-type="single" style:text-underline-style="solid" style:text-underline-width="auto" style:text-underline-mode="continuous"/>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P1460" style:parent-style-name="Normalny" style:family="paragraph">
      <style:paragraph-properties fo:text-align="justify" fo:line-height="150%"/>
    </style:style>
    <style:style style:name="T1461" style:parent-style-name="Domyślnaczcionkaakapitu" style:family="text">
      <style:text-properties style:text-underline-type="single" style:text-underline-style="solid" style:text-underline-width="auto" style:text-underline-mode="continuous"/>
    </style:style>
    <style:style style:name="T1462" style:parent-style-name="Domyślnaczcionkaakapitu" style:family="text">
      <style:text-properties fo:background-color="#80FFFF" style:text-underline-type="single" style:text-underline-style="solid" style:text-underline-width="auto" style:text-underline-mode="continuous"/>
    </style:style>
    <style:style style:name="T1463" style:parent-style-name="Domyślnaczcionkaakapitu" style:family="text">
      <style:text-properties style:text-underline-type="single" style:text-underline-style="solid" style:text-underline-width="auto" style:text-underline-mode="continuous"/>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T1465" style:parent-style-name="Domyślnaczcionkaakapitu" style:family="text">
      <style:text-properties style:text-underline-type="single" style:text-underline-style="solid" style:text-underline-width="auto" style:text-underline-mode="continuous"/>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fo:background-color="#80FFFF"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style:style>
    <style:style style:name="T1507" style:parent-style-name="Domyślnaczcionkaakapitu" style:family="text">
      <style:text-properties style:text-underline-type="single" style:text-underline-style="solid" style:text-underline-width="auto" style:text-underline-mode="continuous"/>
    </style:style>
    <style:style style:name="T1508" style:parent-style-name="Domyślnaczcionkaakapitu" style:family="text">
      <style:text-properties fo:background-color="#80FFFF" style:text-underline-type="single" style:text-underline-style="solid" style:text-underline-width="auto" style:text-underline-mode="continuous"/>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text-underline-type="single" style:text-underline-style="solid" style:text-underline-width="auto" style:text-underline-mode="continuous"/>
    </style:style>
    <style:style style:name="T1549" style:parent-style-name="Domyślnaczcionkaakapitu" style:family="text">
      <style:text-properties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style:style>
    <style:style style:name="T1566" style:parent-style-name="Domyślnaczcionkaakapitu" style:family="text">
      <style:text-properties style:text-underline-type="single" style:text-underline-style="solid" style:text-underline-width="auto" style:text-underline-mode="continuous"/>
    </style:style>
    <style:style style:name="T1567" style:parent-style-name="Domyślnaczcionkaakapitu" style:family="text">
      <style:text-properties fo:background-color="#80FFFF" style:text-underline-type="single" style:text-underline-style="solid" style:text-underline-width="auto" style:text-underline-mode="continuous"/>
    </style:style>
    <style:style style:name="T1568" style:parent-style-name="Domyślnaczcionkaakapitu" style:family="text">
      <style:text-properties style:text-underline-type="single" style:text-underline-style="solid" style:text-underline-width="auto" style:text-underline-mode="continuous"/>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P1583" style:parent-style-name="Normalny" style:family="paragraph">
      <style:paragraph-properties fo:text-align="justify" fo:line-height="150%"/>
    </style:style>
    <style:style style:name="T1584" style:parent-style-name="Domyślnaczcionkaakapitu" style:family="text">
      <style:text-properties style:text-underline-type="single" style:text-underline-style="solid" style:text-underline-width="auto" style:text-underline-mode="continuous"/>
    </style:style>
    <style:style style:name="P1585" style:parent-style-name="Normalny" style:family="paragraph">
      <style:paragraph-properties fo:text-align="justify" fo:line-height="150%" fo:text-indent="0.2479in"/>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style:style>
    <style:style style:name="T1601" style:parent-style-name="Domyślnaczcionkaakapitu" style:family="text">
      <style:text-properties style:text-underline-type="single" style:text-underline-style="solid" style:text-underline-width="auto" style:text-underline-mode="continuous"/>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style:text-position="super 66.6%"/>
    </style:style>
    <style:style style:name="T1635" style:parent-style-name="Domyślnaczcionkaakapitu" style:family="text">
      <style:text-properties fo:background-color="#80FFFF"/>
    </style:style>
    <style:style style:name="T1636" style:parent-style-name="Domyślnaczcionkaakapitu" style:family="text">
      <style:text-properties style:text-position="super 66.6%"/>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P1643" style:parent-style-name="Normalny" style:family="paragraph">
      <style:paragraph-properties fo:text-align="justify" fo:line-height="150%" fo:text-indent="0.2479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P1670" style:parent-style-name="Normalny" style:family="paragraph">
      <style:paragraph-properties fo:text-align="justify" fo:line-height="150%" fo:text-indent="0.2479in"/>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fo:text-indent="0.2479in"/>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tab-stops>
          <style:tab-stop style:type="left" style:position="20.2013in"/>
        </style:tab-stops>
      </style:paragraph-properties>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tab-stops>
          <style:tab-stop style:type="left" style:position="6.5555in"/>
        </style:tab-stops>
      </style:paragraph-properties>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tab-stops>
          <style:tab-stop style:type="left" style:position="6.8333in"/>
        </style:tab-stops>
      </style:paragraph-properties>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tab-stops>
          <style:tab-stop style:type="left" style:position="6.8333in"/>
        </style:tab-stops>
      </style:paragraph-properties>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P1780" style:parent-style-name="Normalny" style:family="paragraph">
      <style:paragraph-properties fo:text-align="justify" fo:line-height="150%" fo:text-indent="0.2479in"/>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font-weight="bold" style:font-weight-asian="bold" style:font-weight-complex="bold"/>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P1805" style:parent-style-name="Normalny" style:family="paragraph">
      <style:paragraph-properties fo:text-align="justify" fo:line-height="150%" fo:text-indent="0.2479in"/>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P1858" style:parent-style-name="Normalny" style:family="paragraph">
      <style:paragraph-properties fo:text-align="justify" fo:line-height="150%"/>
    </style:style>
    <style:style style:name="T1859" style:parent-style-name="Domyślnaczcionkaakapitu" style:family="text">
      <style:text-properties style:text-underline-type="single" style:text-underline-style="solid" style:text-underline-width="auto" style:text-underline-mode="continuous"/>
    </style:style>
    <style:style style:name="T1860" style:parent-style-name="Domyślnaczcionkaakapitu" style:family="text">
      <style:text-properties fo:background-color="#80FFFF" style:text-underline-type="single" style:text-underline-style="solid" style:text-underline-width="auto" style:text-underline-mode="continuous"/>
    </style:style>
    <style:style style:name="T1861" style:parent-style-name="Domyślnaczcionkaakapitu" style:family="text">
      <style:text-properties style:text-underline-type="single" style:text-underline-style="solid" style:text-underline-width="auto" style:text-underline-mode="continuous"/>
    </style:style>
    <style:style style:name="T1862" style:parent-style-name="Domyślnaczcionkaakapitu" style:family="text">
      <style:text-properties fo:background-color="#80FFFF" style:text-underline-type="single" style:text-underline-style="solid" style:text-underline-width="auto" style:text-underline-mode="continuous"/>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text-underline-type="single" style:text-underline-style="solid" style:text-underline-width="auto" style:text-underline-mode="continuous"/>
    </style:style>
    <style:style style:name="P1865" style:parent-style-name="Normalny" style:family="paragraph">
      <style:paragraph-properties fo:text-align="justify" fo:line-height="150%" fo:text-indent="0.2479in"/>
    </style:style>
    <style:style style:name="P1866" style:parent-style-name="Normalny" style:family="paragraph">
      <style:paragraph-properties fo:text-align="justify" fo:line-height="150%"/>
    </style:style>
    <style:style style:name="T1867" style:parent-style-name="Domyślnaczcionkaakapitu" style:family="text">
      <style:text-properties style:text-underline-type="single" style:text-underline-style="solid" style:text-underline-width="auto" style:text-underline-mode="continuous"/>
    </style:style>
    <style:style style:name="T1868" style:parent-style-name="Domyślnaczcionkaakapitu" style:family="text">
      <style:text-properties fo:background-color="#80FFFF"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P1876" style:parent-style-name="Normalny" style:family="paragraph">
      <style:paragraph-properties fo:text-align="justify" fo:line-height="150%"/>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T1879" style:parent-style-name="Domyślnaczcionkaakapitu" style:family="text">
      <style:text-properties style:text-underline-type="single" style:text-underline-style="solid" style:text-underline-width="auto" style:text-underline-mode="continuous"/>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style:style>
    <style:style style:name="T1883" style:parent-style-name="Domyślnaczcionkaakapitu" style:family="text">
      <style:text-properties style:text-underline-type="single" style:text-underline-style="solid" style:text-underline-width="auto" style:text-underline-mode="continuous"/>
    </style:style>
    <style:style style:name="T1884" style:parent-style-name="Domyślnaczcionkaakapitu" style:family="text">
      <style:text-properties fo:background-color="#80FFFF" style:text-underline-type="single" style:text-underline-style="solid" style:text-underline-width="auto" style:text-underline-mode="continuous"/>
    </style:style>
    <style:style style:name="T1885" style:parent-style-name="Domyślnaczcionkaakapitu" style:family="text">
      <style:text-properties style:text-underline-type="single" style:text-underline-style="solid" style:text-underline-width="auto" style:text-underline-mode="continuous"/>
    </style:style>
    <style:style style:name="T1886" style:parent-style-name="Domyślnaczcionkaakapitu" style:family="text">
      <style:text-properties fo:background-color="#80FFFF" style:text-underline-type="single" style:text-underline-style="solid" style:text-underline-width="auto" style:text-underline-mode="continuous"/>
    </style:style>
    <style:style style:name="T1887" style:parent-style-name="Domyślnaczcionkaakapitu" style:family="text">
      <style:text-properties style:text-underline-type="single" style:text-underline-style="solid" style:text-underline-width="auto" style:text-underline-mode="continuous"/>
    </style:style>
    <style:style style:name="T1888" style:parent-style-name="Domyślnaczcionkaakapitu" style:family="text">
      <style:text-properties fo:background-color="#80FFFF" style:text-underline-type="single" style:text-underline-style="solid" style:text-underline-width="auto" style:text-underline-mode="continuous"/>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479in"/>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style:style>
    <style:style style:name="T1893" style:parent-style-name="Domyślnaczcionkaakapitu" style:family="text">
      <style:text-properties style:text-underline-type="single" style:text-underline-style="solid" style:text-underline-width="auto" style:text-underline-mode="continuous"/>
    </style:style>
    <style:style style:name="P1894" style:parent-style-name="Normalny" style:family="paragraph">
      <style:paragraph-properties fo:text-align="justify" fo:line-height="150%" fo:text-indent="0.2479in"/>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style:style>
    <style:style style:name="T1899" style:parent-style-name="Domyślnaczcionkaakapitu" style:family="text">
      <style:text-properties style:text-underline-type="single" style:text-underline-style="solid" style:text-underline-width="auto" style:text-underline-mode="continuous"/>
    </style:style>
    <style:style style:name="T1900" style:parent-style-name="Domyślnaczcionkaakapitu" style:family="text">
      <style:text-properties fo:background-color="#80FFFF" style:text-underline-type="single" style:text-underline-style="solid" style:text-underline-width="auto" style:text-underline-mode="continuous"/>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text-underline-type="single" style:text-underline-style="solid" style:text-underline-width="auto" style:text-underline-mode="continuous"/>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style:style>
    <style:style style:name="T1920" style:parent-style-name="Domyślnaczcionkaakapitu" style:family="text">
      <style:text-properties style:text-underline-type="single" style:text-underline-style="solid" style:text-underline-width="auto" style:text-underline-mode="continuous"/>
    </style:style>
    <style:style style:name="P1921" style:parent-style-name="Normalny" style:family="paragraph">
      <style:paragraph-properties fo:text-align="justify" fo:line-height="150%" fo:text-indent="0.2479in"/>
    </style:style>
    <style:style style:name="T1922" style:parent-style-name="Domyślnaczcionkaakapitu" style:family="text">
      <style:text-properties fo:background-color="#80FFFF"/>
    </style:style>
    <style:style style:name="P1923" style:parent-style-name="Normalny" style:family="paragraph">
      <style:paragraph-properties fo:text-align="justify" fo:line-height="150%"/>
    </style:style>
    <style:style style:name="T1924" style:parent-style-name="Domyślnaczcionkaakapitu" style:family="text">
      <style:text-properties style:text-underline-type="single" style:text-underline-style="solid" style:text-underline-width="auto" style:text-underline-mode="continuous"/>
    </style:style>
    <style:style style:name="T1925" style:parent-style-name="Domyślnaczcionkaakapitu" style:family="text">
      <style:text-properties fo:background-color="#80FFFF" style:text-underline-type="single" style:text-underline-style="solid" style:text-underline-width="auto" style:text-underline-mode="continuous"/>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text-underline-type="single" style:text-underline-style="solid" style:text-underline-width="auto" style:text-underline-mode="continuous"/>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P1932" style:parent-style-name="Normalny" style:family="paragraph">
      <style:paragraph-properties fo:text-align="justify" fo:line-height="150%" fo:text-indent="0.2479in"/>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style:tab-stops>
          <style:tab-stop style:type="left" style:leader-style="dotted" style:leader-text="." style:position="11.8611in"/>
          <style:tab-stop style:type="left" style:leader-style="dotted" style:leader-text="." style:position="14.3194in"/>
        </style:tab-stops>
      </style:paragraph-properties>
    </style:style>
    <style:style style:name="T1941" style:parent-style-name="Domyślnaczcionkaakapitu" style:family="text">
      <style:text-properties style:text-underline-type="single" style:text-underline-style="solid" style:text-underline-width="auto" style:text-underline-mode="continuous"/>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style:style>
    <style:style style:name="T1945" style:parent-style-name="Domyślnaczcionkaakapitu" style:family="text">
      <style:text-properties style:text-underline-type="single" style:text-underline-style="solid" style:text-underline-width="auto" style:text-underline-mode="continuous"/>
    </style:style>
    <style:style style:name="T1946" style:parent-style-name="Domyślnaczcionkaakapitu" style:family="text">
      <style:text-properties fo:background-color="#80FFFF" style:text-underline-type="single" style:text-underline-style="solid" style:text-underline-width="auto" style:text-underline-mode="continuous"/>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P1951" style:parent-style-name="Normalny" style:family="paragraph">
      <style:paragraph-properties fo:text-align="justify" fo:line-height="150%" fo:text-indent="0.2479in"/>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fo:background-color="#80FFFF" style:text-underline-type="single" style:text-underline-style="solid" style:text-underline-width="auto" style:text-underline-mode="continuous"/>
    </style:style>
    <style:style style:name="T1957" style:parent-style-name="Domyślnaczcionkaakapitu" style:family="text">
      <style:text-properties style:text-underline-type="single" style:text-underline-style="solid" style:text-underline-width="auto" style:text-underline-mode="continuous"/>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T1959" style:parent-style-name="Domyślnaczcionkaakapitu" style:family="text">
      <style:text-properties style:text-underline-type="single" style:text-underline-style="solid" style:text-underline-width="auto" style:text-underline-mode="continuous"/>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text-underline-type="single" style:text-underline-style="solid" style:text-underline-width="auto" style:text-underline-mode="continuous"/>
    </style:style>
    <style:style style:name="T1967" style:parent-style-name="Domyślnaczcionkaakapitu" style:family="text">
      <style:text-properties style:text-underline-type="single" style:text-underline-style="solid" style:text-underline-width="auto" style:text-underline-mode="continuous"/>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fo:text-indent="0.2479in"/>
    </style:style>
    <style:style style:name="P1986" style:parent-style-name="Normalny" style:family="paragraph">
      <style:paragraph-properties fo:text-align="justify" fo:line-height="150%" fo:text-indent="0.2479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P1998" style:parent-style-name="Normalny" style:family="paragraph">
      <style:paragraph-properties fo:text-align="justify" fo:line-height="150%" fo:text-indent="0.2479in"/>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style:text-position="super 66.6%"/>
    </style:style>
    <style:style style:name="T2007" style:parent-style-name="Domyślnaczcionkaakapitu" style:family="text">
      <style:text-properties style:text-position="super 66.6%"/>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P2036" style:parent-style-name="Normalny" style:family="paragraph">
      <style:paragraph-properties fo:text-align="justify" fo:line-height="150%" fo:text-indent="0.2479in"/>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fo:text-indent="0.2479in"/>
    </style:style>
    <style:style style:name="P2052" style:parent-style-name="Normalny" style:family="paragraph">
      <style:paragraph-properties fo:text-align="justify" fo:line-height="150%" fo:text-indent="0.2479in"/>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P2074" style:parent-style-name="Normalny" style:family="paragraph">
      <style:paragraph-properties fo:text-align="justify" fo:line-height="150%" fo:text-indent="0.2479in"/>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text-indent="0.2479in"/>
    </style:style>
    <style:style style:name="P2078" style:parent-style-name="Normalny" style:family="paragraph">
      <style:paragraph-properties fo:text-align="justify" fo:line-height="150%" fo:text-indent="0.2479in"/>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479in"/>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479in"/>
    </style:style>
    <style:style style:name="P2109" style:parent-style-name="Normalny" style:family="paragraph">
      <style:paragraph-properties fo:text-align="justify" fo:line-height="150%" fo:text-indent="0.2479in"/>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479in"/>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fo:text-indent="0.2479in"/>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style:style>
    <style:style style:name="T2127" style:parent-style-name="Domyślnaczcionkaakapitu" style:family="text">
      <style:text-properties style:text-underline-type="single" style:text-underline-style="solid" style:text-underline-width="auto" style:text-underline-mode="continuous"/>
    </style:style>
    <style:style style:name="T2128" style:parent-style-name="Domyślnaczcionkaakapitu" style:family="text">
      <style:text-properties fo:background-color="#80FFFF" style:text-underline-type="single" style:text-underline-style="solid" style:text-underline-width="auto" style:text-underline-mode="continuous"/>
    </style:style>
    <style:style style:name="P2129" style:parent-style-name="Normalny" style:family="paragraph">
      <style:paragraph-properties fo:text-align="justify" fo:line-height="150%" fo:text-indent="0.2479in"/>
    </style:style>
    <style:style style:name="P2130" style:parent-style-name="Normalny" style:family="paragraph">
      <style:paragraph-properties fo:text-align="justify" fo:line-height="150%" fo:text-indent="0.2479in"/>
    </style:style>
    <style:style style:name="P2131" style:parent-style-name="Normalny" style:family="paragraph">
      <style:paragraph-properties fo:text-align="justify" fo:line-height="150%"/>
    </style:style>
    <style:style style:name="P2132" style:parent-style-name="Normalny" style:family="paragraph">
      <style:paragraph-properties fo:text-align="justify" fo:line-height="150%"/>
    </style:style>
    <style:style style:name="P2133" style:parent-style-name="Normalny" style:family="paragraph">
      <style:paragraph-properties fo:text-align="justify" fo:line-height="150%"/>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T2142" style:parent-style-name="Domyślnaczcionkaakapitu" style:family="text">
      <style:text-properties fo:background-color="#80FFFF" style:text-underline-type="single" style:text-underline-style="solid" style:text-underline-width="auto" style:text-underline-mode="continuous"/>
    </style:style>
    <style:style style:name="P2143" style:parent-style-name="Normalny" style:family="paragraph">
      <style:paragraph-properties fo:text-align="justify" fo:line-height="150%" fo:text-indent="0.2479in"/>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style:tab-stops>
          <style:tab-stop style:type="left" style:position="18.5347in"/>
        </style:tab-stops>
      </style:paragraph-properties>
    </style:style>
    <style:style style:name="T2146" style:parent-style-name="Domyślnaczcionkaakapitu" style:family="text">
      <style:text-properties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479in">
        <style:tab-stops>
          <style:tab-stop style:type="left" style:position="18.5347in"/>
        </style:tab-stops>
      </style:paragraph-properties>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tab-stops>
          <style:tab-stop style:type="left" style:position="18.5347in"/>
        </style:tab-stops>
      </style:paragraph-properties>
    </style:style>
    <style:style style:name="T2163" style:parent-style-name="Domyślnaczcionkaakapitu" style:family="text">
      <style:text-properties style:text-underline-type="single" style:text-underline-style="solid" style:text-underline-width="auto" style:text-underline-mode="continuous"/>
    </style:style>
    <style:style style:name="T2164" style:parent-style-name="Domyślnaczcionkaakapitu" style:family="text">
      <style:text-properties fo:background-color="#80FFFF" style:text-underline-type="single" style:text-underline-style="solid" style:text-underline-width="auto" style:text-underline-mode="continuous"/>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text-underline-type="single" style:text-underline-style="solid" style:text-underline-width="auto" style:text-underline-mode="continuous"/>
    </style:style>
    <style:style style:name="T2167" style:parent-style-name="Domyślnaczcionkaakapitu" style:family="text">
      <style:text-properties style:text-underline-type="single" style:text-underline-style="solid" style:text-underline-width="auto" style:text-underline-mode="continuous"/>
    </style:style>
    <style:style style:name="T2168" style:parent-style-name="Domyślnaczcionkaakapitu" style:family="text">
      <style:text-properties fo:background-color="#80FFFF" style:text-underline-type="single" style:text-underline-style="solid" style:text-underline-width="auto" style:text-underline-mode="continuous"/>
    </style:style>
    <style:style style:name="T2169" style:parent-style-name="Domyślnaczcionkaakapitu" style:family="text">
      <style:text-properties style:text-underline-type="single" style:text-underline-style="solid" style:text-underline-width="auto" style:text-underline-mode="continuous"/>
    </style:style>
    <style:style style:name="T2170" style:parent-style-name="Domyślnaczcionkaakapitu" style:family="text">
      <style:text-properties fo:background-color="#80FFFF"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P2176" style:parent-style-name="Normalny" style:family="paragraph">
      <style:paragraph-properties fo:text-align="justify" fo:line-height="150%" fo:text-indent="0.2479in"/>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T2180" style:parent-style-name="Domyślnaczcionkaakapitu" style:family="text">
      <style:text-properties fo:background-color="#80FFFF" style:text-underline-type="single" style:text-underline-style="solid" style:text-underline-width="auto" style:text-underline-mode="continuous"/>
    </style:style>
    <style:style style:name="T2181" style:parent-style-name="Domyślnaczcionkaakapitu" style:family="text">
      <style:text-properties style:text-underline-type="single" style:text-underline-style="solid" style:text-underline-width="auto" style:text-underline-mode="continuous"/>
    </style:style>
    <style:style style:name="T2182" style:parent-style-name="Domyślnaczcionkaakapitu" style:family="text">
      <style:text-properties fo:background-color="#80FFFF" style:text-underline-type="single" style:text-underline-style="solid" style:text-underline-width="auto" style:text-underline-mode="continuous"/>
    </style:style>
    <style:style style:name="T2183" style:parent-style-name="Domyślnaczcionkaakapitu" style:family="text">
      <style:text-properties style:text-underline-type="single" style:text-underline-style="solid" style:text-underline-width="auto" style:text-underline-mode="continuous"/>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fo:text-indent="0.2479in"/>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style:style>
    <style:style style:name="T2192" style:parent-style-name="Domyślnaczcionkaakapitu" style:family="text">
      <style:text-properties style:text-underline-type="single" style:text-underline-style="solid" style:text-underline-width="auto" style:text-underline-mode="continuous"/>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style:style>
    <style:style style:name="T2196" style:parent-style-name="Domyślnaczcionkaakapitu" style:family="text">
      <style:text-properties style:text-underline-type="single" style:text-underline-style="solid" style:text-underline-width="auto" style:text-underline-mode="continuous"/>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style:text-underline-type="single" style:text-underline-style="solid" style:text-underline-width="auto" style:text-underline-mode="continuous"/>
    </style:style>
    <style:style style:name="T2199" style:parent-style-name="Domyślnaczcionkaakapitu" style:family="text">
      <style:text-properties fo:background-color="#80FFFF" style:text-underline-type="single" style:text-underline-style="solid" style:text-underline-width="auto" style:text-underline-mode="continuous"/>
    </style:style>
    <style:style style:name="T2200" style:parent-style-name="Domyślnaczcionkaakapitu" style:family="text">
      <style:text-properties style:text-underline-type="single" style:text-underline-style="solid" style:text-underline-width="auto" style:text-underline-mode="continuous"/>
    </style:style>
    <style:style style:name="P2201" style:parent-style-name="Normalny" style:family="paragraph">
      <style:paragraph-properties fo:text-align="justify" fo:line-height="150%" fo:text-indent="0.2479in"/>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text-underline-type="single" style:text-underline-style="solid" style:text-underline-width="auto" style:text-underline-mode="continuous"/>
    </style:style>
    <style:style style:name="T2206" style:parent-style-name="Domyślnaczcionkaakapitu" style:family="text">
      <style:text-properties style:text-underline-type="single" style:text-underline-style="solid" style:text-underline-width="auto" style:text-underline-mode="continuous"/>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text-underline-type="single" style:text-underline-style="solid" style:text-underline-width="auto" style:text-underline-mode="continuous"/>
    </style:style>
    <style:style style:name="T2227" style:parent-style-name="Domyślnaczcionkaakapitu" style:family="text">
      <style:text-properties style:text-underline-type="single" style:text-underline-style="solid" style:text-underline-width="auto" style:text-underline-mode="continuous"/>
    </style:style>
    <style:style style:name="T2228" style:parent-style-name="Domyślnaczcionkaakapitu" style:family="text">
      <style:text-properties fo:background-color="#80FFFF" style:text-underline-type="single" style:text-underline-style="solid" style:text-underline-width="auto" style:text-underline-mode="continuous"/>
    </style:style>
    <style:style style:name="T2229" style:parent-style-name="Domyślnaczcionkaakapitu" style:family="text">
      <style:text-properties style:text-underline-type="single" style:text-underline-style="solid" style:text-underline-width="auto" style:text-underline-mode="continuous"/>
    </style:style>
    <style:style style:name="T2230" style:parent-style-name="Domyślnaczcionkaakapitu" style:family="text">
      <style:text-properties fo:background-color="#80FFFF" style:text-underline-type="single" style:text-underline-style="solid" style:text-underline-width="auto" style:text-underline-mode="continuous"/>
    </style:style>
    <style:style style:name="T2231" style:parent-style-name="Domyślnaczcionkaakapitu" style:family="text">
      <style:text-properties style:text-underline-type="single" style:text-underline-style="solid" style:text-underline-width="auto" style:text-underline-mode="continuous"/>
    </style:style>
    <style:style style:name="T2232" style:parent-style-name="Domyślnaczcionkaakapitu" style:family="text">
      <style:text-properties fo:background-color="#80FFFF" style:text-underline-type="single" style:text-underline-style="solid" style:text-underline-width="auto" style:text-underline-mode="continuous"/>
    </style:style>
    <style:style style:name="P2233" style:parent-style-name="Normalny" style:family="paragraph">
      <style:paragraph-properties fo:text-align="justify" fo:line-height="150%" fo:text-indent="0.2479in"/>
    </style:style>
    <style:style style:name="P2234" style:parent-style-name="Normalny" style:family="paragraph">
      <style:paragraph-properties fo:text-align="justify" fo:line-height="150%"/>
    </style:style>
    <style:style style:name="T2235" style:parent-style-name="Domyślnaczcionkaakapitu" style:family="text">
      <style:text-properties style:text-underline-type="single" style:text-underline-style="solid" style:text-underline-width="auto" style:text-underline-mode="continuous"/>
    </style:style>
    <style:style style:name="T2236" style:parent-style-name="Domyślnaczcionkaakapitu" style:family="text">
      <style:text-properties fo:background-color="#80FFFF" style:text-underline-type="single" style:text-underline-style="solid" style:text-underline-width="auto" style:text-underline-mode="continuous"/>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style:tab-stops>
          <style:tab-stop style:type="left" style:position="-8.2194in"/>
        </style:tab-stops>
      </style:paragraph-properties>
    </style:style>
    <style:style style:name="T2244" style:parent-style-name="Domyślnaczcionkaakapitu" style:family="text">
      <style:text-properties style:text-underline-type="single" style:text-underline-style="solid" style:text-underline-width="auto" style:text-underline-mode="continuous"/>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P2252" style:parent-style-name="Normalny" style:family="paragraph">
      <style:paragraph-properties fo:text-align="justify" fo:line-height="150%" fo:text-indent="0.2479in">
        <style:tab-stops>
          <style:tab-stop style:type="left" style:position="-8.2194in"/>
        </style:tab-stops>
      </style:paragraph-properties>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style:style>
    <style:style style:name="T2256" style:parent-style-name="Domyślnaczcionkaakapitu" style:family="text">
      <style:text-properties style:text-underline-type="single" style:text-underline-style="solid" style:text-underline-width="auto" style:text-underline-mode="continuous"/>
    </style:style>
    <style:style style:name="T2257" style:parent-style-name="Domyślnaczcionkaakapitu" style:family="text">
      <style:text-properties fo:background-color="#80FFFF" style:text-underline-type="single" style:text-underline-style="solid" style:text-underline-width="auto" style:text-underline-mode="continuous"/>
    </style:style>
    <style:style style:name="T2258" style:parent-style-name="Domyślnaczcionkaakapitu" style:family="text">
      <style:text-properties style:text-underline-type="single" style:text-underline-style="solid" style:text-underline-width="auto" style:text-underline-mode="continuous"/>
    </style:style>
    <style:style style:name="T2259" style:parent-style-name="Domyślnaczcionkaakapitu" style:family="text">
      <style:text-properties fo:background-color="#80FFFF" style:text-underline-type="single" style:text-underline-style="solid" style:text-underline-width="auto" style:text-underline-mode="continuous"/>
    </style:style>
    <style:style style:name="P2260" style:parent-style-name="Normalny" style:family="paragraph">
      <style:paragraph-properties fo:text-align="justify" fo:line-height="150%" fo:text-indent="0.2479in"/>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style:style>
    <style:style style:name="T2263" style:parent-style-name="Domyślnaczcionkaakapitu" style:family="text">
      <style:text-properties fo:background-color="#80FFFF" style:text-underline-type="single" style:text-underline-style="solid" style:text-underline-width="auto" style:text-underline-mode="continuous"/>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text-underline-type="single" style:text-underline-style="solid" style:text-underline-width="auto" style:text-underline-mode="continuous"/>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fo:background-color="#80FFFF" style:text-underline-type="single" style:text-underline-style="solid" style:text-underline-width="auto" style:text-underline-mode="continuous"/>
    </style:style>
    <style:style style:name="T2268" style:parent-style-name="Domyślnaczcionkaakapitu" style:family="text">
      <style:text-properties style:text-underline-type="single" style:text-underline-style="solid" style:text-underline-width="auto" style:text-underline-mode="continuous"/>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text-underline-type="single" style:text-underline-style="solid" style:text-underline-width="auto" style:text-underline-mode="continuous"/>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479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fo:text-indent="0.2479in"/>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479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fo:text-indent="0.2479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fo:text-indent="0.2479in">
        <style:tab-stops>
          <style:tab-stop style:type="left" style:position="-1.2194in"/>
        </style:tab-stops>
      </style:paragraph-properties>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P2436" style:parent-style-name="Normalny" style:family="paragraph">
      <style:paragraph-properties fo:text-align="justify" fo:line-height="150%" fo:text-indent="0.2479in"/>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P2483" style:parent-style-name="Normalny" style:family="paragraph">
      <style:paragraph-properties fo:text-align="justify" fo:line-height="150%" fo:text-indent="0.2479in"/>
    </style:style>
    <style:style style:name="P2484" style:parent-style-name="Normalny" style:family="paragraph">
      <style:paragraph-properties fo:text-align="justify" fo:line-height="150%" fo:text-indent="0.2479in"/>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fo:text-indent="0.2479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fo:text-indent="0.2479in"/>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T2550" style:parent-style-name="Domyślnaczcionkaakapitu" style:family="text">
      <style:text-properties fo:background-color="#80FFFF" style:text-underline-type="single" style:text-underline-style="solid" style:text-underline-width="auto" style:text-underline-mode="continuous"/>
    </style:style>
    <style:style style:name="T2551" style:parent-style-name="Domyślnaczcionkaakapitu" style:family="text">
      <style:text-properties style:text-underline-type="single" style:text-underline-style="solid" style:text-underline-width="auto" style:text-underline-mode="continuous"/>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T2556" style:parent-style-name="Domyślnaczcionkaakapitu" style:family="text">
      <style:text-properties style:text-underline-type="single" style:text-underline-style="solid" style:text-underline-width="auto" style:text-underline-mode="continuous"/>
    </style:style>
    <style:style style:name="T2557" style:parent-style-name="Domyślnaczcionkaakapitu" style:family="text">
      <style:text-properties fo:background-color="#80FFFF" style:text-underline-type="single" style:text-underline-style="solid" style:text-underline-width="auto" style:text-underline-mode="continuous"/>
    </style:style>
    <style:style style:name="T2558" style:parent-style-name="Domyślnaczcionkaakapitu" style:family="text">
      <style:text-properties style:text-underline-type="single" style:text-underline-style="solid" style:text-underline-width="auto" style:text-underline-mode="continuous"/>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T2560" style:parent-style-name="Domyślnaczcionkaakapitu" style:family="text">
      <style:text-properties style:text-underline-type="single" style:text-underline-style="solid" style:text-underline-width="auto" style:text-underline-mode="continuous"/>
    </style:style>
    <style:style style:name="P2561" style:parent-style-name="Normalny" style:family="paragraph">
      <style:paragraph-properties fo:text-align="justify" fo:line-height="150%" fo:text-indent="0.2479in"/>
    </style:style>
    <style:style style:name="P2562" style:parent-style-name="Normalny" style:family="paragraph">
      <style:paragraph-properties fo:text-align="justify" fo:line-height="150%"/>
    </style:style>
    <style:style style:name="T2563" style:parent-style-name="Domyślnaczcionkaakapitu" style:family="text">
      <style:text-properties style:text-underline-type="single" style:text-underline-style="solid" style:text-underline-width="auto" style:text-underline-mode="continuous"/>
    </style:style>
    <style:style style:name="T2564" style:parent-style-name="Domyślnaczcionkaakapitu" style:family="text">
      <style:text-properties fo:background-color="#80FFFF" style:text-underline-type="single" style:text-underline-style="solid" style:text-underline-width="auto" style:text-underline-mode="continuous"/>
    </style:style>
    <style:style style:name="T2565" style:parent-style-name="Domyślnaczcionkaakapitu" style:family="text">
      <style:text-properties style:text-underline-type="single" style:text-underline-style="solid" style:text-underline-width="auto" style:text-underline-mode="continuous"/>
    </style:style>
    <style:style style:name="T2566" style:parent-style-name="Domyślnaczcionkaakapitu" style:family="text">
      <style:text-properties fo:background-color="#80FFFF" style:text-underline-type="single" style:text-underline-style="solid" style:text-underline-width="auto" style:text-underline-mode="continuous"/>
    </style:style>
    <style:style style:name="T2567" style:parent-style-name="Domyślnaczcionkaakapitu" style:family="text">
      <style:text-properties style:text-underline-type="single" style:text-underline-style="solid" style:text-underline-width="auto" style:text-underline-mode="continuous"/>
    </style:style>
    <style:style style:name="P2568" style:parent-style-name="Normalny" style:family="paragraph">
      <style:paragraph-properties fo:text-align="justify" fo:line-height="150%" fo:text-indent="0.2479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fo:background-color="#80FFFF" style:text-underline-type="single" style:text-underline-style="solid" style:text-underline-width="auto" style:text-underline-mode="continuous"/>
    </style:style>
    <style:style style:name="T2574" style:parent-style-name="Domyślnaczcionkaakapitu" style:family="text">
      <style:text-properties style:text-underline-type="single" style:text-underline-style="solid" style:text-underline-width="auto" style:text-underline-mode="continuous"/>
    </style:style>
    <style:style style:name="T2575" style:parent-style-name="Domyślnaczcionkaakapitu" style:family="text">
      <style:text-properties fo:background-color="#80FFFF" style:text-underline-type="single" style:text-underline-style="solid" style:text-underline-width="auto" style:text-underline-mode="continuous"/>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T2578" style:parent-style-name="Domyślnaczcionkaakapitu" style:family="text">
      <style:text-properties style:text-underline-type="single" style:text-underline-style="solid" style:text-underline-width="auto" style:text-underline-mode="continuous"/>
    </style:style>
    <style:style style:name="T2579" style:parent-style-name="Domyślnaczcionkaakapitu" style:family="text">
      <style:text-properties fo:background-color="#80FFFF" style:text-underline-type="single" style:text-underline-style="solid" style:text-underline-width="auto" style:text-underline-mode="continuous"/>
    </style:style>
    <style:style style:name="T2580" style:parent-style-name="Domyślnaczcionkaakapitu" style:family="text">
      <style:text-properties style:text-underline-type="single" style:text-underline-style="solid" style:text-underline-width="auto" style:text-underline-mode="continuous"/>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T2583" style:parent-style-name="Domyślnaczcionkaakapitu" style:family="text">
      <style:text-properties fo:background-color="#80FFFF" style:text-underline-type="single" style:text-underline-style="solid" style:text-underline-width="auto" style:text-underline-mode="continuous"/>
    </style:style>
    <style:style style:name="T2584" style:parent-style-name="Domyślnaczcionkaakapitu" style:family="text">
      <style:text-properties style:text-underline-type="single" style:text-underline-style="solid" style:text-underline-width="auto" style:text-underline-mode="continuous"/>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479in"/>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P2597" style:parent-style-name="Normalny" style:family="paragraph">
      <style:paragraph-properties fo:text-align="justify" fo:line-height="150%"/>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P2603" style:parent-style-name="Normalny" style:family="paragraph">
      <style:paragraph-properties fo:text-align="justify" fo:line-height="150%" fo:text-indent="0.2479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fo:background-color="#80FFFF" style:text-underline-type="single" style:text-underline-style="solid" style:text-underline-width="auto" style:text-underline-mode="continuous"/>
    </style:style>
    <style:style style:name="T2607" style:parent-style-name="Domyślnaczcionkaakapitu" style:family="text">
      <style:text-properties style:text-underline-type="single" style:text-underline-style="solid" style:text-underline-width="auto" style:text-underline-mode="continuous"/>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P2610" style:parent-style-name="Normalny" style:family="paragraph">
      <style:paragraph-properties fo:text-align="justify" fo:line-height="150%" fo:text-indent="0.2479in"/>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T2628" style:parent-style-name="Domyślnaczcionkaakapitu" style:family="text">
      <style:text-properties style:text-underline-type="single" style:text-underline-style="solid" style:text-underline-width="auto" style:text-underline-mode="continuous"/>
    </style:style>
    <style:style style:name="T2629" style:parent-style-name="Domyślnaczcionkaakapitu" style:family="text">
      <style:text-properties fo:background-color="#80FFFF" style:text-underline-type="single" style:text-underline-style="solid" style:text-underline-width="auto" style:text-underline-mode="continuous"/>
    </style:style>
    <style:style style:name="T2630" style:parent-style-name="Domyślnaczcionkaakapitu" style:family="text">
      <style:text-properties style:text-underline-type="single" style:text-underline-style="solid" style:text-underline-width="auto" style:text-underline-mode="continuous"/>
    </style:style>
    <style:style style:name="P2631" style:parent-style-name="Normalny" style:family="paragraph">
      <style:paragraph-properties fo:text-align="justify" fo:line-height="150%" fo:text-indent="0.2479in"/>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479in"/>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P2705" style:parent-style-name="Normalny" style:family="paragraph">
      <style:paragraph-properties fo:text-align="justify" fo:line-height="150%" fo:text-indent="0.2479in"/>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fo:text-indent="0.2479in"/>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P2753" style:parent-style-name="Normalny" style:family="paragraph">
      <style:paragraph-properties fo:text-align="justify" fo:line-height="150%" fo:text-indent="0.2479in"/>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P2776" style:parent-style-name="Normalny" style:family="paragraph">
      <style:paragraph-properties fo:text-align="justify" fo:line-height="150%" fo:text-indent="0.2479in"/>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P2798" style:parent-style-name="Normalny" style:family="paragraph">
      <style:paragraph-properties fo:text-align="justify" fo:line-height="150%"/>
    </style:style>
    <style:style style:name="T2799" style:parent-style-name="Domyślnaczcionkaakapitu" style:family="text">
      <style:text-properties style:text-underline-type="single" style:text-underline-style="solid" style:text-underline-width="auto" style:text-underline-mode="continuous"/>
    </style:style>
    <style:style style:name="P2800" style:parent-style-name="Normalny" style:family="paragraph">
      <style:paragraph-properties fo:text-align="justify" fo:line-height="150%" fo:text-indent="0.2479in"/>
    </style:style>
    <style:style style:name="P2801" style:parent-style-name="Normalny" style:family="paragraph">
      <style:paragraph-properties fo:text-align="justify" fo:line-height="150%" fo:text-indent="0.2479in"/>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P2822" style:parent-style-name="Normalny" style:family="paragraph">
      <style:paragraph-properties fo:text-align="justify" fo:line-height="150%"/>
    </style:style>
    <style:style style:name="T2823" style:parent-style-name="Domyślnaczcionkaakapitu" style:family="text">
      <style:text-properties style:text-underline-type="single" style:text-underline-style="solid" style:text-underline-width="auto" style:text-underline-mode="continuous"/>
    </style:style>
    <style:style style:name="T2824" style:parent-style-name="Domyślnaczcionkaakapitu" style:family="text">
      <style:text-properties fo:background-color="#80FFFF" style:text-underline-type="single" style:text-underline-style="solid" style:text-underline-width="auto" style:text-underline-mode="continuous"/>
    </style:style>
    <style:style style:name="T2825" style:parent-style-name="Domyślnaczcionkaakapitu" style:family="text">
      <style:text-properties style:text-underline-type="single" style:text-underline-style="solid" style:text-underline-width="auto" style:text-underline-mode="continuous"/>
    </style:style>
    <style:style style:name="T2826" style:parent-style-name="Domyślnaczcionkaakapitu" style:family="text">
      <style:text-properties fo:background-color="#80FFFF" style:text-underline-type="single" style:text-underline-style="solid" style:text-underline-width="auto" style:text-underline-mode="continuous"/>
    </style:style>
    <style:style style:name="T2827" style:parent-style-name="Domyślnaczcionkaakapitu" style:family="text">
      <style:text-properties style:text-underline-type="single" style:text-underline-style="solid" style:text-underline-width="auto" style:text-underline-mode="continuous"/>
    </style:style>
    <style:style style:name="T2828" style:parent-style-name="Domyślnaczcionkaakapitu" style:family="text">
      <style:text-properties fo:background-color="#80FFFF" style:text-underline-type="single" style:text-underline-style="solid" style:text-underline-width="auto" style:text-underline-mode="continuous"/>
    </style:style>
    <style:style style:name="T2829" style:parent-style-name="Domyślnaczcionkaakapitu" style:family="text">
      <style:text-properties style:text-underline-type="single" style:text-underline-style="solid" style:text-underline-width="auto" style:text-underline-mode="continuous"/>
    </style:style>
    <style:style style:name="T2830" style:parent-style-name="Domyślnaczcionkaakapitu" style:family="text">
      <style:text-properties fo:background-color="#80FFFF" style:text-underline-type="single" style:text-underline-style="solid" style:text-underline-width="auto" style:text-underline-mode="continuous"/>
    </style:style>
    <style:style style:name="P2831" style:parent-style-name="Normalny" style:family="paragraph">
      <style:paragraph-properties fo:text-align="justify" fo:line-height="150%" fo:text-indent="0.2479in"/>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style:style>
    <style:style style:name="T2846" style:parent-style-name="Domyślnaczcionkaakapitu" style:family="text">
      <style:text-properties style:text-underline-type="single" style:text-underline-style="solid" style:text-underline-width="auto" style:text-underline-mode="continuous"/>
    </style:style>
    <style:style style:name="P2847" style:parent-style-name="Normalny" style:family="paragraph">
      <style:paragraph-properties fo:text-align="justify" fo:line-height="150%" fo:text-indent="0.2479in"/>
    </style:style>
    <style:style style:name="P2848" style:parent-style-name="Normalny" style:family="paragraph">
      <style:paragraph-properties fo:text-align="justify" fo:line-height="150%"/>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T2852" style:parent-style-name="Domyślnaczcionkaakapitu" style:family="text">
      <style:text-properties fo:background-color="#80FFFF" style:text-underline-type="single" style:text-underline-style="solid" style:text-underline-width="auto" style:text-underline-mode="continuous"/>
    </style:style>
    <style:style style:name="T2853" style:parent-style-name="Domyślnaczcionkaakapitu" style:family="text">
      <style:text-properties style:text-underline-type="single" style:text-underline-style="solid" style:text-underline-width="auto" style:text-underline-mode="continuous"/>
    </style:style>
    <style:style style:name="T2854" style:parent-style-name="Domyślnaczcionkaakapitu" style:family="text">
      <style:text-properties fo:background-color="#80FFFF" style:text-underline-type="single" style:text-underline-style="solid" style:text-underline-width="auto" style:text-underline-mode="continuous"/>
    </style:style>
    <style:style style:name="T2855" style:parent-style-name="Domyślnaczcionkaakapitu" style:family="text">
      <style:text-properties style:text-underline-type="single" style:text-underline-style="solid" style:text-underline-width="auto" style:text-underline-mode="continuous"/>
    </style:style>
    <style:style style:name="T2856" style:parent-style-name="Domyślnaczcionkaakapitu" style:family="text">
      <style:text-properties fo:background-color="#80FFFF" style:text-underline-type="single" style:text-underline-style="solid" style:text-underline-width="auto" style:text-underline-mode="continuous"/>
    </style:style>
    <style:style style:name="T2857" style:parent-style-name="Domyślnaczcionkaakapitu" style:family="text">
      <style:text-properties style:text-underline-type="single" style:text-underline-style="solid" style:text-underline-width="auto" style:text-underline-mode="continuous"/>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T2893" style:parent-style-name="Domyślnaczcionkaakapitu" style:family="text">
      <style:text-properties fo:background-color="#80FFFF" style:text-underline-type="single" style:text-underline-style="solid" style:text-underline-width="auto" style:text-underline-mode="continuous"/>
    </style:style>
    <style:style style:name="T2894" style:parent-style-name="Domyślnaczcionkaakapitu" style:family="text">
      <style:text-properties style:text-underline-type="single" style:text-underline-style="solid" style:text-underline-width="auto" style:text-underline-mode="continuous"/>
    </style:style>
    <style:style style:name="T2895" style:parent-style-name="Domyślnaczcionkaakapitu" style:family="text">
      <style:text-properties fo:background-color="#80FFFF" style:text-underline-type="single" style:text-underline-style="solid" style:text-underline-width="auto" style:text-underline-mode="continuous"/>
    </style:style>
    <style:style style:name="T2896" style:parent-style-name="Domyślnaczcionkaakapitu" style:family="text">
      <style:text-properties style:text-underline-type="single" style:text-underline-style="solid" style:text-underline-width="auto" style:text-underline-mode="continuous"/>
    </style:style>
    <style:style style:name="P2897" style:parent-style-name="Normalny" style:family="paragraph">
      <style:paragraph-properties fo:text-align="justify" fo:line-height="150%" fo:text-indent="0.2479in"/>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P2904" style:parent-style-name="Normalny" style:family="paragraph">
      <style:paragraph-properties fo:text-align="justify" fo:line-height="150%"/>
    </style:style>
    <style:style style:name="T2905" style:parent-style-name="Domyślnaczcionkaakapitu" style:family="text">
      <style:text-properties style:text-underline-type="single" style:text-underline-style="solid" style:text-underline-width="auto" style:text-underline-mode="continuous"/>
    </style:style>
    <style:style style:name="T2906" style:parent-style-name="Domyślnaczcionkaakapitu" style:family="text">
      <style:text-properties fo:background-color="#80FFFF" style:text-underline-type="single" style:text-underline-style="solid" style:text-underline-width="auto" style:text-underline-mode="continuous"/>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T2910" style:parent-style-name="Domyślnaczcionkaakapitu" style:family="text">
      <style:text-properties fo:background-color="#80FFFF" style:text-underline-type="single" style:text-underline-style="solid" style:text-underline-width="auto" style:text-underline-mode="continuous"/>
    </style:style>
    <style:style style:name="T2911" style:parent-style-name="Domyślnaczcionkaakapitu" style:family="text">
      <style:text-properties style:text-underline-type="single" style:text-underline-style="solid" style:text-underline-width="auto" style:text-underline-mode="continuous"/>
    </style:style>
    <style:style style:name="T2912" style:parent-style-name="Domyślnaczcionkaakapitu" style:family="text">
      <style:text-properties fo:background-color="#80FFFF" style:text-underline-type="single" style:text-underline-style="solid" style:text-underline-width="auto" style:text-underline-mode="continuous"/>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P2915" style:parent-style-name="Normalny" style:family="paragraph">
      <style:paragraph-properties fo:text-align="justify" fo:line-height="150%" fo:text-indent="0.2479in"/>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style:text-underline-type="single" style:text-underline-style="solid" style:text-underline-width="auto" style:text-underline-mode="continuous"/>
    </style:style>
    <style:style style:name="T2923" style:parent-style-name="Domyślnaczcionkaakapitu" style:family="text">
      <style:text-properties fo:background-color="#80FFFF" style:text-underline-type="single" style:text-underline-style="solid" style:text-underline-width="auto" style:text-underline-mode="continuous"/>
    </style:style>
    <style:style style:name="T2924" style:parent-style-name="Domyślnaczcionkaakapitu" style:family="text">
      <style:text-properties style:text-underline-type="single" style:text-underline-style="solid" style:text-underline-width="auto" style:text-underline-mode="continuous"/>
    </style:style>
    <style:style style:name="T2925" style:parent-style-name="Domyślnaczcionkaakapitu" style:family="text">
      <style:text-properties fo:background-color="#80FFFF" style:text-underline-type="single" style:text-underline-style="solid" style:text-underline-width="auto" style:text-underline-mode="continuous"/>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P2930" style:parent-style-name="Normalny" style:family="paragraph">
      <style:paragraph-properties fo:text-align="justify" fo:line-height="150%" fo:text-indent="0.2479in"/>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style:style>
    <style:style style:name="T2935" style:parent-style-name="Domyślnaczcionkaakapitu" style:family="text">
      <style:text-properties style:text-underline-type="single" style:text-underline-style="solid" style:text-underline-width="auto" style:text-underline-mode="continuous"/>
    </style:style>
    <style:style style:name="T2936" style:parent-style-name="Domyślnaczcionkaakapitu" style:family="text">
      <style:text-properties fo:background-color="#80FFFF" style:text-underline-type="single" style:text-underline-style="solid" style:text-underline-width="auto" style:text-underline-mode="continuous"/>
    </style:style>
    <style:style style:name="T2937" style:parent-style-name="Domyślnaczcionkaakapitu" style:family="text">
      <style:text-properties style:text-underline-type="single" style:text-underline-style="solid" style:text-underline-width="auto" style:text-underline-mode="continuous"/>
    </style:style>
    <style:style style:name="T2938" style:parent-style-name="Domyślnaczcionkaakapitu" style:family="text">
      <style:text-properties fo:background-color="#80FFFF" style:text-underline-type="single" style:text-underline-style="solid" style:text-underline-width="auto" style:text-underline-mode="continuous"/>
    </style:style>
    <style:style style:name="T2939" style:parent-style-name="Domyślnaczcionkaakapitu" style:family="text">
      <style:text-properties style:text-underline-type="single" style:text-underline-style="solid" style:text-underline-width="auto" style:text-underline-mode="continuous"/>
    </style:style>
    <style:style style:name="T2940" style:parent-style-name="Domyślnaczcionkaakapitu" style:family="text">
      <style:text-properties fo:background-color="#80FFFF" style:text-underline-type="single" style:text-underline-style="solid" style:text-underline-width="auto" style:text-underline-mode="continuous"/>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text-underline-type="single" style:text-underline-style="solid" style:text-underline-width="auto" style:text-underline-mode="continuous"/>
    </style:style>
    <style:style style:name="T2943" style:parent-style-name="Domyślnaczcionkaakapitu" style:family="text">
      <style:text-properties style:text-underline-type="single" style:text-underline-style="solid" style:text-underline-width="auto" style:text-underline-mode="continuous"/>
    </style:style>
    <style:style style:name="T2944" style:parent-style-name="Domyślnaczcionkaakapitu" style:family="text">
      <style:text-properties fo:background-color="#80FFFF" style:text-underline-type="single" style:text-underline-style="solid" style:text-underline-width="auto" style:text-underline-mode="continuous"/>
    </style:style>
    <style:style style:name="P2945" style:parent-style-name="Normalny" style:family="paragraph">
      <style:paragraph-properties fo:text-align="justify" fo:line-height="150%" fo:text-indent="0.2479in"/>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P2975" style:parent-style-name="Normalny" style:family="paragraph">
      <style:paragraph-properties fo:text-align="justify" fo:line-height="150%"/>
    </style:style>
    <style:style style:name="T2976" style:parent-style-name="Domyślnaczcionkaakapitu" style:family="text">
      <style:text-properties style:text-underline-type="single" style:text-underline-style="solid" style:text-underline-width="auto" style:text-underline-mode="continuous"/>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P3006" style:parent-style-name="Normalny" style:family="paragraph">
      <style:paragraph-properties fo:text-align="justify" fo:line-height="150%" fo:text-indent="0.2479in"/>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P3014" style:parent-style-name="Normalny" style:family="paragraph">
      <style:paragraph-properties fo:text-align="justify" fo:line-height="150%" fo:text-indent="0.2479in"/>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P3041" style:parent-style-name="Normalny" style:family="paragraph">
      <style:paragraph-properties fo:text-align="justify" fo:line-height="150%" fo:text-indent="0.2479in"/>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style:style>
    <style:style style:name="T3046" style:parent-style-name="Domyślnaczcionkaakapitu" style:family="text">
      <style:text-properties style:text-underline-type="single" style:text-underline-style="solid" style:text-underline-width="auto" style:text-underline-mode="continuous"/>
    </style:style>
    <style:style style:name="T3047" style:parent-style-name="Domyślnaczcionkaakapitu" style:family="text">
      <style:text-properties fo:background-color="#80FFFF" style:text-underline-type="single" style:text-underline-style="solid" style:text-underline-width="auto" style:text-underline-mode="continuous"/>
    </style:style>
    <style:style style:name="T3048" style:parent-style-name="Domyślnaczcionkaakapitu" style:family="text">
      <style:text-properties style:text-underline-type="single" style:text-underline-style="solid" style:text-underline-width="auto" style:text-underline-mode="continuous"/>
    </style:style>
    <style:style style:name="T3049" style:parent-style-name="Domyślnaczcionkaakapitu" style:family="text">
      <style:text-properties fo:background-color="#80FFFF" style:text-underline-type="single" style:text-underline-style="solid" style:text-underline-width="auto" style:text-underline-mode="continuous"/>
    </style:style>
    <style:style style:name="T3050" style:parent-style-name="Domyślnaczcionkaakapitu" style:family="text">
      <style:text-properties style:text-underline-type="single" style:text-underline-style="solid" style:text-underline-width="auto" style:text-underline-mode="continuous"/>
    </style:style>
    <style:style style:name="T3051" style:parent-style-name="Domyślnaczcionkaakapitu" style:family="text">
      <style:text-properties fo:background-color="#80FFFF" style:text-underline-type="single" style:text-underline-style="solid" style:text-underline-width="auto" style:text-underline-mode="continuous"/>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P3056" style:parent-style-name="Normalny" style:family="paragraph">
      <style:paragraph-properties fo:text-align="justify" fo:line-height="150%" fo:text-indent="0.2479in"/>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479in"/>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P3132" style:parent-style-name="Normalny" style:family="paragraph">
      <style:paragraph-properties fo:text-align="justify" fo:line-height="150%" fo:text-indent="0.2479in"/>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T3137" style:parent-style-name="Domyślnaczcionkaakapitu" style:family="text">
      <style:text-properties fo:background-color="#80FFFF" style:text-underline-type="single" style:text-underline-style="solid" style:text-underline-width="auto" style:text-underline-mode="continuous"/>
    </style:style>
    <style:style style:name="T3138" style:parent-style-name="Domyślnaczcionkaakapitu" style:family="text">
      <style:text-properties style:text-underline-type="single" style:text-underline-style="solid" style:text-underline-width="auto" style:text-underline-mode="continuous"/>
    </style:style>
    <style:style style:name="T3139" style:parent-style-name="Domyślnaczcionkaakapitu" style:family="text">
      <style:text-properties fo:background-color="#80FFFF" style:text-underline-type="single" style:text-underline-style="solid" style:text-underline-width="auto" style:text-underline-mode="continuous"/>
    </style:style>
    <style:style style:name="T3140" style:parent-style-name="Domyślnaczcionkaakapitu" style:family="text">
      <style:text-properties style:text-underline-type="single" style:text-underline-style="solid" style:text-underline-width="auto" style:text-underline-mode="continuous"/>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text-underline-type="single" style:text-underline-style="solid" style:text-underline-width="auto" style:text-underline-mode="continuous"/>
    </style:style>
    <style:style style:name="T3144" style:parent-style-name="Domyślnaczcionkaakapitu" style:family="text">
      <style:text-properties style:text-underline-type="single" style:text-underline-style="solid" style:text-underline-width="auto" style:text-underline-mode="continuous"/>
    </style:style>
    <style:style style:name="T3145" style:parent-style-name="Domyślnaczcionkaakapitu" style:family="text">
      <style:text-properties fo:background-color="#80FFFF" style:text-underline-type="single" style:text-underline-style="solid" style:text-underline-width="auto" style:text-underline-mode="continuous"/>
    </style:style>
    <style:style style:name="T3146" style:parent-style-name="Domyślnaczcionkaakapitu" style:family="text">
      <style:text-properties style:text-underline-type="single" style:text-underline-style="solid" style:text-underline-width="auto" style:text-underline-mode="continuous"/>
    </style:style>
    <style:style style:name="T3147" style:parent-style-name="Domyślnaczcionkaakapitu" style:family="text">
      <style:text-properties fo:background-color="#80FFFF" style:text-underline-type="single" style:text-underline-style="solid" style:text-underline-width="auto" style:text-underline-mode="continuous"/>
    </style:style>
    <style:style style:name="T3148" style:parent-style-name="Domyślnaczcionkaakapitu" style:family="text">
      <style:text-properties style:text-underline-type="single" style:text-underline-style="solid" style:text-underline-width="auto" style:text-underline-mode="continuous"/>
    </style:style>
    <style:style style:name="T3149" style:parent-style-name="Domyślnaczcionkaakapitu" style:family="text">
      <style:text-properties fo:background-color="#80FFFF" style:text-underline-type="single" style:text-underline-style="solid" style:text-underline-width="auto" style:text-underline-mode="continuous"/>
    </style:style>
    <style:style style:name="P3150" style:parent-style-name="Normalny" style:family="paragraph">
      <style:paragraph-properties fo:text-align="justify" fo:line-height="150%" fo:text-indent="0.2479in"/>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fo:text-indent="0.2479in"/>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P3192" style:parent-style-name="Normalny" style:family="paragraph">
      <style:paragraph-properties fo:text-align="justify" fo:line-height="150%" fo:text-indent="0.2479in"/>
    </style:style>
    <style:style style:name="P3193" style:parent-style-name="Normalny" style:family="paragraph">
      <style:paragraph-properties fo:text-align="justify" fo:line-height="150%"/>
    </style:style>
    <style:style style:name="T3194" style:parent-style-name="Domyślnaczcionkaakapitu" style:family="text">
      <style:text-properties fo:background-color="#80FFFF" style:text-underline-type="single" style:text-underline-style="solid" style:text-underline-width="auto" style:text-underline-mode="continuous"/>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T3197" style:parent-style-name="Domyślnaczcionkaakapitu" style:family="text">
      <style:text-properties style:text-underline-type="single" style:text-underline-style="solid" style:text-underline-width="auto" style:text-underline-mode="continuous"/>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P3213" style:parent-style-name="Normalny" style:family="paragraph">
      <style:paragraph-properties fo:text-align="justify" fo:line-height="150%" fo:text-indent="0.2479in"/>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style:style>
    <style:style style:name="T3219" style:parent-style-name="Domyślnaczcionkaakapitu" style:family="text">
      <style:text-properties style:text-underline-type="single" style:text-underline-style="solid" style:text-underline-width="auto" style:text-underline-mode="continuous"/>
    </style:style>
    <style:style style:name="T3220" style:parent-style-name="Domyślnaczcionkaakapitu" style:family="text">
      <style:text-properties fo:background-color="#80FFFF" style:text-underline-type="single" style:text-underline-style="solid" style:text-underline-width="auto" style:text-underline-mode="continuous"/>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text-underline-type="single" style:text-underline-style="solid" style:text-underline-width="auto" style:text-underline-mode="continuous"/>
    </style:style>
    <style:style style:name="T3223" style:parent-style-name="Domyślnaczcionkaakapitu" style:family="text">
      <style:text-properties style:text-underline-type="single" style:text-underline-style="solid" style:text-underline-width="auto" style:text-underline-mode="continuous"/>
    </style:style>
    <style:style style:name="P3224" style:parent-style-name="Normalny" style:family="paragraph">
      <style:paragraph-properties fo:text-align="justify" fo:line-height="150%" fo:text-indent="0.2479in"/>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479in">
        <style:tab-stops>
          <style:tab-stop style:type="left" style:position="15.6319in"/>
        </style:tab-stops>
      </style:paragraph-properties>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style:text-underline-type="single" style:text-underline-style="solid" style:text-underline-width="auto" style:text-underline-mode="continuous"/>
    </style:style>
    <style:style style:name="P3238" style:parent-style-name="Normalny" style:family="paragraph">
      <style:paragraph-properties fo:text-align="justify" fo:line-height="150%" fo:text-indent="0.2479in"/>
    </style:style>
    <style:style style:name="P3239" style:parent-style-name="Normalny" style:family="paragraph">
      <style:paragraph-properties fo:text-align="justify" fo:line-height="150%"/>
    </style:style>
    <style:style style:name="T3240" style:parent-style-name="Domyślnaczcionkaakapitu" style:family="text">
      <style:text-properties fo:background-color="#80FFFF" style:text-underline-type="single" style:text-underline-style="solid" style:text-underline-width="auto" style:text-underline-mode="continuous"/>
    </style:style>
    <style:style style:name="T3241" style:parent-style-name="Domyślnaczcionkaakapitu" style:family="text">
      <style:text-properties style:text-underline-type="single" style:text-underline-style="solid" style:text-underline-width="auto" style:text-underline-mode="continuous"/>
    </style:style>
    <style:style style:name="T3242" style:parent-style-name="Domyślnaczcionkaakapitu" style:family="text">
      <style:text-properties fo:background-color="#80FFFF" style:text-underline-type="single" style:text-underline-style="solid" style:text-underline-width="auto" style:text-underline-mode="continuous"/>
    </style:style>
    <style:style style:name="T3243" style:parent-style-name="Domyślnaczcionkaakapitu" style:family="text">
      <style:text-properties style:text-underline-type="single" style:text-underline-style="solid" style:text-underline-width="auto" style:text-underline-mode="continuous"/>
    </style:style>
    <style:style style:name="T3244" style:parent-style-name="Domyślnaczcionkaakapitu" style:family="text">
      <style:text-properties fo:background-color="#80FFFF" style:text-underline-type="single" style:text-underline-style="solid" style:text-underline-width="auto" style:text-underline-mode="continuous"/>
    </style:style>
    <style:style style:name="T3245" style:parent-style-name="Domyślnaczcionkaakapitu" style:family="text">
      <style:text-properties style:text-underline-type="single" style:text-underline-style="solid" style:text-underline-width="auto" style:text-underline-mode="continuous"/>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T3248" style:parent-style-name="Domyślnaczcionkaakapitu" style:family="text">
      <style:text-properties fo:background-color="#80FFFF" style:text-underline-type="single" style:text-underline-style="solid" style:text-underline-width="auto" style:text-underline-mode="continuous"/>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P3256" style:parent-style-name="Normalny" style:family="paragraph">
      <style:paragraph-properties fo:text-align="justify" fo:line-height="150%" fo:text-indent="0.2479in"/>
    </style:style>
    <style:style style:name="P3257" style:parent-style-name="Normalny" style:family="paragraph">
      <style:paragraph-properties fo:text-align="justify" fo:line-height="150%"/>
    </style:style>
    <style:style style:name="T3258" style:parent-style-name="Domyślnaczcionkaakapitu" style:family="text">
      <style:text-properties fo:background-color="#80FFFF" style:text-underline-type="single" style:text-underline-style="solid" style:text-underline-width="auto" style:text-underline-mode="continuous"/>
    </style:style>
    <style:style style:name="T3259" style:parent-style-name="Domyślnaczcionkaakapitu" style:family="text">
      <style:text-properties style:text-underline-type="single" style:text-underline-style="solid" style:text-underline-width="auto" style:text-underline-mode="continuous"/>
    </style:style>
    <style:style style:name="T3260" style:parent-style-name="Domyślnaczcionkaakapitu" style:family="text">
      <style:text-properties fo:background-color="#80FFFF" style:text-underline-type="single" style:text-underline-style="solid" style:text-underline-width="auto" style:text-underline-mode="continuous"/>
    </style:style>
    <style:style style:name="T3261" style:parent-style-name="Domyślnaczcionkaakapitu" style:family="text">
      <style:text-properties style:text-underline-type="single" style:text-underline-style="solid" style:text-underline-width="auto" style:text-underline-mode="continuous"/>
    </style:style>
    <style:style style:name="P3262" style:parent-style-name="Normalny" style:family="paragraph">
      <style:paragraph-properties fo:text-align="justify" fo:line-height="150%" fo:text-indent="0.2479in"/>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style:style>
    <style:style style:name="T3265" style:parent-style-name="Domyślnaczcionkaakapitu" style:family="text">
      <style:text-properties style:text-underline-type="single" style:text-underline-style="solid" style:text-underline-width="auto" style:text-underline-mode="continuous"/>
    </style:style>
    <style:style style:name="T3266" style:parent-style-name="Domyślnaczcionkaakapitu" style:family="text">
      <style:text-properties fo:background-color="#80FFFF" style:text-underline-type="single" style:text-underline-style="solid" style:text-underline-width="auto" style:text-underline-mode="continuous"/>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text-underline-type="single" style:text-underline-style="solid" style:text-underline-width="auto" style:text-underline-mode="continuous"/>
    </style:style>
    <style:style style:name="T3269" style:parent-style-name="Domyślnaczcionkaakapitu" style:family="text">
      <style:text-properties style:text-underline-type="single" style:text-underline-style="solid" style:text-underline-width="auto" style:text-underline-mode="continuous"/>
    </style:style>
    <style:style style:name="P3270" style:parent-style-name="Normalny" style:family="paragraph">
      <style:paragraph-properties fo:text-align="justify" fo:line-height="150%" fo:text-indent="0.2479in"/>
    </style:style>
    <style:style style:name="P3271" style:parent-style-name="Normalny" style:family="paragraph">
      <style:paragraph-properties fo:text-align="justify" fo:line-height="150%"/>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T3278" style:parent-style-name="Domyślnaczcionkaakapitu" style:family="text">
      <style:text-properties fo:background-color="#80FFFF" style:text-underline-type="single" style:text-underline-style="solid" style:text-underline-width="auto" style:text-underline-mode="continuous"/>
    </style:style>
    <style:style style:name="T3279" style:parent-style-name="Domyślnaczcionkaakapitu" style:family="text">
      <style:text-properties style:text-underline-type="single" style:text-underline-style="solid" style:text-underline-width="auto" style:text-underline-mode="continuous"/>
    </style:style>
    <style:style style:name="T3280" style:parent-style-name="Domyślnaczcionkaakapitu" style:family="text">
      <style:text-properties fo:background-color="#80FFFF" style:text-underline-type="single" style:text-underline-style="solid" style:text-underline-width="auto" style:text-underline-mode="continuous"/>
    </style:style>
    <style:style style:name="P3281" style:parent-style-name="Normalny" style:family="paragraph">
      <style:paragraph-properties fo:text-align="justify" fo:line-height="150%" fo:text-indent="0.2479in"/>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style:style>
    <style:style style:name="T3289" style:parent-style-name="Domyślnaczcionkaakapitu" style:family="text">
      <style:text-properties style:text-underline-type="single" style:text-underline-style="solid" style:text-underline-width="auto" style:text-underline-mode="continuous"/>
    </style:style>
    <style:style style:name="T3290" style:parent-style-name="Domyślnaczcionkaakapitu" style:family="text">
      <style:text-properties fo:background-color="#80FFFF" style:text-underline-type="single" style:text-underline-style="solid" style:text-underline-width="auto" style:text-underline-mode="continuous"/>
    </style:style>
    <style:style style:name="T3291" style:parent-style-name="Domyślnaczcionkaakapitu" style:family="text">
      <style:text-properties style:text-underline-type="single" style:text-underline-style="solid" style:text-underline-width="auto" style:text-underline-mode="continuous"/>
    </style:style>
    <style:style style:name="T3292" style:parent-style-name="Domyślnaczcionkaakapitu" style:family="text">
      <style:text-properties fo:background-color="#80FFFF" style:text-underline-type="single" style:text-underline-style="solid" style:text-underline-width="auto" style:text-underline-mode="continuous"/>
    </style:style>
    <style:style style:name="T3293" style:parent-style-name="Domyślnaczcionkaakapitu" style:family="text">
      <style:text-properties style:text-underline-type="single" style:text-underline-style="solid" style:text-underline-width="auto" style:text-underline-mode="continuous"/>
    </style:style>
    <style:style style:name="P3294" style:parent-style-name="Normalny" style:family="paragraph">
      <style:paragraph-properties fo:text-align="justify" fo:line-height="150%" fo:text-indent="0.2479in"/>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P3297" style:parent-style-name="Normalny" style:family="paragraph">
      <style:paragraph-properties fo:text-align="justify" fo:line-height="150%"/>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T3299" style:parent-style-name="Domyślnaczcionkaakapitu" style:family="text">
      <style:text-properties style:text-underline-type="single" style:text-underline-style="solid" style:text-underline-width="auto" style:text-underline-mode="continuous"/>
    </style:style>
    <style:style style:name="T3300" style:parent-style-name="Domyślnaczcionkaakapitu" style:family="text">
      <style:text-properties fo:background-color="#80FFFF" style:text-underline-type="single" style:text-underline-style="solid" style:text-underline-width="auto" style:text-underline-mode="continuous"/>
    </style:style>
    <style:style style:name="T3301" style:parent-style-name="Domyślnaczcionkaakapitu" style:family="text">
      <style:text-properties style:text-underline-type="single" style:text-underline-style="solid" style:text-underline-width="auto" style:text-underline-mode="continuous"/>
    </style:style>
    <style:style style:name="P3302" style:parent-style-name="Normalny" style:family="paragraph">
      <style:paragraph-properties fo:text-align="justify" fo:line-height="150%" fo:text-indent="0.2479in"/>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style:style>
    <style:style style:name="T3306" style:parent-style-name="Domyślnaczcionkaakapitu" style:family="text">
      <style:text-properties fo:background-color="#80FFFF" style:text-underline-type="single" style:text-underline-style="solid" style:text-underline-width="auto" style:text-underline-mode="continuous"/>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T3311" style:parent-style-name="Domyślnaczcionkaakapitu" style:family="text">
      <style:text-properties style:text-underline-type="single" style:text-underline-style="solid" style:text-underline-width="auto" style:text-underline-mode="continuous"/>
    </style:style>
    <style:style style:name="T3312" style:parent-style-name="Domyślnaczcionkaakapitu" style:family="text">
      <style:text-properties fo:background-color="#80FFFF" style:text-underline-type="single" style:text-underline-style="solid" style:text-underline-width="auto" style:text-underline-mode="continuous"/>
    </style:style>
    <style:style style:name="T3313" style:parent-style-name="Domyślnaczcionkaakapitu" style:family="text">
      <style:text-properties style:text-underline-type="single" style:text-underline-style="solid" style:text-underline-width="auto" style:text-underline-mode="continuous"/>
    </style:style>
    <style:style style:name="T3314" style:parent-style-name="Domyślnaczcionkaakapitu" style:family="text">
      <style:text-properties fo:background-color="#80FFFF" style:text-underline-type="single" style:text-underline-style="solid" style:text-underline-width="auto" style:text-underline-mode="continuous"/>
    </style:style>
    <style:style style:name="P3315" style:parent-style-name="Normalny" style:family="paragraph">
      <style:paragraph-properties fo:text-align="justify" fo:line-height="150%" fo:text-indent="0.2479in"/>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style>
    <style:style style:name="T3326" style:parent-style-name="Domyślnaczcionkaakapitu" style:family="text">
      <style:text-properties fo:background-color="#80FFFF" style:text-underline-type="single" style:text-underline-style="solid" style:text-underline-width="auto" style:text-underline-mode="continuous"/>
    </style:style>
    <style:style style:name="T3327" style:parent-style-name="Domyślnaczcionkaakapitu" style:family="text">
      <style:text-properties style:text-underline-type="single" style:text-underline-style="solid" style:text-underline-width="auto" style:text-underline-mode="continuous"/>
    </style:style>
    <style:style style:name="T3328" style:parent-style-name="Domyślnaczcionkaakapitu" style:family="text">
      <style:text-properties fo:background-color="#80FFFF" style:text-underline-type="single" style:text-underline-style="solid" style:text-underline-width="auto" style:text-underline-mode="continuous"/>
    </style:style>
    <style:style style:name="T3329" style:parent-style-name="Domyślnaczcionkaakapitu" style:family="text">
      <style:text-properties style:text-underline-type="single" style:text-underline-style="solid" style:text-underline-width="auto" style:text-underline-mode="continuous"/>
    </style:style>
    <style:style style:name="P3330" style:parent-style-name="Normalny" style:family="paragraph">
      <style:paragraph-properties fo:text-align="justify" fo:line-height="150%" fo:text-indent="0.2479in"/>
    </style:style>
    <style:style style:name="P3331" style:parent-style-name="Normalny" style:family="paragraph">
      <style:paragraph-properties fo:text-align="justify" fo:line-height="150%"/>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T3335" style:parent-style-name="Domyślnaczcionkaakapitu" style:family="text">
      <style:text-properties style:text-underline-type="single" style:text-underline-style="solid" style:text-underline-width="auto" style:text-underline-mode="continuous"/>
    </style:style>
    <style:style style:name="T3336" style:parent-style-name="Domyślnaczcionkaakapitu" style:family="text">
      <style:text-properties fo:background-color="#80FFFF" style:text-underline-type="single" style:text-underline-style="solid" style:text-underline-width="auto" style:text-underline-mode="continuous"/>
    </style:style>
    <style:style style:name="T3337" style:parent-style-name="Domyślnaczcionkaakapitu" style:family="text">
      <style:text-properties style:text-underline-type="single" style:text-underline-style="solid" style:text-underline-width="auto" style:text-underline-mode="continuous"/>
    </style:style>
    <style:style style:name="T3338" style:parent-style-name="Domyślnaczcionkaakapitu" style:family="text">
      <style:text-properties fo:background-color="#80FFFF" style:text-underline-type="single" style:text-underline-style="solid" style:text-underline-width="auto" style:text-underline-mode="continuous"/>
    </style:style>
    <style:style style:name="T3339" style:parent-style-name="Domyślnaczcionkaakapitu" style:family="text">
      <style:text-properties style:text-underline-type="single" style:text-underline-style="solid" style:text-underline-width="auto" style:text-underline-mode="continuous"/>
    </style:style>
    <style:style style:name="T3340" style:parent-style-name="Domyślnaczcionkaakapitu" style:family="text">
      <style:text-properties fo:background-color="#80FFFF" style:text-underline-type="single" style:text-underline-style="solid" style:text-underline-width="auto" style:text-underline-mode="continuous"/>
    </style:style>
    <style:style style:name="P3341" style:parent-style-name="Normalny" style:family="paragraph">
      <style:paragraph-properties fo:text-align="justify" fo:line-height="150%" fo:text-indent="0.2479in"/>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P3350" style:parent-style-name="Normalny" style:family="paragraph">
      <style:paragraph-properties fo:text-align="justify" fo:line-height="150%" fo:text-indent="0.2479in"/>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P3354" style:parent-style-name="Normalny" style:family="paragraph">
      <style:paragraph-properties fo:text-align="justify" fo:line-height="150%"/>
    </style:style>
    <style:style style:name="T3355" style:parent-style-name="Domyślnaczcionkaakapitu" style:family="text">
      <style:text-properties fo:background-color="#80FFFF" style:text-underline-type="single" style:text-underline-style="solid" style:text-underline-width="auto" style:text-underline-mode="continuous"/>
    </style:style>
    <style:style style:name="T3356" style:parent-style-name="Domyślnaczcionkaakapitu" style:family="text">
      <style:text-properties style:text-underline-type="single" style:text-underline-style="solid" style:text-underline-width="auto" style:text-underline-mode="continuous"/>
    </style:style>
    <style:style style:name="T3357" style:parent-style-name="Domyślnaczcionkaakapitu" style:family="text">
      <style:text-properties fo:background-color="#80FFFF" style:text-underline-type="single" style:text-underline-style="solid" style:text-underline-width="auto" style:text-underline-mode="continuous"/>
    </style:style>
    <style:style style:name="T3358" style:parent-style-name="Domyślnaczcionkaakapitu" style:family="text">
      <style:text-properties style:text-underline-type="single" style:text-underline-style="solid" style:text-underline-width="auto" style:text-underline-mode="continuous"/>
    </style:style>
    <style:style style:name="T3359" style:parent-style-name="Domyślnaczcionkaakapitu" style:family="text">
      <style:text-properties fo:background-color="#80FFFF" style:text-underline-type="single" style:text-underline-style="solid" style:text-underline-width="auto" style:text-underline-mode="continuous"/>
    </style:style>
    <style:style style:name="T3360" style:parent-style-name="Domyślnaczcionkaakapitu" style:family="text">
      <style:text-properties style:text-underline-type="single" style:text-underline-style="solid" style:text-underline-width="auto" style:text-underline-mode="continuous"/>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P3363" style:parent-style-name="Normalny" style:family="paragraph">
      <style:paragraph-properties fo:text-align="justify" fo:line-height="150%"/>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text-underline-type="single" style:text-underline-style="solid" style:text-underline-width="auto" style:text-underline-mode="continuous"/>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text-underline-type="single" style:text-underline-style="solid" style:text-underline-width="auto" style:text-underline-mode="continuous"/>
    </style:style>
    <style:style style:name="T3369" style:parent-style-name="Domyślnaczcionkaakapitu" style:family="text">
      <style:text-properties style:text-underline-type="single" style:text-underline-style="solid" style:text-underline-width="auto" style:text-underline-mode="continuous"/>
    </style:style>
    <style:style style:name="T3370" style:parent-style-name="Domyślnaczcionkaakapitu" style:family="text">
      <style:text-properties fo:background-color="#80FFFF" style:text-underline-type="single" style:text-underline-style="solid" style:text-underline-width="auto" style:text-underline-mode="continuous"/>
    </style:style>
    <style:style style:name="T3371" style:parent-style-name="Domyślnaczcionkaakapitu" style:family="text">
      <style:text-properties style:text-underline-type="single" style:text-underline-style="solid" style:text-underline-width="auto" style:text-underline-mode="continuous"/>
    </style:style>
    <style:style style:name="T3372" style:parent-style-name="Domyślnaczcionkaakapitu" style:family="text">
      <style:text-properties fo:background-color="#80FFFF" style:text-underline-type="single" style:text-underline-style="solid" style:text-underline-width="auto" style:text-underline-mode="continuous"/>
    </style:style>
    <style:style style:name="P3373" style:parent-style-name="Normalny" style:family="paragraph">
      <style:paragraph-properties fo:text-align="justify" fo:line-height="150%" fo:text-indent="0.2479in"/>
    </style:style>
    <style:style style:name="P3374" style:parent-style-name="Normalny" style:family="paragraph">
      <style:paragraph-properties fo:text-align="justify" fo:line-height="150%"/>
    </style:style>
    <style:style style:name="T3375" style:parent-style-name="Domyślnaczcionkaakapitu" style:family="text">
      <style:text-properties fo:background-color="#80FFFF" style:text-underline-type="single" style:text-underline-style="solid" style:text-underline-width="auto" style:text-underline-mode="continuous"/>
    </style:style>
    <style:style style:name="T3376" style:parent-style-name="Domyślnaczcionkaakapitu" style:family="text">
      <style:text-properties style:text-underline-type="single" style:text-underline-style="solid" style:text-underline-width="auto" style:text-underline-mode="continuous"/>
    </style:style>
    <style:style style:name="T3377" style:parent-style-name="Domyślnaczcionkaakapitu" style:family="text">
      <style:text-properties fo:background-color="#80FFFF" style:text-underline-type="single" style:text-underline-style="solid" style:text-underline-width="auto" style:text-underline-mode="continuous"/>
    </style:style>
    <style:style style:name="T3378" style:parent-style-name="Domyślnaczcionkaakapitu" style:family="text">
      <style:text-properties style:text-underline-type="single" style:text-underline-style="solid" style:text-underline-width="auto" style:text-underline-mode="continuous"/>
    </style:style>
    <style:style style:name="T3379" style:parent-style-name="Domyślnaczcionkaakapitu" style:family="text">
      <style:text-properties fo:background-color="#80FFFF" style:text-underline-type="single" style:text-underline-style="solid" style:text-underline-width="auto" style:text-underline-mode="continuous"/>
    </style:style>
    <style:style style:name="T3380" style:parent-style-name="Domyślnaczcionkaakapitu" style:family="text">
      <style:text-properties style:text-underline-type="single" style:text-underline-style="solid" style:text-underline-width="auto" style:text-underline-mode="continuous"/>
    </style:style>
    <style:style style:name="P3381" style:parent-style-name="Normalny" style:family="paragraph">
      <style:paragraph-properties fo:text-align="justify" fo:line-height="150%" fo:text-indent="0.2479in"/>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P3394" style:parent-style-name="Normalny" style:family="paragraph">
      <style:paragraph-properties fo:text-align="justify" fo:line-height="150%"/>
    </style:style>
    <style:style style:name="T3395" style:parent-style-name="Domyślnaczcionkaakapitu" style:family="text">
      <style:text-properties fo:background-color="#80FFFF" style:text-underline-type="single" style:text-underline-style="solid" style:text-underline-width="auto" style:text-underline-mode="continuous"/>
    </style:style>
    <style:style style:name="T3396" style:parent-style-name="Domyślnaczcionkaakapitu" style:family="text">
      <style:text-properties style:text-underline-type="single" style:text-underline-style="solid" style:text-underline-width="auto" style:text-underline-mode="continuous"/>
    </style:style>
    <style:style style:name="T3397" style:parent-style-name="Domyślnaczcionkaakapitu" style:family="text">
      <style:text-properties fo:background-color="#80FFFF" style:text-underline-type="single" style:text-underline-style="solid" style:text-underline-width="auto" style:text-underline-mode="continuous"/>
    </style:style>
    <style:style style:name="T3398" style:parent-style-name="Domyślnaczcionkaakapitu" style:family="text">
      <style:text-properties style:text-underline-type="single" style:text-underline-style="solid" style:text-underline-width="auto" style:text-underline-mode="continuous"/>
    </style:style>
    <style:style style:name="T3399" style:parent-style-name="Domyślnaczcionkaakapitu" style:family="text">
      <style:text-properties fo:background-color="#80FFFF" style:text-underline-type="single" style:text-underline-style="solid" style:text-underline-width="auto" style:text-underline-mode="continuous"/>
    </style:style>
    <style:style style:name="T3400" style:parent-style-name="Domyślnaczcionkaakapitu" style:family="text">
      <style:text-properties style:text-underline-type="single" style:text-underline-style="solid" style:text-underline-width="auto" style:text-underline-mode="continuous"/>
    </style:style>
    <style:style style:name="T3401" style:parent-style-name="Domyślnaczcionkaakapitu" style:family="text">
      <style:text-properties fo:background-color="#80FFFF" style:text-underline-type="single" style:text-underline-style="solid" style:text-underline-width="auto" style:text-underline-mode="continuous"/>
    </style:style>
    <style:style style:name="T3402" style:parent-style-name="Domyślnaczcionkaakapitu" style:family="text">
      <style:text-properties style:text-underline-type="single" style:text-underline-style="solid" style:text-underline-width="auto" style:text-underline-mode="continuous"/>
    </style:style>
    <style:style style:name="T3403" style:parent-style-name="Domyślnaczcionkaakapitu" style:family="text">
      <style:text-properties fo:background-color="#80FFFF" style:text-underline-type="single" style:text-underline-style="solid" style:text-underline-width="auto" style:text-underline-mode="continuous"/>
    </style:style>
    <style:style style:name="P3404" style:parent-style-name="Normalny" style:family="paragraph">
      <style:paragraph-properties fo:text-align="justify" fo:line-height="150%" fo:text-indent="0.2479in"/>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style:style>
    <style:style style:name="T3414" style:parent-style-name="Domyślnaczcionkaakapitu" style:family="text">
      <style:text-properties fo:background-color="#80FFFF" style:text-underline-type="single" style:text-underline-style="solid" style:text-underline-width="auto" style:text-underline-mode="continuous"/>
    </style:style>
    <style:style style:name="T3415" style:parent-style-name="Domyślnaczcionkaakapitu" style:family="text">
      <style:text-properties style:text-underline-type="single" style:text-underline-style="solid" style:text-underline-width="auto" style:text-underline-mode="continuous"/>
    </style:style>
    <style:style style:name="T3416" style:parent-style-name="Domyślnaczcionkaakapitu" style:family="text">
      <style:text-properties fo:background-color="#80FFFF" style:text-underline-type="single" style:text-underline-style="solid" style:text-underline-width="auto" style:text-underline-mode="continuous"/>
    </style:style>
    <style:style style:name="T3417" style:parent-style-name="Domyślnaczcionkaakapitu" style:family="text">
      <style:text-properties style:text-underline-type="single" style:text-underline-style="solid" style:text-underline-width="auto" style:text-underline-mode="continuous"/>
    </style:style>
    <style:style style:name="T3418" style:parent-style-name="Domyślnaczcionkaakapitu" style:family="text">
      <style:text-properties fo:background-color="#80FFFF" style:text-underline-type="single" style:text-underline-style="solid" style:text-underline-width="auto" style:text-underline-mode="continuous"/>
    </style:style>
    <style:style style:name="T3419" style:parent-style-name="Domyślnaczcionkaakapitu" style:family="text">
      <style:text-properties style:text-underline-type="single" style:text-underline-style="solid" style:text-underline-width="auto" style:text-underline-mode="continuous"/>
    </style:style>
    <style:style style:name="P3420" style:parent-style-name="Normalny" style:family="paragraph">
      <style:paragraph-properties fo:text-align="justify" fo:line-height="150%" fo:text-indent="0.2479in"/>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P3424" style:parent-style-name="Normalny" style:family="paragraph">
      <style:paragraph-properties fo:text-align="justify" fo:line-height="150%"/>
    </style:style>
    <style:style style:name="T3425" style:parent-style-name="Domyślnaczcionkaakapitu" style:family="text">
      <style:text-properties fo:background-color="#80FFFF" style:text-underline-type="single" style:text-underline-style="solid" style:text-underline-width="auto" style:text-underline-mode="continuous"/>
    </style:style>
    <style:style style:name="T3426" style:parent-style-name="Domyślnaczcionkaakapitu" style:family="text">
      <style:text-properties style:text-underline-type="single" style:text-underline-style="solid" style:text-underline-width="auto" style:text-underline-mode="continuous"/>
    </style:style>
    <style:style style:name="T3427" style:parent-style-name="Domyślnaczcionkaakapitu" style:family="text">
      <style:text-properties fo:background-color="#80FFFF" style:text-underline-type="single" style:text-underline-style="solid" style:text-underline-width="auto" style:text-underline-mode="continuous"/>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style:text-underline-type="single" style:text-underline-style="solid" style:text-underline-width="auto" style:text-underline-mode="continuous"/>
    </style:style>
    <style:style style:name="T3431" style:parent-style-name="Domyślnaczcionkaakapitu" style:family="text">
      <style:text-properties fo:background-color="#80FFFF" style:text-underline-type="single" style:text-underline-style="solid" style:text-underline-width="auto" style:text-underline-mode="continuous"/>
    </style:style>
    <style:style style:name="T3432" style:parent-style-name="Domyślnaczcionkaakapitu" style:family="text">
      <style:text-properties style:text-underline-type="single" style:text-underline-style="solid" style:text-underline-width="auto" style:text-underline-mode="continuous"/>
    </style:style>
    <style:style style:name="T3433" style:parent-style-name="Domyślnaczcionkaakapitu" style:family="text">
      <style:text-properties fo:background-color="#80FFFF" style:text-underline-type="single" style:text-underline-style="solid" style:text-underline-width="auto" style:text-underline-mode="continuous"/>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P3437" style:parent-style-name="Normalny" style:family="paragraph">
      <style:paragraph-properties fo:text-align="justify" fo:line-height="150%"/>
    </style:style>
    <style:style style:name="T3438" style:parent-style-name="Domyślnaczcionkaakapitu" style:family="text">
      <style:text-properties fo:background-color="#80FFFF" style:text-underline-type="single" style:text-underline-style="solid" style:text-underline-width="auto" style:text-underline-mode="continuous"/>
    </style:style>
    <style:style style:name="T3439" style:parent-style-name="Domyślnaczcionkaakapitu" style:family="text">
      <style:text-properties style:text-underline-type="single" style:text-underline-style="solid" style:text-underline-width="auto" style:text-underline-mode="continuous"/>
    </style:style>
    <style:style style:name="T3440" style:parent-style-name="Domyślnaczcionkaakapitu" style:family="text">
      <style:text-properties fo:background-color="#80FFFF" style:text-underline-type="single" style:text-underline-style="solid" style:text-underline-width="auto" style:text-underline-mode="continuous"/>
    </style:style>
    <style:style style:name="T3441" style:parent-style-name="Domyślnaczcionkaakapitu" style:family="text">
      <style:text-properties style:text-underline-type="single" style:text-underline-style="solid" style:text-underline-width="auto" style:text-underline-mode="continuous"/>
    </style:style>
    <style:style style:name="T3442" style:parent-style-name="Domyślnaczcionkaakapitu" style:family="text">
      <style:text-properties fo:background-color="#80FFFF" style:text-underline-type="single" style:text-underline-style="solid" style:text-underline-width="auto" style:text-underline-mode="continuous"/>
    </style:style>
    <style:style style:name="T3443" style:parent-style-name="Domyślnaczcionkaakapitu" style:family="text">
      <style:text-properties style:text-underline-type="single" style:text-underline-style="solid" style:text-underline-width="auto" style:text-underline-mode="continuous"/>
    </style:style>
    <style:style style:name="P3444" style:parent-style-name="Normalny" style:family="paragraph">
      <style:paragraph-properties fo:text-align="justify" fo:line-height="150%" fo:text-indent="0.2479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P3451" style:parent-style-name="Normalny" style:family="paragraph">
      <style:paragraph-properties fo:text-align="justify" fo:line-height="150%"/>
    </style:style>
    <style:style style:name="T3452" style:parent-style-name="Domyślnaczcionkaakapitu" style:family="text">
      <style:text-properties style:text-underline-type="single" style:text-underline-style="solid" style:text-underline-width="auto" style:text-underline-mode="continuous"/>
    </style:style>
    <style:style style:name="T3453" style:parent-style-name="Domyślnaczcionkaakapitu" style:family="text">
      <style:text-properties fo:background-color="#80FFFF" style:text-underline-type="single" style:text-underline-style="solid" style:text-underline-width="auto" style:text-underline-mode="continuous"/>
    </style:style>
    <style:style style:name="T3454" style:parent-style-name="Domyślnaczcionkaakapitu" style:family="text">
      <style:text-properties style:text-underline-type="single" style:text-underline-style="solid" style:text-underline-width="auto" style:text-underline-mode="continuous"/>
    </style:style>
    <style:style style:name="T3455" style:parent-style-name="Domyślnaczcionkaakapitu" style:family="text">
      <style:text-properties fo:background-color="#80FFFF" style:text-underline-type="single" style:text-underline-style="solid" style:text-underline-width="auto" style:text-underline-mode="continuous"/>
    </style:style>
    <style:style style:name="T3456" style:parent-style-name="Domyślnaczcionkaakapitu" style:family="text">
      <style:text-properties style:text-underline-type="single" style:text-underline-style="solid" style:text-underline-width="auto" style:text-underline-mode="continuous"/>
    </style:style>
    <style:style style:name="T3457" style:parent-style-name="Domyślnaczcionkaakapitu" style:family="text">
      <style:text-properties fo:background-color="#80FFFF"/>
    </style:style>
    <style:style style:name="P3458" style:parent-style-name="Normalny" style:family="paragraph">
      <style:paragraph-properties fo:text-align="justify" fo:line-height="150%" fo:text-indent="0.2479in"/>
    </style:style>
    <style:style style:name="P3459" style:parent-style-name="Normalny" style:family="paragraph">
      <style:paragraph-properties fo:text-align="justify" fo:line-height="150%"/>
    </style:style>
    <style:style style:name="T3460" style:parent-style-name="Domyślnaczcionkaakapitu" style:family="text">
      <style:text-properties fo:background-color="#80FFFF" style:text-underline-type="single" style:text-underline-style="solid" style:text-underline-width="auto" style:text-underline-mode="continuous"/>
    </style:style>
    <style:style style:name="T3461" style:parent-style-name="Domyślnaczcionkaakapitu" style:family="text">
      <style:text-properties style:text-underline-type="single" style:text-underline-style="solid" style:text-underline-width="auto" style:text-underline-mode="continuous"/>
    </style:style>
    <style:style style:name="T3462" style:parent-style-name="Domyślnaczcionkaakapitu" style:family="text">
      <style:text-properties fo:background-color="#80FFFF" style:text-underline-type="single" style:text-underline-style="solid" style:text-underline-width="auto" style:text-underline-mode="continuous"/>
    </style:style>
    <style:style style:name="T3463" style:parent-style-name="Domyślnaczcionkaakapitu" style:family="text">
      <style:text-properties style:text-underline-type="single" style:text-underline-style="solid" style:text-underline-width="auto" style:text-underline-mode="continuous"/>
    </style:style>
    <style:style style:name="T3464" style:parent-style-name="Domyślnaczcionkaakapitu" style:family="text">
      <style:text-properties fo:background-color="#80FFFF" style:text-underline-type="single" style:text-underline-style="solid" style:text-underline-width="auto" style:text-underline-mode="continuous"/>
    </style:style>
    <style:style style:name="T3465" style:parent-style-name="Domyślnaczcionkaakapitu" style:family="text">
      <style:text-properties style:text-underline-type="single" style:text-underline-style="solid" style:text-underline-width="auto" style:text-underline-mode="continuous"/>
    </style:style>
    <style:style style:name="P3466" style:parent-style-name="Normalny" style:family="paragraph">
      <style:paragraph-properties fo:text-align="justify" fo:line-height="150%" fo:text-indent="0.2479in"/>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fo:text-align="justify" fo:line-height="150%"/>
    </style:style>
    <style:style style:name="T3472" style:parent-style-name="Domyślnaczcionkaakapitu" style:family="text">
      <style:text-properties style:text-underline-type="single" style:text-underline-style="solid" style:text-underline-width="auto" style:text-underline-mode="continuous"/>
    </style:style>
    <style:style style:name="T3473" style:parent-style-name="Domyślnaczcionkaakapitu" style:family="text">
      <style:text-properties fo:background-color="#80FFFF" style:text-underline-type="single" style:text-underline-style="solid" style:text-underline-width="auto" style:text-underline-mode="continuous"/>
    </style:style>
    <style:style style:name="T3474" style:parent-style-name="Domyślnaczcionkaakapitu" style:family="text">
      <style:text-properties style:text-underline-type="single" style:text-underline-style="solid" style:text-underline-width="auto" style:text-underline-mode="continuous"/>
    </style:style>
    <style:style style:name="T3475" style:parent-style-name="Domyślnaczcionkaakapitu" style:family="text">
      <style:text-properties fo:background-color="#80FFFF" style:text-underline-type="single" style:text-underline-style="solid" style:text-underline-width="auto" style:text-underline-mode="continuous"/>
    </style:style>
    <style:style style:name="T3476" style:parent-style-name="Domyślnaczcionkaakapitu" style:family="text">
      <style:text-properties style:text-underline-type="single" style:text-underline-style="solid" style:text-underline-width="auto" style:text-underline-mode="continuous"/>
    </style:style>
    <style:style style:name="P3477" style:parent-style-name="Normalny" style:family="paragraph">
      <style:paragraph-properties fo:text-align="justify" fo:line-height="150%" fo:text-indent="0.2479in"/>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style:style>
    <style:style style:name="T3486" style:parent-style-name="Domyślnaczcionkaakapitu" style:family="text">
      <style:text-properties fo:background-color="#80FFFF" style:text-underline-type="single" style:text-underline-style="solid" style:text-underline-width="auto" style:text-underline-mode="continuous"/>
    </style:style>
    <style:style style:name="T3487" style:parent-style-name="Domyślnaczcionkaakapitu" style:family="text">
      <style:text-properties style:text-underline-type="single" style:text-underline-style="solid" style:text-underline-width="auto" style:text-underline-mode="continuous"/>
    </style:style>
    <style:style style:name="T3488" style:parent-style-name="Domyślnaczcionkaakapitu" style:family="text">
      <style:text-properties fo:background-color="#80FFFF" style:text-underline-type="single" style:text-underline-style="solid" style:text-underline-width="auto" style:text-underline-mode="continuous"/>
    </style:style>
    <style:style style:name="T3489" style:parent-style-name="Domyślnaczcionkaakapitu" style:family="text">
      <style:text-properties style:text-underline-type="single" style:text-underline-style="solid" style:text-underline-width="auto" style:text-underline-mode="continuous"/>
    </style:style>
    <style:style style:name="T3490" style:parent-style-name="Domyślnaczcionkaakapitu" style:family="text">
      <style:text-properties fo:background-color="#80FFFF" style:text-underline-type="single" style:text-underline-style="solid" style:text-underline-width="auto" style:text-underline-mode="continuous"/>
    </style:style>
    <style:style style:name="T3491" style:parent-style-name="Domyślnaczcionkaakapitu" style:family="text">
      <style:text-properties style:text-underline-type="single" style:text-underline-style="solid" style:text-underline-width="auto" style:text-underline-mode="continuous"/>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T3498" style:parent-style-name="Domyślnaczcionkaakapitu" style:family="text">
      <style:text-properties fo:background-color="#80FFFF" style:text-underline-type="single" style:text-underline-style="solid" style:text-underline-width="auto" style:text-underline-mode="continuous"/>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T3501" style:parent-style-name="Domyślnaczcionkaakapitu" style:family="text">
      <style:text-properties style:text-underline-type="single" style:text-underline-style="solid" style:text-underline-width="auto" style:text-underline-mode="continuous"/>
    </style:style>
    <style:style style:name="T3502" style:parent-style-name="Domyślnaczcionkaakapitu" style:family="text">
      <style:text-properties fo:background-color="#80FFFF" style:text-underline-type="single" style:text-underline-style="solid" style:text-underline-width="auto" style:text-underline-mode="continuous"/>
    </style:style>
    <style:style style:name="T3503" style:parent-style-name="Domyślnaczcionkaakapitu" style:family="text">
      <style:text-properties style:text-underline-type="single" style:text-underline-style="solid" style:text-underline-width="auto" style:text-underline-mode="continuous"/>
    </style:style>
    <style:style style:name="T3504" style:parent-style-name="Domyślnaczcionkaakapitu" style:family="text">
      <style:text-properties fo:background-color="#80FFFF"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479in"/>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style:style>
    <style:style style:name="T3549" style:parent-style-name="Domyślnaczcionkaakapitu" style:family="text">
      <style:text-properties fo:background-color="#80FFFF" style:text-underline-type="single" style:text-underline-style="solid" style:text-underline-width="auto" style:text-underline-mode="continuous"/>
    </style:style>
    <style:style style:name="T3550" style:parent-style-name="Domyślnaczcionkaakapitu" style:family="text">
      <style:text-properties style:text-underline-type="single" style:text-underline-style="solid" style:text-underline-width="auto" style:text-underline-mode="continuous"/>
    </style:style>
    <style:style style:name="T3551" style:parent-style-name="Domyślnaczcionkaakapitu" style:family="text">
      <style:text-properties fo:background-color="#80FFFF" style:text-underline-type="single" style:text-underline-style="solid" style:text-underline-width="auto" style:text-underline-mode="continuous"/>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text-underline-type="single" style:text-underline-style="solid" style:text-underline-width="auto" style:text-underline-mode="continuous"/>
    </style:style>
    <style:style style:name="T3554" style:parent-style-name="Domyślnaczcionkaakapitu" style:family="text">
      <style:text-properties style:text-underline-type="single" style:text-underline-style="solid" style:text-underline-width="auto" style:text-underline-mode="continuous"/>
    </style:style>
    <style:style style:name="P3555" style:parent-style-name="Normalny" style:family="paragraph">
      <style:paragraph-properties fo:text-align="justify" fo:line-height="150%" fo:text-indent="0.2479in"/>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P3570" style:parent-style-name="Normalny" style:family="paragraph">
      <style:paragraph-properties fo:text-align="justify" fo:line-height="150%"/>
    </style:style>
    <style:style style:name="T3571" style:parent-style-name="Domyślnaczcionkaakapitu" style:family="text">
      <style:text-properties fo:background-color="#80FFFF" style:text-underline-type="single" style:text-underline-style="solid" style:text-underline-width="auto" style:text-underline-mode="continuous"/>
    </style:style>
    <style:style style:name="T3572" style:parent-style-name="Domyślnaczcionkaakapitu" style:family="text">
      <style:text-properties style:text-underline-type="single" style:text-underline-style="solid" style:text-underline-width="auto" style:text-underline-mode="continuous"/>
    </style:style>
    <style:style style:name="T3573" style:parent-style-name="Domyślnaczcionkaakapitu" style:family="text">
      <style:text-properties fo:background-color="#80FFFF" style:text-underline-type="single" style:text-underline-style="solid" style:text-underline-width="auto" style:text-underline-mode="continuous"/>
    </style:style>
    <style:style style:name="T3574" style:parent-style-name="Domyślnaczcionkaakapitu" style:family="text">
      <style:text-properties style:text-underline-type="single" style:text-underline-style="solid" style:text-underline-width="auto" style:text-underline-mode="continuous"/>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style:text-underline-type="single" style:text-underline-style="solid" style:text-underline-width="auto" style:text-underline-mode="continuous"/>
    </style:style>
    <style:style style:name="T3579" style:parent-style-name="Domyślnaczcionkaakapitu" style:family="text">
      <style:text-properties fo:background-color="#80FFFF" style:text-underline-type="single" style:text-underline-style="solid" style:text-underline-width="auto" style:text-underline-mode="continuous"/>
    </style:style>
    <style:style style:name="P3580" style:parent-style-name="Normalny" style:family="paragraph">
      <style:paragraph-properties fo:text-align="justify" fo:line-height="150%" fo:text-indent="0.2479in"/>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fo:text-indent="0.2479in"/>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P3594" style:parent-style-name="Normalny" style:family="paragraph">
      <style:paragraph-properties fo:text-align="justify" fo:line-height="150%"/>
    </style:style>
    <style:style style:name="T3595" style:parent-style-name="Domyślnaczcionkaakapitu" style:family="text">
      <style:text-properties style:text-underline-type="single" style:text-underline-style="solid" style:text-underline-width="auto" style:text-underline-mode="continuous"/>
    </style:style>
    <style:style style:name="T3596" style:parent-style-name="Domyślnaczcionkaakapitu" style:family="text">
      <style:text-properties fo:background-color="#80FFFF" style:text-underline-type="single" style:text-underline-style="solid" style:text-underline-width="auto" style:text-underline-mode="continuous"/>
    </style:style>
    <style:style style:name="T3597" style:parent-style-name="Domyślnaczcionkaakapitu" style:family="text">
      <style:text-properties style:text-underline-type="single" style:text-underline-style="solid" style:text-underline-width="auto" style:text-underline-mode="continuous"/>
    </style:style>
    <style:style style:name="T3598" style:parent-style-name="Domyślnaczcionkaakapitu" style:family="text">
      <style:text-properties fo:background-color="#80FFFF" style:text-underline-type="single" style:text-underline-style="solid" style:text-underline-width="auto" style:text-underline-mode="continuous"/>
    </style:style>
    <style:style style:name="T3599" style:parent-style-name="Domyślnaczcionkaakapitu" style:family="text">
      <style:text-properties style:text-underline-type="single" style:text-underline-style="solid" style:text-underline-width="auto" style:text-underline-mode="continuous"/>
    </style:style>
    <style:style style:name="T3600" style:parent-style-name="Domyślnaczcionkaakapitu" style:family="text">
      <style:text-properties fo:background-color="#80FFFF" style:text-underline-type="single" style:text-underline-style="solid" style:text-underline-width="auto" style:text-underline-mode="continuous"/>
    </style:style>
    <style:style style:name="T3601" style:parent-style-name="Domyślnaczcionkaakapitu" style:family="text">
      <style:text-properties style:text-underline-type="single" style:text-underline-style="solid" style:text-underline-width="auto" style:text-underline-mode="continuous"/>
    </style:style>
    <style:style style:name="P3602" style:parent-style-name="Normalny" style:family="paragraph">
      <style:paragraph-properties fo:text-align="justify" fo:line-height="150%" fo:text-indent="0.2479in"/>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P3629" style:parent-style-name="Normalny" style:family="paragraph">
      <style:paragraph-properties fo:text-align="justify" fo:line-height="150%"/>
    </style:style>
    <style:style style:name="T3630" style:parent-style-name="Domyślnaczcionkaakapitu" style:family="text">
      <style:text-properties style:text-underline-type="single" style:text-underline-style="solid" style:text-underline-width="auto" style:text-underline-mode="continuous"/>
    </style:style>
    <style:style style:name="T3631" style:parent-style-name="Domyślnaczcionkaakapitu" style:family="text">
      <style:text-properties fo:background-color="#80FFFF" style:text-underline-type="single" style:text-underline-style="solid" style:text-underline-width="auto" style:text-underline-mode="continuous"/>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text-underline-type="single" style:text-underline-style="solid" style:text-underline-width="auto" style:text-underline-mode="continuous"/>
    </style:style>
    <style:style style:name="T3634" style:parent-style-name="Domyślnaczcionkaakapitu" style:family="text">
      <style:text-properties style:text-underline-type="single" style:text-underline-style="solid" style:text-underline-width="auto" style:text-underline-mode="continuous"/>
    </style:style>
    <style:style style:name="P3635" style:parent-style-name="Normalny" style:family="paragraph">
      <style:paragraph-properties fo:text-align="justify" fo:line-height="150%" fo:text-indent="0.2479in"/>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P3638" style:parent-style-name="Normalny" style:family="paragraph">
      <style:paragraph-properties fo:text-align="justify" fo:line-height="150%">
        <style:tab-stops>
          <style:tab-stop style:type="left" style:position="-18.3166in"/>
        </style:tab-stops>
      </style:paragraph-properties>
    </style:style>
    <style:style style:name="T3639" style:parent-style-name="Domyślnaczcionkaakapitu" style:family="text">
      <style:text-properties style:text-underline-type="single" style:text-underline-style="solid" style:text-underline-width="auto" style:text-underline-mode="continuous"/>
    </style:style>
    <style:style style:name="T3640" style:parent-style-name="Domyślnaczcionkaakapitu" style:family="text">
      <style:text-properties fo:background-color="#80FFFF" style:text-underline-type="single" style:text-underline-style="solid" style:text-underline-width="auto" style:text-underline-mode="continuous"/>
    </style:style>
    <style:style style:name="T3641" style:parent-style-name="Domyślnaczcionkaakapitu" style:family="text">
      <style:text-properties style:text-underline-type="single" style:text-underline-style="solid" style:text-underline-width="auto" style:text-underline-mode="continuous"/>
    </style:style>
    <style:style style:name="T3642" style:parent-style-name="Domyślnaczcionkaakapitu" style:family="text">
      <style:text-properties fo:background-color="#80FFFF" style:text-underline-type="single" style:text-underline-style="solid" style:text-underline-width="auto" style:text-underline-mode="continuous"/>
    </style:style>
    <style:style style:name="T3643" style:parent-style-name="Domyślnaczcionkaakapitu" style:family="text">
      <style:text-properties style:text-underline-type="single" style:text-underline-style="solid" style:text-underline-width="auto" style:text-underline-mode="continuous"/>
    </style:style>
    <style:style style:name="T3644" style:parent-style-name="Domyślnaczcionkaakapitu" style:family="text">
      <style:text-properties fo:background-color="#80FFFF" style:text-underline-type="single" style:text-underline-style="solid" style:text-underline-width="auto" style:text-underline-mode="continuous"/>
    </style:style>
    <style:style style:name="P3645" style:parent-style-name="Normalny" style:family="paragraph">
      <style:paragraph-properties fo:text-align="justify" fo:line-height="150%" fo:text-indent="0.2479in">
        <style:tab-stops>
          <style:tab-stop style:type="left" style:position="-18.3166in"/>
        </style:tab-stops>
      </style:paragraph-properties>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style:tab-stops>
          <style:tab-stop style:type="left" style:position="-18.3166in"/>
        </style:tab-stops>
      </style:paragraph-properties>
    </style:style>
    <style:style style:name="T3651" style:parent-style-name="Domyślnaczcionkaakapitu" style:family="text">
      <style:text-properties style:text-underline-type="single" style:text-underline-style="solid" style:text-underline-width="auto" style:text-underline-mode="continuous"/>
    </style:style>
    <style:style style:name="T3652" style:parent-style-name="Domyślnaczcionkaakapitu" style:family="text">
      <style:text-properties fo:background-color="#80FFFF" style:text-underline-type="single" style:text-underline-style="solid" style:text-underline-width="auto" style:text-underline-mode="continuous"/>
    </style:style>
    <style:style style:name="T3653" style:parent-style-name="Domyślnaczcionkaakapitu" style:family="text">
      <style:text-properties style:text-underline-type="single" style:text-underline-style="solid" style:text-underline-width="auto" style:text-underline-mode="continuous"/>
    </style:style>
    <style:style style:name="T3654" style:parent-style-name="Domyślnaczcionkaakapitu" style:family="text">
      <style:text-properties fo:background-color="#80FFFF" style:text-underline-type="single" style:text-underline-style="solid" style:text-underline-width="auto" style:text-underline-mode="continuous"/>
    </style:style>
    <style:style style:name="T3655" style:parent-style-name="Domyślnaczcionkaakapitu" style:family="text">
      <style:text-properties style:text-underline-type="single" style:text-underline-style="solid" style:text-underline-width="auto" style:text-underline-mode="continuous"/>
    </style:style>
    <style:style style:name="P3656" style:parent-style-name="Normalny" style:family="paragraph">
      <style:paragraph-properties fo:text-align="justify" fo:line-height="150%" fo:text-indent="0.2479in"/>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P3672" style:parent-style-name="Normalny" style:family="paragraph">
      <style:paragraph-properties fo:text-align="justify" fo:line-height="150%"/>
    </style:style>
    <style:style style:name="T3673" style:parent-style-name="Domyślnaczcionkaakapitu" style:family="text">
      <style:text-properties fo:background-color="#80FFFF" style:text-underline-type="single" style:text-underline-style="solid" style:text-underline-width="auto" style:text-underline-mode="continuous"/>
    </style:style>
    <style:style style:name="T3674" style:parent-style-name="Domyślnaczcionkaakapitu" style:family="text">
      <style:text-properties style:text-underline-type="single" style:text-underline-style="solid" style:text-underline-width="auto" style:text-underline-mode="continuous"/>
    </style:style>
    <style:style style:name="T3675" style:parent-style-name="Domyślnaczcionkaakapitu" style:family="text">
      <style:text-properties fo:background-color="#80FFFF" style:text-underline-type="single" style:text-underline-style="solid" style:text-underline-width="auto" style:text-underline-mode="continuous"/>
    </style:style>
    <style:style style:name="T3676" style:parent-style-name="Domyślnaczcionkaakapitu" style:family="text">
      <style:text-properties style:text-underline-type="single" style:text-underline-style="solid" style:text-underline-width="auto" style:text-underline-mode="continuous"/>
    </style:style>
    <style:style style:name="T3677" style:parent-style-name="Domyślnaczcionkaakapitu" style:family="text">
      <style:text-properties fo:background-color="#80FFFF" style:text-underline-type="single" style:text-underline-style="solid" style:text-underline-width="auto" style:text-underline-mode="continuous"/>
    </style:style>
    <style:style style:name="T3678" style:parent-style-name="Domyślnaczcionkaakapitu" style:family="text">
      <style:text-properties style:text-underline-type="single" style:text-underline-style="solid" style:text-underline-width="auto" style:text-underline-mode="continuous"/>
    </style:style>
    <style:style style:name="P3679" style:parent-style-name="Normalny" style:family="paragraph">
      <style:paragraph-properties fo:text-align="justify" fo:line-height="150%" fo:text-indent="0.2479in"/>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style:style>
    <style:style style:name="T3693" style:parent-style-name="Domyślnaczcionkaakapitu" style:family="text">
      <style:text-properties style:text-underline-type="single" style:text-underline-style="solid" style:text-underline-width="auto" style:text-underline-mode="continuous"/>
    </style:style>
    <style:style style:name="T3694" style:parent-style-name="Domyślnaczcionkaakapitu" style:family="text">
      <style:text-properties fo:background-color="#80FFFF" style:text-underline-type="single" style:text-underline-style="solid" style:text-underline-width="auto" style:text-underline-mode="continuous"/>
    </style:style>
    <style:style style:name="T3695" style:parent-style-name="Domyślnaczcionkaakapitu" style:family="text">
      <style:text-properties style:text-underline-type="single" style:text-underline-style="solid" style:text-underline-width="auto" style:text-underline-mode="continuous"/>
    </style:style>
    <style:style style:name="T3696" style:parent-style-name="Domyślnaczcionkaakapitu" style:family="text">
      <style:text-properties fo:background-color="#80FFFF" style:text-underline-type="single" style:text-underline-style="solid" style:text-underline-width="auto" style:text-underline-mode="continuous"/>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479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P3701" style:parent-style-name="Normalny" style:family="paragraph">
      <style:paragraph-properties fo:text-align="justify" fo:line-height="150%"/>
    </style:style>
    <style:style style:name="T3702" style:parent-style-name="Domyślnaczcionkaakapitu" style:family="text">
      <style:text-properties fo:background-color="#80FFFF" style:text-underline-type="single" style:text-underline-style="solid" style:text-underline-width="auto" style:text-underline-mode="continuous"/>
    </style:style>
    <style:style style:name="T3703" style:parent-style-name="Domyślnaczcionkaakapitu" style:family="text">
      <style:text-properties style:text-underline-type="single" style:text-underline-style="solid" style:text-underline-width="auto" style:text-underline-mode="continuous"/>
    </style:style>
    <style:style style:name="T3704" style:parent-style-name="Domyślnaczcionkaakapitu" style:family="text">
      <style:text-properties fo:background-color="#80FFFF" style:text-underline-type="single" style:text-underline-style="solid" style:text-underline-width="auto" style:text-underline-mode="continuous"/>
    </style:style>
    <style:style style:name="T3705" style:parent-style-name="Domyślnaczcionkaakapitu" style:family="text">
      <style:text-properties style:text-underline-type="single" style:text-underline-style="solid" style:text-underline-width="auto" style:text-underline-mode="continuous"/>
    </style:style>
    <style:style style:name="T3706" style:parent-style-name="Domyślnaczcionkaakapitu" style:family="text">
      <style:text-properties fo:background-color="#80FFFF" style:text-underline-type="single" style:text-underline-style="solid" style:text-underline-width="auto" style:text-underline-mode="continuous"/>
    </style:style>
    <style:style style:name="T3707" style:parent-style-name="Domyślnaczcionkaakapitu" style:family="text">
      <style:text-properties style:text-underline-type="single" style:text-underline-style="solid" style:text-underline-width="auto" style:text-underline-mode="continuous"/>
    </style:style>
    <style:style style:name="T3708" style:parent-style-name="Domyślnaczcionkaakapitu" style:family="text">
      <style:text-properties fo:background-color="#80FFFF" style:text-underline-type="single" style:text-underline-style="solid" style:text-underline-width="auto" style:text-underline-mode="continuous"/>
    </style:style>
    <style:style style:name="T3709" style:parent-style-name="Domyślnaczcionkaakapitu" style:family="text">
      <style:text-properties style:text-underline-type="single" style:text-underline-style="solid" style:text-underline-width="auto" style:text-underline-mode="continuous"/>
    </style:style>
    <style:style style:name="T3710" style:parent-style-name="Domyślnaczcionkaakapitu" style:family="text">
      <style:text-properties fo:background-color="#80FFFF"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P3726" style:parent-style-name="Normalny" style:family="paragraph">
      <style:paragraph-properties fo:text-align="justify" fo:line-height="150%"/>
    </style:style>
    <style:style style:name="T3727" style:parent-style-name="Domyślnaczcionkaakapitu" style:family="text">
      <style:text-properties fo:background-color="#80FFFF" style:text-underline-type="single" style:text-underline-style="solid" style:text-underline-width="auto" style:text-underline-mode="continuous"/>
    </style:style>
    <style:style style:name="T3728" style:parent-style-name="Domyślnaczcionkaakapitu" style:family="text">
      <style:text-properties style:text-underline-type="single" style:text-underline-style="solid" style:text-underline-width="auto" style:text-underline-mode="continuous"/>
    </style:style>
    <style:style style:name="T3729" style:parent-style-name="Domyślnaczcionkaakapitu" style:family="text">
      <style:text-properties fo:background-color="#80FFFF" style:text-underline-type="single" style:text-underline-style="solid" style:text-underline-width="auto" style:text-underline-mode="continuous"/>
    </style:style>
    <style:style style:name="T3730" style:parent-style-name="Domyślnaczcionkaakapitu" style:family="text">
      <style:text-properties style:text-underline-type="single" style:text-underline-style="solid" style:text-underline-width="auto" style:text-underline-mode="continuous"/>
    </style:style>
    <style:style style:name="T3731" style:parent-style-name="Domyślnaczcionkaakapitu" style:family="text">
      <style:text-properties fo:background-color="#80FFFF" style:text-underline-type="single" style:text-underline-style="solid" style:text-underline-width="auto" style:text-underline-mode="continuous"/>
    </style:style>
    <style:style style:name="T3732" style:parent-style-name="Domyślnaczcionkaakapitu" style:family="text">
      <style:text-properties style:text-underline-type="single" style:text-underline-style="solid" style:text-underline-width="auto" style:text-underline-mode="continuous"/>
    </style:style>
    <style:style style:name="P3733" style:parent-style-name="Normalny" style:family="paragraph">
      <style:paragraph-properties fo:text-align="justify" fo:line-height="150%" fo:text-indent="0.2479in"/>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P3737" style:parent-style-name="Normalny" style:family="paragraph">
      <style:paragraph-properties fo:text-align="justify" fo:line-height="150%"/>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style:text-underline-type="single" style:text-underline-style="solid" style:text-underline-width="auto" style:text-underline-mode="continuous"/>
    </style:style>
    <style:style style:name="T3740" style:parent-style-name="Domyślnaczcionkaakapitu" style:family="text">
      <style:text-properties fo:background-color="#80FFFF" style:text-underline-type="single" style:text-underline-style="solid" style:text-underline-width="auto" style:text-underline-mode="continuous"/>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T3744" style:parent-style-name="Domyślnaczcionkaakapitu" style:family="text">
      <style:text-properties fo:background-color="#80FFFF" style:text-underline-type="single" style:text-underline-style="solid" style:text-underline-width="auto" style:text-underline-mode="continuous"/>
    </style:style>
    <style:style style:name="T3745" style:parent-style-name="Domyślnaczcionkaakapitu" style:family="text">
      <style:text-properties style:text-underline-type="single" style:text-underline-style="solid" style:text-underline-width="auto" style:text-underline-mode="continuous"/>
    </style:style>
    <style:style style:name="T3746" style:parent-style-name="Domyślnaczcionkaakapitu" style:family="text">
      <style:text-properties fo:background-color="#80FFFF" style:text-underline-type="single" style:text-underline-style="solid" style:text-underline-width="auto" style:text-underline-mode="continuous"/>
    </style:style>
    <style:style style:name="P3747" style:parent-style-name="Normalny" style:family="paragraph">
      <style:paragraph-properties fo:text-align="justify" fo:line-height="150%" fo:text-indent="0.2479in"/>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style:style>
    <style:style style:name="T3753" style:parent-style-name="Domyślnaczcionkaakapitu" style:family="text">
      <style:text-properties fo:background-color="#80FFFF" style:text-underline-type="single" style:text-underline-style="solid" style:text-underline-width="auto" style:text-underline-mode="continuous"/>
    </style:style>
    <style:style style:name="T3754" style:parent-style-name="Domyślnaczcionkaakapitu" style:family="text">
      <style:text-properties style:text-underline-type="single" style:text-underline-style="solid" style:text-underline-width="auto" style:text-underline-mode="continuous"/>
    </style:style>
    <style:style style:name="T3755" style:parent-style-name="Domyślnaczcionkaakapitu" style:family="text">
      <style:text-properties fo:background-color="#80FFFF" style:text-underline-type="single" style:text-underline-style="solid" style:text-underline-width="auto" style:text-underline-mode="continuous"/>
    </style:style>
    <style:style style:name="T3756" style:parent-style-name="Domyślnaczcionkaakapitu" style:family="text">
      <style:text-properties style:text-underline-type="single" style:text-underline-style="solid" style:text-underline-width="auto" style:text-underline-mode="continuous"/>
    </style:style>
    <style:style style:name="T3757" style:parent-style-name="Domyślnaczcionkaakapitu" style:family="text">
      <style:text-properties fo:background-color="#80FFFF" style:text-underline-type="single" style:text-underline-style="solid" style:text-underline-width="auto" style:text-underline-mode="continuous"/>
    </style:style>
    <style:style style:name="T3758" style:parent-style-name="Domyślnaczcionkaakapitu" style:family="text">
      <style:text-properties style:text-underline-type="single" style:text-underline-style="solid" style:text-underline-width="auto" style:text-underline-mode="continuous"/>
    </style:style>
    <style:style style:name="P3759" style:parent-style-name="Normalny" style:family="paragraph">
      <style:paragraph-properties fo:text-align="justify" fo:line-height="150%" fo:text-indent="0.2479in"/>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fo:text-indent="0.2479in"/>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P3794" style:parent-style-name="Normalny" style:family="paragraph">
      <style:paragraph-properties fo:text-align="justify" fo:line-height="150%" fo:text-indent="0.2479in"/>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style:style>
    <style:style style:name="T3798" style:parent-style-name="Domyślnaczcionkaakapitu" style:family="text">
      <style:text-properties fo:background-color="#80FFFF" style:text-underline-type="single" style:text-underline-style="solid" style:text-underline-width="auto" style:text-underline-mode="continuous"/>
    </style:style>
    <style:style style:name="T3799" style:parent-style-name="Domyślnaczcionkaakapitu" style:family="text">
      <style:text-properties style:text-underline-type="single" style:text-underline-style="solid" style:text-underline-width="auto" style:text-underline-mode="continuous"/>
    </style:style>
    <style:style style:name="T3800" style:parent-style-name="Domyślnaczcionkaakapitu" style:family="text">
      <style:text-properties fo:background-color="#80FFFF" style:text-underline-type="single" style:text-underline-style="solid" style:text-underline-width="auto" style:text-underline-mode="continuous"/>
    </style:style>
    <style:style style:name="T3801" style:parent-style-name="Domyślnaczcionkaakapitu" style:family="text">
      <style:text-properties style:text-underline-type="single" style:text-underline-style="solid" style:text-underline-width="auto" style:text-underline-mode="continuous"/>
    </style:style>
    <style:style style:name="T3802" style:parent-style-name="Domyślnaczcionkaakapitu" style:family="text">
      <style:text-properties fo:background-color="#80FFFF" style:text-underline-type="single" style:text-underline-style="solid" style:text-underline-width="auto" style:text-underline-mode="continuous"/>
    </style:style>
    <style:style style:name="T3803" style:parent-style-name="Domyślnaczcionkaakapitu" style:family="text">
      <style:text-properties style:text-underline-type="single" style:text-underline-style="solid" style:text-underline-width="auto" style:text-underline-mode="continuous"/>
    </style:style>
    <style:style style:name="T3804" style:parent-style-name="Domyślnaczcionkaakapitu" style:family="text">
      <style:text-properties fo:background-color="#80FFFF" style:text-underline-type="single" style:text-underline-style="solid" style:text-underline-width="auto" style:text-underline-mode="continuous"/>
    </style:style>
    <style:style style:name="T3805" style:parent-style-name="Domyślnaczcionkaakapitu" style:family="text">
      <style:text-properties style:text-underline-type="single" style:text-underline-style="solid" style:text-underline-width="auto" style:text-underline-mode="continuous"/>
    </style:style>
    <style:style style:name="T3806" style:parent-style-name="Domyślnaczcionkaakapitu" style:family="text">
      <style:text-properties fo:background-color="#80FFFF" style:text-underline-type="single" style:text-underline-style="solid" style:text-underline-width="auto" style:text-underline-mode="continuous"/>
    </style:style>
    <style:style style:name="P3807" style:parent-style-name="Normalny" style:family="paragraph">
      <style:paragraph-properties fo:text-align="justify" fo:line-height="150%" fo:text-indent="0.2479in"/>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style:style>
    <style:style style:name="T3810" style:parent-style-name="Domyślnaczcionkaakapitu" style:family="text">
      <style:text-properties style:text-underline-type="single" style:text-underline-style="solid" style:text-underline-width="auto" style:text-underline-mode="continuous"/>
    </style:style>
    <style:style style:name="T3811" style:parent-style-name="Domyślnaczcionkaakapitu" style:family="text">
      <style:text-properties fo:background-color="#80FFFF" style:text-underline-type="single" style:text-underline-style="solid" style:text-underline-width="auto" style:text-underline-mode="continuous"/>
    </style:style>
    <style:style style:name="T3812" style:parent-style-name="Domyślnaczcionkaakapitu" style:family="text">
      <style:text-properties style:text-underline-type="single" style:text-underline-style="solid" style:text-underline-width="auto" style:text-underline-mode="continuous"/>
    </style:style>
    <style:style style:name="T3813" style:parent-style-name="Domyślnaczcionkaakapitu" style:family="text">
      <style:text-properties fo:background-color="#80FFFF" style:text-underline-type="single" style:text-underline-style="solid" style:text-underline-width="auto" style:text-underline-mode="continuous"/>
    </style:style>
    <style:style style:name="T3814" style:parent-style-name="Domyślnaczcionkaakapitu" style:family="text">
      <style:text-properties style:text-underline-type="single" style:text-underline-style="solid" style:text-underline-width="auto" style:text-underline-mode="continuous"/>
    </style:style>
    <style:style style:name="T3815" style:parent-style-name="Domyślnaczcionkaakapitu" style:family="text">
      <style:text-properties fo:background-color="#80FFFF" style:text-underline-type="single" style:text-underline-style="solid" style:text-underline-width="auto" style:text-underline-mode="continuous"/>
    </style:style>
    <style:style style:name="T3816" style:parent-style-name="Domyślnaczcionkaakapitu" style:family="text">
      <style:text-properties fo:background-color="#80FFFF" style:text-underline-type="single" style:text-underline-style="solid" style:text-underline-width="auto" style:text-underline-mode="continuous"/>
    </style:style>
    <style:style style:name="T3817" style:parent-style-name="Domyślnaczcionkaakapitu" style:family="text">
      <style:text-properties style:text-underline-type="single" style:text-underline-style="solid" style:text-underline-width="auto" style:text-underline-mode="continuous"/>
    </style:style>
    <style:style style:name="P3818" style:parent-style-name="Normalny" style:family="paragraph">
      <style:paragraph-properties fo:text-align="justify" fo:line-height="150%" fo:text-indent="0.2479in"/>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P3821" style:parent-style-name="Normalny" style:family="paragraph">
      <style:paragraph-properties fo:text-align="justify" fo:line-height="150%"/>
    </style:style>
    <style:style style:name="T3822" style:parent-style-name="Domyślnaczcionkaakapitu" style:family="text">
      <style:text-properties fo:background-color="#80FFFF" style:text-underline-type="single" style:text-underline-style="solid" style:text-underline-width="auto" style:text-underline-mode="continuous"/>
    </style:style>
    <style:style style:name="T3823" style:parent-style-name="Domyślnaczcionkaakapitu" style:family="text">
      <style:text-properties style:text-underline-type="single" style:text-underline-style="solid" style:text-underline-width="auto" style:text-underline-mode="continuous"/>
    </style:style>
    <style:style style:name="T3824" style:parent-style-name="Domyślnaczcionkaakapitu" style:family="text">
      <style:text-properties fo:background-color="#80FFFF" style:text-underline-type="single" style:text-underline-style="solid" style:text-underline-width="auto" style:text-underline-mode="continuous"/>
    </style:style>
    <style:style style:name="T3825" style:parent-style-name="Domyślnaczcionkaakapitu" style:family="text">
      <style:text-properties style:text-underline-type="single" style:text-underline-style="solid" style:text-underline-width="auto" style:text-underline-mode="continuous"/>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P3831" style:parent-style-name="Normalny" style:family="paragraph">
      <style:paragraph-properties fo:text-align="justify" fo:line-height="150%" fo:text-indent="0.2479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P3835" style:parent-style-name="Normalny" style:family="paragraph">
      <style:paragraph-properties fo:text-align="justify" fo:line-height="150%"/>
    </style:style>
    <style:style style:name="T3836" style:parent-style-name="Domyślnaczcionkaakapitu" style:family="text">
      <style:text-properties style:text-underline-type="single" style:text-underline-style="solid" style:text-underline-width="auto" style:text-underline-mode="continuous"/>
    </style:style>
    <style:style style:name="T3837" style:parent-style-name="Domyślnaczcionkaakapitu" style:family="text">
      <style:text-properties fo:background-color="#80FFFF" style:text-underline-type="single" style:text-underline-style="solid" style:text-underline-width="auto" style:text-underline-mode="continuous"/>
    </style:style>
    <style:style style:name="T3838" style:parent-style-name="Domyślnaczcionkaakapitu" style:family="text">
      <style:text-properties style:text-underline-type="single" style:text-underline-style="solid" style:text-underline-width="auto" style:text-underline-mode="continuous"/>
    </style:style>
    <style:style style:name="T3839" style:parent-style-name="Domyślnaczcionkaakapitu" style:family="text">
      <style:text-properties fo:background-color="#80FFFF" style:text-underline-type="single" style:text-underline-style="solid" style:text-underline-width="auto" style:text-underline-mode="continuous"/>
    </style:style>
    <style:style style:name="T3840" style:parent-style-name="Domyślnaczcionkaakapitu" style:family="text">
      <style:text-properties style:text-underline-type="single" style:text-underline-style="solid" style:text-underline-width="auto" style:text-underline-mode="continuous"/>
    </style:style>
    <style:style style:name="P3841" style:parent-style-name="Normalny" style:family="paragraph">
      <style:paragraph-properties fo:text-align="justify" fo:line-height="150%" fo:text-indent="0.2479in"/>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style:text-underline-type="single" style:text-underline-style="solid" style:text-underline-width="auto" style:text-underline-mode="continuous"/>
    </style:style>
    <style:style style:name="T3847" style:parent-style-name="Domyślnaczcionkaakapitu" style:family="text">
      <style:text-properties fo:background-color="#80FFFF" style:text-underline-type="single" style:text-underline-style="solid" style:text-underline-width="auto" style:text-underline-mode="continuous"/>
    </style:style>
    <style:style style:name="T3848" style:parent-style-name="Domyślnaczcionkaakapitu" style:family="text">
      <style:text-properties style:text-underline-type="single" style:text-underline-style="solid" style:text-underline-width="auto" style:text-underline-mode="continuous"/>
    </style:style>
    <style:style style:name="T3849" style:parent-style-name="Domyślnaczcionkaakapitu" style:family="text">
      <style:text-properties fo:background-color="#80FFFF" style:text-underline-type="single" style:text-underline-style="solid" style:text-underline-width="auto" style:text-underline-mode="continuous"/>
    </style:style>
    <style:style style:name="T3850" style:parent-style-name="Domyślnaczcionkaakapitu" style:family="text">
      <style:text-properties style:text-underline-type="single" style:text-underline-style="solid" style:text-underline-width="auto" style:text-underline-mode="continuous"/>
    </style:style>
    <style:style style:name="T3851" style:parent-style-name="Domyślnaczcionkaakapitu" style:family="text">
      <style:text-properties fo:background-color="#80FFFF" style:text-underline-type="single" style:text-underline-style="solid" style:text-underline-width="auto" style:text-underline-mode="continuous"/>
    </style:style>
    <style:style style:name="T3852" style:parent-style-name="Domyślnaczcionkaakapitu" style:family="text">
      <style:text-properties style:text-underline-type="single" style:text-underline-style="solid" style:text-underline-width="auto" style:text-underline-mode="continuous"/>
    </style:style>
    <style:style style:name="T3853" style:parent-style-name="Domyślnaczcionkaakapitu" style:family="text">
      <style:text-properties fo:background-color="#80FFFF" style:text-underline-type="single" style:text-underline-style="solid" style:text-underline-width="auto" style:text-underline-mode="continuous"/>
    </style:style>
    <style:style style:name="P3854" style:parent-style-name="Normalny" style:family="paragraph">
      <style:paragraph-properties fo:text-align="justify" fo:line-height="150%" fo:text-indent="0.2479in"/>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P3857" style:parent-style-name="Normalny" style:family="paragraph">
      <style:paragraph-properties fo:text-align="justify" fo:line-height="150%"/>
    </style:style>
    <style:style style:name="T3858" style:parent-style-name="Domyślnaczcionkaakapitu" style:family="text">
      <style:text-properties fo:background-color="#80FFFF" style:text-underline-type="single" style:text-underline-style="solid" style:text-underline-width="auto" style:text-underline-mode="continuous"/>
    </style:style>
    <style:style style:name="T3859" style:parent-style-name="Domyślnaczcionkaakapitu" style:family="text">
      <style:text-properties style:text-underline-type="single" style:text-underline-style="solid" style:text-underline-width="auto" style:text-underline-mode="continuous"/>
    </style:style>
    <style:style style:name="T3860" style:parent-style-name="Domyślnaczcionkaakapitu" style:family="text">
      <style:text-properties fo:background-color="#80FFFF" style:text-underline-type="single" style:text-underline-style="solid" style:text-underline-width="auto" style:text-underline-mode="continuous"/>
    </style:style>
    <style:style style:name="T3861" style:parent-style-name="Domyślnaczcionkaakapitu" style:family="text">
      <style:text-properties style:text-underline-type="single" style:text-underline-style="solid" style:text-underline-width="auto" style:text-underline-mode="continuous"/>
    </style:style>
    <style:style style:name="T3862" style:parent-style-name="Domyślnaczcionkaakapitu" style:family="text">
      <style:text-properties fo:background-color="#80FFFF" style:text-underline-type="single" style:text-underline-style="solid" style:text-underline-width="auto" style:text-underline-mode="continuous"/>
    </style:style>
    <style:style style:name="T3863" style:parent-style-name="Domyślnaczcionkaakapitu" style:family="text">
      <style:text-properties style:text-underline-type="single" style:text-underline-style="solid" style:text-underline-width="auto" style:text-underline-mode="continuous"/>
    </style:style>
    <style:style style:name="P386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Górnictwa</text:p>
      <text:p text:style-name="P3">TYTUŁ= STENOGRAM z drugiego posiedzenia Podzespołu do spraw Górnictwa</text:p>
      <text:p text:style-name="P4">DATA= 20 lutego 1989 r.</text:p>
      <text:p text:style-name="P5">SYGNATURA=<text:s/></text:p>
      <text:p text:style-name="P6">INW= 46060</text:p>
      <text:p text:style-name="P7">TEKST=</text:p>
      <text:p text:style-name="P8">Stenogram z posiedzenia Podzespołu do spraw Górnictwa w dniu 20 lutego 19<text:span text:style-name="T9">8</text:span>9 r.</text:p>
      <text:p text:style-name="P10"><text:span text:style-name="T11">Przewodnicząc</text:span><text:span text:style-name="T12">y</text:span>:</text:p>
      <text:p text:style-name="P13">Rozpoczynamy obrady<text:span text:style-name="T14">.</text:span><text:s/>Proszę przedstawiciela grupa solidarnościowej i myślę, że w dniu dzisiejszym dojdziemy do jakichś konkretnych ustaleń.</text:p>
      <text:p text:style-name="P15"><text:span text:style-name="T16">O</text:span><text:span text:style-name="T17">b. Alo</text:span><text:span text:style-name="T18">j</text:span><text:span text:style-name="T19">zy Pietrzyk</text:span>:</text:p>
      <text:p text:style-name="P20">Chciałbym panu zgłosić panie przewodniczą<text:span text:style-name="T21">cy</text:span><text:s/>Gustek, że nasz skład powiększyliśmy o osobę Edwarda Olszewskiego i doradcę Jana Nowackiego.</text:p>
      <text:p text:style-name="P22"><text:span text:style-name="T23">Przewodnicząc</text:span><text:span text:style-name="T24">y</text:span>:</text:p>
      <text:p text:style-name="P25">Czy to jest w skład zespołu czy w skład doradców?</text:p>
      <text:p text:style-name="P26"><text:span text:style-name="T27">O</text:span><text:span text:style-name="T28">b. Alojzy Pietrzyk</text:span>:</text:p>
      <text:p text:style-name="P29">Kolega Olszewski jest składem zespołu, a w składzie doradców jest pan Nowacki<text:span text:style-name="T30">.</text:span></text:p>
      <text:p text:style-name="P31"><text:span text:style-name="T32">Przewodniczący</text:span>:</text:p>
      <text:p text:style-name="P33">Dziękuję bardzo.</text:p>
      <text:p text:style-name="P34">Proszą o zabranie głosu przedstawi<text:span text:style-name="T35">ci</text:span>ela z n<text:span text:style-name="T36">as</text:span>zej strony pana Borowskiego.</text:p>
      <text:p text:style-name="P37"><text:span text:style-name="T38">O</text:span><text:span text:style-name="T39">b. Borowski - /</text:span><text:span text:style-name="T40">”</text:span><text:span text:style-name="T41">Solidarność</text:span><text:span text:style-name="T42">”</text:span><text:span text:style-name="T43">/</text:span>:</text:p>
      <text:p text:style-name="P44">Mam za zadanie przedstawić zasady systemu ekonomiczno-finansowego. Punktem wyjścia do rozwiązań rozważali o systemie ekonomic<text:span text:style-name="T45">z</text:span>no-finansowym górnictwa jest odpowied<text:span text:style-name="T46">ź<text:s/></text:span>na pytanie, w jakich warunkach organizacyjnych będzie ono pracować<text:span text:style-name="T47">.</text:span><text:s/>Nasze stanowisko w tej sprawie wyraziliśmy na poprzednim spotkaniu. Przypomnę, że jesteśmy za całko<text:span text:style-name="T48">wi</text:span>tą samodzielnością kopalń bez struktur pośrednich z orga<text:span text:style-name="T49">n</text:span>em założycielskim ministra przemysłu.</text:p>
      <text:p text:style-name="P50">Do zajęcia takiego stanowiska skłoniło nas długoletnie doświadczenie i skutki funkcjonowania tych struktur organizacyjnych.<text:s/><text:span text:style-name="T51">D</text:span>otychczasowy system ekonomiczno-<text:span text:style-name="T52">fi</text:span>nansowy ustalony przed laty nie cieszy się wśród praktyków ekonomistów z kopalń, najlepszą opinią. System ten nie stwarza warunków do wyzwania prze<text:span text:style-name="T53">ds</text:span>iębiorczości, oszczędności, bądź rac<text:span text:style-name="T54">j</text:span>onalizacji decyzji gospodarczych.</text:p>
      <text:p text:style-name="P55">W systemie tym kluczowe miejsce zajmują ceny wewnętrzne, ceny, które w rzeczywistości służą jednemu celowi<text:span text:style-name="T56">,</text:span><text:s/>wydobyciu jak największej ilości węgla nie bacząc na koszt. System cen<text:s/><text:span text:style-name="T57">w</text:span>ewnętrznych służy też między innymi do uzasadniania konieczności istnienia struktur pośrednich. Zgadzam się z tym, że wydobywanie kopalni jest specy<text:span text:style-name="T58">f</text:span>iczn<text:span text:style-name="T59">ą</text:span><text:s/><text:span text:style-name="T60">d</text:span>ziałalnością. Dlatego też i system ekonomiczno-finansowy musi tę specyfikę uwzględniać<text:span text:style-name="T61">.</text:span><text:s/>Nie oznacza to jednak, że wobec przedsiębiorstw górniczych nie można w ogóle stosować reguł reformy gospodarczej. Kopalnie powinny być wyodrębnione prawnie jako podmioty prawa cywilnego, a więc w zakresie obrotu gospodarczego, funkcjonować na tych samych zasadach, jak każde inne państwowe przedsiębiorstwo przemysłowe.</text:p>
      <text:soft-page-break/>
      <text:p text:style-name="P62">Jedyne ograniczenie to problem deficytowości niektórych kopalń i sposoby ich dotowania. Dotacji nie uniknie się<text:span text:style-name="T63">.</text:span><text:s/>Jest to zjawisko znane i w innych krajach. Problem jednak polega na tym, by te dotacje odgrywały rolę pozytywną w działalności gospodarcz<text:span text:style-name="T64">ej.</text:span><text:s/>Sposób dotowania kopalń nierentownych jest otwarty i wymaga szerszej wymiany poglądów.</text:p>
      <text:p text:style-name="P65">Nasze propozycje idą w kierunku jednolitych cen węgla, a dotacje powinny mieć charakter przedmiotowy, a więc formę dopłaty do wydobytej tony węgla. Dotacje przedmiotowe powinny wyeliminować dotychczasową prakty<text:span text:style-name="T66">k</text:span>ę manipulowania cenami<text:s/><text:span text:style-name="T67">wew</text:span>n<text:span text:style-name="T68">ętrz</text:span>ny<text:span text:style-name="T69">mi.</text:span><text:s/>Ceny wewnętrzne powodowały niepokojące zjawisko nieograniczonego windowania kosztów, zwłaszcza pod koniec roku, a więc często zaliczaniu w koszty roku poprzedniego, fikcyjnego zużycia materiałów, gromadzenia nadmiernych zapasów materiałowych, korzystania z usług wykonawców oferujących wysokie ceny usług, na przykład firmy polonijne, czy spółki prywa<text:span text:style-name="T70">t</text:span>ne.</text:p>
      <text:p text:style-name="P71">Zjawisko corocznego rozdmuchiwania kosztów przybiera na sile. Cel takich działań to baza wyjściowa do uzyskania wyższych cen wewnętrznych w roku następnym. Zjawisko windowania kosztów znane jest chyba też i<text:s/>przedsiębiorstwom<text:s/>eksploatacji<text:s/>węgla. Jednak nie są one skutecznie zwalczane. M<text:span text:style-name="T72">oż</text:span>na podejrzewać, że są wręcz z<text:span text:style-name="T73">ai</text:span>nter<text:span text:style-name="T74">es</text:span>owane tym, by koszty wydobycia były wysokie, bo to daje dogodną pozycję przetargową batalii o dotacje z budżetu państwa.</text:p>
      <text:p text:style-name="P75">Uśrednienie wyników finansowych kopalń przez system cen wewnętrznych powoduje, że dyrekcje kopalń czują się bezpiecznie przed nimi nie ma widma bankructwa. Nie troszczą się o rzeczywiste oszczędności, efektem takiego stanu są również przerosty w zatrudnieniu, zwłaszcza wśród pracowników obsługi i administrac<text:span text:style-name="T76">ji</text:span>.<text:span text:style-name="T77"><text:s/></text:span>Daje to możliwość utrzymywania setek pracowników nie świadczących pracy<text:span text:style-name="T78">.</text:span><text:s/>Myśmy to nazwali<text:s/>„martwymi duszami”.</text:p>
      <text:p text:style-name="P79">Stanowisko nasze w sprawie systemu ekonomiczno- finansowego jest następujące. Kopalnia jest przedsięb<text:span text:style-name="T80">i</text:span>ors<text:span text:style-name="T81">tw</text:span>em samodzielnym,<text:s/><text:span text:style-name="T82">w</text:span><text:s/>rozumieniu prawa cywilnego, bez statusu użyteczności publicznej<text:span text:style-name="T83">,</text:span><text:s/>który to status powinien zostać zniesiony niezwłocznie<text:span text:style-name="T84">.</text:span></text:p>
      <text:p text:style-name="P85">Kopalnie powinny być poddane rygorom reformy gospodarczej z modyfikacją związaną ze specyfiką górnictwa, o której wspomniano wyżej. Podstawą wyjściową do rozważań o specy<text:span text:style-name="T86">fi</text:span>cznych cechach systemu<text:s/><text:span text:style-name="T87">ek</text:span>ono<text:span text:style-name="T88">micz</text:span>no-<text:s/><text:span text:style-name="T89">f</text:span>inan<text:span text:style-name="T90">so</text:span>wego górnictwa może być między innymi renta górnicza<text:span text:style-name="T91">.</text:span><text:s/>Podstawowym kryterium oceny działalności gospodarczej powinien być zysk, a nie plan wydobycia i jego wykonani<text:span text:style-name="T92">e.</text:span></text:p>
      <text:p text:style-name="P93">Dziękuj<text:span text:style-name="T94">ę.</text:span></text:p>
      <text:p text:style-name="P95"><text:span text:style-name="T96">Przewodniczący</text:span>:</text:p>
      <text:p text:style-name="P97">Czy ktoś chciałby zabrać głos na ten temat?</text:p>
      <text:p text:style-name="P98"><text:span text:style-name="T99">Ob</text:span><text:span text:style-name="T100">.</text:span><text:span text:style-name="T101"><text:s/>Marian Gustek</text:span>:</text:p>
      <text:p text:style-name="P102">Myślę panie przewodniczący Pietrzyk, że zgodnie z tym jak myśmy się umówili w sobotę, by nastąpiła prezentacja stanowisk z naszej strony, a później każdy temat będziemy brali po kolei już do takiego roboczego prz<text:span text:style-name="T103">e</text:span>dyskutowania. Zgoda?</text:p>
      <text:p text:style-name="P104"><text:span text:style-name="T105">Ob. Alojzy Pietrzyk</text:span>:</text:p>
      <text:p text:style-name="P106">Zgoda, dziękuję.</text:p>
      <text:p text:style-name="P107">Z naszej strony proszę o z<text:span text:style-name="T108">ab</text:span>ranie głosu Brzuzego z Bełchatowa.</text:p>
      <text:p text:style-name="P109"><text:span text:style-name="T110">Ob</text:span><text:span text:style-name="T111">.</text:span><text:span text:style-name="T112"><text:s/>R</text:span><text:span text:style-name="T113">y</text:span><text:span text:style-name="T114">sz</text:span><text:span text:style-name="T115">ar</text:span><text:span text:style-name="T116">d Brzuzy - /</text:span><text:span text:style-name="T117">„</text:span><text:span text:style-name="T118">Bełcha</text:span><text:span text:style-name="T119">t</text:span><text:span text:style-name="T120">ów</text:span><text:span text:style-name="T121">”</text:span><text:span text:style-name="T122">/</text:span>:</text:p>
      <text:soft-page-break/>
      <text:p text:style-name="P123">Przedstawię w tej chwili zasady ekonomiczno-finansowe w kopalniach węgl<text:span text:style-name="T124">a</text:span><text:s/>brunatnego. Dotychczasowy<text:s/><text:span text:style-name="T125">s</text:span>ystem ekonomiczno-<text:span text:style-name="T126">fi</text:span>nansowy w jakim funkcjonują kopalnie węgla brunatnego nie sprawdził się<text:span text:style-name="T127">,</text:span><text:s/>świadczy o tym chociażby ostatni konflikt płacowy w naszej kopalni<text:span text:style-name="T128">,</text:span><text:s/>którego istoty wielu nie potrafi zrozumieć. O czym świad<text:span text:style-name="T129">c</text:span>zą niek<text:span text:style-name="T130">t</text:span>óre publikacje prasowe, mówiące o nieograniczonych żądaniach górników z Bełchatowa.</text:p>
      <text:p text:style-name="P131">Faktem jest, że każdy protest robotniczy w historii PRL okazał się słusznym protestem przeciwko zwyrodnieniom systemowym i w tym<text:s/><text:span text:style-name="T132">p</text:span>rzypadku jest to sygnał stanu przedzawałowego. Należy więc dotrzeć do przyczyn choroby, aby un<text:span text:style-name="T133">i</text:span>knąć systemu zawałowego.</text:p>
      <text:p text:style-name="P134">Przyczyną niepokojów całego świata pracy w Polsce, w ostatnich dniach jest niedostosowanie systemów ekonomiczno-<text:span text:style-name="T135">fi</text:span>nansow<text:span text:style-name="T136">yc</text:span>h przedsiębiorstw, do warunków inflacji. Problem ten jest dostrzeżony przez obrady Okrągłego Stołu przez<text:s/>„stolik”<text:s/>gospodarczy, przy którym powstał zespół do opracowania zasad indeksacji płac<text:span text:style-name="T137">.</text:span></text:p>
      <text:p text:style-name="P138">Mamy nadzieję, że efekty pracy tego zespołu przyczynią się do wprowadzenia mechanizmu, który będzie wyprzedzał powstawanie niepokojów poprzez utrzymywanie poziomu płacy realnej. Na<text:s/>„stoliku”<text:s/>górniczym należy natomiast postawić pytanie, jak ma funkcjonować w tych warunkach system ekonomiczno-<text:span text:style-name="T139">fi</text:span>nans<text:span text:style-name="T140">ow</text:span>y kopalń, tak aby już nigdy więcej zarząd, który dysponuje zapleczem naukowo-badawczym nie musiał myśleć górnik, żeby nie<text:s/>dochodziło do sytuacji,<text:s/><text:span text:style-name="T141">w</text:span><text:s/>której z jednej strony stają ludzie, którzy żądają racjonalnych rozwiązań ekonomicznych widocznych na co dzień, gołym okiem, przez każdego pracownika, z drugiej stoją dyrektorzy ograniczeni narzuconymi barierami systemowymi<text:span text:style-name="T142">.</text:span></text:p>
      <text:p text:style-name="P143">Mechanizmy, jeżeli w ogóle można tak to nazwać, jakie występowały w<text:s/><text:span text:style-name="T144">P</text:span>olsce do tej pory, a które w<text:span text:style-name="T145">ys</text:span>tępu<text:span text:style-name="T146">j</text:span>ą po dzień dzisiejszy w branży węgla brunatnego,<text:span text:style-name="T147"><text:s/></text:span>doprowadziły ten kraj do ruiny gospodarczej i ekonomicznej. Przedstawię obecnie zasady ekonomiczno-<text:span text:style-name="T148">f</text:span>inansowe w kopalniach węgla brunatnego oraz propozycję ich zmian w<text:span text:style-name="T149"><text:s/></text:span>oparciu o materiały na sympozjum naukowe, które odbyło<text:span text:style-name="T150"><text:s/></text:span>się w Bełchatowie 17 listopada 1988 r. pod tytułem<text:s/>„Efektywnoś<text:span text:style-name="T151">ć</text:span><text:s/>energetyki opartej na węglu brunatnym z perspektywą jej rozwoju, ze szczególnym uwzględnieniem zagłębia górniczo-energetyczneg<text:span text:style-name="T152">o</text:span><text:s/>Bełchatów”.</text:p>
      <text:p text:style-name="P153">Oto [nieczytelne] ocena zasad ekonomiczno-<text:span text:style-name="T154">fi</text:span>nansow<text:span text:style-name="T155">yc</text:span>h w latach osiemdziesiątych w węglu brunatnym nakazuje twierdzenie, że nie<text:s/><text:span text:style-name="T156">fu</text:span>n<text:span text:style-name="T157">kcjo</text:span>n<text:span text:style-name="T158">ował</text:span>y tutaj żadne mechanizmy reformy gospodarczej. Podstawowe obszary tego systemu takie jak cena, polityka podatkowa, finansowanie inwestyc<text:span text:style-name="T159">ji,</text:span><text:s/>środki na wynagrodzenia itp<text:span text:style-name="T160">.</text:span><text:s/>stanowiły przedmi<text:span text:style-name="T161">ot<text:s/></text:span>odrębnych decyzji administracyjnych<text:span text:style-name="T162">.</text:span><text:s/>W efekcie na przestrzeni lat narosło szereg negatywnych dla gospodarowania zjawisk<text:span text:style-name="T163">.</text:span><text:s/>Między innymi ustalana przez centrum cena urzędowa na węgiel nie zapewniała nigdy niezbędnych przychodów dla kopalń. Stwarzając rozliczne problemy<text:span text:style-name="T164"><text:s/></text:span>związane z<text:s/><text:span text:style-name="T165">fi</text:span>nansowaniem. Jej poziom nigdy nie nadążał<text:s/><text:span text:style-name="T166">z</text:span><text:s/>inflacyjnym wzrostem cen środków produkcji, w wyniku czego rozwierały się nożyce cen pomiędzy górnictwem a pozostałą częścią gospodarki<text:span text:style-name="T167">.</text:span><text:s/>Jej poziom nigdy nie nadąża z inflacyjnym wzrostem cen środków produkcji w wyniku czego rozwierały się nożyce cen pomiędzy górnict<text:span text:style-name="T168">w</text:span>em<text:span text:style-name="T169"><text:s/></text:span>a pozostałą częścią gospodarki.</text:p>
      <text:p text:style-name="P170">Stosowana jeszcze w 1988 oku zasada określania środków na wynagrodzenie poprzez określanie różnego poziomu średniej płacy zachęcić jedynie mogła do wzrostu zatrudnienia, a nie odwrotnie. Uniemożliwia stosowanie różnorodnych, indywidu<text:span text:style-name="T171">al</text:span>nych form organizac<text:span text:style-name="T172">ji</text:span><text:s/>pracy, który za zwiększoną wydajność można by więcej płacić.</text:p>
      <text:soft-page-break/>
      <text:p text:style-name="P173">Od szere<text:span text:style-name="T174">g</text:span>u lat jest nierozwiązany jeszcze problem finansowania inwestyc<text:span text:style-name="T175">ji</text:span><text:s/>utrzymu<text:span text:style-name="T176">ją</text:span>cych, które warunkują bieżącą pracę kopalń na dotychczasowym poziomie wydobycia. O<text:span text:style-name="T177">d</text:span>stąpienie w 1988 r<text:span text:style-name="T178">.</text:span><text:s/>od ceny urzędowej na węgiel brunatny nie zmieniło sytuacji kopalń, gdyż zostały one zastąpione w przypadku węgla na zaopatrzenie energetyki, to jest 99% produkcji. Cenami wewnętrznymi ustalonymi przez Wspólnotę Energetyki i Węgla Brunatnego, których wyznacznikiem jest rentowność energetyki. Te i inne zjawiska powodują brak stabilności w działaniu ekonomiczno- finansowym kopalni, jak również brak możliwości prowadzenia odpowiedniej polityki w tym zakresie, co jest nie do przyjęcia zważywszy szczególnie [nieczytelne] mającej jakim dysponuje kopalnia.</text:p>
      <text:p text:style-name="P179">Koniecznoś<text:span text:style-name="T180">c</text:span>ią jest opracowan<text:span text:style-name="T181">i</text:span>e spójnego systemu ekonomiczno-<text:span text:style-name="T182">fi</text:span>nansowego dla górnictwa węgla brunatnego, który oparty byłby na mechanizmach, a nie na doraźnych decyzjach. Mechanizm ten musiałby uwzględniać również fakt ograniczonych możliwości przyrostu produkcji z jednej strony oraz autentycznej rewaloryzac<text:span text:style-name="T183">ji</text:span><text:s/>środków z tytu<text:span text:style-name="T184">ł</text:span>u inflacji z drugiej strony. Najogólniej rzecz biorąc system ekonomiczno-<text:span text:style-name="T185">fi</text:span>nansowy powinien zapewni<text:span text:style-name="T186">a</text:span>ć:</text:p>
      <text:p text:style-name="P187">a/ Samo<text:span text:style-name="T188">fi</text:span>nansowanie kopalń oparte na powiązaniu tempa zmian cen na węgiel brunatny z tempem zmian ceny transakcyjnej w<text:span text:style-name="T189">ę</text:span>gla kamiennego, co powinno na bie<text:span text:style-name="T190">ż</text:span>ąco pokrywa<text:span text:style-name="T191">ć<text:s/></text:span>skutki inflacyjnej zmiany cen na środki produkcji pozostałej czę<text:span text:style-name="T192">ś</text:span>ci gospodarki narodowej. Warunkiem niezbędnym byłoby wcześniejsze skorygowanie aktualnego poziomu cen<text:s/><text:span text:style-name="T193">z</text:span>b<text:span text:style-name="T194">yt</text:span>u o skutki in<text:span text:style-name="T195">fla</text:span>cyjnego rozw<text:span text:style-name="T196">a</text:span>rcia nożyc cen na węgiel brunatny oraz pozostałe środki gospodarcze.</text:p>
      <text:p text:style-name="P197">b/ Prowadzić zasadę finansowania inwestycji utrzym<text:span text:style-name="T198">uj</text:span>ących poprzez tworzenie funduszy na te inwestycje wchodzącego w ciężar kosztów eksploatacji. Jest to rozwiązanie konieczne i logiczne, gdyż ten rodzaj inwestyc<text:span text:style-name="T199">j</text:span>i nie daje przyrostu produkcji,<text:s/><text:span text:style-name="T200">a</text:span><text:s/>tym samym nie jest możliwy do finansowania z funduszu rozwoju.</text:p>
      <text:p text:style-name="P201">Skonstruowana w oparciu o powyższe założenia cena węgla ukształtowałaby się na poziomie w granicach 2 800 do 2 900 złotych za tonę. Przyjmując warunki roku 1988 - co przy założeniu kaloryczności 100 kilokalorii, daje cenę 1 kilokalorii od 1,56 do 1,61 złotego, przy aktualnej cenie 1 kilokalorii w węglu<text:s/>kamiennym energetycznym osiągniętej średnio za 8 miesięcy 1988 roku, w wysokości 1,93 złotego.</text:p>
      <text:p text:style-name="P202">Koniecznym<text:s/><text:span text:style-name="T203">j</text:span>est odstąpienie od określenia środków na wynagrodzenie poprzez ustalanie maksymalnego poziomu średniej płacy dla przedsiębiorstwa. Najlepszym rozwiązaniem byłoby przyjęcie zysku jako jedynego kryterium oceny, a środki na wynagrodzenie kszt<text:span text:style-name="T204">ał</text:span>towałyby się w z<text:span text:style-name="T205">a</text:span>leżnoś<text:span text:style-name="T206">c</text:span>i od sytuacji finansowej. Aktualnie w kopalni<text:s/>„Bełchatów”<text:s/>utrzymuje... trwają negocjacje w sprawie porozumienia płacowego.</text:p>
      <text:p text:style-name="P207">Rząd pozostawił nas samych w tym konflikcie, zarówno załogę jak i dyrekcję. Jeżeli taka jest polityka gospodarcza rządu, to wnoszę, aby ustawieniem nas po przeciwnej stronach barykady wyposaży<text:span text:style-name="T208">ć</text:span><text:s/>nas również w mechanizmy, które pozwolą na rozwiązanie konfliktu we własnym zakresie. Będzie to możliwe w samodzielnym, samorządnym i samo<text:span text:style-name="T209">fi</text:span>nansu<text:span text:style-name="T210">ją</text:span>cym się przedsiębiorstwie, w którym obowiązywałyby zdrowy system ekonomiczno-<text:span text:style-name="T211">fi</text:span>nansowy. Taki system byłby podstawą do tworzenia w<text:span text:style-name="T212">ew</text:span>nątrz - zakładowego systemu płac w drodze negocjacji pomiędzy<text:s/><text:span text:style-name="T213">fu</text:span>n<text:span text:style-name="T214">kcjo</text:span>n<text:span text:style-name="T215">ują</text:span>c<text:span text:style-name="T216">ymi</text:span><text:s/>w zakładzie związkami zawodowymi a dyrekcją i radą pracowniczą. Dopiero takie rozwiązania spowodowałyby, że dół zrozumiałby co to jest reforma.</text:p>
      <text:soft-page-break/>
      <text:p text:style-name="P217">Załoga KBW Bełchatów podjęła decyzję o zawieszeniu strajku rozumiejąc, jakie znaczenie dla Polski ma<text:s/><text:span text:style-name="T218">„</text:span>okrągły stół<text:span text:style-name="T219">”</text:span>. Mamy nadzieję, że w wyniku tych obrad potrafimy wspólnie znaleźć bezkonfliktowe rozwiązania naszych problemów.</text:p>
      <text:p text:style-name="P220">Dziękuję państwu.</text:p>
      <text:p text:style-name="P221"><text:span text:style-name="T222">Prz</text:span><text:span text:style-name="T223">ewod</text:span><text:span text:style-name="T224">n</text:span><text:span text:style-name="T225">ic</text:span><text:span text:style-name="T226">z</text:span><text:span text:style-name="T227">ący</text:span>:</text:p>
      <text:p text:style-name="P228">Kolejnym referującym z naszej strony jest Grocki.</text:p>
      <text:p text:style-name="P229"><text:span text:style-name="T230">O</text:span><text:span text:style-name="T231">b. Gro</text:span><text:span text:style-name="T232">c</text:span><text:span text:style-name="T233">ki</text:span>:</text:p>
      <text:p text:style-name="P234">Oddaję<text:s/><text:span text:style-name="T235">w</text:span><text:s/>tym momencie głos koledze Kr<text:span text:style-name="T236">yw</text:span>ulce, który przedstawi sprawę bhp na kopalniach węgla kamienneg<text:span text:style-name="T237">o</text:span>.</text:p>
      <text:p text:style-name="P238"><text:span text:style-name="T239">O</text:span><text:span text:style-name="T240">b. Wiktor Krywulko - Jastrzębie,<text:s/></text:span><text:span text:style-name="T241">„</text:span><text:span text:style-name="T242">Solidarność</text:span><text:span text:style-name="T243">”</text:span><text:span text:style-name="T244">, kopalnia 30-lecia</text:span>:</text:p>
      <text:p text:style-name="P245">Ja mam za zadanie przedstawić tutaj wypadkowość, jak i zakres wypadków na kopalniach węgla kamiennego.<text:s/>Nie tylko w Jastrzębiu, tylko w ogólnie dotyczy to wszystkich kopalń węgla kamiennego.</text:p>
      <text:p text:style-name="P246">I tak, zatrważa<text:span text:style-name="T247">ją</text:span>ca jest ilość wypadków na kopalniach węgla kamiennego. Według oświadczeń służb bhp obecnie średniotygodniowo na każdej kopalni ma mie<text:span text:style-name="T248">js</text:span>ce około<text:s/><text:span text:style-name="T249">16</text:span><text:s/>wypadków. Jest to ilość ogromna. Przyczyny tak duże<text:span text:style-name="T250">j<text:s/></text:span>wypadkowości są znane, jednak nic nie robi się by ten stan zmienić. Generalnie główną przyczyną jest tempo i czas pracy, ciągłe podnoszenie planów wydobycia wyraźne odst<text:span text:style-name="T251">aj</text:span>e od modernizacji i prawidłowej organizacji pracy w kopalniach.</text:p>
      <text:p text:style-name="P252">Ogromne znaczenie na w<text:span text:style-name="T253">yp</text:span>adkowość ma ciągły system pracy i spiętrzający system pracy, który ponagla jak gdyby wykonywanie norm, zadań, przez co brak wypoczynku fizycznego i psychicznego górników. Forowanie szybkiego tempa pracy, prac przygotowawczych i frontu wydobycia pociąga za sobą zaniedbania w zabezpieczeniach stanowisk pracy, przez co górnik jest w ciągłym narażeniu na obwały stropu i ociosy wyrobiska. Wykorzystuje się ponad miarę siłę i zdrowie g<text:span text:style-name="T254">ó</text:span>rników zatrudnionych w transportach dołowych, gdzie też ma miejsce największy procent wypadków ciężkich i śmiertelnych. Spowodowane jest to unikaniem przez kierownictwo kopalń mechanizacji tych prac. Braki w z<text:span text:style-name="T255">m</text:span>ec<text:span text:style-name="T256">h</text:span>anizowaniu transportu są zastępowane zmuszaniem górników do morderczego wysiłku, czego przykładem jest noszenie wszystkich materiałów na plecach. Organizacyjnie jest to postępowanie<text:s/>po linii najmniejszego oporu,<text:s/><text:span text:style-name="T257">p</text:span>owodujące w warunkach dołowych narażanie ludzi na urazy kończyn górnych, dolnych, jak też na ciężkie urazy kręgosłupa.</text:p>
      <text:p text:style-name="P258">Ogromnym zagrożeniem życia górników są również pożary w zawałach ścian. W ostatnim okresie nastąpił znaczny wzrost tych przypadków. Dowodzi to niezłomnie o rabunk<text:span text:style-name="T259">ow</text:span>ym systemie wydobycia i pozostawianiu znacznych ilości węgla w zawałach.</text:p>
      <text:p text:style-name="P260">Chciałbym tu zaznaczyć, że pożary na kopalniach są jak dotychczas nadal ukrywane, zwłaszcza pożary o jakiejś mniejszej lokalizacji, no i są ujawniane tylko w razie jakiegoś protestu robotników, czy też strajku na kopalni<text:span text:style-name="T261">.</text:span></text:p>
      <text:p text:style-name="P262">Osobnym tematem jest zatajanie wypadków na poszczególnych oddziałach. Dyrekcje kopalń przyznają dla dozoru oddziałowego premie pieniężne za niską wypadkowość na oddziale, a karzą za zaistniałe wypadki. Dlatego też jest interesem dla dozoru wywieranie presji na pracowniku, który uległ wypadkowi, aby tego wypadku nie zgłaszał.<text:s/><text:span text:style-name="T263">W</text:span><text:s/>zamian za to pracownik ma zapisywane dniówki robocze i przebywa w domu na leczeniu.</text:p>
      <text:soft-page-break/>
      <text:p text:style-name="P264">Chciałbym przytoczy<text:span text:style-name="T265">ć</text:span><text:s/>tutaj przykład tylko z jednej kopalni,<text:s/><text:span text:style-name="T266">z</text:span><text:s/>kopalń jastrzębskich, z których wynika, gdzie przeprowadziła badania Państwowa Inspekcja Pracy, z których wynika, że w roku 1988 na tej kopalni zgłoszono 300 wypadków, zaś inspektor Państwowej Inspekcji Pracy wykrył jeszcze 700 wypadków zatajonych. To dowodzi chyba najdobitniej, jak ta procedura jest szeroko rozszerzona. Jest to również w zagłębiu miedziowym, o ile wiem, zostało mi to przedstawione, także dotyczy to wszystkich kopalń podziemnych.</text:p>
      <text:p text:style-name="P267">Przyczyną takiego procederu jest fakt, iż pracownicy nie mają autentycznego obrońcy praw pracowniczych na kopalniach. Dlatego też reorganizacja służb bhp w górnictwie jest konieczna. Dyrekcje i dozór kopalń bezkarnie przekraczają zakres swoich kompetencji i w ogóle nie stosują się do przepisów kodeksu pracy, i do zaleceń Państwowej Inspekcji Pracy.</text:p>
      <text:p text:style-name="P268">Chciałbym j<text:span text:style-name="T269">es</text:span>zcze zaznaczyć, że bhp to również higiena pracy. Higiena pracy górników na dole, wiemy jaka jest, warunki są ciężkie. Jednak ja miałbym tutaj zastrzeżenia do odzieży roboczej, w kt<text:span text:style-name="T270">ó</text:span>rą są wyposażani górnicy. Jak wiemy, większoś<text:span text:style-name="T271">ć</text:span><text:s/>wód, które zamulają chodniki i zamulają jak gdyby muldy chodnikowe nie pochodzi z jakichś warunków geologiczn<text:span text:style-name="T272">yc</text:span>h, nie bierze się ze skał z ociosów, a jest to woda z uszkodzonych rurociągów, często przerdzewiałych, nie nadających się do użytku, zalewana jest wodą i<text:s/><text:span text:style-name="T273">g</text:span>órn<text:span text:style-name="T274">i</text:span>cy muszą chodzić w butach gumowych.</text:p>
      <text:p text:style-name="P275">Tak samo odzież. Ubrania drelichowe jeszcze w takiej ilości<text:span text:style-name="T276">,</text:span><text:s/>jaką górnicy d<text:span text:style-name="T277">os</text:span>ta<text:span text:style-name="T278">j</text:span>ą, to jest strasznie mało. Przede wszystkim jedna bluza na rok, jak dotychczas, dwie pary spodni<text:span text:style-name="T279">.</text:span><text:s/>Wiadomo, że to jest nic<text:span text:style-name="T280">.</text:span><text:s/>Poza tym drelich jest ubraniem, które nie chroni pracownika ani przed jakimś zalaniem smarami i innymi sprawami, a już zupełnie nie chroni pracownika termicznie<text:span text:style-name="T281">.</text:span><text:s/>Jest to cienkie płótno, przewiewne, które nawet przed pyłem nie chroni pracownika, który potem<text:span text:style-name="T282">...</text:span><text:s/>Jest to narażenie na różne dolegliwości chorób skóry itd<text:span text:style-name="T283">.</text:span></text:p>
      <text:p text:style-name="P284">Poza tym jest drastyczny brak lekarzy specjalistów w całym okręgu rybnick<text:span text:style-name="T285">o</text:span>-jastrzębskim, a zwłaszcza dermatologów<text:span text:style-name="T286">.</text:span><text:s/>Jest dwóch dermatologów na cały okręg, gdzie praktycznie kilkudniowe kolejki<text:s/>są wcześniejsze... na zapisywanie się.<text:s/><text:span text:style-name="T287">A</text:span><text:s/>wiadomo, że choroby skóry powinno się leczyć w zarodku, jak najszybciej<text:span text:style-name="T288">.</text:span></text:p>
      <text:p text:style-name="P289">To bym chciał tak pokrótce, co dotyczy kopalń górniczych<text:span text:style-name="T290">.</text:span><text:span text:style-name="T291"><text:s/></text:span>Dziękuję.</text:p>
      <text:p text:style-name="P292"><text:span text:style-name="T293">Ob.</text:span><text:span text:style-name="T294"><text:s/>Władysław Gro</text:span><text:span text:style-name="T295">c</text:span><text:span text:style-name="T296">ki</text:span>:</text:p>
      <text:p text:style-name="P297"><text:span text:style-name="T298">13</text:span><text:s/><text:span text:style-name="T299">lat</text:span><text:s/>pracy w zakładzie Robót Górniczych Kombinatu Miedziowego, zwolniony po 23 sierpnia za organizowanie strajków, do obecnej chwili nie prac<text:span text:style-name="T300">uję.</text:span></text:p>
      <text:p text:style-name="P301">Warunki pracy w kopalniach legnick<text:span text:style-name="T302">o</text:span>-głogowskiego okręgu miedziowego. Specyfika górnictwa rudy miedzi jest nieco inna niż w górnictwie węglowym. Powszechne jest zmechanizowanie robót, poprzez wprowadzenie samojezdnych maszyn ciężkich z silnikami spalinowymi oraz zastosowanie kom<text:span text:style-name="T303">or</text:span>ow<text:span text:style-name="T304">o</text:span>-filarowego systemu wybierania zawałowym sposobem likwidacji zrobów oraz prowadzenie eksploatacji w coraz głębszych partiach złoża.</text:p>
      <text:p text:style-name="P305">Wynika stąd znaczna uciążliwość warunków pracy na dole, związana z coraz częstszym przekraczaniem temperatury powietrza, często powyżej 28°C, z zanieczyszczeniem powietrza spalinami zawiera<text:span text:style-name="T306">ją</text:span>c<text:span text:style-name="T307">ym</text:span>i szczególnie toksyczne tlenki azotu, wzrostem zagrożenia ze strony górotworów to jest - tąpaniami,<text:s/>zawałami.<text:s/>Przyjęty w kopalniach wskaźnik ilości powietrza nie uwzględnia wpływu pracy maszyn z silnikami spalinowymi. Przekroczenie możliwości wydobywczych kopalń rud miedzi w stosunku<text:s/><text:soft-page-break/>do pro<text:span text:style-name="T308">je</text:span>ktowanych również przyczyniło się do znacznego pogorszenia warunków pracy w naszych kopalniach.</text:p>
      <text:p text:style-name="P309">Dalsze przedłużanie czasu pracy górników na dole naraża ich na zwiększenie zagrożenia. Rokrocznie wydatnie powiększa się grono chorych z przyczyn zawodowych, rencistów i kalek. Za istnienie naszego zagłębia zapłaciło życiem około tysiąca pracowników w ciągu ostatnich 20 lat. W samych tylko zakładach zgrupowanych w lubińskim kombinacie zaistniało 26<text:span text:style-name="T310">0</text:span><text:s/>wypadków śmiertelnych<text:span text:style-name="T311">.</text:span><text:s/>Czyli co miesiąc ginie człowiek na stanowisku pracy.</text:p>
      <text:p text:style-name="P312">Przykłady te są wynikiem gonitwy za realizacją planów wydobycia, przy jednoczesnym niedostrzeganiu drastycznie złych i ciągle pogarsza<text:span text:style-name="T313">ją</text:span>cych się warunków pracy.</text:p>
      <text:p text:style-name="P314">Musimy wreszcie zaprzesta<text:span text:style-name="T315">ć</text:span><text:s/>produkcji kalek i wraków ludzkich, czego koszt ponosi całe społeczeństwo. Kopalniom musi się przestać opłacać zapełnianie cmentarzy. Presją i szantażem, kijem i marchewką zmusza się górników do pracy w warunkach, w których człowiek w ogóle nie powinien przebywać.</text:p>
      <text:p text:style-name="P316">Z takim stanem bhp nie możemy się pogodzić i musi on ulec radykalnej i natychmiastowej poprawie. Faktem się staje, że tu przy<text:s/>„okrągłym stole<text:span text:style-name="T317">”</text:span><text:s/>uprawomocnienie się naszego związku zawodowego, który wraz ze społeczną inspekcją pracy cieszące się autorytetem i poparciem załogi będzie mógł efektywnie włączyć pracowników do współdziałania w dziedzinie bhp, zagwarantowane w ustawach o związkach zawodowych i społecznej inspekcji pracy. Uprawnienia do nadzoru nad bhp w sposób właściwie realizowany powinny się przyczynić do poprawy warunków pracy w zakładach.</text:p>
      <text:p text:style-name="P318">Uważamy jednak, że działania związków zawodowych nie zabezpiecza<text:span text:style-name="T319">ją</text:span><text:s/>dbałości o warunki pracy. Bezwzględnie konieczne jest znaczne, w stosunku do obecnego, wzmocnienie nadzoru wewnętrznego w zakładach pracy i nadzoru zewnętrznego państwowego.</text:p>
      <text:p text:style-name="P320">Załogi górnicze w czasie strajków ubiegłoroczn<text:span text:style-name="T321">yc</text:span>h postulowały potrzebę uniezależnienia służb bhp od kierownictw zakładów i takie sformułowanie było wypowiedziane na tej sali.</text:p>
      <text:p text:style-name="P322">Odpowiedzialność za stan bhp ponosi przecież kierownik i dyrektor zakładu pracy, i wszyscy kierownicy komórek organizacyjnych zakładu. Problem ten widzimy znacznie szerzej i uważamy, że sprawowanie nadzoru nad bezpieczeństwem i higieną pracy wymaga gruntownej przebudowy, skorelowanej z regułami reformy gospodarczej.</text:p>
      <text:p text:style-name="P323">Dyskutowane od kilku już lat, w środowiskach zajmu<text:span text:style-name="T324">j</text:span>ących się ochroną pracy, zmiany rozwiązań w zakresie poprawy bhp, których wyrazem jest projekt Ministra Pracy i Polityki Socjalnej z maja 1988 r., dotyczące różnych gałęzi pracy, a wi<text:span text:style-name="T325">ę</text:span>c również górnictwa, są w duże<text:span text:style-name="T326">j</text:span><text:s/>mierze<text:s/><text:span text:style-name="T327">z</text:span>bieżne z naszymi<text:s/><text:span text:style-name="T328">ocze</text:span>k<text:span text:style-name="T329">iw</text:span>aniami.</text:p>
      <text:p text:style-name="P330">Chcemy również uczestniczyć w przygotowaniu aktów prawnych dotyczących tak ważnej dla nas dziedziny, jaką jest bezpieczeństwo i higiena pracy.<text:s/>I zwracamy się do pana ministra Gu<text:span text:style-name="T331">st</text:span>ka o spowodowanie dostarczenia nam wszystkim przygotowanych obecnie dokumentów w zakresie ochrony pracy.</text:p>
      <text:p text:style-name="P332">Nasze propozycje dotyczące sprawowania nadzoru państwowego i wewnątrzzakładowego nad bezpieczeństwem i higieną pracy przedkładamy jako wnioski do<text:s/>protokołu.<text:s/><text:span text:style-name="T333">I</text:span><text:s/>teraz tu przedstawiam n<text:span text:style-name="T334">ad</text:span>zór nad bezpieczeństwem i higieną pracy.</text:p>
      <text:p text:style-name="P335">System zarządzania bezpieczeństwem i higieną pracy wymaga zre<text:span text:style-name="T336">fo</text:span>rmowania w dziedzinie ekonomii,<text:s/><text:soft-page-break/>prawa, kształcenia i nadzoru. Zmiany systemu zarządzania są konieczne w związku z wdrażaniem reformy gospodarczej i planowanym usamodzielnieniem zakładów pracy.</text:p>
      <text:p text:style-name="P337">Troska o bezpieczeństwo i higienę pracy musi się stać elementem organizacji pracy i powinna doprowadzić do równorzędności sfery ochrony pracy ze sferą produkcyjną.</text:p>
      <text:p text:style-name="P338">Ochrona pracy musi być częścią składową systemu zarządzania, a czynniki m<text:span text:style-name="T339">otyw</text:span>ujące dbałość o warunki pracy muszą się na stałe stać kategorią ekonomiczną.</text:p>
      <text:p text:style-name="P340">Dla zrealizowania powyższego związku, niezbędne jest znowelizowanie ustaw o przedsiębiorstwie państwowym i samorządzie załogi,<text:s/><text:span text:style-name="T341">k</text:span>odeksu pracy oraz wprowadzenie zróżnicowania składek ubezpieczeniowych na Zakład Ubezpieczeń Społecznych w zależności od przekro<text:span text:style-name="T342">cz</text:span>enia norm czynników szkodliwych.</text:p>
      <text:p text:style-name="P343">Liczby zachorowań na choroby zawodowe, liczby wypadków, absencji wypadkowej oraz liczby rent przezn<text:span text:style-name="T344">ac</text:span>zonych z tytułu wypadków i ch<text:span text:style-name="T345">ó</text:span>rów zawodowych.</text:p>
      <text:p text:style-name="P346">Odpowiednie uregulowanie prawno-organiz<text:span text:style-name="T347">acyj</text:span>ne powinny spowodowa<text:span text:style-name="T348">ć</text:span><text:s/>jednoznacznie określenie odpowiedzialności za stan warunków i bezpieczeństwo pracy kierownika zakładu i wszystkich służb w zakładzie.</text:p>
      <text:p text:style-name="P349">Dwa. Należy przywróci<text:span text:style-name="T350">ć</text:span><text:s/>właściwą rangę służb bhp dokonując zmiany w uchwale n<text:span text:style-name="T351">r</text:span><text:s/>3<text:span text:style-name="T352">6</text:span><text:s/>Rady Ministrów z dnia 1 lutego 1974 r., co przyczyni się do zatrudnienia w działach bhp kompetentnych, odpowiednio wykw<text:span text:style-name="T353">al</text:span>ifikowanych i dobrze opłacanych pracowników, spowoduje zmniejszenie strat ponoszonych przez zakłady z tytułu złych warunków pracy.</text:p>
      <text:p text:style-name="P354">Trzy. Usprawnienia i organizacji wymaga system kontroli państwowych sprawowanych w górnictwie głównie przez urzędy górnicze, Państwową Inspekcję Pracy i P<text:span text:style-name="T355">ańs</text:span>t<text:span text:style-name="T356">wową</text:span><text:s/>Inspekcję Sanitarną poprzez między innymi: usprawnienie organizacji przeprowadzania kontroli; redukcję instancji kontrolnych z jednoczesnym zwiększeniem ich kompetencji, zmniejszenie częstotliwości przeprowadzania inspekcji i zatrudnienia; uproszczenie systemu nakładania kar i zwiększania ich dokuczliwości; zwiększenie kompetencji i kwalifikacji, i płac pracowników inspekcyjnych do poziomu odpowiad<text:span text:style-name="T357">aj</text:span>ącego płacom na porównywalnych stanowiskach<text:s/><text:span text:style-name="T358">w</text:span><text:s/>nadzorowanych zakładach, wprowadzenie Państwowej Inspekcji Sanitarnej z możliwości egzekwowania wydawanych zaleceń.</text:p>
      <text:p text:style-name="P359">Opr<text:span text:style-name="T360">ó</text:span>cz ogólnych przepisów bezpieczeństwa i higieny pracy dotyczących różnych gałęzi pracy w zakresie dotyczącym<text:s/>górnictwa wnosimy o nowelizację przepisów obowiązujących w górnictwie w zakresie warunków pracy; przy jej realizowaniu należy uwzględnić postanowienia zawarte w kodeksie górni<text:span text:style-name="T361">c</text:span>zym, opracowanym przez ekspertów Międzynarodowej Organizacji Pracy w Genewie w 1986 r.</text:p>
      <text:p text:style-name="P362">W związku z tym Rada Państwa Polskiej Rzeczypospolitej Ludowej powinna ratyfikować następujące konwencje Międzynarodowej Organizacji Pracy.</text:p>
      <text:p text:style-name="P363">Konwencja nr 144 z r. 1976; konwencja nr 148 z r. 1977,<text:span text:style-name="T364"><text:s/></text:span>konwencja nr 155<text:s/><text:span text:style-name="T365">z</text:span><text:s/>r. 1981 i konwencja nr 161 z r. 1985.</text:p>
      <text:p text:style-name="P366">Chciałbym zakończyć przedstawienie właśnie tematu z w<text:span text:style-name="T367">a</text:span>runków pracy i bhp taką sondą, która została przeprowadzona w 1985 r. gdzie 26<text:span text:style-name="T368">,</text:span>4% wykw<text:span text:style-name="T369">al</text:span>ifikowanych robotników<text:s/><text:span text:style-name="T370">w</text:span><text:s/>górnictwie oceniło warunki pracy w swoim miejscu pracy jako bardzo złe.<text:s/><text:span text:style-name="T371">J</text:span>est to najwyższy wskaźnik spośród wszystkich badanych grup społeczno-zawodowych. D<text:span text:style-name="T372">a</text:span>ne pochodzą od Lidii Beskid, badania Akademii Nauk Społecznych przy<text:s/><text:soft-page-break/>Komitecie Centralnym Polskiej Zjednoczonej Partii Robotniczej.</text:p>
      <text:p text:style-name="P373">Dziękuję.</text:p>
      <text:p text:style-name="P374"><text:span text:style-name="T375">Przewodnicząc</text:span><text:span text:style-name="T376">y</text:span><text:span text:style-name="T377">:</text:span></text:p>
      <text:p text:style-name="P378">Dziękuję. Proszę o zabranie głosu pana Piotrowskiego.</text:p>
      <text:p text:style-name="P379"><text:span text:style-name="T380">Ob</text:span><text:span text:style-name="T381">.</text:span><text:span text:style-name="T382"><text:s/></text:span><text:span text:style-name="T383">L</text:span><text:span text:style-name="T384">eszek Piotrowski</text:span>:</text:p>
      <text:p text:style-name="P385">Ja mam wystąpić na temat wypadków i chorób zawodowych, przy czym będę, tak jak w poprzednim swoim referacie, trzymał się postulatów górniczych z 21 sierpnia 198<text:span text:style-name="T386">8</text:span><text:s/>r.</text:p>
      <text:p text:style-name="P387">Postulat nr 7 był i jest taki:</text:p>
      <text:p text:style-name="P388">Wprowadzić zasadę pełnego odszkodowania według przepisów kodeksu cywilnego za wypadki przy pracy i choroby zawodowe, których wykaz należy poszerzyć szczególnie o choroby kręgosłup<text:span text:style-name="T389">a</text:span>, zapewnić pracownikom wolny wybór opieki lekarskiej - to jest przychodni lekarskich.</text:p>
      <text:p text:style-name="P390">Problem wypadków przy pracy jest problemem społecznym, jest problemem społecznym, który boli. Wypadkowość przy pracy jest duża, zobrazowali ją moi przedmówcy. Ścisłych danych spodziewamy się uzyskać na skutek naszej prośby piątkowej od naszych partnerów w rozmowach.</text:p>
      <text:p text:style-name="P391">Ja mam ogólne dane, bo koledzy mówili o górnictwie, ja mam ogólne dane dotyczące w ogóle wypadkowości w kraju za 1987 r. Więc wypadków przy pracy miało być 190 tys. z czego 1 025 śmiertelnych, 68 tys. 400 ciężkich, zachorowań na chorobę zawodową było 70 tys.</text:p>
      <text:p text:style-name="P392">Naszym zdaniem - zdaniem<text:s/>„Solidarności”<text:s/>- liczby te są niższe niż rzeczywista ilość wypadków i zachorowań na choroby zawodowe, a to z tej przyczyny, że wiele wypadków nie jest zgłaszanych, wiele objawów chorobowych nie jest zgłaszanych z tego powodu, że łączą się z tym ogromne straty materialne dla poszkodowanego. Woli przemilc<text:span text:style-name="T393">z</text:span>eć swoją chorobę, woli nie zgłosić wypadku, jako wypadek przy pracy,<text:s/><text:span text:style-name="T394">bo</text:span><text:s/>na przykład, gdyby to zgłosił jako wypadek drogowy, to uzyska gdzie indziej więcej niż u swojego pracodawcy.</text:p>
      <text:p text:style-name="P395">Postulat górników wprowadzenia zasady pełnego<text:span text:style-name="T396"><text:s/></text:span>od<text:span text:style-name="T397">s</text:span>zkodowan<text:span text:style-name="T398">i</text:span>a<text:span text:style-name="T399"><text:s/></text:span>według zasad kodeksu cywilnego jest postulatem bardzo daleko idącym.<text:s/><text:span text:style-name="T400">Z</text:span><text:s/>tego sobie zdajemy sprawę, ale mamy na takie stanowisko uzasadnienie.</text:p>
      <text:p text:style-name="P401">Do 1968 r. właśnie tak było, bo roszczenia pracowników i ich rodzin o odszkodowania za wypadki przy pracy i choroby zawodowe należały do kompetencji sądów powszechnych, które orzekały na zasadach ogólnych prawa cywilnego i niezawisły sędzia decydował o tym, ile pieniędzy za wypadek lub chorobę zawodową ma kopalnia lub inny zakład górniczy wypłacić górnikowi względnie jego rodzinie.</text:p>
      <text:p text:style-name="P402">Były to procesy oparte na zasadzie winy, przy czym wina była specjalna, polegała na udowodnieniu naruszenia przepisów bhp, przy czym jako praktyk pamiętam ten okres, że i wiem, że były to procesy bardzo łatwe dla strony powodowej. Nie zdarzało się, żeby nie było naruszenia przepisu bhp. Należało do wyjątków, aby wypadek przy pracy lub choroba zawodowa nie łączyła się z łatwym udowodnieniem naruszenia przepisu dotyczącego ochrony, bezpieczeństwa i higieny pracy. Sąd posługiwał się w tym zakresie biegłym sądowym i odpowiedni biegli o wysokich kwalifik<text:span text:style-name="T403">ac</text:span>jach zawodowych, najczęściej inżynierowie górnicy, orzekali o tym, czy w danym przypadku jest naruszenie przepisów bhp, czy go nie ma. Gdy było, proces był załatwiony co do zasady i sędzia zajmował się wtedy tylko wysokością należnego odszkodowania, mając do dyspozycji następujące przepisy<text:span text:style-name="T404">:</text:span><text:s/>art. 361 §1 i 2 kodeksu cywilnego, kt<text:span text:style-name="T405">ó</text:span>ry<text:s/><text:soft-page-break/>stanowi, że... w skrócie oczywiście będę mówił, bo nie jest to wykład ani seminarium prawnicze, nie miejsce tutaj na jakie<text:span text:style-name="T406">ś</text:span><text:s/>dokładności prawnicze, powiem tylko jakie były ogólnie zasady.</text:p>
      <text:p text:style-name="P407">Więc naprawienie szkody obejmowało straty, które poszkodowany poniósł oraz korzyści, które mógłby osiągnąć, gdyby mu szkody nie wyrządzono<text:span text:style-name="T408">.</text:span><text:s/>Taka była ogólna reguła, ogólna definicja szkody.</text:p>
      <text:p text:style-name="P409">Art. 444 §1 kodeksu cywilnego stanowi, że w razie uszkodzenia ciała lub wywołała rozstroju zdrowia, naprawienie szkody obejmuje wszelkie wynikłe<text:s/><text:span text:style-name="T410">z</text:span><text:s/>tego powodu koszty.</text:p>
      <text:p text:style-name="P411">Art. 442 §2 kodeksu cywilnego - jeżeli poszkodowany utracił całkowicie lub częściowo zdolność do pracy zarobkowej albo jeżeli zwiększyły się jego potrzeby lub zmniejszyły widoki na przyszłość może on żądać od zobowiązanego do naprawienia szkody odpowiedniej renty.</text:p>
      <text:p text:style-name="P412">Dalej - art. 445 par. 1 kodeksu cywilnego stanowi, że sąd może przyznać poszkodowanemu odpowiednią sumę tytułem zadośćuczynienia pieniężnego za doznaną krzywdę</text:p>
      <text:p text:style-name="P413">Proszę zwrócić uwagę na to sformułowanie -<text:s/>„odpowiednią sumę”. Według kogo odpowiednią? Według sędziego niezależnego, k<text:span text:style-name="T414">tó</text:span>ry orzeka według wszelkich okoliczności tego indywidualnego wypadku.</text:p>
      <text:p text:style-name="P415">Wreszcie przepisy art. 446 par. 1 do 3 kodeksu cywilnego. Jeżeli wskutek uszkodzenia ciała lub wywołania rozstroju zdrowia nastąpiła śmierć poszkodowanego, zobowiązany do naprawienia szkody powinien zwrócić koszty leczenia i pogrzebu temu kto je poniósł. Osoba względem, której ciążył na zmarłym podstawowy obowiązek alimentacyjny może żądać od zobowiązanego do naprawienia szkody - renty, obliczonej stosownie do potrzeb poszkodowanego oraz do możliwości zarobkowych i majątkowych zmarłego przez<text:s/><text:span text:style-name="T416">c</text:span>z<text:span text:style-name="T417">a</text:span>s prawdopodobnego trwania obowiązku alimentacyjnego. Takiej samej renty mogą żądać inne osoby bliskie, którym zmarły dobrowolnie i stale dostarczali środków utrzymania, jeżeli z okoliczności wynika, że wymagają tego zasady współżycia społecznego. Sąd może, ponadto przyznać najbliższym członkom rodziny zmarłego stosowne odszkodowanie, jeżeli wskutek jego śmierci nastąpiło znaczne pogorszenie sytuacji życiowej.</text:p>
      <text:p text:style-name="P418">Tak<text:s/><text:span text:style-name="T419">w</text:span><text:s/>skrócie wyglądała podstawa prawno-materialna orzekania w sprawach o wypadki przy pracy i choroby zawodowe do roku 1968<text:span text:style-name="T420">.</text:span></text:p>
      <text:p text:style-name="P421">Odszkodowania b<text:span text:style-name="T422">ył</text:span>y wysoki<text:span text:style-name="T423">e</text:span>, rekompensowały pracownikowi i jego rodzinie szkody i cierpienia spowodowane wypadkiem lub chorobą zawodową, które łączyły się z wyłączeniem albo ograniczeniem możliwości zarobkowych. Na rzecz żony i dzieci pracownika, który zginął<text:s/><text:span text:style-name="T424">w</text:span><text:s/>wypadku przy pracy zasądzano renty w takiej wysokości, że w sensie materialnym nie miały pogorszonego bytu.</text:p>
      <text:p text:style-name="P425">Były sprawy, że przy określaniu wysokości odszkodowań brano pod uwa<text:span text:style-name="T426">gę</text:span><text:s/>w sądzie, że dziecko pracownika studiuje, że dom, w którym mieszka rodzina pracownika wymaga remontu, że żona potrzebuje środków na wyuczenie się zawodu, że członek rodziny pracownika, który na przykład zginął albo został kaleką jest ułomny, względnie choruje<text:span text:style-name="T427">.</text:span></text:p>
      <text:p text:style-name="P428">Powtarzam - w ocenie prawników odszkodowania były właściwe, odpowiadały wszystkim okolicznościom danego ind<text:span text:style-name="T429">ywid</text:span>u<text:span text:style-name="T430">al</text:span>ne<text:span text:style-name="T431">go</text:span><text:s/>przypadku. I orzekał o tym niezawisły sąd powszechny.</text:p>
      <text:p text:style-name="P432">Radykalna zmiana tego stanu rzeczy nastąpiła z c<text:span text:style-name="T433">h</text:span>wilą wejścia w życie ustawy z dnia 23 stycznia 1968 roku o świadczeniach pieniężnych przysługujących w razie wypadków przy pracy /Dziennik Ustaw nr 3 poz. 8/<text:span text:style-name="T434">.</text:span></text:p>
      <text:p text:style-name="P435">Rozporządzeniem Rady Ministrów ta ustawa objęła również choroby zawodowe.<text:s/><text:span text:style-name="T436">Z</text:span><text:s/>pozoru<text:s/><text:soft-page-break/>wprowadzono zasadę łatwiejszego dochodzenia roszczeń, a mianowicie - zasadę ryzyka, stanowiącą, że świadczenia nie przysługują tylko w tym przypadku gdy zakład pracy udowodni pracownikowi umyślne lub wskutek rażącego niedbalstwa naruszenie przepisów dotyczących ochrony życia i zdrowia<text:s/></text:p>
      <text:p text:style-name="P437">albo jego nietrzeźwość, tzn. nietrzeźwość tego pracownika<text:span text:style-name="T438">.</text:span></text:p>
      <text:p text:style-name="P439">Jednocześnie jednak powierzenie tych spraw powierzono organom społecznym, komisjom powypadkowym, komisjom rozjemczym, radom nadzorczym ZUS z możliwością odwołania się do sądów ubezpieczeń społecznych. Zaś zakres i wysokość świadczeń ograniczono do taksatywnie wyliczonych przez ustawę. Dając im takie nazwy: jednorazowe odszkodowanie, świadczenia wyrównawcze, renta inwalidzka, renta rodzinna.</text:p>
      <text:p text:style-name="P440">Obliczane zaś te odszkodowania od tego czasu były według sztywnych stawek za procent stałego lub trwałego uszczerbku na zdrowiu. Do tego trzeba dodać niezwykle skomplikowaną procedurę uregulowaną w wielu rozporządzeniach wykonawczych.</text:p>
      <text:p text:style-name="P441">W tym gąszczu przepisów trudno się było wyznać prawnikom, nie mówiąc już o poszkodowanych. Ci byli zupełnie zdezorientowani co im się należy. Nie wiedzieli jak dochodzić swoich uprawnień wobec nieszczęścia, jakim jest wypadek przy pracy lub choroba zawodowa. Nie wiedzieli do kogo iść z tym, kto im ma doradzić. Na pewno takiej pomocy nie było na kopalniach. Tam była wręcz dezinformacja.</text:p>
      <text:p text:style-name="P442">Tymczasem w środkach masowego przekazu, po wejściu w życie tej ustawy towarzyszyła niesłychana propaganda. Twierdzono, że jest to udogodnienie dla świata pracy, że jest uproszczenie i przyspieszenie dochodzenia roszczeń.<text:s/><text:span text:style-name="T443">W</text:span><text:s/><text:span text:style-name="T444">„</text:span>Trybunie Robotnicz<text:span text:style-name="T445">ej</text:span><text:span text:style-name="T446">”</text:span><text:s/>przeczytałem nawet taki artykuł w owym czasie pod grafoma<text:span text:style-name="T447">ń</text:span>skim tytułem<text:s/><text:span text:style-name="T448">„</text:span>Nad brzegami ustawy”<text:span text:style-name="T449">.</text:span></text:p>
      <text:p text:style-name="P450">Prawda brutalna, o której się mówiło wśród prawników i nie tylko wśród prawników była jednakże taka, że chodziło po prostu o zarobienie na tych nieszczęśnikach, na wypłaceniu im mniej niż się należało według kodeksu cywilnego.</text:p>
      <text:p text:style-name="P451">Chodziło o zaoszczędzenie na kalekach i inwalidach pracy, na rodzinach tych inwalidów i na rodzinach pracowników, którzy w pracy stracili życie. Zamiast niezawisłych sądów, zaczęli się zajmować wypadkami przy pracy, ocenianiem czy się należy czy nie należy odszkodowanie za wypadek przy pracy - ludzie nie mający niezawisłości, a wręcz zależni od wielu czynników, od pracodawców swoich.</text:p>
      <text:p text:style-name="P452">A wystarczyło, że protokół ustalenia okoliczności i przyczyn wypadku przy pracy był nierzetelnie wypełniony, aby możliwość skutecznego dochodzenia świadczenia sprowadzić zupełnie do zera. Skutek był taki, że wypadek lub choroba zaczęły się łączyć z takimi stratami dla pracowników, że nagminne stało się zatajanie wypadków i chorób zawodowych<text:span text:style-name="T453">.</text:span></text:p>
      <text:p text:style-name="P454">Swoistym paradoksem stało się to, że uszkodzenie ciała, takie samo uszkodzenie ciała w wypadku komunikacyjnym, w wypadku drogowym, dawało w procesie na przykład przeciwko PZU znacznie wyższe kwoty niż te kwoty, które za takie dokładnie samo - jeszcze raz powtarzam - uszkodzenie ciała ma obowiązek zapłacić pracodawca.</text:p>
      <text:p text:style-name="P455">Nie wymaga chyba szerszego uzasadnienia pogląd, że taki stan rzeczy nie jest do pogodzenia z zasadą socjalistycznych stosunków pracy<text:span text:style-name="T456">.</text:span></text:p>
      <text:p text:style-name="P457">Obowiązuje ustawa już nowa obecnie. To jest ustawa z 12 czerwca 1975 r<text:span text:style-name="T458">ok</text:span>u o świadczeniach z tytułu wypadków przy pracy i chorób zawodowych /Dz.<text:s/><text:span text:style-name="T459">U</text:span>staw nr 20 poz. 105/. Ale w zasadzie w naszej ocenie<text:s/><text:soft-page-break/>ta ustawa nie zmieniła wcale niedoli ofiar wypadków przy pracy. W zasadzie podstawy prawne odpowiedzialności zmieniono jedynie to, że nietrzeźwość pracownika tylko wtedy wyłącza wypłatę świadczeń, gdy tą nietrzeźwością pracownik przyczynił<text:s/><text:span text:style-name="T460">s</text:span>i<text:span text:style-name="T461">ę</text:span><text:s/>w znacznym stopniu<text:s/><text:span text:style-name="T462">do</text:span><text:s/>wypadku<text:s/><text:span text:style-name="T463">pr</text:span>zy pracy.</text:p>
      <text:p text:style-name="P464">Ale najważniejsze jest to, że pozostały niskie i sztywne stawki, pozostała zasada ograniczonej odpowiedzialności. Na przykład wg art. 19 us<text:span text:style-name="T465">t.</text:span><text:s/>2 tej ustawy, dla prac<text:span text:style-name="T466">o</text:span>wnika zaliczonego do III grupy inwalidów, rent<text:span text:style-name="T467">a</text:span><text:s/>inwalidzka wynosi 65 proc. podstawy jej wymiaru. Według art. 26 ust. 1 pkt 2 - renta rodzinna wynosi 75 proc. podstawy wymiaru, kiedy uprawnione są dwie osoby.</text:p>
      <text:p text:style-name="P468">W sądzie, według zasad kodeksu cywilnego byłoby możliwe uzyskanie o wiele większych kwot. Na przykład inwalida III grupy mógłby uzyskać w sądzie rentę nawet 100 proc., bo sąd nie jest związany ustaleniem, że pracownik ma zachowaną w jakimś stopniu zdolność do zarobkowania i orzeka o tym samodzielnie, po ewentualnym przeprowadzeniu dowodu z opinii biegłego lekarza.</text:p>
      <text:p text:style-name="P469">Po prostu stwierdza, że mimo takiego czy innego orzeczenia ZUS ten człowiek będący inwalidą według III grupy inwalidów, nie jest zdolny do<text:s/><text:span text:style-name="T470">ja</text:span>kiegokolwiek zatrudnienia i zasądza rentę wyrównawczą w kwocie odpowiadającej temu, co ten pracownik miałby w chwili orzekania przez sąd, gdyby nie uległ wypadkowi.</text:p>
      <text:p text:style-name="P471">Wyliczenie renty rodzinnej mogłoby w sądzie też wypaść korzystnie<text:span text:style-name="T472">j</text:span>, gdyż sąd orzeka z uwzględnieniem wszystkich okoliczności danego indywidualnego, rozpatrywanego przypadku. Więc nie jakieś procenty, nie jakaś<text:s/>„urawn<text:span text:style-name="T473">ił</text:span>owka”<text:s/>jak to teraz się mówi krytycznie wobec tej idei równości, tylko każdego się traktuje indywidualnie. Bo każdy człowiek jest inny, każdy człowiek ma inne przesłanki, od których zależy orzekania o wysokości rent i wysokości odszkodowania.</text:p>
      <text:p text:style-name="P474">W uz<text:span text:style-name="T475">a</text:span>sadnianym postulacie górników chodzi o wprowadzenie pełnej odpowiedzia<text:span text:style-name="T476">l</text:span>ności majątkowej za wypadki przy pracy i choroby zawodowe według zasad kodeksu cywilnego.</text:p>
      <text:p text:style-name="P477"><text:span text:style-name="T478">A</text:span><text:s/>więc po pierwsze - w zakresie podstawy odpowiedzialności zakładu pracy obowiązuje zasada r<text:span text:style-name="T479">yz</text:span>yka, art. 435 §1 kodeksu cywilnego z tym zastrzeżeniem, że siła wyższa nie wyłącza odpowiedzialności. To jest taki nasz postulat, aby to była generalna podstawa prawna odpowiedzialności za wypadek przy pracy.</text:p>
      <text:p text:style-name="P480">Oczywiście jeżeli zaistniała siła wyższa, to zakład pracy powinien też płacić.</text:p>
      <text:p text:style-name="P481">Zakres i wysokość odszkodowania regulują cytowane na wstępie tego mojego wystąpienia przepisy artykułów 361 §1 i 2 kodeksu cywilnego oraz art. art. 444 do 446 kodeksu cywilnego.</text:p>
      <text:p text:style-name="P482">Po trzecie: Orzekanie należy do sądu, sądu pracy według obowiązującej w tym sądzie obecnie procedury. Uważamy, że w zakresie procedury nic nie należy zmieniać.</text:p>
      <text:p text:style-name="P483">Po czwarte wreszcie: Istnieje możliwość podwyższenia rent według zasad art. 907 §2 kodeksu karnego, co jest szczególnie ważne wobec obecnych, częstych podwyżek płac w górnictwie. I jest też bardzo ważne wobec inflacji straszliwej.<text:s/><text:span text:style-name="T484">C</text:span>eny rosną ogromnie, wzrastają koszty utrzymania, więc uprawniony do renty po myśli art. 907 kodeksu cywilnego mógłby dochodzić przed sądem prac<text:span text:style-name="T485">y</text:span><text:s/>podwyższenia tej renty powołując się na zwiększone swoje wydatki<text:s/><text:span text:style-name="T486">n</text:span>a życie.</text:p>
      <text:p text:style-name="P487">Mamy konkretny sposób legislacyjny realizacji tego postulatu. Po pierwsze - wydanie ustawy o uchylenie ustawy z dnia 12 czerwca 1975 r. o świadczeniach z tytułu wypadków przy pracy i chorób zawodowych Dz. Ust. nr 20, poz. 105<text:span text:style-name="T488">.</text:span></text:p>
      <text:p text:style-name="P489">Po drugie - wprowadzenie zmiany do kodeksu cywilnego przez uregulowanie podstawy odpowiedzialności za wypadek przy pracy lub chorobę zawodową na przykład w formie takiego przepisu.<text:s/><text:soft-page-break/>Byłby to przepis dodany do obecnego art<text:span text:style-name="T490">.</text:span><text:s/>435 §3 kodeksu cywilnego.</text:p>
      <text:p text:style-name="P491">Zakłady pracy ponoszą odpowiedzi<text:span text:style-name="T492">al</text:span>ność przewidzianą w §1 za wypadki przy pracy i choroby zawodowe, choćby nie były wprawiane w ruch za pomocą sił przyrody i choćby szkoda nastąpiła na skutek siły wyższej<text:span text:style-name="T493">.</text:span></text:p>
      <text:p text:style-name="P494">Uważamy, że te proste zabiegi legislacyjne naprawią to, co obecnie jest złe. Obecnie za śmierć górnika wypłata się 400 tys. zł. Przepraszam za porównania, ale to jest cena konia pociągowego na rynku. Jest to wstyd na cały świat w naszej ocenie, żeby śmierć człowieka łączyła się z wypłatą takich pieniędzy.</text:p>
      <text:p text:style-name="P495">Referowany przeze mnie postulat zawiera także żądanie górników rozszerzenia wykazu chorób zawodowych, przy czym szczególnie chodzi górnikom o choroby kręgosłupa.</text:p>
      <text:p text:style-name="P496">Więc uważamy, że wykaz chorób zawodowych powinien zawierać schorzenia kręgosłupa, a w rubryce przykładowe wyliczenie rodzajów prac, których wykonywanie naraża na chorobę zawodową powinien się znaleźć zapis, cytuję:<text:s/>„prace wymagające podnoszenia ciężarów, prace wykonywane w zmiennej temperaturze, wilgoci, w przeciągach, na przykład praca górnika pod ziemią”. Przy czym muszę od razu się zastrzec, że ten problem wykazu chorób zawodowych traci zupełnie na ostrości, jeżeli miałby być zrealizowany postulat pełnej drogi sądowej dla dochodzenia roszczeń z tytułu wypadków przy pracy i chorób zawodowych, i postulat wypłacania tych świadczeń według zasad kodeksu cywilnego.<text:s/><text:span text:style-name="T497">A</text:span><text:s/>to dlatego,<text:s/><text:span text:style-name="T498">ż</text:span>e zakład pracy odpowiadałby za każdą chorobę, nie tylko chorobę uwidocznioną w tym wykazie, za każdą chorobę pod warunkiem, że zostanie wykazany związek przyczynowy między tą chorobą a warunkami pracy danego konkretnego górnika czy pracownika. Po prostu znowu sąd niezawisły orzeka czy górnik ogłuchł wskutek hałasu, w którym pracował przez tyle i tyle lat, czy też jest to głuchota nie związana z tymi warunkami pracy. Miałby znowu do pomocy biegłych i to przez siebie wybranych, niezawisły sąd. Te postulaty w tym zakresie, które referuję współgrają, wiążą się z problemem niezawisłości sądów z problemem rozpatrywanym przez inną komisję czy podkomisję.</text:p>
      <text:p text:style-name="P499">Więc jeżeli będziemy mieć prawdziwie niezawisłe sądy, które będą wyposażone właśnie w taką możliwość, jakiej tu się domagamy, to tak że jeśli idzie o choroby zawodowe, będzie pełna swoboda dla sądu oczywiście, swoboda i sąd będzie orzekał przy pomocy biegłych sądowych, czy dany przypadek kwalifikuje się do przyjęcia, że choroba jest związana z warunkami pracy danego górnika i zasądzi odpowiednią rentę i od<text:span text:style-name="T500">sz</text:span>kodowanie, niezależnie od tego, czy ta choroba jest w wykazie, czy też jej w wykazie nie ma.</text:p>
      <text:p text:style-name="P501">W końcu ostatni tem<text:span text:style-name="T502">at</text:span>, który w tym wystąpieniu mam poruszyć, mam powierzony, to postulat wyboru przychodni lekarskiej. Postulat jest oczywiście słuszny. Nie może być żadnego uzależnienia między lekarzem orzekającym o stanie zdrowia górnika a zakładem pracy. Nie może już by<text:span text:style-name="T503">ć</text:span><text:s/>w ogóle mowy o tym, aby orzekanie odbywało się przez lekarza, który jest uzależniony od tego samego pracodawcy, który jest pracodawcą dla górnika<text:span text:style-name="T504">.</text:span></text:p>
      <text:p text:style-name="P505">Opowiadają mi górnicy, że żeby uzyskać zwolnienia lekarskie, bo na przykład się przeziębił i ma temperaturę, to musi jechać 100 km, bo na przykład mieszka w Brennej, musi jechać do swojego lekarza zakładowego, bo rzecz nie jest do załatwienia na miejscu.</text:p>
      <text:p text:style-name="P506">Więc chcemy usunąć ten stan rzeczy, chcemy doprowadzenia do tego, aby lekarz zakładowy, zakładowa służba zdrowia działała jedynie w zakresie pro<text:span text:style-name="T507">fi</text:span>lakt<text:span text:style-name="T508">yk</text:span>i, ale nigdy leczenie i nigdy orzekanie, czy<text:s/><text:soft-page-break/>na przykład górnik jest zdolny do pracy na powierzchni, czy na dole. Musi się zająć tym jakiś organ obiektywny, a nie organ związany z pracodawcą dla górnika.</text:p>
      <text:p text:style-name="P509">Zresztą uważam, że ten problem przeorganizowania służby zdrowia jest tematem dla komisji zajmującej się organizacją właśnie tej służby zdrowia. Wymaga porozumienia realizacja tego naszego górniczego postulatu, z właściwymi organami resortu służby zdrowia i z tą komisją, która tutaj w ramach<text:s/>„okrągłego stołu”<text:s/>zajmuje się służbą zdrowia, bo możemy się zajmować jednocześnie we wszystkich zespołach lub podzespołach tym samym tematem, nie widzę żadnych przeszkód do tego, nie ma żadnych tutaj podziałów kompetencji, ale powinniśmy wtedy, kiedy nie znamy się na czymś do końca, sięgnąć po ich rady. Toteż tutaj postuluję, aby nawiązać współpracę z zespołem zajmującym się zagadnieniami służby zdrowia.</text:p>
      <text:p text:style-name="P510">Dziękuję bardzo.</text:p>
      <text:p text:style-name="P511"><text:span text:style-name="T512">Przewodni</text:span><text:span text:style-name="T513">cz</text:span><text:span text:style-name="T514">ąc</text:span><text:span text:style-name="T515">y</text:span><text:span text:style-name="T516">:</text:span></text:p>
      <text:p text:style-name="P517">Dziękuję. Ja myślę, że tu dzisiaj dojdzie do uzgodnienia tematyki i kompetencji tego całego naszego zespołu na ile strona wasza panie przewodniczący Gustek jest kompetentna w tym wszystkim. Ale to już może po wygłoszeniu referatu jednej i drugiej strony.</text:p>
      <text:p text:style-name="P518">Gwoli uzupełnienia prosiłbym, gwoli uzupełnienia pana Piotrowskiego, prosiłbym pana Zielińskiego o zabranie głosu.</text:p>
      <text:p text:style-name="P519"><text:span text:style-name="T520">O</text:span><text:span text:style-name="T521">b</text:span><text:span text:style-name="T522">.</text:span><text:span text:style-name="T523"><text:s/>Tadeusz Zieliński</text:span>:</text:p>
      <text:p text:style-name="P524">Szanowni Państwo! Ja chciałbym może prosić pana przewodniczącego Pietrzyka, aby zechciał mi udzielić głosu może po wysłuchaniu wystąpień strony przeciwnej, bo pragnąłbym do wystąpienia pana mecenasa Piotrowskiego zgłosić pewne uzupełnieni<text:span text:style-name="T525">a</text:span>.</text:p>
      <text:p text:style-name="P526">Uważam bowiem, że niektóre tezy mogą być uznane za dyskusyjne. Ale wołałbym, żeby to potraktować już jako powiedzmy mój głos za chwilę, jako głos w dyskusji nad tym zagadnieniem.</text:p>
      <text:p text:style-name="P527">Wstępnie pragnąłbym tylko powiedzieć, że w wystąpieniu pana mecenasa Piotrowskiego jak gdyby zagubił się problem ubezpieczenia od wypadków przy pracy. Ja rozumiem, że konieczne jest wprowadzenie uzupełni<text:span text:style-name="T528">ające</text:span>go systemu odszkodowań za wypadki przy pracy opartego na przepisach prawa cywilnego, jednakże nie można zapominać, że podstawowym także systemem odszkodowaw<text:span text:style-name="T529">cz</text:span>ym w tym zakresie, systemem rekompensacji szkód, jakie ponoszą inwalidzi pracy jest system ubezpieczeń społecznych.</text:p>
      <text:p text:style-name="P530">Ja ten postulat zgłoszony tutaj rozumiem w ten sposób, że według przepisów prawa cywilnego miałyby być pokrywane te szkody, które nie znalazły pokrycia w świadczeniach z ubezpieczeniach społecznego, przede wszystkim w rencie inwalidzkiej, czy w rencie rodzinnej.</text:p>
      <text:p text:style-name="P531">Ten postulat zgłoszony tutaj rozumiem w ten sposób, że według przepisów prawa cywilnego<text:s/>miałyby<text:s/>b<text:span text:style-name="T532">yć<text:s/></text:span>pokrywane te szkody, które nie znalazły pokrycia w świadczeniach z ubezpieczenia społecznego, przede wszystkim w rencie inwalidzki<text:span text:style-name="T533">ej,</text:span><text:s/>czy w rencie rodzinnej<text:span text:style-name="T534">.</text:span><text:s/>I tak ten postulat rozumiem.</text:p>
      <text:p text:style-name="P535">Ale prosiłbym o udzielenie mi głosu później, ażebym mógł bardziej szczegółowo ten problem przedstawić. Dziękuję.</text:p>
      <text:p text:style-name="P536"><text:span text:style-name="T537">O</text:span><text:span text:style-name="T538">b</text:span><text:span text:style-name="T539">.<text:s/></text:span><text:span text:style-name="T540">Alojzy</text:span><text:span text:style-name="T541"><text:s/></text:span><text:span text:style-name="T542">Pietrz</text:span><text:span text:style-name="T543">y</text:span><text:span text:style-name="T544">k</text:span>:</text:p>
      <text:p text:style-name="P545">Zgoda na to, bo my występujemy całym blokiem, a potem druga strona. Czy jest zgoda na to ewentualnie?</text:p>
      <text:soft-page-break/>
      <text:p text:style-name="P546"><text:span text:style-name="T547">Ob. Tadeusz Zieliński</text:span>:</text:p>
      <text:p text:style-name="P548">Myśmy się umówili tak i to tak chyba ko<text:span text:style-name="T549">nty</text:span>nu<text:span text:style-name="T550">uje</text:span>my. Chyba, że dzisiaj jest prezentacja stanowisk ze strony solidarnościowo-opozycyjnej. A z kolei, w zależności od czasu weźmiemy temat po temacie i musimy rozpracowywać. Bo to nie może być chyba tak, że sobie tak porozmawiamy i rozejdziemy się. Trzeba pewne rzeczy domówić do końca. Ja sobie nie wyobrażam, żeby w ramach<text:s/><text:span text:style-name="T551">„</text:span>okrągłego stołu”<text:s/>opracować na przykład projekt ustawy. Trzeba tu się jakoś domówić co z tym zrobimy. Przecież istnieje jakiś układ prawny w tym kraju, istnieje rząd, kompetentne ministerstwo na przykład w sprawie wypadków, rent itd. My tu z<text:span text:style-name="T552">aj</text:span>miemy jakieś stanowisko, tak ja to sobie wyobrażam, po omówieniu konkretnego tematu. I albo poślemy to na<text:s/>„stolik”<text:s/>wyższego rzędu, albo prześlemy konk<text:span text:style-name="T553">r</text:span>et<text:span text:style-name="T554">n</text:span>emu ministerstwu czy premierowi do nadania temu biegu<text:span text:style-name="T555">.</text:span><text:s/>Bo ja jestem z pełnym szacunkiem do tego zespołu, który tutaj jest, ale nie wyobrażam sobie, żebyśmy tutaj opracowali<text:s/>szczegółowy projekt<text:s/>ustaw. A tutaj na to<text:s/><text:span text:style-name="T556">-</text:span><text:s/>tak jak to zrozumiałem<text:s/><text:span text:style-name="T557">-</text:span><text:s/>trochę się zanosi.</text:p>
      <text:p text:style-name="P558">Natomiast będąc już przy głosie,<text:s/><text:span text:style-name="T559">c</text:span>hciałbym bardzo serdecznie prosić o to, aby było mniej stwierdzeń takich z góry tylko stwierdzenie bez dowodu, a są one nieprawdziwe. Chociażby, ja przepraszam bardzo, <text:s/>że tak w ramach dyskusji, ale panie mecenasie Piotrowski to nie jest prawdą, że jak ja zachoruję w Brennej na grypę, że nie mogę iść do lekarza i że mi tego nie załatwi. To nie jest prawda. Bo idę do lekarza i potem idę tylko zar<text:span text:style-name="T560">e</text:span>jestrow<text:span text:style-name="T561">ać</text:span><text:s/>do zakładowego lekarza. Ale to tak na marginesie jako przykład daję, żebyśmy tu nie rzucali wzajemnie nieprawdziwych stwierdzeń.</text:p>
      <text:p text:style-name="P562">Natomiast bardzo bym prosił panie przewodniczący Pietrzyk, żebyśmy kontynuowali i jak d<text:span text:style-name="T563">oj</text:span>dziemy do wniosku, żeśmy wyczerpali wszystko, to przystąpimy do dyskusji nad konkretnymi tematami.</text:p>
      <text:p text:style-name="P564"><text:span text:style-name="T565">O</text:span><text:span text:style-name="T566">b</text:span><text:span text:style-name="T567">.<text:s/></text:span><text:span text:style-name="T568">Alojzy</text:span><text:span text:style-name="T569"><text:s/></text:span><text:span text:style-name="T570">Pietrz</text:span><text:span text:style-name="T571">y</text:span><text:span text:style-name="T572">k</text:span>:</text:p>
      <text:p text:style-name="P573">To znaczy padło tutaj wyjaśnienie, które praktycznie rzecz biorąc powinno być wyjaśnione zaraz na samym początku, już przy pierwszym spotkaniu. Ale dobrze, że akurat tak się stało. Wiemy czego możemy się spodziewać ewentualnie w tym składzie, jakie konkrety będą tutaj omówione i co będzie dalej zrobione.</text:p>
      <text:p text:style-name="P574">To znaczy<text:s/>„<text:span text:style-name="T575">s</text:span>tół”<text:s/>gospodarczy i te inne zespoły, ewentualnie potem już cały pakiet ustaw tak jak to jest ustalane ewentualnie według tych wstępnych ustaleń 15 marca, kiedy się zbierze ta cała 57-ka. I między innymi tak to wygląda<text:span text:style-name="T576">.</text:span></text:p>
      <text:p text:style-name="P577">Przewodniczący:<text:bookmark-start text:name="bookmark0"/><text:bookmark-end text:name="bookmark0"/></text:p>
      <text:p text:style-name="P578">Ja tak to rozumiem.</text:p>
      <text:p text:style-name="P579"><text:span text:style-name="T580">O</text:span><text:span text:style-name="T581">b</text:span><text:span text:style-name="T582">.<text:s/></text:span><text:span text:style-name="T583">Alojzy</text:span><text:span text:style-name="T584"><text:s/></text:span><text:span text:style-name="T585">Pietrz</text:span><text:span text:style-name="T586">y</text:span><text:span text:style-name="T587">k</text:span>:</text:p>
      <text:p text:style-name="P588">To nasza<text:s/><text:span text:style-name="T589">s</text:span>trona też. Mecenas Piotrowski chciał prawem repliki.</text:p>
      <text:p text:style-name="P590"><text:span text:style-name="T591">Mec</text:span><text:span text:style-name="T592">.</text:span><text:span text:style-name="T593"><text:s/></text:span><text:span text:style-name="T594">L</text:span><text:span text:style-name="T595">eszek Piotrowski</text:span>:</text:p>
      <text:p text:style-name="P596">Jeśli idzie o tego górnika w Brennej, to rzeczywiście nie musi w tej chwili już jechać, żeby w ogóle rozpocząć chorobę, ale po co ma rejestrować to zaświadczenie u swojego lekarza zakładowego, jeżeli tamten lekarz też ma prawo orzekać o jego niezdolności do pracy. I o to chodzi, żeby się rzecz zaczynała i kończyła na lekarzu właśnie ogólnej służby zdrowia. Ale przecież kilkakrotnie się zastrzegłem, że wszystko co w tym zakresie mówimy, chcemy konsultować z kompetentnymi organami resortu służby zdrowia.</text:p>
      <text:p text:style-name="P597">Natomiast jeśli idzie o wypowiedź pana prof.<text:s/><text:span text:style-name="T598">Z</text:span>ielińskiego to być może byłem niezbyt precyzyjny. Ale<text:s/><text:soft-page-break/>teraz chcę powiedzieć, że wszystko co tutaj w moim wystąpieniu było postulowane, dotyczy świadczeń uzupełniających w stosunku do tego co należy się pracownikowi z tytułu ubezpieczenia społecznego na podstawie odnośnych przepisów ustawy o powszechnym zaopatrzeniu emerytalnym.</text:p>
      <text:p text:style-name="P599">Dziękuję bardzo.</text:p>
      <text:p text:style-name="P600">Przewodniczący:<text:bookmark-start text:name="bookmark2"/><text:bookmark-end text:name="bookmark2"/></text:p>
      <text:p text:style-name="P601"><text:span text:style-name="T602">W</text:span><text:s/>związku<text:s/><text:span text:style-name="T603">z</text:span><text:s/>tym proszę pana Zielińskiego o zabranie głosu<text:span text:style-name="T604">.</text:span></text:p>
      <text:p text:style-name="P605"><text:span text:style-name="T606">Ob. Tadeusz Zieliński</text:span>:</text:p>
      <text:p text:style-name="P607">Proszę państwa, ja wobec tego może tylko w uzupełnieniu uwag<text:span text:style-name="T608">,</text:span><text:s/>które zostały przedstawione, chciałbym<text:s/>może jeszcze podać do wiadomości państwa postu<text:span text:style-name="T609">l</text:span>aty, które zostały sformułowane przez Radę Emerytów, Rencistów, Inwalidów NSZZ<text:s/><text:span text:style-name="T610">„</text:span>Solidarność<text:span text:style-name="T611">”</text:span><text:s/>regionu śląsko-dąbrowskiego.</text:p>
      <text:p text:style-name="P612">Chciałbym ograniczyć się do zwrócenia uwagi szanownych<text:span text:style-name="T613"><text:s/></text:span>państwa na te elementy problematyki wypadków przy pracy i chorób zawodowych, które nie zostały w wystąpieniu pana mecenasa Piotrowskiego podane.</text:p>
      <text:p text:style-name="P614">Otóż Rada Emerytów i Rencistów zwraca także uwagę na konieczność zrewidowania zasad ustalania podstawy wymiaru świadczenia rentowego z tytułu wypadku przy pracy, choroby zawodowej, wypadku w drodze do pracy lub z pracy, według obowiązujących przepisów.</text:p>
      <text:p text:style-name="P615">Otóż postuluje rada Emerytów, Rencistów i Inwalidów NSZZ<text:s/>„Solidarność<text:span text:style-name="T616">”</text:span>, aby podstawą wymiaru świadczenia rentowego był zarobek brutto według aktualnego taryfikatora płacy na stanowisku pracy w resorcie poszkodowanego oraz aby ta podstawa wymiaru świadczenia rentowego była automatycznie waloryzowana wraz z taryfikatorem płacy na stanowisku pracy, w zakładzie pracy i w resorcie poszkodowanego.</text:p>
      <text:p text:style-name="P617">Ponadto po<text:span text:style-name="T618">st</text:span>ul<text:span text:style-name="T619">uj</text:span>e Rada, aby wprowadzony został podwy<text:span text:style-name="T620">ższ</text:span>ony<text:s/><text:span text:style-name="T621">dodatek</text:span><text:s/>pielęgnac<text:span text:style-name="T622">y</text:span>jny ora<text:span text:style-name="T623">z</text:span><text:s/>wprowadzony dodatek pielęgnacyjny dla II grupy inwalidzki<text:span text:style-name="T624">ej.</text:span></text:p>
      <text:p text:style-name="P625">Przy pierwszej grupie inwalidzkiej - 40 proc. średniej płacy krajowej, przy II grupie inwalidzkiej<text:s/>- 20<text:s/>proc<text:span text:style-name="T626">.</text:span><text:s/>średniej płacy krajowej<text:span text:style-name="T627">.</text:span></text:p>
      <text:p text:style-name="P628">Ponadto postulat dalszy - proponuje się zreformowanie systemu udzielania świadczeń w naturze, w szczególności zaopatrzenia protetycznego, zaopatrzenia w środki pomocnicze i inne. Chodzi tutaj o<text:s/><text:span text:style-name="T629">zreformow</text:span>an<text:span text:style-name="T630">ie</text:span><text:s/>tego systemu, nie jedynie wprowadzenie w naturze świadczeń, ponieważ takie świadczenia są znane. Wiadomo, że sytuacja jest w tej chwili bardzo niekorzystna na tym odcinku.</text:p>
      <text:p text:style-name="P631">Proponuje także Rada Emerytów i Rencistów NSZZ<text:s/><text:span text:style-name="T632">„</text:span>Solidarnoś<text:span text:style-name="T633">ć</text:span>”, aby pewnej reformie uległy komisje inwalidztwa ds. inwalidztwa i zatrudnienia. W szczególności jednym z postulatów jest przyznanie statusu pełnoprawnego uczestnika komisji lekarskiej lekarza, u którego poszkodowany się leczył<text:span text:style-name="T634">.</text:span></text:p>
      <text:p text:style-name="P635">Podstawą do jednorazowego odszkodowania za utratę 1 proc. zdrowia powinno się przyją<text:span text:style-name="T636">ć</text:span><text:s/>4-krotną aktualną najniższą płacę krajową. Oczywiście wchodzi tu w grę także konieczność waloryzowania tych świadczeń.</text:p>
      <text:p text:style-name="P637">I postulat wypłaty świadczeń inwalidzkich z I i II obszaru płatniczego w walucie obiegowej kraju, z którego świadczenie jest wysyłane. W dodatku postulat wprowadzenia wliczenia, wprowadzenia zasady, że po 1<text:span text:style-name="T638">5</text:span>-letnim okresie zatrudnienia wlicza się do stażu pracy 10-letni okres pobierania rentowego dla celu emerytalno-rentowego.<text:s/>A ponad<text:span text:style-name="T639">to</text:span><text:s/>postulaty, by cały okres otrzymywania świadczenia inwalidzkiego z<text:s/><text:soft-page-break/>tytułu wypadku przy pracy i choroby zawodowej był wliczany do stażu pracy wymaganego do celu emerytalno-rentowego.</text:p>
      <text:p text:style-name="P640">Jest także postulat rozszerzenia wykazu chorób zawodowych. Tutaj ten postulat pokrywa się z tymi wnioskami, które wysunął pan mecenas Piotrowski.</text:p>
      <text:p text:style-name="P641">I wreszcie jest postulat wprowadzenia świadczenia wyrównawczego w przypadku, gdy pracownik uległ wypadkowi przy pracy lub chorobie zawodow<text:span text:style-name="T642">ej</text:span>, doznał stałego lub długotrwałego uszczerbku na zdrowiu, ale w rozmiarach nie uprawi<text:span text:style-name="T643">a</text:span>jących jeszcze do przyznania renty inwalidzki<text:span text:style-name="T644">ej,<text:s/></text:span>a jednak powodującej osiąganie niższego wynagrodzenia niż poprzednio.</text:p>
      <text:p text:style-name="P645"><text:span text:style-name="T646">Ś</text:span>wiadczenie wyrównawcze - powtarzam - dla pracownika, który wskutek wypadku przy pracy lub choroby zawodowej doznał stałego lub długotrwałego uszczerbku na zdrowiu, ale w rozmiarach nie uprawnia<text:span text:style-name="T647">ją</text:span>cych jeszcze do przyznania renty inwalidzkiej, a jednak powodującego osiąganie niższego wynagrodzenia niż poprzednio.</text:p>
      <text:p text:style-name="P648">No i wreszcie postulat wydzielenia Inspekcji Pracy z Ministerstwa Górnictwa i podporządkowanie jej Ministerstwu Pracy i Polityki Socjalnej. Przy zmianie dotychczasowych przepisów, dotyczących uposażeń inspektorów pracy.</text:p>
      <text:p text:style-name="P649">Proszę szanownych państwa. Uważam, że w ramach tego podzespołu uregulowanie spraw, które zostały tutaj przedstawione i są przedmiotem postulatów strony społecznej i być może będą także przedmiotem dyskusji, a zapewne będą przedmiotem dyskusji, nie jest możliwe w tym gronie godzić się teraz z wypowiedzią pana przewodniczącego Gu<text:span text:style-name="T650">s</text:span>tka. Uważam mianowicie, że my tutaj w tym zespole możemy zaproponować pewne rozwiązania, które wydają się szczególnie istotne z punktu widzenia górnictwa.</text:p>
      <text:p text:style-name="P651">Jednak sprawy dotyczące wypadków przy pracy i chorób zawodowych mają charakter niewątpliwie ogólniejszy, ponieważ, no ustawa o świadczeniach z tytułu wypadków przy pracy i chorób zawodowych odnosi się przecież nie tylko do górników, ale odnosi się do ogółu pracowników, którzy ulegli wypadkom przy pracy lub zapadli na choroby zawodowe.</text:p>
      <text:p text:style-name="P652">Ale dlaczego jest o tym tutaj mowa? Otóż jednym z postulatów - o czym mówił mecenas Piotrowski - jednym z postulatów str<text:span text:style-name="T653">aj</text:span>kujących górników w sierpniu ub. roku była właśnie sprawa wypadkowości przy pracy.<text:s/><text:span text:style-name="T654">W</text:span><text:s/>górnictwie ten problem jest jeszcze szczególnie nabrzmiały. Tu rzeczywiście można by powiedzieć częstokroć odszkodowani<text:span text:style-name="T655">a</text:span>, które otrzymują górnicy lub członkowie rodzin pozostałych po zmarłych górnikach, no są po prostu w takich niskiej wysokości i niewspółmiern<text:span text:style-name="T656">ej,<text:s/></text:span>do rozmiaru krzywd, że jest to rzecz oczywiście, rzeczywiście wołająca o pomstę do nie<text:span text:style-name="T657">b</text:span>a<text:span text:style-name="T658">.</text:span><text:s/>I dlatego z tego zespołu w moim przekonaniu powinie<text:span text:style-name="T659">n</text:span><text:s/>w<text:span text:style-name="T660">yj</text:span>ść impuls,<text:s/><text:span text:style-name="T661">z</text:span><text:s/>tego szczególnie zespołu<text:s/>- podzespołu<text:s/>raczej, powinien wyjść impuls w kierunku zreformowania tych przepisów,<text:s/><text:span text:style-name="T662">k</text:span>tóre w tej chwili dla świata pracy, całego świata pracy, a dla górników są szczególnie niekorzystne. Dzi<text:span text:style-name="T663">ę</text:span>kuję<text:span text:style-name="T664">.</text:span></text:p>
      <text:p text:style-name="P665"><text:span text:style-name="T666">Przewodni</text:span><text:span text:style-name="T667">cz</text:span><text:span text:style-name="T668">ąc</text:span><text:span text:style-name="T669">y</text:span>:</text:p>
      <text:p text:style-name="P670">Dziękuję.</text:p>
      <text:p text:style-name="P671">To może panie przewodnic<text:span text:style-name="T672">z</text:span>ą<text:span text:style-name="T673">c</text:span>y zarządzimy przerwę 10-minutow<text:span text:style-name="T674">ą</text:span>. Tak? Dziękuję.</text:p>
      <text:p text:style-name="P675">/<text:span text:style-name="T676">Przerwa</text:span>/.</text:p>
      <text:p text:style-name="P677"/>
      <text:soft-page-break/>
      <text:p text:style-name="P678">/Po przerwie/.</text:p>
      <text:p text:style-name="P679"><text:span text:style-name="T680">/</text:span>Po przerwie<text:s/><text:span text:style-name="T681">przewodniczy Rajmund Moric</text:span>/<text:span text:style-name="T682">.</text:span></text:p>
      <text:p text:style-name="P683"><text:span text:style-name="T684">Przewodni</text:span><text:span text:style-name="T685">cz</text:span><text:span text:style-name="T686">ąc</text:span><text:span text:style-name="T687">y</text:span><text:span text:style-name="T688">:</text:span></text:p>
      <text:p text:style-name="P689">No więc kontynuujemy dalej<text:span text:style-name="T690">.</text:span><text:s/>Żeby zamknąć temat z naszej strony, już jeżeli chodzi o zreferowanie rent i emerytur, jeszcze króciutko pan Piotrowski.</text:p>
      <text:p text:style-name="P691"><text:span text:style-name="T692">Ob. Leszek Piotrowski</text:span>:</text:p>
      <text:p text:style-name="P693">Zupełnie się<text:s/><text:span text:style-name="T694">z</text:span>gadzam z tym, że nie jesteśmy tu po to, żeby zredagować, a tym bardziej uchwalić nowe ustawy, ale możemy się tego domagać mnie się wydaje. A czym precyzyjniej się tego domagamy, tym chyba lepiej.</text:p>
      <text:p text:style-name="P695">Żeby skończyć temat zaopatrzenia emerytalnego górników i ich rodzin, odczytam postulat pochodzący z komisji z<text:span text:style-name="T696">ak</text:span>ładowej Kopalni Węgla Brunatnego<text:s/>„Adamów”<text:s/>Konin i Bełchatów. Postulat dotyczy właśnie zmiany ustawy z dnia 1 lutego 19<text:span text:style-name="T697">8</text:span>3 r. o zaopatrzeniu emerytalnym górników i ich rodzin.<text:s/>Jest taki:</text:p>
      <text:p text:style-name="P698">„Ustawa z dnia 1 lutego o zaopatrzeniu emerytalnym górników i ich rodzin w art. 5 określa, które grupy zawodowe korzystają z dobrodziejstwa tej ustawy. Na liście tej w punkcie 4 znajdują się pracownicy zatrudnieni na odkrywce w kopalniach siarki przy ręcznym lub zmechanizowanym urabianiu, ładowaniu oraz przewozie nakładu i złoża.</text:p>
      <text:p text:style-name="P699">Trudno odgadnąć dlaczego tak to uregulowano. Jakimi kryteriami kierowano się zaliczając górnictwo odkrywkowe siarki jako pracę górniczą, a nie zaliczając do pracy górniczej górnictwa odkrywkowego węgla brunatnego. Przecież w kopalniach i siarki, i węgla brunatnego pracują ludzie obsługujący te same typy maszyn, w tych samych systemach eksploatacyjnych i warunkach atmosferycznych<text:span text:style-name="T700">.</text:span></text:p>
      <text:p text:style-name="P701">My, górnicy węgla brunatnego jesteśmy jedynie górnikami z nazwy, górnikami trzeciej kategorii. Mamy przy tym pełną świadomość wartości naszej pracy i jej znaczenia dla gospodarki kraju. Nie przysparzamy wprawdzie budżetowi państwa takiego wkładu dewizowego jak siarka, ale czynnik ten nie powinien zdecydować o takim potraktowaniu g<text:span text:style-name="T702">ó</text:span>rni<text:span text:style-name="T703">c</text:span>twa węgla brunatnego.</text:p>
      <text:p text:style-name="P704">Węgiel brunatny jest najtańszym źródłem energii w energetyce konwenc<text:span text:style-name="T705">jo</text:span>n<text:span text:style-name="T706">al</text:span>nej ludzi, którzy pracują nadal w systemie czterobrygadowym przy [nieczytelne] wydobyciu nie można pozbawiać tych samych uprawnień co innych górników.</text:p>
      <text:p text:style-name="P707">Żądamy zrównania w prawach górników węgla brunatnego z górnikami siarki”.</text:p>
      <text:p text:style-name="P708">No więc, wydaje mi się, że postulat jest zwięzły, kró<text:span text:style-name="T709">t</text:span>ki i konkretny, dotyczy jednakże zmiany ustawy, do której to zmiany rzeczywiście nie jesteśmy uprawnieni.</text:p>
      <text:p text:style-name="P710">Dziękuję bardzo.</text:p>
      <text:p text:style-name="P711"><text:span text:style-name="T712">P</text:span><text:span text:style-name="T713">rzew</text:span><text:span text:style-name="T714">odnicząc</text:span><text:span text:style-name="T715">y</text:span>:</text:p>
      <text:p text:style-name="P716">Dziękuję.</text:p>
      <text:p text:style-name="P717">Przechodzimy do tematu ekologii. Proszę pan Karaś.</text:p>
      <text:p text:style-name="P718"><text:span text:style-name="T719">Ob. Henryk Karaś</text:span>:</text:p>
      <text:p text:style-name="P720">Nazywam się Henryk Karaś, jestem inżynierem górnikiem, z zagłębiem miedziowym jestem związany około 16 lat. Reprezentuję związek<text:s/>„Solidarność<text:span text:style-name="T721">”</text:span>.</text:p>
      <text:p text:style-name="P722">Ponieważ dotychczasowy rozwój przemysłu wydobywczego oraz związanego z nim hutnictwa jest jedną z przyczyn katastrofalnego stanu środowiska PRL, uznaliśmy za stosowne przedstawienie tej<text:s/><text:soft-page-break/>problematyki pomimo utworzenia Podzespołu do spraw Ekologii. Podzespół ten wchodził jeszcze niedawno w skład naszego zespołu.</text:p>
      <text:p text:style-name="P723">Ja chciałem przedstawić sytuację w zagłębiu miedziowym, jaka jest, tak pokrótce, żeby państwu dać obraz jak tam jest, jaka tam jest sytuacja.</text:p>
      <text:p text:style-name="P724">Legnicko-Głogowski Okręg Miedziowy należy do tych regionów<text:span text:style-name="T725"><text:s/></text:span>w Polsce, w których nastąpiła już lokalna katastrofa ekologiczna.</text:p>
      <text:p text:style-name="P726">Zasadniczym źródłem emisji zanieczyszczeń są huty miedzi w Głogowie i Legnicy, wchodzące w skład Kombinatu Górniczego, Górniczo-Hutniczego Miedzi.</text:p>
      <text:p text:style-name="P727">Głównym powodem tego stanu jest nadmierne zwiększanie wydobycia i przerobu rud miedzi oraz jej produkcji. Projektowane zdolności kopalń i hut miedzi są w obecnym okresie eksploatacji znacznie przekroczone. To dodatkowe obciążenie przy mało sprawnych technicznie urządzeniach chroniących środowisko, stanowi jedną z zasadniczych przyczyn tego stanu, jakie obserwu<text:span text:style-name="T728">j</text:span>emy u nas w naszym regionie.</text:p>
      <text:p text:style-name="P729">Rośnie powierzchnia oraz koszty składowania odpadów, z procesów technologicznych. Przy tak dużym tempie eksplo<text:span text:style-name="T730">at</text:span>ac<text:span text:style-name="T731">j</text:span>i, obecnie już wydobywa się 30 mln ton rudy rocznie.<text:s/>Grozi<text:s/><text:span text:style-name="T732">n</text:span>am wyczerpanie zasobów rud miedzi w ciągu 30-40 lat przy bardzo ograniczonych perspektywach nowych odkryć geologicznych.</text:p>
      <text:p text:style-name="P733">Kumulacja metali ciężkich w glebie i powietrzu oraz produkowana w [nieczytelne] żywność stwarza konieczność częściowego wyłączenia produkcji rolniczej w tym regionie. Przed 50 laty taki przykład tutaj pod<text:span text:style-name="T734">aj</text:span>ę - 1 kg gleby w okolicy Głogowa zawierał około 30 mg ołowiu, a obecnie już mamy 142 mg. Ołów osiadając w warstwach gleby degraduje ją na okres około 300 lat.<text:s/><text:span text:style-name="T735">W</text:span><text:s/>ten sposób niszczymy tereny rolne wokół hut miedzi. Do dziś wysiedlono już ludność z pięciu wiosek znajdujących się koło Głogowa. Akcja wysiedlania ludzi zamieszkujących te tereny była już mocno opóźniona, a ludzie nie dostali później odpowiednich odszkodowań.</text:p>
      <text:p text:style-name="P736">Konieczne jest więc ponowne określanie, określenie sposobu wyznaczania stref ochronnych wokół hut i sposobu ich z<text:span text:style-name="T737">ag</text:span>o<text:span text:style-name="T738">s</text:span>podarowania<text:span text:style-name="T739">.</text:span></text:p>
      <text:p text:style-name="P740">Z ustaleń medycyny sądowej wynika, że stopień zagrożenia zdrowia mieszkańców LGOM jest bardzo znaczny. N<text:span text:style-name="T741">aj</text:span>groźnie<text:span text:style-name="T742">js</text:span>ze skutki u ludzi wywołują metale ciężkie, uszkadzając układ pokarmowy, krwiotwórczy oraz nerwowy.</text:p>
      <text:p text:style-name="P743">Ludność naszego województwa jest stosunkowo młoda, a skażenie wód i powietrza atmos<text:span text:style-name="T744">fe</text:span>rycznego<text:s/><text:span text:style-name="T745">w</text:span><text:s/>zauważalny sposób odbija się na zdrowiu dzieci i młodzieży tam zamieszkałej. Będzie to miało olbrzymi wpływ na zdrowotność następnych pokoleń i z tym się trzeba liczyć.</text:p>
      <text:p text:style-name="P746">Ja tu chciałbym jeszcze przedstawić taki list otwarty Wolnego Ruchu Ekologicznego, ten Ruch tworzą młodzi ludzie<text:s/><text:span text:style-name="T747">z</text:span><text:s/>Głogowa. Są naprawdę młodzi ludzie, którzy poczuli się w obowiązku po prostu upomnienia się o prawo życia w zdrowym środowisku. Ja ich obserwowałem, oni już w Głogowie urządzili już dwie mani<text:span text:style-name="T748">fe</text:span>sta<text:span text:style-name="T749">cj</text:span>e. Pierwsza była niezbyt liczna 90 osób, druga już była liczniejsza 450 osób. Liczę, że już w następnej być może weźmie udział sam<text:s/>Prezydent<text:s/>Miasta Głogowa, z czego bym się bardzo cieszył.</text:p>
      <text:p text:style-name="P750">List otwarty. Jestem upoważniony do przeczytania tego listu<text:span text:style-name="T751">.</text:span></text:p>
      <text:p text:style-name="P752">Uprzedzając z góry wszelkie komentarze, pragniemy podkreślić, że list ten nie jest przejawem żadnej koniunktury ani tym bardziej mody na ekologię. Jest on wyrazem troski o nasze zdrowie i życie. Pragniemy<text:s/><text:soft-page-break/>się w nim odwołać do fundamentalnych praw, które dotyczą nas wszystkich, a których uszanowania oczekujemy od władz bez względu na to, czy pochodzą one z n<text:span text:style-name="T753">a</text:span>szego wyboru, czy też tylko uzurpują sobie prawo do jej sprawowania.</text:p>
      <text:p text:style-name="P754">Na wstępie pragniemy uzasadnić nasze wystąpienie rosnącą świadomością pilnej potrzeby swojego rozwoju. Przeraża nas beztroska dotycząca stanu miast i wsi w obrębie zagłębia miedziowego oraz warunków pracy w kopalniach i hutach.</text:p>
      <text:p text:style-name="P755">W naszej godności widzimy, uzasadnienie prawa do życia, to znaczy do nietykalności osobistej. Każde traktowanie ludzi jako rzeczy i poświęcanie ich dla osiągnięcia obecnych lub przyszłych celów czy interesów osobistych lub grupowych, czy nawet tak zwanych interesów ogólno<text:span text:style-name="T756">s</text:span>połecznych jest wyraźnym naruszeniem naszej suwerenności. Naruszenie prawa do życia w dziedzinie działalności gospodarczej występuje poprzez:</text:p>
      <text:p text:style-name="P757">- stosowanie metod produkcji, narażających pracowników na utratę życia lub zdrowia;</text:p>
      <text:p text:style-name="P758">- produkcję i sprzedaż towarów oraz płodów rolnych powodujących szkody na zdrowiu lub stwarz<text:span text:style-name="T759">aj</text:span>ących niebezpieczeństwo życia konsumentów;</text:p>
      <text:p text:style-name="P760">- stosowanie technologii zatruwającej środowisko naturalne i stwarzającej zagrożenie życia i zdrowia całej społeczności otaczających miast i wsi oraz przyszłych pokoleń.</text:p>
      <text:p text:style-name="P761">Podkreślamy, że przy obecnym stanie niedoinformowania społeczeństwa, odpowiedzialność władz w tej dziedzinie jest podwójna.</text:p>
      <text:p text:style-name="P762">Po pierwsze - ze względu na fakt narażania ludzi na utratę życia lub zdrowia.</text:p>
      <text:p text:style-name="P763">Po drugie - że dopuszczanie się do tak ogromnego skażenia odbywa się bez ich wiedzy, a ostatnio wobec budzących się świadomości społecznej także wbrew ich woli.</text:p>
      <text:p text:style-name="P764">Klęska na tym terenie nie dotyczy tylko stanu środow<text:span text:style-name="T765">i</text:span>ska naturalnego, nie można dopuścić do jeszcze głębszego obniżenia poziomu życia społecznego i kulturalnego ludzi zamieszkujących nasz region. Nasze miasta nie mogą być tylko sypialniami, ani też kuźniami wyłącznie klasy robotnicze<text:span text:style-name="T766">j.</text:span><text:s/>Miasta te muszą żyć ludźmi, którzy je zamieszkują, zgodnie z ich wolą i aspiracjami. Obowiązkiem zaś władz jest służenie tej woli.</text:p>
      <text:p text:style-name="P767">Rolę wolnego ruchu ekologicznego upatrujemy w stałym podnoszeniu świadomości wszystkich ludzi dotkniętych lub zagrożonych klęską społecznej dezintegracji oraz klęską ekologiczną, a przede wszystkim działanie na rzecz jej likwidacji<text:span text:style-name="T768">.</text:span></text:p>
      <text:p text:style-name="P769">Dlatego też żądamy podawania na bieżąco, do publicznej wiadomości wyników badań z miejsc zagrożonych skażeniem<text:span text:style-name="T770">.</text:span><text:s/>Dotyczy to nie tylko kopalń i hut, lecz także miast i wsi oraz wszelkich produktów żywnościowych<text:span text:style-name="T771">.<text:s/></text:span>Podania do publicznej wiadomości norm skażeń oraz mechan<text:span text:style-name="T772">iz</text:span>mów ich uwzg<text:span text:style-name="T773">lęd</text:span>niania przy wszelkich rekompensa<text:span text:style-name="T774">ta</text:span>ch nałożonych na czas pracy lub wynagrodzenia<text:span text:style-name="T775">.</text:span></text:p>
      <text:p text:style-name="P776">Opublikowania analizy porównawczej w zakresie norm i wyników badań z okręgami o podobnym profilu produkcyjnym w krajach wysokorozwiniętych, poin<text:span text:style-name="T777">fo</text:span>rmowania opinii publicznej na ten temat, planów rozwoju przemysłu na terenie LGOM, planów i efektów działań na rzecz ochrony środowiska naturalnego, przedstawienia racji przemawiających za budową huty ołowiu, uwzg<text:span text:style-name="T778">lę</text:span>dniania i przedstawiania projektów ochrony środowiska przy planowaniu nowych inwestycji<text:span text:style-name="T779">.</text:span><text:s/>Szczególnie dotyczy to zamierzeń budowy huty ołowiu i nowej ciepłowni. Rozważenia możliwości ograniczania produkcji miedzi, kosztem inwestycji<text:s/><text:soft-page-break/>mających na celu jej przetwórstwo. Przywrócenia do produkcji rolnej skażonych ziem oraz zagwarantowanie rolnikom warunków do produkcji zdrowej żywności<text:span text:style-name="T780">.</text:span></text:p>
      <text:p text:style-name="P781">Podanie do publicznej wiadomości oceny stanu zdrowia ludzi zamieszkujących nasz region i na tej podstawie wy<text:span text:style-name="T782">ł</text:span>o<text:span text:style-name="T783">n</text:span>ie<text:span text:style-name="T784">n</text:span>ia schorzeń<text:span text:style-name="T785">,</text:span><text:s/>które będzie można uznać za wywołane zatruciem środowiska lub warunkami pracy w zakładach LGOM.</text:p>
      <text:p text:style-name="P786">Zweryfikowania kwalifikacji schorzeń do grupy tzw. chorób zawodowych oraz kwalifikacji warunków pracy do warunków szkodliwych. Szczególną troską należy już dziś otoczy<text:span text:style-name="T787">ć</text:span><text:s/>wszystkie dzieci poszkodowane zatruciem środowiska naturalnego. Będziemy żądać, by ich leczenie było wolne od wszelkich opłat, łącznie z opłatą za leki, jak również powszechnego objęcia ich leczeniem sanatoryjnym oraz pełnej profilaktyki medycznej.</text:p>
      <text:p text:style-name="P788">W podsumowaniu, apelując do wszystkich ludzi o aktywność i poparcie, odwołujemy się do naszej wolności. Wolność jest nam nie tylko dana, ale i zadana. Łączy się zatem z odpowiedzialnością, która rozciąga się zarówno na samo wykonywanie wolności, jak i na wywierania wpływu na wszelkie jej ograniczeni<text:span text:style-name="T789">a.</text:span></text:p>
      <text:p text:style-name="P790">Adresata tzn. władze prosimy o poważne podejście do problemów zawartych w tym liście oraz o odpowiedź na przedstawione postulaty w prasie lokalnej i innych środkach masowego przekazu. Stanowić będzie ona dla nas podstawy do dyskusji na temat ochrony środowiska.</text:p>
      <text:p text:style-name="P791">Mamy nadzieję, że będzie się ona mogła toczyć w atmosferze wolnej od wszelkich represji i przekłamań.</text:p>
      <text:p text:style-name="P792">Podpisano - Wolny Ruch Ekologiczny.</text:p>
      <text:p text:style-name="P793">Do wiadomości - Prezydent Miasta Głogowa, Miejska Rada Narodowa w Głogowie, Episkopat Polski Ordynariusz Archidiecezji Wrocławskiej ks.<text:s/><text:span text:style-name="T794">k</text:span>ard.<text:s/><text:span text:style-name="T795">H</text:span>enr<text:span text:style-name="T796">yk</text:span><text:s/>Gulbinowicz, ordynariusz diecezji gorzowskiej ks. bp Jan Michalik, prasa katolicka<text:span text:style-name="T797">.</text:span></text:p>
      <text:p text:style-name="P798">I kończąc to swoje wystąpienie chciałem jeszcze tylko przedstawić kilka spraw istotnych raczej z punktu poprawy sytuacji w LGOM.</text:p>
      <text:p text:style-name="P799">Uważamy, że niezbędne jest przedstawienie społeczeństwu aktualnego stanu zdrowotnego mieszkańców LGOM oraz osób zatrudnionych w górnictwie.</text:p>
      <text:p text:style-name="P800">Należy r<text:span text:style-name="T801">o</text:span>zpatrzyć możliwość wstrzymania produkcji miedzi w hutach Legnica i Głogów I, mając na względzie istniejący stan klęski ekologicznej LGOM.</text:p>
      <text:p text:style-name="P802">Jako wskaźnik wydobycia w kopalniach rud miedzi należy przyjąć pozyskiwany metal. Rozliczenie wydobycia w tonach rudy powoduje zwiększenie obciążenie transportu kopalnianego oraz ciągów technologicznych w zakładach wzbogacenia i hutach. Obciąża to bardzo środowisko i gospodarkę o<text:span text:style-name="T803">d</text:span>padami.</text:p>
      <text:p text:style-name="P804">Należy rozpatrzyć aktualny poziom wydobycia kopalin rud, miedzi w aspekcie zdrowia i życia załóg pracujących w zakładach górniczych naszych kopalń.</text:p>
      <text:p text:style-name="P805">Dziękuję bardzo<text:span text:style-name="T806">.</text:span></text:p>
      <text:p text:style-name="P807"><text:span text:style-name="T808">Przewodnicząc</text:span><text:span text:style-name="T809">y</text:span><text:span text:style-name="T810">:</text:span></text:p>
      <text:p text:style-name="P811">Dziękuję bardzo. Poproszę o zabranie głosu pana Krywulkę.</text:p>
      <text:p text:style-name="P812"><text:span text:style-name="T813">O</text:span><text:span text:style-name="T814">b.</text:span><text:span text:style-name="T815"><text:s/></text:span><text:span text:style-name="T816">Kry</text:span><text:span text:style-name="T817">wu</text:span><text:span text:style-name="T818">lko</text:span><text:span text:style-name="T819"><text:s/></text:span><text:span text:style-name="T820">Wiktor</text:span>:</text:p>
      <text:soft-page-break/>
      <text:p text:style-name="P821">Zagrożenia społeczne Górnośląskiego Okręgu Przemysłowego. Ten okręg już dawno został uznany za katastrofalny<text:s/>przyczyn tej sytuacji należy upatrywać w braku jakiejkolwiek odpowiedzialności władz za ich politykę gospodarczą<text:span text:style-name="T822">.</text:span></text:p>
      <text:p text:style-name="P823">I tak na obszarze 2 proc. powierzchni kraju zamieszkałej obecnie przez 10 proc. ludności Polski, koncentruje się eksploatacja i przerób większości bogactw naturalnych.</text:p>
      <text:p text:style-name="P824">Przestarzałe technologie przesądzają o ogromnych zanieczyszczeniach pyłowych i gazowych. Na Śląsku składowanych jest 60 proc. łącznej ilości odpadów wewnętrznych w kraju. Ponadto zlokalizowanych jest tam 200 zakładów przemysłowych zaliczanych do najwyższej kategorii ze względu na skalę i charakter oddziaływań szkodliwych dla ustroju ludzkiego. Taka sytuacja powoduje, że na obszarze Górnego Śląska istnieje niespotykane w Europie zagrożenie dla zdrowia i życia człowieka.</text:p>
      <text:p text:style-name="P825">Dla zobrazowania kryty<text:span text:style-name="T826">c</text:span>znego stanu środowiska naturalnego na Śląsku można przytoczyć wiele przykładów. Blisko 80 pr<text:span text:style-name="T827">o</text:span>c.<text:s/><text:span text:style-name="T828">m</text:span>ie<text:span text:style-name="T829">sz</text:span>kańców tego regionu żyje w strefach oddziaływania substancji wysoce toksycznych jak ołów i kadm oraz substancji rakotwórczych w postaci benzopirenu i perylenu.</text:p>
      <text:p text:style-name="P830">Usta<text:span text:style-name="T831">lo</text:span>n<text:span text:style-name="T832">o</text:span>, że na skutek postępującego skażenia terenów rolnych i leśnych, ponad<text:s/><text:span text:style-name="T833">5</text:span>0 proc. powierzchni użytków rolnych woj.<text:s/><text:span text:style-name="T834">k</text:span>a<text:span text:style-name="T835">to</text:span>wickiego nie nadaje się do produkcji środków spożywczych. Olbrzymie niebezpieczeństwa pociągają za sobą emisje zanieczyszczeń powodujących<text:s/>ponadnormatywne skażenie powietrza. Dopuszczalne normy stężenia pyłów przekraczane są nawet 10-krotnle. Nieodwracalnym procesom degradacyjnym uległa blisko trzecia część rzek<text:span text:style-name="T836">. W</text:span>ody są skażone m.in. związkami uranu, a ilości zasolonych wód kopalnianych wynoszą obecnie 7 tys. ton na dobę.</text:p>
      <text:p text:style-name="P837">W przewidywanym rozwoju górnicz<text:span text:style-name="T838">y</text:span>m, jaki ma dalej nastę<text:span text:style-name="T839">p</text:span>ować, ta ilość wód kopalnianych ma wychodzić na powierzchnię i ma być, jak gdyby,<text:s/><text:span text:style-name="T840">tra</text:span>n<text:span text:style-name="T841">sportow</text:span>ana do rzek ma wynieść 12 tys. ton.</text:p>
      <text:p text:style-name="P842">8<text:span text:style-name="T843">5</text:span><text:s/>proc. ogółu powierzchni leśnej znajduje się w strefach uszkodzeń przemysłowych. Kilkudzies<text:span text:style-name="T844">ię</text:span>ciok<text:span text:style-name="T845">rot</text:span>ne przekroczenia dopuszczalnej normy w<text:span text:style-name="T846">y</text:span>kazały badania zawartości ołowiu i kadmu w roślinach.</text:p>
      <text:p text:style-name="P847">W Katowicach zanotowano 530 mg, zaś w Bytomiu 53<text:span text:style-name="T848">2<text:s/></text:span>mg ołowiu na kilogram gleby, gdy tymczasem normalna zawartość ołowiu w glebie wynosi 20 mg na 1 kg.</text:p>
      <text:p text:style-name="P849">Przypominam, że ołów<text:s/><text:span text:style-name="T850">-</text:span><text:s/>jak to już kolega wspomniał, zalega w glebie 300 lat, praktycznie przez kilka pokoleń ta gleba nie powinna być użytkowana przez rolnictwo i do spożywania żywności na niej wytworzonej dla ludzi i zwierząt.</text:p>
      <text:p text:style-name="P851">W regionie śląskim nasilają się przypadki zachorowań na ołowicę. Zatrucia ołowiem powodują uszkodzenia mózgu, pociągające za sobą opóźniony rozwój umysłowy, padaczkę, ślepotę. Ołów jest też przyczyną zmian patologicznych i nowotworowych. Kadm z kolei ma własności teratogenne tzn. powoduje zniekształcenia p<text:span text:style-name="T852">ł</text:span>odu zwane potwornościami. U co czwartej kobiety ciężarnej na Śląsku występują groźne powikłania zdrowotne, czego wynikiem jest najwyższy w kraju odsetek urodzeń martwych płodów oraz wczesna umieralność noworodków.</text:p>
      <text:p text:style-name="P853">Obserwuje się również narastanie wcześnia<text:span text:style-name="T854">ct</text:span>wa, które z 9 proc. w 1980 r. osiągnęło cyfrę 11 proc. w 1983 r. Tak więc postęp jest znaczny w przeciągu tych trzech lat, a ostatnich badań z 1988 r. nie mamy. Ale wystarczy obejrzeć tylko cmentarze w Jastrzębiu, Rybniku, Katowicach wszędzie gdzie noworodki 1 - 2 dniowe zale<text:span text:style-name="T855">g</text:span>a<text:span text:style-name="T856">j</text:span>ą połowę cmentarzy.</text:p>
      <text:soft-page-break/>
      <text:p text:style-name="P857">Szczególnie wysoki jest procent dzieci i młodzieży wymagających specjalnej opieki zdrowotnej w wyniku nabytych wad postawy, wzroku, zaburzeń rozwoju som<text:span text:style-name="T858">atyc</text:span>znego<text:span text:style-name="T859">.</text:span><text:s/>Tę ponurą sytuację uzupełnia fakt, że ludność zamieszkująca obszar aglomeracji śląskiej ż<text:span text:style-name="T860">yj</text:span>e o dwa lata krócej niż przeciętny obywatel w naszym kraju, gdzie i tak w Polsce przeciętny obywatel żyje krócej od przeciętnego obywatela Europy.</text:p>
      <text:p text:style-name="P861">Tragiczna sytuacja ekologiczna Górniczego Okręgu Przemysłowego jest rezultatem lekceważącej polityki władz wobec mieszkańców tego regionu. W niewielkim stopniu wykorzystywane są środki finansowe na ochronę środowiska. Nie realizowane są również zobowiązania odpowiednich resortów w zakresie ochrony powietrza i wód. Nie ujawnia się również badań przeprowadzonych przez instytucję takie jak Instytut Kształtowania<text:s/><text:span text:style-name="T862">Ś</text:span>rodowiska w Katowicach i Polska Akademia Nauk w Warszawie. Trzeba wreszcie skończyć z indolencją władz w tej sprawie.</text:p>
      <text:p text:style-name="P863">Domagamy się sporządzenia i podania do publicznej wiadomości raportu o stanie zdrowia mieszkańców Górniczego Okręgu Przemysłowego, żądamy dokonania rzetelnej oceny stanu degradacji środowiska naturalnego Śląska. Domagamy się rozwiązania problemu szkód górniczych.</text:p>
      <text:p text:style-name="P864">Oczekujemy, że nasze rozmowy zakończą się prz<text:span text:style-name="T865">yję</text:span>ciem konkretnego programu, którego cel<text:span text:style-name="T866">e</text:span>m będzie nie tylko zahamowanie, ale wręcz odwrócenie procesów rujnujących przyrodę i zdrowie mieszkańców<text:s/><text:span text:style-name="T867">Ś</text:span>ląska.</text:p>
      <text:p text:style-name="P868">Dlatego chciałbym wnioskowa<text:span text:style-name="T869">ć</text:span><text:s/>o opracowanie i natychmiastową realizację przez rząd i władze województwa katowickiego programu ochrony zdrowia ludzi i przyro<text:span text:style-name="T870">d</text:span>y.</text:p>
      <text:p text:style-name="P871">I tak w punkcie 1 - należy wywieźć, przepraszam, wywozić wszystkie dzieci z wo<text:span text:style-name="T872">j.</text:span><text:s/>katowickiego co najmniej na trzy tygodnie w roku, w każdym roku, do innych mniej zanieczyszczonych ośrodków kraju i za granicą w celu rehabilitacji zdrowia<text:span text:style-name="T873">.</text:span><text:s/>Przy czym tą opieką powinna być finansowana całkowicie przez państwo i władze górnicze regionu śląskiego.</text:p>
      <text:p text:style-name="P874">Państwowy Instytut Żywienia powinien opracować specjalny sposób odżywiania się ludności zamieszkującej w Górniczym Okręgu Przemysłowym.</text:p>
      <text:p text:style-name="P875">Jest prawdą, że odżywianie się ludzi tam zamieszkałych powinno wynosić zupełnie inną kaloryczność, bardziej<text:s/>witaminową, mniej białkową, co uchroniłoby to ludność przed ciężkimi zachorowaniami, przynajmniej na niektóre chorob<text:span text:style-name="T876">y.</text:span></text:p>
      <text:p text:style-name="P877">Dziękuję bardzo<text:span text:style-name="T878">.</text:span></text:p>
      <text:p text:style-name="P879"><text:span text:style-name="T880">Przewodnicząc</text:span><text:span text:style-name="T881">y</text:span><text:span text:style-name="T882">:</text:span></text:p>
      <text:p text:style-name="P883">Dziękuję<text:span text:style-name="T884">.</text:span><text:s/>Pan Krzysztof Betka.</text:p>
      <text:p text:style-name="P885">Ob. Krzysztof Betka:</text:p>
      <text:p text:style-name="P886">Krzysztof Betka, górnik kopalni<text:s/><text:span text:style-name="T887">„</text:span>Wiktoria”<text:s/>w Wałbrzychu,<text:s/>„Solidarność”.</text:p>
      <text:p text:style-name="P888">Z obszarem Dolnośląskiego Zagłębia Węglowego pokrywa się obszar zdegradowanego środowiska o wymiarach klęski ekologiczne<text:span text:style-name="T889">j.</text:span><text:s/>Obszar ten orientacyjnie zawarty jest w trójkącie miast:<text:s/><text:span text:style-name="T890">Ś</text:span>wiebodzice - Boguszów-Gorce<text:s/>- Nowa<text:s/>Ruda.<text:s/>Największym emiterem są zakłady przemysłowe miasta Wałbrzycha, a w tym przede wszystkim kopalnia<text:s/>„Wiktoria”, a z niej to oddział jej - elektrociepłownia, która<text:s/>emituje około<text:s/>40 tys. ton pyłów i gazów w roku; koksownie wałbrzyskie<text:s/><text:span text:style-name="T891">-</text:span><text:s/>10 - 15 tys.<text:s/><text:span text:style-name="T892">t</text:span>on, kopalnia<text:s/>„Nowa Ruda”<text:s/>- 3 t<text:span text:style-name="T893">ys</text:span>.<text:s/><text:span text:style-name="T894">t</text:span>on.<text:s/>Dane prawdopodobnie mocno n<text:span text:style-name="T895">ie</text:span>d<text:span text:style-name="T896">os</text:span>z<text:span text:style-name="T897">aco</text:span>w<text:span text:style-name="T898">an</text:span>e z uwagi na niemierzalność emis<text:span text:style-name="T899">ji</text:span><text:s/>otwartej.</text:p>
      <text:p text:style-name="P900">Wszystkie kopalnie tego rejonu odprowadzają 20 tys. m<text:span text:style-name="T901">3</text:span><text:span text:style-name="T902"><text:s/></text:span>na dobę ścieków.</text:p>
      <text:soft-page-break/>
      <text:p text:style-name="P903">Z uwagi na urozmaiconą rzeźbę terenu rozkład zanieczyszczeń zawartych w powietrzu jest n<text:span text:style-name="T904">ie</text:span>równomi<text:span text:style-name="T905">er</text:span>ny, ale w całym obszarze klęski zamieszkanym przez blisko 300 tys. osób przekracza wysokie polskie normy opadu pyłów lub gazów albo jednych i drugich razem.</text:p>
      <text:p text:style-name="P906">Najbardziej zanieczyszczone jest miasto Wałbrzych. Za ostatnią wiadomością PAP-u trzecie miejsce w świecie. Średni opad pyłu przekracza dwukrotnie dopuszczalną normę dla miast, a w dzielnicach mieszkaniowych w pobliżu zakładów nawet pięciokrotnie.</text:p>
      <text:p text:style-name="P907">Poza dopuszczalnymi normami zanieczyszczona jest większość rzek, głównie Pełcznica. Dodatkowo środowisko jest degradowane przez wysypiska odpadów przemysłowych. 58 hałd o powierzchni około 300 ha, głównie kopalń węgla, około 5 mln ton na rok i 80 ha stawów osadnikowych, odpadów komunalnych oraz hałas przemysłowy i komunikacyjny. Na zanieczyszczenia przemysłowe środowiska narażone są przede wszystkim pracownicy danych zakładów, a następnie okoliczna ludność. Na przykład lekarze stwierdzają pylicę u mieszkańców osiedli położonych blisko głównych emiterów pyłów, a nie związanych z pracą w górnictwie. Dokładnych badań statystycznych nie przeprowadzono, bądź są niedostępne, ale z wywiadu z lekarzami wiadomo, że narasta ilość chorób układu oddechowego i krążenia oraz nowotworów, głównie u mężczyzn w wieku produkcyjnym, co prowadzi do obniżenia wieku śmiertelności w tej grupie wiekowej. Na przykład średni wiek r<text:span text:style-name="T908">en</text:span>cisty górnika 43 lata.</text:p>
      <text:p text:style-name="P909">Druga rzecz, że na 5<text:span text:style-name="T910">%</text:span><text:s/>zatrudnionych górników jest z<text:span text:style-name="T911">atr</text:span>udn<text:span text:style-name="T912">io</text:span>n<text:span text:style-name="T913">ych</text:span><text:s/>w Dolnośląskim Zagłębiu Węglowym około 30% chorych na pylicę, to z tego Okręgu. Dane są z 1980 r., inne są niedostępne.</text:p>
      <text:p text:style-name="P914">Ponieważ degradacji w tym regionie uległa cała przyroda, ludność mieszkająca i pracująca w skażonym środowisku ma coraz większe trudności z wypoczynkiem w zdrowym otoczeniu. Nie są nimi ogródki działkowe zlokalizowane często w rejonie wielkich emisji przemysłowych, a żywność tam uzyskana jest często dodatkowym czynnikiem trującym.</text:p>
      <text:p text:style-name="P915">Osobnym zagadnieniem to promieniowanie radioaktywne na dole kopalń dolnośląskich i kopalni barytu.<text:s/>Niestety, do wyn<text:span text:style-name="T916">i</text:span>ku badań nie można dotrzeć, a o wielkości promieniowania nic nie wiadomo.</text:p>
      <text:p text:style-name="P917">Wnosimy o wznowienie pomiarów i podania ich do wiadomości pracownikom.</text:p>
      <text:p text:style-name="P918">Występują też duże braki zieleni śródmi<text:span text:style-name="T919">ej</text:span>skiej w wymienionym regionie, około 200 ha poniżej normy. Wszystko to razem<text:span text:style-name="T920"><text:s/></text:span>wzięte domaga się radykalnej zmiany, a ponieważ klęska ekologiczna jest tak duża, że nie można większości czynników naprawić w ciągu najbliższych kilkudziesięciu lat, to prawdopodobna poprawa powinna skupić się na największych trucicielach w regionie, to jest kopalni węgla kamiennego<text:s/>„Wiktoria<text:span text:style-name="T921">”</text:span><text:s/>i jej elektrowni przede wszystkim. 50% zanieczyszczeń pyłowych w wo<text:span text:style-name="T922">je</text:span>wództwie. Potrzebne są w<text:span text:style-name="T923">ys</text:span>okowyd<text:span text:style-name="T924">aj</text:span>ne filtry dla tej kopalni.</text:p>
      <text:p text:style-name="P925">Również dla zakładów porcelany elektrotechniczn<text:span text:style-name="T926">ej<text:s/></text:span>w Jedlinie.</text:p>
      <text:p text:style-name="P927">Koksownie wałbrzyskie należy zlikwidować, gdyż się rozpadają, a nowe należy stawiać poza miastem. Pierwsza decyzja o likwidacji koksowni zapadła już w 1952 r. i do tej pory te koksownie funkc<text:span text:style-name="T928">jo</text:span>nują.</text:p>
      <text:p text:style-name="P929">Likwidacji powinien te<text:span text:style-name="T930">ż</text:span><text:s/>ulec zakład kwasu siarkowego<text:s/>[nieczytelne]<text:s/>w hucie szkła Wałbrzych.</text:p>
      <text:p text:style-name="P931">W następnej kolejności powinno się usprawnić ciepłownictwo i gospodarkę ściekami.</text:p>
      <text:p text:style-name="P932">Przede wszystkim należy nie pogłębiać obecnego stanu. I tak niedorzeczna jest próba budowy nowej koksowni w środku miasta, czy<text:span text:style-name="T933"><text:s/></text:span>też zlok<text:span text:style-name="T934">al</text:span>izowania nowego osiedla mie<text:span text:style-name="T935">sz</text:span>kaniowego w rejonie podwyższonej radiacji to na Poniatowie, prawdopodobnie uran.</text:p>
      <text:soft-page-break/>
      <text:p text:style-name="P936">Równie ważnym zagadnieniem jest odtworzenie dwóch zlokalizowanych na tym terenie uzdrowisk:<text:s/><text:span text:style-name="T937">Sz</text:span>c<text:span text:style-name="T938">zaw</text:span>no-<text:span text:style-name="T939">Z</text:span>drój i Jedlina-Zdrój, które nie tyl<text:span text:style-name="T940">ko</text:span><text:s/>nie mieszczą się w normach zanieczyszczenia dla wszystkich uzdrowisk, ale przekraczają normy wymagane dla miast<text:span text:style-name="T941">.</text:span></text:p>
      <text:p text:style-name="P942">Dla realizacji tych celów wskazane byłoby reaktywowanie rady ekologicznej przy wojewodzie, w skład której weszliby przedstawiciele instytucji, organizacji społecznych zajmujących się ekologią.</text:p>
      <text:p text:style-name="P943">Dziękuję.</text:p>
      <text:p text:style-name="P944"><text:span text:style-name="T945">Przewodnicząc</text:span><text:span text:style-name="T946">y</text:span><text:span text:style-name="T947">:</text:span></text:p>
      <text:p text:style-name="P948">Proszę o zabranie głosu pana Włodzimierza Bojarskiego.</text:p>
      <text:p text:style-name="P949"><text:span text:style-name="T950">Ob</text:span><text:span text:style-name="T951">.</text:span><text:span text:style-name="T952"><text:s/>Włodzimierz Bojarski</text:span>:</text:p>
      <text:p text:style-name="P953">Panowie Przewodniczący! Szanowni Państwo! Ja chciałem powiedzieć na zakończenie prezentacji przedstawionych wcześniej stanowisk wizję i program pewnych rozwiązań ogólnych, systemowych, w które to te nasze postulaty się wpisują.</text:p>
      <text:p text:style-name="P954">Ja tutaj siedzę na rogu, co ma charakter może i symboliczny, ponieważ wprawdzie zaprosili mnie koledzy z<text:s/><text:span text:style-name="T955">„</text:span>Solidarności”, ale w życiu pracowałem i w elektroenergetyce, i w gazownictwie i przez szereg lat w górnictwie, w centrali banku inwestycyjnego, jako ekspert i chciałbym spojrzeć na omawiane tu sprawy z punktu widzenia szerszego, tak jak naukowiec. Mamy jedną prawdę wynikającą z 30 paru lat badań w tym zakresie, jedną prawdę - dla wszystkich spotyk<text:span text:style-name="T956">aj</text:span>ących się tu stron.</text:p>
      <text:p text:style-name="P957">I tak wydaje mi się, że możemy wspólnie stwierdzić, że polski węgiel i inne zasoby mineralne są wielkim dobrem całego narodu, przeszłych, obecnych i przyszłych pokoleń.</text:p>
      <text:p text:style-name="P958">Wydaje mi się, że troska o właściwe gospodarowanie tym dobrem skupia nas właśnie wszystkich tutaj przy tym stole. Górniczy świat pracy i kadra naukowo-techniczna, i administracje górnicze łączą właśnie swoją przyszłość osobistą ze wzrostem gospodarności w górnictwie i w naszym państwie.</text:p>
      <text:p text:style-name="P959">Górnictwo pragnie wnieść swój wkład w przezwyciężanie kryzysu i w pomyślny rozwój naszego kraju.</text:p>
      <text:p text:style-name="P960">Węgiel zajmuje stale dominującą<text:s/><text:span text:style-name="T961">p</text:span>ozycję w krajowym bilansie paliwowo-energetycznym, pokrywając obecnie koło 70% zapotrzebowania, jak to już pan minister był łaskaw chyba powiedzieć.</text:p>
      <text:p text:style-name="P962">Z tego względu Polska jest najbardziej węgłowym rozwiniętym krajem świata i stoi wewnątrz wobec dużych trudności rozwoju nowoczesnych technologii w przemysłach przetwórczych wymagających bardziej uszlachetnionych nośników energii.</text:p>
      <text:p text:style-name="P963">Także<text:s/><text:span text:style-name="T964">w</text:span><text:s/>wielu procesach energetycznych bardziej wydajnymi i opłacalnymi są na przestrzeni wielu lat paliwa węglowodorowe, gaz ziemny i olej opałowy. Będzie to zapewne decydowało o tym, że następować będzie dalsze zmniejszenie udziału węgla w bilansie energetycznym kraju zapewne do 60 lub nawet 50% około roku 2010. Nie oznacza to jednak bezwzględnego spadku zapotrzebowania na węgiel w porównaniu z obecnie pozyskiwanymi ilościami, chociaż niewątpliwie zmniejsza to dotychczas występujące determinizmy i konieczności w bilansie energetycznym kraju.</text:p>
      <text:p text:style-name="P965">Gospodarka polska zużywa nadmierne ilości paliw i energii, to był łaskaw również stwierdzić pan minister. Energochłonność kraju jest przeszło dwukrotnie wyższa niż innych porównywalnych krajów europ<text:span text:style-name="T966">ej</text:span>skich. Wszystkie dotychczasowe państwowe programy racjonaliza<text:span text:style-name="T967">cj</text:span>i zmniejszenia zużycia paliw nie zostały zrealizowane i nie można oczekiwać, że będą zrealizowane i faktycznie podjęte, dopóki nie nastąpi konsekwentna reforma systemu polityczno- gospodarczego.</text:p>
      <text:soft-page-break/>
      <text:p text:style-name="P968">Faktycznie gospodarce polskiej nie po<text:span text:style-name="T969">t</text:span>rzeba więcej węgla, ale węgiel musi być użytkowany znacznie oszczędniej i efektywniej niż dotychczas.</text:p>
      <text:p text:style-name="P970">Dzięki wysokiemu poziomowi wydobycia polskiego węgla w kraju nie powinien występować jego brak, nawet przy obecnym nadmiernym i nierac<text:span text:style-name="T971">jo</text:span>nalnym jego zużyciu.</text:p>
      <text:p text:style-name="P972">Dotkliwe braki węgla w dostawach na rynek krajowy, również braki koksu dla gospodarki komunalnej i rolnictwa, nie wynikają z ich bezwzględnego braku w kraju, a skierowania nadmiernych ilości na eksport. Przypomnę, że w ostatnich latach przy wydobyciu węgla kamiennego na poziomie 190 mln ton, eksport węgla wynosił 36 - 30 mln ton rocznie, zmnie<text:span text:style-name="T973">js</text:span>z<text:span text:style-name="T974">aj</text:span>ąc się powoli nieco z roku na rok.</text:p>
      <text:p text:style-name="P975">Znaczenie eksportu polskiego węgla jest stale bardzo duże, ale wynika to z załamania się eksportu innych wyrobów branż o niedostatecznym poziomie ilościowym i jakościowym produkcji.<text:s/><text:span text:style-name="T976">W</text:span><text:s/>tym obszarze górnictwo nadrabia za inne branże i działy gospodarki narodowej.</text:p>
      <text:p text:style-name="P977">Ewidencjonowane koszty własne kopalń nie ujmują pełnych społecznych nakładów i strat związanych z działalnością górniczą. Nie znajduje tam odzwierciedlenia pełna amortyzacja zdolności produkcyjnej odtwarzanej w nowych kopalniach, niepełna amortyzacja urządzeń in<text:span text:style-name="T978">frast</text:span>ruktury regionalnej i komunalnej, z której górnictwo korzysta, częściowe uwzględnienie tylko strat środowiskowych, wreszcie brak pow<text:span text:style-name="T979">aż</text:span>nie<text:span text:style-name="T980">jsz</text:span>ych obciążeń podatkowych i akumulacyjnych, które musi przecież gospodarka rozwijająca się z każdej branży produkcyjnej ściągać.</text:p>
      <text:p text:style-name="P981">Faktyczne zatem koszty pozyskania polskiego węgla, są znacznie wyższe i powinny być w pełni bieżąco rejestrowane.</text:p>
      <text:p text:style-name="P982">Jeżeli nawet obecnie te faktyczne koszty pozyskania polskiego węgla liczone średnio dla całego rolnictwa są niższe o ceny uzyskiwane w eksporcie, to jednak dla pewnej grupy nawet nowych kopalń, na przykład kopalnia<text:s/>„Gu<text:span text:style-name="T983">staw</text:span>- Morcinek”, faktyczne koszty pozyskania węgla wyraźnie przewyższ<text:span text:style-name="T984">aj</text:span>ą ceny eksportowe<text:span text:style-name="T985">.</text:span><text:s/>Stwierdziły to niektóre prace badawcze oraz stwierdziło to opracowanie Ministerstwa Przemysłu z 1988 r<text:span text:style-name="T986">.</text:span><text:s/>przedstawione na Państwowej Radzie Gospodarki P<text:span text:style-name="T987">al</text:span>iwowo-Energety<text:span text:style-name="T988">cz</text:span>n<text:span text:style-name="T989">ej.</text:span></text:p>
      <text:p text:style-name="P990">Oznacza to brak opłacalności eksportu polskiego węgla już dziś<text:span text:style-name="T991">.</text:span><text:s/>A perspektywy na przyszłość nie są pomyślne ze względu na stałe pogarszanie się warunków w<text:span text:style-name="T992">yd</text:span>obycia polskiego węgla, jego koszt liczony w cen<text:span text:style-name="T993">a</text:span>ch stałych przy tych<text:s/><text:span text:style-name="T994">s</text:span>amych zasadach rachunku systematycznie rośnie około 5 proc. rocznie<text:span text:style-name="T995">.</text:span><text:s/>Oznacza to możliwość podwojenia średniego realnego kosztu polskiego węgla w ciągu 15<text:span text:style-name="T996"><text:s/></text:span>lat<text:span text:style-name="T997">.</text:span></text:p>
      <text:p text:style-name="P998">Tymczasem na skutek wejścia na światowe rynki kilku nowych, dużych eksporterów, przewiduje się do końca bieżącego stulecia możliwość jedynie niewielkiego wzrostu cen wolnodewizowych węgla i koksu. Z tego eksportu musi się więc nasza gospodarka wycofywać zapewne na rynek krajowy.</text:p>
      <text:p text:style-name="P999">Od 15 lat to znaczy - w rok, dwa lata po pierwszym kryzysie energetycznym w 1973 roku wiadomo, że przy dotychczasowych kierunkach rozwoju polskiej gospodarki i mechanizmach zarządzania nią w oderwaniu od ekonomii, przyszłe potrzeby energetyczne nie będą mogły być zaspokojone.</text:p>
      <text:p text:style-name="P1000">Raport<text:s/>Komisji rządowej zredagowany pod kierunkiem obecnego tu profesora Jaczewskiego, dziesięć lat temu w 1979 r. sformułował m.in. wyraźnie wnioski i dezyderaty dotyczące niezbędnej przebudowy struktury polskiego przemysłu na mniej energochłonną. Wskazał na pilną potrzebę realizacji programu racjonalizacji, oszczędności paliw i energii.</text:p>
      <text:p text:style-name="P1001">Pięć lat temu zorganizowaliśmy w Jabłonnie, wspólnie z Instytutem Energetyki, dużą konferencję m.in.<text:s/><text:soft-page-break/>dla działaczy gospodarczych, na której w oparciu o badania wykazywaliśmy, że do końca tego stulecia nie da się zbu<text:span text:style-name="T1002">d</text:span>ować ani jednego planu 5<text:span text:style-name="T1003">-</text:span>letniego, który miałby zapewnione pokrycie w paliwach i energii<text:span text:style-name="T1004">.</text:span><text:s/>Te same tezy prezentowałem cztery lata temu na plenarnym posiedzeniu Komisji Planowania.</text:p>
      <text:p text:style-name="P1005">Jednak dopiero w ubiegłym roku zostały podjęte w Min<text:span text:style-name="T1006">isterst</text:span>w<text:span text:style-name="T1007">ie</text:span><text:s/>Przemysłu, w opracowaniu wspomnianym przed chwilą pierwsze studia konkretne nad możliwościami zmiany struktury gospodarki.</text:p>
      <text:p text:style-name="P1008">Do dzisiaj kontynuowane są w gospodarce dawne, prowadzące do kryzysu kierunki inwestowania i wzrostu produkcji<text:s/>wysoko energochłonn<text:span text:style-name="T1009">ej</text:span><text:span text:style-name="T1010">.</text:span><text:s/>Przy tak prowadzonej gospodarce nie jest w stanie zaspokoić jej potrzeb energetycznych najbardziej racjonalnie ułożony bilans energetyczny kraju oraz największy wysiłek polskich górników i energetyków.</text:p>
      <text:p text:style-name="P1011">Jedynie pełna, kompleksowa reforma gospodarcza i polityczna kraju może spowodować przebudowę struktury produkcyjnej tego kraju i uruchomić szybkie, i dostatecznie skuteczne procesy wzajemnego dostosowania się gospodarki z jednej strony, a przemysłu paliw i energii z drugiej strony dla ujawnienia i pokrycia rzeczywiście niezbędnych potrzeb energetycznych kraju.</text:p>
      <text:p text:style-name="P1012">Dotychczasowy system dyrektywnego, centralnego planowania i nakazowo-rozdzielczego zarządzania, okazał się w tym obszarze całkowicie nieskuteczny i nieefektywny.</text:p>
      <text:p text:style-name="P1013">Dotychczasowy nacisk wła<text:span text:style-name="T1014">d</text:span>z centralnych na forsowanie wydobycia węgla w Polsce wymuszał szereg nieracjonalności i powodował nadmierne koszty górnictwa, co potocznie nazywa się gospodarką rabunkową.<text:s/>Trzeba tu wyróżnić kilka warstw tej gospodarki rabunkowej. Po pierwsze - rabunkową gospodarkę zasobami pracy ludzkiej, czyli nadmierną eksploatację pracowników, przyspieszaną niszczeniem ludzkiego zdrowia przez pracę pod ziemią w ciągu 6 - 7 dni w tygodniu. Po drugie<text:s/>- rabunkową<text:s/>gospodarkę nieodnawialnymi zasobami naturalnymi w procesie eksploatacji górniczej.</text:p>
      <text:p text:style-name="P1015">Po trzecie - złą gospodarkę i przyspieszone zużycie maszyn i urządzeń.</text:p>
      <text:p text:style-name="P1016">Po czwarte - brak odpowiedniej ochrony środowiska kopalń i wywoływane tym straty.</text:p>
      <text:p text:style-name="P1017">Wreszcie - po piąte - o czym mówi się najmniej, to zbyt szybkie ek<text:span text:style-name="T1018">sp</text:span>loa<text:span text:style-name="T1019">to</text:span>wanie zasobów w odosobnionych regionach górniczych takich jak Konin, Głogów, Lubin czy Bełchatów, co skazuje po kilkudziesięciu latach nowe wielkie miasta na wymieranie i wegetację w następnym okresie.</text:p>
      <text:p text:style-name="P1020">Trzeba patrzeć dalej, żeby wyraźnie dostrzegać przyszłe skutki dotychczasowych wadliwych działań. Niezbędne jest zatem w górnictwie nie forsowanie wydobycia węgla bez względu na skutki i koszty, a ra<text:span text:style-name="T1021">cj</text:span>onalizacja i optymalizacja wydobycia węgla oraz jego zużycia i eksportu po odpowiednich cenach. Górnictwo nie może zostać enklawą systemu nakazowo-r<text:span text:style-name="T1022">o</text:span>zdzielczego, oderwaną<text:s/>od ogólnej reformy gospodarczej państwa i gospodarki.<text:s/>Nie może nadal obciążać potrzeb budżetu państwa niepotrzebnymi ogromnymi dotacjami.</text:p>
      <text:p text:style-name="P1023">Zdrowa tradycyjna śląska gospodarność musi zastąpić dotychczasową rabunkową gospodarkę w górnictwie.</text:p>
      <text:p text:style-name="P1024">Zarówno humanistyczne wartości życia ind<text:span text:style-name="T1025">yw</text:span>idualn<text:span text:style-name="T1026">eg</text:span>o i rodzinnego, jak również szacunek do górniczej pracy, w najtrudnie<text:span text:style-name="T1027">js</text:span>zych warunkach oraz wymagania ra<text:span text:style-name="T1028">cj</text:span>onalnej g<text:span text:style-name="T1029">o</text:span>spodarki ograniczonymi przecież siłami ludzkimi i zasobami pracy ludzkiej, przemawiają za przyjęciem generalnej zasady pięciu dni pracy tygodniowo w górnictwie, przy zakresie zatrudniania, przepraszam, przy zakazie zatrudniania pracownika więcej niż<text:s/><text:span text:style-name="T1030">5</text:span><text:s/>dni w tygodniu pod ziemią. Łączy się z tym zasada 5-dniowego tygodnia pracy<text:s/><text:soft-page-break/>wydobywczej w kopalniach podziemnych /od poniedziałku do piątku/, czy przeznaczeniu sobót na prace konserwacyjne oraz na kontrolę warunków bezpieczeństwa i higieny pracy. Niedziele i święta powinny być w całym górnictwie dniami wolnymi od pracy, z wyjątkiem stanowisk dozoru, instalacji o ruchu ciągłym<text:span text:style-name="T1031">.</text:span><text:s/>Niechaj maszyny odpoczną i ostygną, niech ludzie przypomną sobie o swoich humanistycznych zadaniach i posłannictwach, i niech górotwór spokojnie tąpa.</text:p>
      <text:p text:style-name="P1032">W 1988 roku po odliczeniu sobót, niedziel i świąt pozostało dn<text:span text:style-name="T1033">i</text:span><text:s/>roboczych 2<text:span text:style-name="T1034">56,</text:span><text:s/>a średnio pracownik górnictwa węgla kamiennego przepracował 254 dniówki czyli praktyczni to samo, w tym średni pracownik przepracował 35 sobót i 12 niedziel. Oznacza to zatem, że istniejący przymus organizacyjno-płacowy wymógł na górnikach odpracowanie w soboty i niedziele całego okresu przysługu<text:span text:style-name="T1035">ją</text:span>cego każdemu pracownikowi urlopu oraz wszystkich chorób i zwolnień<text:span text:style-name="T1036">.</text:span><text:s/>Jest to antyhumanitarny system<text:span text:style-name="T1037">,</text:span><text:s/>z k<text:span text:style-name="T1038">t</text:span>órym trzeba zdecydowanie zerwać.</text:p>
      <text:p text:style-name="P1039">To samo wynika z obowiązujących ogólnych przepisów ustawodawstwa pracy i konwencji międzynarodowych, o czym mówili tu już panowie.</text:p>
      <text:p text:style-name="P1040">Trzeba oczekiwać, że wdrożenie powyższych zasad zmniejszy przejściowo roczne wydobycie kopalin podziemnych o około 15 proc., a trwale, po wprowadzeniu pewnych i możliwych, i szybkich usprawnień o około 10 proc. w stosunku do obecnego.</text:p>
      <text:p text:style-name="P1041">Konieczne j<text:span text:style-name="T1042">e</text:span>st uściślenie zasad<text:s/><text:span text:style-name="T1043">i</text:span><text:s/>zaostrzenie kontroli racjonalnej eksploatacji złóż na kopalniach. Miejsce dotychczasowych papierowych operacji powinien zająć system rozliczeń finansowych z budżetem państwa w formie wpłat zróżnicowanej renty górniczej, zależnie od warunków geologicznych oraz ewentualnych dotacji w przypadku eksploatacji ni<text:span text:style-name="T1044">erentow</text:span>n<text:span text:style-name="T1045">yc</text:span>h zasobów na zamówienie organu założycielskiego.</text:p>
      <text:p text:style-name="P1046">Społeczne, ekonomiczne i ekologiczne wymagania poprawienia jakości węgla kamiennego i stabilizacji jego param<text:span text:style-name="T1047">et</text:span>rów wymuszają budowę szeregu zakładów odpirytowania i wzbogacania węgla. Niewielki ubytek masy węglowej oddzielanej wraz z balastem zostanie skompensowany wzrostem sprawności użytkowania węgla u odbiorców i nie ma znaczenia dla krajowego bilansu energetycznego.<text:s/>Musi natomiast naturalnie zostać uwzględniony w cenie węgla wzbogaconego<text:span text:style-name="T1048">.</text:span></text:p>
      <text:p text:style-name="P1049">Potrzebna jest minimalizacja uciążliwości kopalń dla środowiska, co wymaga m.<text:span text:style-name="T1050">i</text:span>n.:</text:p>
      <text:p text:style-name="P1051"><text:span text:style-name="T1052">-</text:span><text:s/>po pierwsze<text:s/><text:span text:style-name="T1053">-</text:span><text:s/>szerokiego zastosowania podsadzki do wypełniania wyrobisk przy pełnym zagospodarowaniu do tego celu odpadów górniczych i ewentualnie innych odpadów mineralnych.</text:p>
      <text:p text:style-name="P1054">- po drugie<text:s/><text:span text:style-name="T1055">-</text:span><text:s/>pełnego zagospodarowania i odsalania słonych wód górniczych,</text:p>
      <text:p text:style-name="P1056">- po trzecie - założenia wokół kopalń projektowanych stref ochronnych oraz innych przedsięwzięć.</text:p>
      <text:p text:style-name="P1057">Racjonalna gospodarka górnicza wymaga pełnego rachunku ekonomicznego poszczególnych kopalń i poziomów wydobywczych. Poszczególne partie zbywanego węgla powinny być obciążane odpowiednimi kosztami eksploatacji, podsadzania wyrobisk, odsalania i zagospodarowania, wzbogacania węgla, strat środowiskowych oraz renty górniczej.</text:p>
      <text:p text:style-name="P1058">Znaczna większość krajowego wydobycia węgla jest rentowna,<text:s/><text:span text:style-name="T1059">c</text:span>zy nawet w<text:span text:style-name="T1060">ys</text:span>oko<text:span text:style-name="T1061">rentow</text:span>na. Ale wynikające stąd korzyści gospodarcze nie mogą być bezwiednie umniejszane przez utrzymywanie wyrobisk na nierentownych poziomach i kopalniach.</text:p>
      <text:p text:style-name="P1062">Rozumowanie ekonomiczne wielkościami średnimi w skali całego górnictwa jest tu wysoce<text:s/><text:soft-page-break/>niepraw<text:span text:style-name="T1063">id</text:span>łowe.</text:p>
      <text:p text:style-name="P1064">Niezbędne jest możliwie szybkie stworzenie krajowego rynku węglowego, powiązanego z rynkiem międzynarodowym, giełdy węglowej oraz swobodnego kształtowania się ceny węgla.<text:s/>Ceny regulowanej pośrednio przez państwo wysokości renty górniczej, opłatami celnymi oraz ewentualnymi zakupami krajowymi na rynku krajowym bądź zagranicznym, zakupami państwowymi na krajowym bądź na rynku zagranicznym.</text:p>
      <text:p text:style-name="P1065">Cena ta ustali się zapewne na znacznie wyższym poziomie od obecnego, co pozwoli zminimalizować ewentualne dotacje do górnictwa oraz będzie stymulować racjonalną produkcję i zużycie węgla<text:span text:style-name="T1066">.</text:span></text:p>
      <text:p text:style-name="P1067">Kopalnie powinny samodzielnie dostosowywać wielkość i jakość produkcji do potrzeb i cen rynku w ramach własnych ograniczeń i możliwości, wykorzyst<text:span text:style-name="T1068">uj</text:span>ąc twórczą inwencję i zainteresowan<text:span text:style-name="T1069">ie</text:span><text:s/>ekonomiczne całej załogi.<text:s/><text:span text:style-name="T1070">W</text:span><text:s/>tym celu dyrekcje kopalń powinny prowadzi<text:span text:style-name="T1071">ć</text:span><text:s/>pełny - wspomniany wyżej - rachunek ekonomiczny poszczególnych poziomów oraz współdziałać z samorządem załogi i związkami zawodowymi.</text:p>
      <text:p text:style-name="P1072">Ponieważ poszczególny kopalnie nie posiadają silny<text:span text:style-name="T1073">ch<text:s/></text:span>powiązań kooperacyjnych z innymi jednostkami gospodarczymi, zgodnie zatem z ogólnymi zasadami reformy gospodarczej, powinny stać się samodzielnymi, samorządnymi i w miarę możliwości sam<text:span text:style-name="T1074">of</text:span>inansu<text:span text:style-name="T1075">jący</text:span>mi się przedsiębiorstwami. Tylko to warunkuje spełnienie poprzednio postawionych słusznych postulatów.</text:p>
      <text:p text:style-name="P1076">Budowa nowej kopalni oraz powołanie nowego przedsiębiorstwa górniczego powinna wymagać decyzji i środków organu zało<text:span text:style-name="T1077">ży</text:span>cielskiego.</text:p>
      <text:p text:style-name="P1078">Można oczekiwać, że będzie to celowe i opłacalne w drugiej połowie lat dziewięćdziesiątych i na przełomie stulecia.</text:p>
      <text:p text:style-name="P1079">Prowadzenie wspólnych studiów rozwojowych górnictwa, finansowanie badań oraz uzgodnienie szeregu kwestii, jakie mogą wynikać pomiędzy dyrekcjami kopalń, samorządami, władzami terenowymi i komunalnymi oraz organami kontrolnymi i skarbem państwa, wymagać będzie zapewne instytucji typu porozumienie kopalń, przy równoczesnej likwidacji obecnych pośrednich struktur zarządzania w górnictwie.</text:p>
      <text:p text:style-name="P1080"><text:span text:style-name="T1081">W</text:span><text:s/>tym miejscu pragnę zauważyć, że funkcje, o których ja tu mówiłem, dotychczaso<text:span text:style-name="T1082">we</text:span>j struktury pośredniej nie pełną. Gdyby dotychczasowe struktury takie funkcje pełniły, nasze spotkanie przy tym stole byłoby niepotrzebne, konflikty dotychczasowe w górnictwie nie miałyby miejsca. Chodzi o stworzenie stałego organu negocjacji i uzgadniania kwestii. I to uzgadniania kwestii spornych w szerszym zakresie niż tutaj dzisiaj jesteśmy w stanie dokonać, ponieważ największa ilość problemów wynika pomiędzy dyrekcjami kopalń a władzami terenowymi i regionalnymi, które są tutaj niereprezentowane.</text:p>
      <text:p text:style-name="P1083">Tak więc - wydaje się, że przebudowa, likwidacja owych to struktur pośrednich i stworzenie nowej platformy do negocjacji i uzgadniania różnych występujących tu kwestii, wymaga zorganizowania nowej platformy, która nie byłaby platformą typu nadrzędno-biurokratycznego, jak to ma miejsce dotychczas.</text:p>
      <text:p text:style-name="P1084">Centralne planowanie państwowe w zakresie górnictwa - podobnie jak w innych branżach i zgodnie z ogólnymi zasadami reformy państwa i ustawami o planowaniu, powinno mieć charakter prognostyczny, a nie dyrektywny.</text:p>
      <text:p text:style-name="P1085"><text:span text:style-name="T1086">Gó</text:span>rnictwo będzie wydobywało tyle węgla, ile będzie racjonalne i opłacalne dla poszczególnych kopalń<text:s/><text:soft-page-break/>przy cenie, jaką zaakceptują odbiorcy. Można przewidywać, że w wyniku wszystkich<text:s/>wskazanych powyżej procesów urentownienia kopalń, wystąpi spadek ogólnego wydobycia węgla o 10 - 15 proc. eliminując jego nadmierne marnotrawstwo i nieuzasadnione zużycie<text:span text:style-name="T1087">.</text:span></text:p>
      <text:p text:style-name="P1088">Wprowadzenie w życie pakietu powyższych zasad jest operacją trudną, o charakterze społeczno-polityczno-organizacyjnym, uwarunkowaną realizacją ogólnej reformy polityczno-gospodarcz<text:span text:style-name="T1089">ej</text:span><text:s/>państwa.</text:p>
      <text:p text:style-name="P1090">Wydaje si<text:span text:style-name="T1091">ę</text:span><text:s/>jednak, że zasadnicza częś<text:span text:style-name="T1092">ć</text:span><text:s/>omawianych przemian może i powinny by<text:span text:style-name="T1093">ć</text:span><text:s/>dokonana jak najprędzej w okresie nie dłuższym niż dwa lata.</text:p>
      <text:p text:style-name="P1094">Odpow<text:span text:style-name="T1095">ie</text:span>dzialn<text:span text:style-name="T1096">oś</text:span>ć za p<text:span text:style-name="T1097">rz</text:span>ygotowanie i realizacją omawianych przemian ciąży na władzach państwowych, administracji gospodarczej i dyrekcjach kopalń. Ruch związkowy będzie zapewne pogłębiał wśród swoich członków zrozumienie potrzeby i charakteru tych przemian<text:span text:style-name="T1098">.</text:span><text:s/>Wszystkie programy i plany ważniejszych przedsięwzię<text:span text:style-name="T1099">ć,</text:span><text:s/>powinny być przedkładane do konsultacji samorządom przedsiębiorstw i związkom zawodowym<text:span text:style-name="T1100">.</text:span></text:p>
      <text:p text:style-name="P1101">Szczególnie szeroki zakres tych konsultacji i uzgodnień powinien mie<text:span text:style-name="T1102">ć</text:span><text:s/>miejsce w przypadkach poważnych trudności<text:s/><text:span text:style-name="T1103">fi</text:span>nansowych przedsiębiorstw, braku rentowności oraz w sytuacji perspektywy istotnego ograniczenia produkcji lub likwidacji zakładu górniczego<text:span text:style-name="T1104">.</text:span></text:p>
      <text:p text:style-name="P1105">Jak się państwo zorientowali, powyższa prezentacja jest zgodna, a w każdym razie nie jest sprzeczna z ogromną większością wypowiedzi, które padły dotychczas na tej sali z każdej strony. Opiera się też ona, ta prezentacja, nie tylko na własnych komp<text:span text:style-name="T1106">le</text:span>ksowych badaniach krajowego systemu i gospodarki paliwowo-<text:span text:style-name="T1107">e</text:span>nergetycznej na przestrzeni od lat 1970 do<text:s/><text:span text:style-name="T1108">201</text:span><text:span text:style-name="T1109">9</text:span><text:s/>czym się zajmujemy w kierowanym przeze<text:s/>mnie zakładzie w Polskiej Akademii Nauk<text:span text:style-name="T1110">,</text:span><text:s/>ale na szeregu innych opracowaniach m.in. na opracowaniu pana pro<text:span text:style-name="T1111">f.</text:span><text:s/>Andrze<text:span text:style-name="T1112">ja<text:s/></text:span>Lisowskiego dla Komitetu Górnictwa PAN, do którego to opracowania<text:span text:style-name="T1113"><text:s/></text:span>nawiązał pan przewodniczący w pierwszym dniu naszych obrad, czy też wspomnianego opracowania zredagowanego przez pana prof. Marka Jaczewskiego i raportu Komisji Rządowej z<text:s/><text:span text:style-name="T1114">1</text:span>979 r.</text:p>
      <text:p text:style-name="P1115">W swojej wypowiedzi jedynie dopełniłem i rozwinąłem niektóre zagadnienia formułując bardziej konkretnie zasady realizacji reformy gospodarczej w górnictwie.</text:p>
      <text:p text:style-name="P1116">Warto zauważyć, że wszystkie postulaty przedstawione na tej sali ze strony ruchu związkowego<text:s/><text:span text:style-name="T1117">„</text:span>Solidarność”<text:s/>dobrze wpisują się w powyższe zasady i włączają si<text:span text:style-name="T1118">ę</text:span><text:s/>w ich realizację<text:span text:style-name="T1119">.</text:span></text:p>
      <text:p text:style-name="P1120">W konkluzji, proponuję wszystkim rep<text:span text:style-name="T1121">reze</text:span>ntowanym tu stronom przyjęcie wspólnie uzgodnionego kursu na realizację pełnej reformy gospodarczej w górnictwie, to znaczy przyjęcie trzech zasad<text:s/>„U”<text:s/>- usamodzielnienia górnictwa, urentownienia górnictwa i urynkowienia górnictwa<text:span text:style-name="T1122">.</text:span><text:s/>Jest to kurs na demonopolizację oraz rozwój inicjatywy i tradycyjnej śląskiej gospodarności.<text:s/><text:span text:style-name="T1123">Je</text:span>st to ogólny program działań dla likwidacji gospodarki rabunkowej oraz przywrócenie szacunku do pracy górniczej, jak również ułatwienie dostępu do węgla wszystkim odbiorcom.</text:p>
      <text:p text:style-name="P1124">Rozumiem, że przy tym stole nie jesteśmy w stanie przesądzić ogólnej reformy gospodarczej w państwie. Natomiast powinniśmy stwierdzić, że po pierwsze - ta ogólna reforma gospodarcza jest konieczna dla właściwego rozwiązywania problemów w górnictwie.</text:p>
      <text:p text:style-name="P1125">I po drugie, że górnictwo powinno również zostać w całości poddane zasadom i regułom ogólnej reformy gospodarczej w naszym państwie.</text:p>
      <text:p text:style-name="P1126">Dziękuję państwu za uwagę<text:span text:style-name="T1127">.</text:span></text:p>
      <text:soft-page-break/>
      <text:p text:style-name="P1128"><text:span text:style-name="T1129">Przewodniczący</text:span>:</text:p>
      <text:p text:style-name="P1130">Dziękuję. A teraz temat, który wraca ponownie jak bumerang - bo są to represje<text:span text:style-name="T1131">.</text:span><text:s/>Proszę pan Piotrowski Leszek<text:span text:style-name="T1132">.</text:span></text:p>
      <text:p text:style-name="P1133"><text:span text:style-name="T1134">Ob.<text:s/></text:span><text:span text:style-name="T1135">P</text:span><text:span text:style-name="T1136">iot</text:span><text:span text:style-name="T1137">row</text:span><text:span text:style-name="T1138">ski Leszek</text:span>:</text:p>
      <text:p text:style-name="P1139">W pierwszym dniu obrad ustaliliśmy, że nad postulatem dotyczącym przywrócenia do pracy wszystkich górników, którzy zostali z tej pracy zwolnieni z powodu zdefiniowanej w piątek właśnie działaln<text:span text:style-name="T1140">oś</text:span>ci, będzie powołana komisja, w skład której wchodzą panowie: Marian Bąk, Stanisław Drozdowski, Henryk Karaś, Grzegorz Stawski, Kazimierz Ziaja i ja<text:span text:style-name="T1141">.</text:span></text:p>
      <text:p text:style-name="P1142">Na podstawie tych rozmów, które do tej pory, żeśmy przeprowadzili wspólnie w ramach tej komisji, zrozumiałem, że nie zostałem zrozumiany. Nie chodzi mi wcale o załatwienie tylko tych indywidualnie zgłoszonych przeze mnie spraw, tylko globalne załatwienie między pracodawcą a pracownikami spraw wszystkich zwolnionych po<text:s/><text:span text:style-name="T1143">1</text:span>3 grudnia<text:s/><text:span text:style-name="T1144">1</text:span>981 r<text:span text:style-name="T1145">.</text:span></text:p>
      <text:p text:style-name="P1146">A więc zgłosiłem in<text:span text:style-name="T1147">dy</text:span>w<text:span text:style-name="T1148">id</text:span>ualnie następujące sprawy: Władysława Grockiego, Tadeusza Jedynaka, Mariana Tarnowskiego, Zdzisława Dębickiego, Ryszarda Chudzika, Stefana Piotrows<text:span text:style-name="T1149">ki</text:span>ego, Tadeusza Kubiaka, Józefa Sztrymera, Lecha Wieczorka,<text:s/><text:span text:style-name="T1150">Je</text:span>rzego Drzewieckiego, Henrietty Badura, Małgorzaty Drzyzga, Zdzisława Bartosika, Dariusza Kulpanka, Marka Bogusławskiego, Janusza Komiszewskiego, Jacka Sołtysiaka - przy czym cztery ostatnie nazwiska to ludzie powołani do służby wojskowej.</text:p>
      <text:p text:style-name="P1151">Ponieważ powiedziano tu już dzisiaj na sali, że możemy się spotkać z zarzutem, że tylko mówimy, a nic nie załatwiamy, proponuję w związku z tym konkretny tekst porozumienia do przyjęcia albo do dyskusji<text:span text:style-name="T1152">.</text:span></text:p>
      <text:p text:style-name="P1153">Porozumienie zawarte w dniu 20 lutego<text:s/><text:span text:style-name="T1154">1989</text:span><text:s/>r<text:span text:style-name="T1155">.</text:span><text:s/>w czasie obrad Podzespołu ds<text:span text:style-name="T1156">.</text:span><text:s/>Górnictwa<text:s/>„okrągłego stołu”<text:s/>w sprawie: przywrócenia do pracy zwolnionych, względnie powołanych odbycia zasadniczej służby wojskowej w jednostkach wojskowych w związku z działalnością mającą na celu ochronę interesów pracowniczych, w tym także organ<text:span text:style-name="T1157">iz</text:span>u<text:span text:style-name="T1158">ją</text:span>cych i biorących udział w strajku, względnie w pomocy niesionej strajkującym.</text:p>
      <text:p text:style-name="P1159">Punkt 1<text:span text:style-name="T1160">.</text:span><text:s/>Właściwe władze resortu górnictwa węgla kamiennego,<text:s/><text:span text:style-name="T1161">w</text:span>ęgla brunatnego i miedzi zobowiązują się do spowodowania, aby wszystkie kopalnie i zakłady górnicze przywróciły do pracy w trybie ugody, której wzór stanowi załącznik do niniejszego porozumienia wszystkich górników i pracowników kopalń i zakładów górniczych, którzy zostali zwolnieni po dniu 1<text:span text:style-name="T1162">3</text:span><text:s/>grudnia<text:s/><text:span text:style-name="T1163">1</text:span>981 r<text:span text:style-name="T1164">.</text:span><text:s/>do dnia 20 lutego<text:s/><text:span text:style-name="T1165">1</text:span>989<text:s/><text:span text:style-name="T1166">r</text:span>.<text:s/><text:span text:style-name="T1167">z</text:span>a działalnoś<text:span text:style-name="T1168">ć</text:span><text:s/>mającą na celu ochronę interesów pracowniczych, względnie za dział w strajku, jego organizowanie lub pomoc niesioną dla st<text:span text:style-name="T1169">ra</text:span>jku<text:span text:style-name="T1170">jący</text:span>ch.</text:p>
      <text:p text:style-name="P1171">Punkt 2<text:span text:style-name="T1172">.</text:span><text:s/>Minister Przemysłu, względnie dyrektorzy generalni właściwych wspólnot wystąpią do ministra Obrony Narodowej o zwolnienie z zasadniczej służby w<text:span text:style-name="T1173">oj</text:span>skowej tych pracowników kopalń i zakładów górniczych, którzy w związku z akcjami pro<text:span text:style-name="T1174">te</text:span>sta<text:span text:style-name="T1175">cy</text:span>jnymi i strajkami w sierpniu 1988 r<text:span text:style-name="T1176">.</text:span><text:s/>zostali powołani do czynnej służby wojskowej.</text:p>
      <text:p text:style-name="P1177"><text:span text:style-name="T1178">/W</text:span><text:s/>załączeniu wzór ugody/.</text:p>
      <text:p text:style-name="P1179">I podpisy.</text:p>
      <text:p text:style-name="P1180">Raz jeszcze podkreślam - stanowisko nasze jest takie, że prosimy o możliwie jak najszybsze załatwienie tych spraw, które indywidualn<text:span text:style-name="T1181">ie</text:span><text:s/>zgłaszamy, bo jesteśmy przy tym stole pracownicy i pracodawcy. Ale niezależnie od tego będą sprawy ludzi, którzy tu są nie wymienieni, a więc prosimy o<text:s/><text:soft-page-break/>u<text:span text:style-name="T1182">stos</text:span>u<text:span text:style-name="T1183">n</text:span>k<text:span text:style-name="T1184">ow</text:span>a<text:span text:style-name="T1185">ni</text:span>e się do porozumienia, do projektu p<text:span text:style-name="T1186">o</text:span>ro<text:span text:style-name="T1187">z</text:span>umienia, które przed chwilą odczytałem.</text:p>
      <text:p text:style-name="P1188">Dziękuję bardzo<text:span text:style-name="T1189">.</text:span></text:p>
      <text:p text:style-name="P1190"><text:span text:style-name="T1191">Przewodni</text:span><text:span text:style-name="T1192">cz</text:span><text:span text:style-name="T1193">ą</text:span><text:span text:style-name="T1194">cy</text:span>:</text:p>
      <text:p text:style-name="P1195">Dziękuję. Czekamy na odpowiedź<text:span text:style-name="T1196">.</text:span></text:p>
      <text:p text:style-name="P1197"><text:span text:style-name="T1198">Minister Marian Gustek</text:span>:</text:p>
      <text:p text:style-name="P1199">Ja tutaj mam kilka spraw, co do toku naszej pracy<text:span text:style-name="T1200">.<text:s/></text:span>Po pierwsze<text:s/><text:span text:style-name="T1201">-</text:span><text:s/>chciałbym wrócić do podstawowej sprawy, która była poruszana w piątek, mianowicie<text:s/><text:span text:style-name="T1202">-</text:span><text:s/>czy wymieniamy sobie dokumenty w poruszanych tematach, jak proponował tam pan współprzewodniczący Pietrzyk, czy pozostajemy przy tym, że wystarczy to co jest w programie.</text:p>
      <text:p text:style-name="P1203">Chciałbym prosić tutaj o zdecydowane zajęcie stanowiska. Dlatego, że jest cały szereg szczegółów, do których si<text:span text:style-name="T1204">ę</text:span><text:s/>trzeba ust<text:span text:style-name="T1205">os</text:span>unkować<text:span text:style-name="T1206">-</text:span>. To nie jest tak, że się posłucha, wszystko się zakoduje i od razu jest gotowa odpowiedź. To jest pierwsza sprawa<text:span text:style-name="T1207">.</text:span></text:p>
      <text:p text:style-name="P1208">Po drugie - umawialiśmy się jak dżentelmeni, że w poniedziałek - to znaczy dzisiaj jest prezentacja stanowisk, powołaliśmy zespół czy grupę roboczą mieszaną, która opracuje - i mówiliśmy, że nie na dziś tylko na sobotę -<text:s/>stanowisko w sprawie odszkodowań i przywrócenia do pracy tych wszystkich ludzi, którzy tam panowie wysuwają po 1981 roku.</text:p>
      <text:p text:style-name="P1209">Dzisiaj panowie wracają do tej sprawy już tak, że dzisiaj to trzeba załatwić. Nie wiem, czy to co pan mecenas Piotrowski tutaj referował to jest stanowisko tej grupy roboczej, czy jest to stanowisko pana mecenasa czy też zespołu<text:s/>„Solidarności<text:span text:style-name="T1210">”</text:span>?</text:p>
      <text:p text:style-name="P1211">Jeżeli się umawiamy i ustalamy jakiś tryb, czy bieg pracy, to bym bardzo prosił, żebyśmy się tego trzymali. Bo przecież w końcu chodzi o to, żeby pewne rzeczy załatwić. A wiadomo,<text:s/><text:span text:style-name="T1212">ż</text:span>e pewnych rzeczy<text:s/>„od ręki”<text:s/>nie załatwimy, dlatego, żebyśmy nie... Nas tutaj sprowadziła dobra wola, ale nie możemy pewnych rzeczy załatwiać<text:s/>„z kolana”, bo możemy... każdy z nas stanąć pod jakimś tam zarzutem nieprawidłowego wykonywania swoich czynności czy obowiązków przy<text:s/>„okrągłym stole”<text:s/>i to zarówno z naszej strony, jak i z waszej.</text:p>
      <text:p text:style-name="P1213">A więc pierwsza sprawa - chciałbym usłyszeć zdanie odnośnie tej wymienialności dokumentów. I ja bym prosił właśnie, aby - jeżeli się zgodzimy na tę wymianą dokumentów to bym prosił, aby stronie rządowej i myślę też o stronie OPZZ, przedłożyć te prezentacje, które panowie tutaj dzisiaj prezentowali. By<text:span text:style-name="T1214">ć</text:span><text:s/>może, że może wystarczy to na zasadzie stenogram<text:span text:style-name="T1215">u</text:span>.</text:p>
      <text:p text:style-name="P1216">I drugie - wnioskuję, a<text:span text:style-name="T1217">że</text:span>by<text:span text:style-name="T1218">ś</text:span>my do tej sprawy tych represji, w pełnym składzie, tak myśmy się umówili w piątek, żebyśmy postawili tę sprawę w sobotę w zdecydowany sposób. I do soboty, żeby ta mieszana grupa kolegów i z naszej strony i ze strony<text:s/><text:span text:style-name="T1219">„</text:span>Solidarności”<text:s/>dała jakieś uzgodnione stanowisko. Przy czym jeszcze raz mówię, że my pracu<text:span text:style-name="T1220">je</text:span>my w oparciu o istniejący stan prawny w Polsce. I na pewno nie jesteśmy władni ani z waszej strony, ani z naszej. My tę sprawę możemy postawić i trzeba ją postawić. Ale zagadnienia przywrócenia ludzi do pracy od 1<text:span text:style-name="T1221">9</text:span>81 roku - moim zdaniem<text:s/>- będzie<text:s/>musiała się oprzeć o<text:s/>„st<text:span text:style-name="T1222">ó</text:span>ł”<text:s/>polityczny. My to możemy inspirowa<text:span text:style-name="T1223">ć</text:span>, my to możemy uznać, że tę sprawę trzeba rozpatrzyć, ale na pewno nie jest to do<text:s/><text:span text:style-name="T1224">roz</text:span>pat<text:span text:style-name="T1225">rze</text:span>nia tutaj.</text:p>
      <text:p text:style-name="P1226">To ja na wstępie, ja jeszcze nie wiem dokładnie jakie stanowisko zajmie w sobotę - tak jak umówiliśmy się - ta grupa robocza dwustronna.</text:p>
      <text:soft-page-break/>
      <text:p text:style-name="P1227">Następna sprawa, zanim przejdziemy do dalszego biegu spraw<text:span text:style-name="T1228">.</text:span><text:s/><text:span text:style-name="T1229">Ja</text:span><text:s/>chciałbym prosić też i zgłosić tutaj, że my swó<text:span text:style-name="T1230">j<text:s/></text:span>zesp<text:span text:style-name="T1231">ó</text:span>ł ekspertów chcemy poszerzyć o pa<text:span text:style-name="T1232">n</text:span>a Makowskiego Antoniego - przedstawiciela Ministra Finansów, który tutaj jest niezbędny ze względu na sprawy, że tutaj wszystko się opiera o pieniądze, co byśmy nie mówili.</text:p>
      <text:p text:style-name="P1233">A już jak jestem przy głosie, to proponuję, jeżeli ze strony<text:s/><text:span text:style-name="T1234">„</text:span>Solida<text:span text:style-name="T1235">rnoś</text:span>ci<text:span text:style-name="T1236">”</text:span><text:s/>są już wygłoszone wszystkie prezen<text:span text:style-name="T1237">ta</text:span>cje.<text:span text:style-name="T1238">.</text:span>. Moje zdanie jest takie, że w wielu sprawach moglibyśmy dzisiaj już się - co do zasadniczych spraw - domówić i powiedzieć, że jest między nami consensus. Ale nie ma dzisiaj całej strony OPZZ, są tylko obserwatorzy<text:span text:style-name="T1239">.</text:span></text:p>
      <text:p text:style-name="P1240"><text:span text:style-name="T1241">W</text:span><text:s/>jakich sprawach? Ja na przykład osobiście, zanim przejdziemy do dyskusji nad tym i do tego się ustosunku<text:span text:style-name="T1242">jemy</text:span>, jestem z wielkim szacunkiem do pana pr<text:span text:style-name="T1243">of.</text:span><text:s/>Boja<text:span text:style-name="T1244">r</text:span>sk<text:span text:style-name="T1245">i</text:span>ego<text:span text:style-name="T1246">.</text:span><text:s/>I wszyscy jesteśmy - do wielu spraw możemy się zgadzać. Tylko jak przyjdzie do powiedzenia sobie jednej zasadniczej sprawy<text:s/>- jak<text:s/>to zrobić? To wtedy tych propozycji już jest coraz mniej<text:span text:style-name="T1247">.</text:span></text:p>
      <text:p text:style-name="P1248">My się do tego, panie profesorze, do pańskiego wystąp<text:span text:style-name="T1249">ie</text:span>n<text:span text:style-name="T1250">i</text:span>a<text:span text:style-name="T1251"><text:s/></text:span>ustosunku<text:span text:style-name="T1252">je</text:span>my. Tym bardziej, że ono się wiąże z naszą podstawową sprawą, którą tutaj ja wysuwałem, żebyśmy sobie przy tym stole odpow<text:span text:style-name="T1253">ie</text:span>dzieli albo sobie nie odpowiemy, albo<text:s/><text:span text:style-name="T1254">zaa</text:span>d<text:span text:style-name="T1255">resujemy,</text:span><text:s/>zadekretujemy do kogoś. My musimy od czegoś wyjść - ile my tego węgla w kraju mamy produkować? Bo to tak wygląda jakby górnicy byli<text:s/><text:span text:style-name="T1256">za</text:span>interesowani jak największym wydobywaniem, jak największej ilości węgla, bez względu na koszty, na czas pracy itd. Dlaczego? Być może, że my tutaj nie zadecydujemy i na pewno nie zadecydujemy. Tylko pamiętajmy jeszcze o jednej rzeczy - jeżeli pracujemy w układzie istniejącego stanu prawnego, to Sejm podjął uchwałę odnośnie wielkości wydobycia na bieżący rok. A jeżeli tak<text:s/>- to<text:s/>czy to gremium szanowne, które tutaj się zebrało jest władne t<text:span text:style-name="T1257">ę</text:span><text:s/>uchwałę zmienić<text:span text:style-name="T1258">.</text:span></text:p>
      <text:p text:style-name="P1259">Jest sprawa kolejnych lat, a więc wyjdźmy tutaj z jakąś..<text:span text:style-name="T1260">.</text:span><text:s/>Ja się przychylam bardzo do końcowej wypowiedzi pana pro<text:span text:style-name="T1261">f.</text:span><text:s/>Zielińskiego, że myśmy tam gdzie dotyczy to ustaw, powinni inicjować, inspirować czy wyjś<text:span text:style-name="T1262">ć</text:span><text:s/>z jakąś konkretną propozycją potrzeby zmienienia ustawy w zakresie odszkodowań, w zakresie wypadków. Tu jesteśmy bardzo bliscy. Ale też musimy się ustosunkować co do wielkości wydobycia.</text:p>
      <text:p text:style-name="P1263">Bo pan pro<text:span text:style-name="T1264">f.</text:span><text:s/>B<text:span text:style-name="T1265">oj</text:span>arski bardzo ładnie wiele rzeczy powiedział, tylko jedną rzecz to tak przeszedł świadomie. Ja go znam, mam nawet bardzo wielki szacunek do niego. Nie powiedział, że się bilans paliw w Polsce nie zamyka. Powoływał się na dokumenty opracowywane przez Ministerstwo Przemysłu podpisane przez pana ministra Miedziarka. I tam mimo wielkich spraw, z którymi się można zgadzać, nie można zgadzać, można dyskutować. To jednak jest sprawa - ten bilans paliw się nie zamyka.</text:p>
      <text:p text:style-name="P1266">/<text:span text:style-name="T1267">Pro</text:span><text:span text:style-name="T1268">f.</text:span><text:span text:style-name="T1269"><text:s/>B</text:span><text:span text:style-name="T1270">oj</text:span><text:span text:style-name="T1271">arski</text:span>: On się nie zamknie, do końca tego stulecia on się nie zamknie - ja powiedziałem o tym/.</text:p>
      <text:p text:style-name="P1272">No, ale my tutaj musimy sobie powiedzieć jedną rzecz. Na samym początku powiedzieliśmy sobie, że zasiadamy do tego stołu, żeby w tym kraju było lepiej. To odpowiedzmy sobie też na pytanie - czy chcemy - ja nie twierdzę, że musimy zabezpieczyć - bilans paliwowo-energetyczny przez wzrost wydobycia węgla. Ja tego tutaj nie stawiam. Ale stawiam też tak sprawę, że realizowany program oszczędności węgla w kraju, to<text:s/><text:span text:style-name="T1273">je</text:span>st w moim wystąpieniu wstępnym - nie przyniósł spodziewanych rezultatów. My si<text:span text:style-name="T1274">ę</text:span><text:s/>do tego liczbami ustosunkujemy.</text:p>
      <text:p text:style-name="P1275">Wobec tego zadajmy sobie pytanie - czy mamy doprowadzić do tego, do takiego stanu energetycznego jaki jest w Rumunii w tej chwili? Jeżeli tak i związki zawodowe dla nieszczęścia tego społeczeństwa się na<text:s/><text:soft-page-break/>to zgodzą. Ale ja myślę, że ani<text:s/><text:span text:style-name="T1276">s</text:span>i<text:span text:style-name="T1277">ę</text:span><text:s/>związki nie zgodzą ani my się nie zgodzimy.</text:p>
      <text:p text:style-name="P1278">I musimy, jako odpowiedzialni ludzie za produkcję tego podstawowego nośnika energii.</text:p>
      <text:p text:style-name="P1279">Dlatego chciałbym, żebyśmy w rozważny sposób temat po temacie przedyskutowali, zaprezentowalibyśmy z naszej strony i z waszej strony, jeszcze OPZZ ma dwa tematy do zaprezentowania, jak zgłosił w piątek. Jest temat<text:s/><text:span text:style-name="T1280">samorzą</text:span>dn<text:span text:style-name="T1281">oś</text:span>ć i system płac<text:span text:style-name="T1282">.</text:span><text:s/>I musimy jeden temat po drugim rozpracować<text:span text:style-name="T1283">.</text:span><text:span text:style-name="T1284"><text:s/></text:span>My jesteśmy bez dyskusji jeszcze, bo chodzi o szczegóły. Jesteśmy bardzo bliscy w sprawie ochrony środowiska. Mogą tylko by<text:span text:style-name="T1285">ć</text:span><text:s/>drobne szczegóły między nami, a podstawowy szczegół - to skąd wziąć w tej chwili środki na to, żeby to wszystko co my wiemy, wy wiecie zrealizować<text:span text:style-name="T1286">.</text:span><text:s/><text:span text:style-name="T1287">I</text:span><text:s/>tu musimy zainspirować jako ten<text:s/><text:span text:style-name="T1288">„</text:span>podstół”<text:s/>czy dla<text:s/>„stołu”<text:s/>tego gospodarczo-ekonomiczneg<text:span text:style-name="T1289">o</text:span>, czy dla właściwych jednostek tzn. instytucji - mam na myśli czy ministerstwo jedno czy drugie, czy Mini<text:span text:style-name="T1290">st</text:span>e<text:span text:style-name="T1291">rs</text:span>two Przemysłu, Ministerstwo Ochrony Środowiska, czy wprost do pana premiera i powiedzieć - przy<text:s/>„okrągłym stole”<text:s/>doszliśmy do takiego wniosku. I tu nie będziemy mieć wielkich kłopotów, że na Górnym<text:s/><text:span text:style-name="T1292">Ś</text:span>ląsku ze środowiskiem jest bardzo źle. Ale też nie jest prawdą, że na tym<text:s/><text:span text:style-name="T1293">Ś</text:span>ląsku nie ma żadnego programu i ten program trzeba przedstawić. Ten program trzeba żebyście wy przepatrzyli, my przepatrzymy wasz program, bo trzeba coś konkretnego też zaproponować. I trzeba coś robić. Bo jak będziemy się tylko wzajemnie oskarżać i podrzucać sobie, to nie będzie tego o co nam wszystkim chodzi - tego pojednania. A tutaj chodzi, żeby nie narzucając sobie, nie zarzucając sobie, no wziąć kilka tych spraw, któreśmy tu postawili i iść z tym do przodu.</text:p>
      <text:p text:style-name="P1294">Jeszcze jedną taką formalną sprawę poruszę. Ja tutaj dostałem list i na pewno będą przychodzić listy. No to<text:s/><text:span text:style-name="T1295">j</text:span>a myśl<text:span text:style-name="T1296">ą</text:span>, że najlepiej byłoby panie Pietrzyk, żeby to powielić i żeby to było<text:s/>- i<text:s/>do was, i do mnie. Bo to nie wiadomo na którego to jest przewodniczą<text:span text:style-name="T1297">ce</text:span>go, a dla OPZZ też byśmy dali.</text:p>
      <text:p text:style-name="P1298">Bo takie listy chyba i do was b<text:span text:style-name="T1299">ę</text:span>dą przychodzić. No, jakiś człowiek tam prawda pisze, bo<text:s/><text:span text:style-name="T1300">je</text:span>st<text:s/><text:span text:style-name="T1301">„</text:span>okrągły stół<text:span text:style-name="T1302">”</text:span><text:span text:style-name="T1303"><text:s/></text:span>chce sob<text:span text:style-name="T1304">ie</text:span><text:s/>coś załatwić. Moim zdaniem tej sprawy n<text:span text:style-name="T1305">ie</text:span><text:s/>można tak zostawić bez echa. Nie jest to może najbardziej ważna sprawa, niemniej jednak jest.</text:p>
      <text:p text:style-name="P1306">I ja mam taką propozycję, żebyśmy wzięli te tematy, które wysunęła i strona<text:s/><text:span text:style-name="T1307">„</text:span>solidarności<text:span text:style-name="T1308">ow</text:span>a<text:span text:style-name="T1309">”</text:span>, i strona rządowa, i strona OPZZ, żebyśmy ustalili sobie kolejność tych spraw. I każdy temat przedyskutować, zredagować stanowisko - albo na tak, albo na rozbieżność i sprawy jakoś załatwiać. Tak myśmy zresztą w piątek dyskutowali.</text:p>
      <text:p text:style-name="P1310">Dla mnie si<text:span text:style-name="T1311">ę</text:span><text:s/>te sprawy klarują. Oczywiście w wielu sprawach, które tutaj w drobnych szczegółach będziemy dyskutować, to na pewno nie we wszystkich się zgadzamy. Natomiast zgadzamy się w wielu sprawach co do zasady.</text:p>
      <text:p text:style-name="P1312">Dziękuję bardzo.</text:p>
      <text:p text:style-name="P1313"><text:span text:style-name="T1314">Przewodn</text:span><text:span text:style-name="T1315">i</text:span><text:span text:style-name="T1316">czący Alojzy Pietrzyk</text:span>:</text:p>
      <text:p text:style-name="P1317">Panie przewodniczący Gustek<text:span text:style-name="T1318">,</text:span><text:s/>chciałem panu odpowiedzieć, że akurat ta pana polemika to była nie w tym czasie, w którym powinna być. Bo ja uważam, że tak - myśmy zaprezentowali i swoje stanowiska, co prawda hasłowe<text:span text:style-name="T1319">.</text:span><text:s/>I tu się musimy dogadać co do<text:s/><text:span text:style-name="T1320">ewentualnośc</text:span>i przekazywania sobie protokołów, czy przejdziemy do stenogramów. Jako że czy to będzie technicznie możliwe. Bo strona OPZZ też ostatnio twierdziła, że tam mają rękopisy, nie rękopisy i to technicznie jest trochę<text:s/><text:span text:style-name="T1321">ut</text:span>rudnione.</text:p>
      <text:p text:style-name="P1322">Z kolei zaś, jeżeli chodzi o nasze wystąpienia, bo pan już wyprzedza fakty i pomija pan stanowisko waszej strony. Chcieliśmy w niektórych tematach usłyszeć też co panowie macie do powiedzenia. Bo<text:s/><text:soft-page-break/>ostatecznie reprezentujecie tu stronę rządową, rządzicie w tym kraju.</text:p>
      <text:p text:style-name="P1323">I tam parę zdań było takich, które mnie osobiście stanowczo się nie podobały. Bo trzeba sobie zdać sprawę z tego, że myśmy tu nie przyszli dobrowolnie. My nie jesteśmy od tego, żeby tu w tym kraju naprawiać<text:span text:style-name="T1324">.</text:span><text:s/>My jesteśmy od tego, żeby pracować<text:span text:style-name="T1325">.</text:span><text:s/>Ale w związku z tym, że pewne osoby - i tu nie chcę nikogo oskarżać, tylko ogólnie naświetlam<text:s/>- doprowadziły<text:s/>do takiej sytuacji jaka jest, to my zamiast spokojnie pracować musimy brać na siebie jeszcze ciężar dodatkowy, który teraz nam się zwalił na plecy<text:span text:style-name="T1326">.</text:span></text:p>
      <text:p text:style-name="P1327">I jest niedopuszczalne, żebyśmy sobie coś tu wzajemnie zarzucali. Tym bardziej, że od strony praktycznej przez ostatnie lata, każde jakieś nieprzemyśla<text:span text:style-name="T1328">n</text:span>e zarządzenie odbijało się a<text:span text:style-name="T1329">utomatycznie</text:span><text:s/>na plecach robotnika, na jego garbie, a garb rośnie i coraz to większy.</text:p>
      <text:p text:style-name="P1330">Przepraszam, chciałem uniknąć tej polemiki. I w końcu, jeżeli tu przyszliśmy i jeżeli mecenas Piotrowski zaproponował, bo tam było nawiązanie do tych układów dżentelmeńskich, pomijając ten fakt, proponuję wpisanie tego do protokołu. I mecenas Piotrowski chciał już wybiec do przodu, żeby nie zaprzątać tej komisji, tym trzem osobom z waszej strony, ewentualnie głowy, żeby się już zają<text:span text:style-name="T1331">ć<text:s/></text:span>konkretami tu między innymi. No, bo ten dokument, to porozumienie, które mogłoby być zawarte, można by oczywiście w całej tej treści przedłożyć do protokołu i ewentualnie po waszej s<text:span text:style-name="T1332">t</text:span>ronie, komu trzeba, go przekazać.<text:s/><text:span text:style-name="T1333">I</text:span><text:s/>może akurat ten ktoś powie<text:s/><text:span text:style-name="T1334">-</text:span><text:s/>no, tak, akt dobrej woli z naszej strony jest, zapominamy o krzywdach, które były. Kraj jest tu jeden, zaczynamy w tym kraju tak naprawdę uczciwie. Na zasadzie takiej... No, bo to dla nas jest bardzo dziwne, wy tam sobie siedzicie po tamtej stronie i w każdej chwili możecie nas pozwalniać z pracy, jak to już niejednokrotnie pociągnięciem waszego pióra żeście robili.</text:p>
      <text:p text:style-name="P1335">W związku z tym chcemy usłyszeć stanowiska waszej strony na te poszczególne tematy<text:span text:style-name="T1336">.</text:span><text:s/>Bo ja nie widzę sensu dyskutowania dalej i sensu ustalania tu czegokolwiek, jeżeli wasze stanowisko jest nieznane<text:span text:style-name="T1337">.</text:span><text:s/>Myśmy nasze stanowisko naświetlili pokrótce, nie przechodziliśmy do sprawy typowo już takich b<text:span text:style-name="T1338">ezpośre</text:span>dn<text:span text:style-name="T1339">ic</text:span>h, to co się ostatnio dzieje, a więc tych spraw, że naprawdę górnik ma tu ciężki żywot w tym kraju. Ma tak ciężki żywot w tym kraju, że ciągle ten Śląsk jest najgorzej traktowany<text:span text:style-name="T1340">.</text:span><text:s/>I wina jest tego górnika, który nie potrafił podźwigną<text:span text:style-name="T1341">ć</text:span><text:s/>głowy do góry i już jej więcej nie pochylić.<text:s/>I wina jest niektórych osób w tym kraju.</text:p>
      <text:p text:style-name="P1342">Ale, jako że jesteśmy tu, żeby osiągnąć ten consensus,<text:s/><text:span text:style-name="T1343">t</text:span>o my starajmy się go osiągnąć.</text:p>
      <text:p text:style-name="P1344">Dziękuję<text:span text:style-name="T1345">.</text:span></text:p>
      <text:p text:style-name="P1346">Proszę - pan me<text:span text:style-name="T1347">c.</text:span><text:s/>Piot<text:span text:style-name="T1348">ro</text:span>wski<text:span text:style-name="T1349">.</text:span></text:p>
      <text:p text:style-name="P1350"><text:span text:style-name="T1351">Me</text:span><text:span text:style-name="T1352">c.</text:span><text:span text:style-name="T1353"><text:s/>Leszek Piotrowski</text:span>:</text:p>
      <text:p text:style-name="P1354">Ponieważ były tu do mnie kierowane uwagi, czuję si<text:span text:style-name="T1355">ę<text:s/></text:span>wywołany do wypowiedzi<text:span text:style-name="T1356">.</text:span><text:s/>Przecież zacząłem od tego, że w ramach utworzonej komisji nie zostałem zrozumiany. Co miałem z tym fantem zrobić? Muszę to tu zgłosić, że nam nie chodzi wcale o załatwienie indywidualnych spraw tylko, chociaż o te też nam chodzi. Tylko chodzi nam o porozumienie dotyczące zwolnionych pracowników z pracy po<text:s/><text:span text:style-name="T1357">1</text:span>3 grudnia 198<text:span text:style-name="T1358">1</text:span><text:s/><text:span text:style-name="T1359">r</text:span>.</text:p>
      <text:p text:style-name="P1360">Pan minister mówi, że mieliście zająć stanowisko co do tego, do soboty włącznie. Ale jednocześnie pan powiedział, że będziecie zawsze stali na gruncie obowiązującego prawa. Przecież to jest odpowiedź negatywna na nasze żądanie. I to bez czekania do soboty. Bo my chcemy przywrócenia do pracy ludzi zwolniony w<text:s/><text:span text:style-name="T1361">1</text:span>981 r<text:span text:style-name="T1362">.</text:span><text:s/>Nie w trybie kodeksu pracy.</text:p>
      <text:p text:style-name="P1363">Dziękuję bardzo.</text:p>
      <text:soft-page-break/>
      <text:p text:style-name="P1364"><text:span text:style-name="T1365">Przewodniczący</text:span>:</text:p>
      <text:p text:style-name="P1366">Bardzo proszę pana obserwatora z OPZZ o zabranie głosu<text:span text:style-name="T1367">.</text:span></text:p>
      <text:p text:style-name="P1368"><text:span text:style-name="T1369">Obserwator OPZZ</text:span>:</text:p>
      <text:p text:style-name="P1370">Ja tylko dla porządku chciałem poinformować, a zarazem podziękować dlatego, że według tych naszych uzgodnień wstępnych z piątku ubiegłego i dzisiaj, panowie z<text:s/>„Solidarności<text:span text:style-name="T1371">”</text:span><text:s/>przekazali na moje ręce dziewięć wystąpień. Ja natomiast zobowiązałem się przekazać te wystąpienia nasze w sobotę, za co serdecznie dziękuję. To chciałem tylko przekazać.</text:p>
      <text:p text:style-name="P1372">Dziękuję uprzejmie.</text:p>
      <text:p text:style-name="P1373"><text:span text:style-name="T1374">Przewodnicząc</text:span><text:span text:style-name="T1375">y</text:span>:</text:p>
      <text:p text:style-name="P1376">Dziękuję bardzo. Tylko prosiłbym o nazwisko pana, ponieważ to jest też potrzebne.</text:p>
      <text:p text:style-name="P1377">/Głos z sali:<text:s/><text:span text:style-name="T1378">Bogumił Rupa</text:span><text:span text:style-name="T1379">l</text:span><text:span text:style-name="T1380">a</text:span><text:s/>- Główny specjalista do spraw ekonomiczno-płacowych w Federacji Związków Zawodowych Górników/.</text:p>
      <text:p text:style-name="P1381">Dziękuję<text:span text:style-name="T1382">.</text:span></text:p>
      <text:p text:style-name="P1383">Czy strona rządowa jest przygotowana do odpowiedzi czy zajęcia stanowisk w poszczególnych tematach, które myśmy tu poruszali?</text:p>
      <text:p text:style-name="P1384">Albo może jeszcze inaczej - może zrobimy przerwę 10- minutową i porozmawiamy my<text:s/><text:span text:style-name="T1385">w</text:span><text:s/>swoim składzie, wy sobie porozmawiacie. Ostatecznie chodzi o ten consensus<text:span text:style-name="T1386">.</text:span></text:p>
      <text:p text:style-name="P1387">Zgoda panie pr<text:span text:style-name="T1388">ze</text:span>wodniczący?</text:p>
      <text:p text:style-name="P1389"><text:span text:style-name="T1390">Minister Marian Gustek</text:span>:</text:p>
      <text:p text:style-name="P1391">Proszę bardzo<text:span text:style-name="T1392">.</text:span></text:p>
      <text:p text:style-name="P1393">/Przerwa/.</text:p>
      <text:p text:style-name="P1394"/>
      <text:p text:style-name="P1395">/Po przerw<text:span text:style-name="T1396">ie</text:span>/.</text:p>
      <text:p text:style-name="P1397"><text:span text:style-name="T1398">Przewodniczący</text:span>:</text:p>
      <text:p text:style-name="P1399"><text:span text:style-name="T1400">P</text:span>rosim<text:span text:style-name="T1401">y</text:span><text:s/>o zajmo<text:span text:style-name="T1402">w</text:span>anie<text:s/><text:span text:style-name="T1403">m</text:span>i<text:span text:style-name="T1404">ej</text:span>s<text:span text:style-name="T1405">c.</text:span></text:p>
      <text:p text:style-name="P1406">N<text:span text:style-name="T1407">asza</text:span><text:s/><text:span text:style-name="T1408">s</text:span>t<text:span text:style-name="T1409">rona</text:span><text:s/>t<text:span text:style-name="T1410">w</text:span>ier<text:span text:style-name="T1411">dz</text:span>i<text:s/><text:span text:style-name="T1412">stanowczo,</text:span><text:s/>że<text:s/><text:span text:style-name="T1413">p</text:span>rze<text:span text:style-name="T1414">d</text:span>s<text:span text:style-name="T1415">t</text:span>a<text:span text:style-name="T1416">w</text:span>iliśmy swoje stanowiska i żeby móc przejś<text:span text:style-name="T1417">ć</text:span><text:s/>do ustalania konkretów i dyskusji, potrzebujemy stanowiska w tematach, które były poruszone, panów z wasz<text:span text:style-name="T1418">ej</text:span><text:s/>strony.<text:s/><text:span text:style-name="T1419">I</text:span><text:s/>prosiłby teraz jeszcze o zabranie głosu jeszcze przez chwilę sekretarza zespołu pana<text:s/><text:span text:style-name="T1420">Ja</text:span>rka Szczepańskiego<text:span text:style-name="T1421">.</text:span></text:p>
      <text:p text:style-name="P1422"><text:span text:style-name="T1423">Jare</text:span><text:span text:style-name="T1424">k</text:span><text:span text:style-name="T1425"><text:s/></text:span><text:span text:style-name="T1426">Szcz</text:span><text:span text:style-name="T1427">epa</text:span><text:span text:style-name="T1428">ński</text:span><text:span text:style-name="T1429"><text:s/></text:span><text:span text:style-name="T1430">-</text:span><text:span text:style-name="T1431"><text:s/>sekretarz zespołu</text:span>:</text:p>
      <text:p text:style-name="P1432">Jarosław Szczepański. Myśmy przedstawili panom część materiałów<text:span text:style-name="T1433">.</text:span><text:s/>Najczęściej są to tezy, które były wygłaszane, nie są to całościowe referaty, które były tu wygłaszane. Natomiast z piątku stenogramy były już od soboty rano dostępne, to znaczy są gotowe tutaj dla wszystkich trzech stron.<text:s/><text:span text:style-name="T1434">I</text:span><text:s/>sądzę, że dzisiejsze będą dopiero koło środy. Natomiast pisaniem, ze stenogramów tych całościowych referatów jest o tyle sensown<text:span text:style-name="T1435">i</text:span>ejsze, ponieważ s<text:span text:style-name="T1436">ą</text:span><text:s/><text:span text:style-name="T1437">o</text:span>n<text:span text:style-name="T1438">e</text:span><text:s/>jakby z pełnymi uwagami, z całą obudową. Bo to co ja w tej chwili przedstawiłem, dałem tutaj panu, to s<text:span text:style-name="T1439">ą</text:span><text:s/>jakby właśnie tezy wszystkich naszych wystąpień.</text:p>
      <text:p text:style-name="P1440">Natomiast myśmy od panów nie dostali wystąpień i korzystamy tylko z tego co było w piątek ze stenogramu.</text:p>
      <text:p text:style-name="P1441"><text:span text:style-name="T1442">Minister Marian Gustek</text:span>:</text:p>
      <text:soft-page-break/>
      <text:p text:style-name="P1443">To ja proponuję, żebyśmy zostali przy stenogramach.</text:p>
      <text:p text:style-name="P1444"><text:span text:style-name="T1445"><text:s text:c="29"/></text:span>:</text:p>
      <text:p text:style-name="P1446">Jeśli można - wydaje mi się, że bardzo słuszna jest<text:s/>propozycja pana ministra, żeby nasze dalsze szczegółowe obrady koncentrować na posz<text:span text:style-name="T1447">cz</text:span>ególnych punktach.</text:p>
      <text:p text:style-name="P1448">Należy oczekiwać, że dyskusja nad tymi punktami będzie tym bardziej owocna, im bardziej będziemy mieli przemyślane nasze stanowiska i argumenty.</text:p>
      <text:p text:style-name="P1449">Proszę zwrócić uwagę, że jest w tej chwili pewna trudność, ponieważ stanowisko reprezentowane przez stronę rządową nie zostało właściwie zaprezentowane - poza ogólnikami.<text:s/></text:p>
      <text:p text:style-name="P1450">Byłoby dla nas wszystkich chyba znacznie bardziej celowe, gd<text:span text:style-name="T1451">y</text:span>by w tej chwili można było wysłuchać ustosunkowania się ogólnego państwa, stanowiska strony rządowej do każdej z siedmiu poruszonych tutaj kwestii<text:span text:style-name="T1452">.</text:span><text:s/>Nad tymi stanowiskami się zastanowić, ustali<text:span text:style-name="T1453">ć</text:span><text:s/>kolejność dyskutowania s<text:span text:style-name="T1454">p</text:span>raw szczegółowych i przystąpić do dyskusji szczegółowej.</text:p>
      <text:p text:style-name="P1455">W obecnej chwili zarysowała się pewna nierównowaga w prezenta<text:span text:style-name="T1456">cj</text:span>ach. Jak gdyby strona związkowa wyłożyła swoje karty na stół, natomiast panowie - niestety - nie ustosunkowali się. I przy dyskusjach s<text:span text:style-name="T1457">zcze</text:span>gółowych, możemy po prostu być zaskoczeni stanowiskami, na którymi nie mieliśmy się wcześniej możliwości zastanowić. Wydaje mi się zatem rozsądna propozycja, żeby przed przystąpieniem do dyskusji nad szczegółowymi kwestiami wysłucha<text:span text:style-name="T1458">ć</text:span><text:s/>generalnie... ustosunkowania się strony rządowej do siedmiu poruszonych kwestii, które będą później w szczegółach dyskutowane na konkretne tematy.</text:p>
      <text:p text:style-name="P1459">Dziękuję uprzejmie.</text:p>
      <text:p text:style-name="P1460"><text:span text:style-name="T1461">Przewodniczący min. M.<text:s/></text:span><text:span text:style-name="T1462">G</text:span><text:span text:style-name="T1463">us</text:span><text:span text:style-name="T1464">te</text:span><text:span text:style-name="T1465">k</text:span>:</text:p>
      <text:p text:style-name="P1466">Co do pierwszej sprawy, żebyśmy mieli jasnoś<text:span text:style-name="T1467">ć</text:span>. Ja proponuję odnośnie tutaj - czy stenogram, czy do tej... Jeżeli mamy na piśmie, czy z waszej strony, czy z naszej stanowiska<text:s/><text:span text:style-name="T1468">-</text:span><text:s/>referaty, jak na przykład referat pana prof. Bojarskiego - powielić, wymienić<text:span text:style-name="T1469">,</text:span><text:s/>wymienić. Moje wystąpienie na przykład - powielić, udostępnić. Jakkolwiek ono jest bardzo dokładnie w stenogramie.</text:p>
      <text:p text:style-name="P1470">Natomiast, żeby podstawowym dokumentem, aby nie tworzyć tu wielkiej biurokracji, a zadają sobie tutaj organizatorzy wiele wysiłku, że to się stenogramuje i zaraz po posiedzeniu jest ten dokument, to jako podstawowy nasz roboczy dokument, żeby były stenogramy<text:span text:style-name="T1471">.</text:span><text:s/><text:span text:style-name="T1472">J</text:span>a tak rozumiałem tutaj pana, że pan tak to proponował<text:span text:style-name="T1473">.</text:span></text:p>
      <text:p text:style-name="P1474"><text:span text:style-name="T1475">/</text:span>Głos: Dzisiejsze stenogramy będą, z tego co się orientuję, będą dopiero najwcześniej w środę/<text:span text:style-name="T1476">.</text:span></text:p>
      <text:p text:style-name="P1477">Nie wiem dlaczego się organizatorzy popsuli, bo w piątek było nasze posiedzenie, a już w sobotę mieliśmy tekst stenogramu.</text:p>
      <text:p text:style-name="P1478">/Głos: Tak jak mnie t<text:span text:style-name="T1479">ł</text:span>umaczono, wprawdzie nie jestem pracownikiem Urzędu Rady Ministrów, tylko z tamtej sali jest możliwość dawania stenogramów na dzień bieżący<text:span text:style-name="T1480">.</text:span><text:s/>Bo stenogram rzeczywiście był gotowy w<text:s/><text:span text:style-name="T1481">p</text:span>ó<text:span text:style-name="T1482">ł</text:span><text:s/>godziny po zakończeniu naszego posiedzenia. Natomiast z tej sali dopiero następnego dnia, czy też dwa dni później. Może pan minister<text:s/><text:span text:style-name="T1483">je</text:span>st władny to zrobi<text:span text:style-name="T1484">ć</text:span>/<text:span text:style-name="T1485">.</text:span></text:p>
      <text:p text:style-name="P1486">No, będziemy prosić, żeby te stenogramy stawali jak najszybciej - to jest pierwsza sprawa<text:span text:style-name="T1487">.</text:span></text:p>
      <text:p text:style-name="P1488">Druga sprawa - to co mamy na piśmie, wzajemnie sobie wymieniamy.<text:s/><text:span text:style-name="T1489">Je</text:span>żeli pan, panie Pietrzyk.<text:span text:style-name="T1490">..<text:s/></text:span><text:span text:style-name="T1491">Przewodniczący A</text:span><text:span text:style-name="T1492">l</text:span><text:span text:style-name="T1493">ojzy Pietrzyk</text:span>:</text:p>
      <text:p text:style-name="P1494">Z tym, że zaznaczam, że nie mamy żadnych materiałów<text:s/><text:span text:style-name="T1495">z<text:s/></text:span>pańskiej strony do tej pory.</text:p>
      <text:soft-page-break/>
      <text:p text:style-name="P1496"><text:span text:style-name="T1497">Min</text:span><text:span text:style-name="T1498">.</text:span><text:span text:style-name="T1499"><text:s/>M.<text:s/></text:span><text:span text:style-name="T1500">G</text:span><text:span text:style-name="T1501">ustek</text:span>:</text:p>
      <text:p text:style-name="P1502">A myśmy do tej pory też nie mieli żadnych materiałów<text:span text:style-name="T1503">.<text:s/></text:span>Moje wystąpienie mieliście. No, zresztą to nie jest w tej chwili najważn<text:span text:style-name="T1504">ie</text:span>jsza sprawa<text:span text:style-name="T1505">.</text:span></text:p>
      <text:p text:style-name="P1506"><text:span text:style-name="T1507">Ob.<text:s/></text:span><text:span text:style-name="T1508">T</text:span><text:span text:style-name="T1509">adeu</text:span><text:span text:style-name="T1510">s</text:span><text:span text:style-name="T1511">z Jedynak</text:span>:</text:p>
      <text:p text:style-name="P1512"><text:span text:style-name="T1513">W</text:span><text:s/>kwestii formalnej. Ja bym si<text:span text:style-name="T1514">ę</text:span><text:s/>chciał tu dowiedzieć w jakim charakterze odbywa się ten<text:s/>„stolik”. Ja rozumiem, że strona<text:s/><text:span text:style-name="T1515">„</text:span>solidarnościowa<text:span text:style-name="T1516">”</text:span><text:s/>przedstawiła pakiet spraw przed chwilą i oczekuje - albo ustosunkowan<text:span text:style-name="T1517">ia</text:span><text:s/>się do naszych propozycji, albo też pr<text:span text:style-name="T1518">ze</text:span>dstaw<text:span text:style-name="T1519">ie</text:span>nia z drugiej strony propozycje jakie chcą nam przedstawić państwo<text:span text:style-name="T1520">.</text:span><text:s/>Tego nie robią<text:span text:style-name="T1521">.</text:span></text:p>
      <text:p text:style-name="P1522">Ja obawiam się panie przewodniczący, mówię tutaj do strony rządowej, że wygląda to tak - te rozmowy wyglądają tak, jak one miały przebieg w 1980 i 1981 roku, kiedy to była powołana komisja mieszana. I wtedy się okazało, że strona rządowa jakby nie była kompetentna<text:span text:style-name="T1523">.</text:span><text:s/>I tutaj też odnoszę takie wrażenie, po wypowiedzi pana, gdzie pan powiedział, że to co my sobie tutaj porozmawiamy, to ewentualnie, bo my nie będziemy tworzyć aktów prawnych. Oczywiście, że nie będziemy. Ale przeniesiemy to na ministerstwo, czy na inne szczeble kompetentne do realizacji poszczególnych typów spraw, które omówimy.</text:p>
      <text:p text:style-name="P1524">Ja myślę, że tutaj ten<text:s/>„stolik”<text:s/>po to się zebrał i został powołany jako Podzespół<text:s/><text:span text:style-name="T1525">do</text:span><text:s/>spraw Górniczych. Sprawa górnictwa jest bardzo poważnym problemem. To, że w ogóle są stoły okrągłe, to też za sprawą górników. I myślę, że powinniśmy jakoś poważniej do tej sprawy pod<text:span text:style-name="T1526">ejść</text:span>. Ja to tutaj raz jeszcze mówię do strony rządowej, że oczywiście, nie chcemy tutaj jakichś aktów prawnych ustalać czy innych rzeczy, ale wychodzić z konkretami do społeczności górniczej.</text:p>
      <text:p text:style-name="P1527">I muszą być te konkrety w formie - terminów, problemów przedstawionych. Te problemy mogą być przedstawione jakby dwuwar<text:span text:style-name="T1528">ia</text:span>ntowo<text:span text:style-name="T1529">.</text:span><text:s/>Z panów strony i z naszej. Dać to pod dyskusję społeczną i wtedy możemy to realizować w Sejmie, czy przez inne.<text:span text:style-name="T1530">..</text:span><text:s/>Innej możliwości nie ma. Bo tak to się tutaj zagadamy na śmierć, będziemy sobie tutaj czytać stenogramy, opowiadać sobie różne banialuki i z tego nic nie wyjdzie. Ludzie czekają na konkrety.</text:p>
      <text:p text:style-name="P1531">I ja myślę, że powinniśmy przejść, jeżeli nie ma stenogramów z dzisiejszych obrad, nie będzie możliwości nad tym pracować, to były trzy tematy, o których można już m<text:span text:style-name="T1532">ó</text:span>wi<text:span text:style-name="T1533">ć</text:span>, a były przedstawione na pierwszym spotkaniu<text:span text:style-name="T1534">.</text:span><text:s/>Był też ogólnikowe wystąpienie pana.<text:s/><text:span text:style-name="T1535">J</text:span>a z tego tam za dużo nie wiem o co chodzi stronie rządowej.</text:p>
      <text:p text:style-name="P1536">Niemniej jednak myślę,<text:s/><text:span text:style-name="T1537">ż</text:span>e są trzy tematy, które można by - jeżeli nie mamy co robić, to albo rozejdźmy się do domów, albo przynajmniej zajmijmy się którymś z tych tematów.</text:p>
      <text:p text:style-name="P1538">Tutaj padła propozycja ze strony pana Piotrowskiego odnośnie represji.<text:s/><text:span text:style-name="T1539">A</text:span><text:s/>ewentualnie możemy przejść i dyskutować nad sprawą najbardziej - moim zdaniem - poważną, z której musimy wyjść, a tym bardziej, że zajmuje się tym<text:s/><text:span text:style-name="T1540">„</text:span>stolik gospodarczy”<text:s/>wyżej. To jest sprawa, prawda, likwidacji zrzeszeń i innych struktur nadrzędnych.</text:p>
      <text:p text:style-name="P1541">I myślę, że przynajmniej zacząć dyskusję w tych tematach. Jeżeli to nie nadaje się na to szerokie gremium w tym dużym gronie, to można jeszcze inną propozycję, o której tutaj nasza strona mówiła - do poszczególnych tematów można tematy te zarysować<text:span text:style-name="T1542">.</text:span><text:s/>Do nich to powołać zespoły i<text:s/>albo jedno stanowisko przyjmą, albo przyjmą dwa wariantowe stanowiska. I to wtedy będzie na ten<text:s/>„stół gospodarczy”, czy ewentualnie podpisane tutaj. I ruszmy z tą robotą.<text:s/>Bo rzeczywiście gadamy, gadamy i my konkretnie nie<text:s/><text:soft-page-break/>wiemy o co państwu chodzi. Bo my wiemy o co nam chodzi, my przedstawiliśmy swoje warianty.</text:p>
      <text:p text:style-name="P1543">Dziękuję.</text:p>
      <text:p text:style-name="P1544"><text:span text:style-name="T1545">P</text:span><text:span text:style-name="T1546">rz</text:span><text:span text:style-name="T1547">ewodniczący A.<text:s/></text:span><text:span text:style-name="T1548">P</text:span><text:span text:style-name="T1549">ietrzyk</text:span>:</text:p>
      <text:p text:style-name="P1550">Tak że czekamy na prezentację stanowisk w tych tematach, chociażby piątkowych tematach z pana strony - panie przewodniczący<text:span text:style-name="T1551">.</text:span></text:p>
      <text:p text:style-name="P1552"><text:span text:style-name="T1553">Min. M.<text:s/></text:span><text:span text:style-name="T1554">G</text:span><text:span text:style-name="T1555">ustek</text:span>:</text:p>
      <text:p text:style-name="P1556">Ja myślę,<text:s/><text:span text:style-name="T1557">ż</text:span>e my jesteśmy bardziej zgodni, tylko wkrada się jakieś nieporozumienie natury organizacyjnej<text:span text:style-name="T1558">.</text:span><text:span text:style-name="T1559"><text:s/></text:span>Ja w piątek cały czas proponowałem, żeby przygotować konkretne, wysunięte tutaj przez nas tematy i żeby w sobotę jeden za drugim, nawet na dziś chciałem, żeby na pierwszym posiedzeniu<text:s/><text:span text:style-name="T1560">-</text:span><text:s/>jeden za drugim omawiać.</text:p>
      <text:p text:style-name="P1561">Panowie stanęli na stanowisku, że na kolejnym, a więc dzisiejszym posiedzeniu będzie dalsza prezentacja z waszej strony stanowisk. Ta prezentacja nastąpiła. My teraz chcemy z naszej strony, żeby zabrali jeszcze ludzie głos w dyskusji z naszego zespołu i ustosunkowali się do posz<text:span text:style-name="T1562">cz</text:span>ególnych spraw<text:span text:style-name="T1563">.</text:span><text:s/>Natomiast ja proponuję i tu chyba też jesteśmy zgodni co do jednej zasadniczej sprawy. Żeby na kolejne posiedzenie powiedzieć sobie tak<text:s/><text:span text:style-name="T1564">-</text:span><text:s/>bierzemy ten temat, ten temat, ten temat i doprowadzamy go do końca. To była moja teza z soboty, o to się cały czas biję, bo ja się naprawdę kolego Jedynak, najbardziej boję jednej rzeczy, a mianowicie, żebyśmy się tutaj nie zagadali.</text:p>
      <text:p text:style-name="P1565"><text:span text:style-name="T1566">Przewodniczący - A</text:span><text:span text:style-name="T1567">.</text:span><text:span text:style-name="T1568"><text:s/>Pietrzyk</text:span>:</text:p>
      <text:p text:style-name="P1569">Panie przewodniczący, przepraszam, że akurat wejdę. Jednoznacznie ustaliliśmy w piątek, że nasza strona p<text:span text:style-name="T1570">r</text:span>e<text:span text:style-name="T1571">z</text:span>entu<text:span text:style-name="T1572">j</text:span>e stanowiska i jako cały blok tematyczny. I potem nie na zasadzie tego jak to się odbywa na niektórych zebraniach, że naraz ni stąd ni<text:s/><text:span text:style-name="T1573">zow</text:span>ą<text:span text:style-name="T1574">d</text:span><text:s/>- ktoś tam kogoś poucza itp<text:span text:style-name="T1575">.</text:span><text:s/>Nie, po prostu ta druga strona prezentuje swoje stanowiska co do poszczególnych tematów rozwiązania, itp. poszczególne problemy i wtedy, szkoda, że tu nie ma kolegów z<text:s/><text:span text:style-name="T1576">O</text:span>PZZ<text:span text:style-name="T1577">,</text:span><text:s/>bo oni też mają w niektórych tematach swoje stanowisko. Ale uzgodniliśmy, że będzie obserwator i że na n<text:span text:style-name="T1578">a</text:span>stępnym spotkaniu oni też to swoje stanowisko przedstawią. I po zapoznaniu się tematycznym w poszczególnych sprawach i problemach, przejdziemy do zasadniczej kwestii jaką jest dyskusja. I z tej dyskusji muszą już wyjść konk<text:span text:style-name="T1579">r</text:span>et<text:span text:style-name="T1580">n</text:span>e wnioski, które powinny być uwzględniane, ewentualnie na szczeblu wyższym. Nie mówiąc już nawet o tym, że z naszego<text:s/>„stołu”<text:s/>powinno też wpłyną<text:span text:style-name="T1581">ć</text:span><text:s/>coś do Sejmu, co będzie, co spowoduje zmianę co niektórych ustaw.</text:p>
      <text:p text:style-name="P1582">A więc prosiłbym, żeby pomimo wszystko, przejść do prezentacji stanowisk z pana strony, panie przewodniczący.</text:p>
      <text:p text:style-name="P1583"><text:span text:style-name="T1584">Min. Marian Gustek</text:span>:</text:p>
      <text:p text:style-name="P1585">Ja myślę, że tutaj naprawdę nie ma rozbieżności co do tych spraw.</text:p>
      <text:p text:style-name="P1586">Jeżeli co do tego się zgadzamy, to ja bym prosił ażeby - po pierwsze - żeby była jasnoś<text:span text:style-name="T1587">ć</text:span>. Myśmy w kilku sprawach w piątek zajęli, postawili swoje stanowisko. Natomiast dzisiaj chcemy postawić sprawę bezp<text:span text:style-name="T1588">ie</text:span>czeństwa pracy.</text:p>
      <text:p text:style-name="P1589">I w tej sprawie zabierze głos pan prezes Zygadłowicz.</text:p>
      <text:p text:style-name="P1590"><text:span text:style-name="T1591">Przewodniczący - A</text:span><text:span text:style-name="T1592">.</text:span><text:span text:style-name="T1593"><text:s/></text:span><text:span text:style-name="T1594">Pie</text:span><text:span text:style-name="T1595">trzyk</text:span>:</text:p>
      <text:p text:style-name="P1596">Ja mam taki wniosek natury formalnej, panie p<text:span text:style-name="T1597">rzewo</text:span>dn<text:span text:style-name="T1598">iczą</text:span>cy - żeby przedstaw<text:span text:style-name="T1599">iają</text:span>cy się wypowiedział - czy jest ekspertem, czy jaki jest status?</text:p>
      <text:soft-page-break/>
      <text:p text:style-name="P1600"><text:span text:style-name="T1601">Prezes Zygadłowicz</text:span>:</text:p>
      <text:p text:style-name="P1602">Moje nazwisko Zygadłowicz. Jestem wiceprezesem Wyższego Urzędu Górniczego i w stronie rządowej pełnię obowiązki eksperta.</text:p>
      <text:p text:style-name="P1603">Chciałem kilka słów powiedzie<text:span text:style-name="T1604">ć</text:span><text:s/>na temat aspektów bezpieczeństwa pracy w górnictwie. Wydobywanie kopalin użytecznych w górnictwie, zwłaszcza przez podziemne zakłady górnicze związane jest z występowaniem całego szeregu naturalnych zagrożeń górniczych, przede wszystkim ze strony<text:s/>tąpań, wzmożonych ciśnień górotworów, zagrożenia po<text:span text:style-name="T1605">żarowe</text:span>go,<text:s/><text:span text:style-name="T1606">m</text:span>etano<text:span text:style-name="T1607">we</text:span>go i pyłowego, a także zagrożeń czynnikami zagrożenia pożarowego, metanowego i pyłowego, a także zagrożeń czynnikami szkodliwymi dla zdrowia w środowisku pracy górniczej<text:span text:style-name="T1608">.</text:span></text:p>
      <text:p text:style-name="P1609">Najpoważnie<text:span text:style-name="T1610">js</text:span>zym, a jednocześnie n<text:span text:style-name="T1611">ajt</text:span>rudn<text:span text:style-name="T1612">iejs</text:span>zym do opanowania w kopalniach podziemnych jest wciąż zagrożenie<text:s/>tąpaniami, które występuje w różnym nasileniu w 41 kopalniach węgla kam<text:span text:style-name="T1613">i</text:span>ennego i w 4 kopalniach rud miedzi. Przy czym w 29 kopalniach<text:s/>węgla prowadzona<text:s/>jest aktualnie eksploatacja pokładów silnie<text:s/>tąpiących, zaliczonych do III stopnia zagrożenia<text:s/>tąpaniami.</text:p>
      <text:p text:style-name="P1614">Najbardziej zagrożonymi pod tym względem są kopalnie zgrupowane w rejonie bytomskim, o czym świadczą również ilości zaistniałych w ubiegłym roku<text:s/>tąpnięć. Spośród 13 zaistniałych<text:s/>tąpnięć<text:s/>w kopalniach węgla, w 10 z trzema wypadkami śmiertelnymi i poważnymi w skutkach zniszczeniami wyrobisk górniczych, zaistniało właśnie w kopalniach byłego bytomsko-rudzkiego gwarectwa węgloweg<text:span text:style-name="T1615">o</text:span>.</text:p>
      <text:p text:style-name="P1616">Eksploatacja w kopalniach<text:s/>tąpiących<text:s/>prowadzona jest w warunkach występowania grubyc<text:span text:style-name="T1617">h</text:span><text:s/>i zwięzłych warstw piaskowca gromadzących energię sprężystą, która wyładowując się gwałtownie powoduje zawały, deformacje obudów i wyrobisk.</text:p>
      <text:p text:style-name="P1618">Należy<text:s/><text:span text:style-name="T1619">st</text:span>w<text:span text:style-name="T1620">ie</text:span>r<text:span text:style-name="T1621">dzi</text:span>ć, że w ostatnich latach osiągnięto pewien postęp przede wszystkim w zakresie zmniejszania skutków<text:s/>tąpnięć<text:span text:style-name="T1622">.</text:span><text:s/>Między innymi poprzez: powszechnie<text:span text:style-name="T1623">js</text:span>ze stosowanie nowych odmian obudów o dużej wytrzymałości, zarówno w wyrobiskach eksploatacyjnych, jak i korytarzowych oraz stosowanie specjalnych wzmocnień obudów w wyrobiskach objętych strefami szczególnego zagrożenia.</text:p>
      <text:p text:style-name="P1624">Poprzez dalsze rozszerzenie stosowania telewizji przemysłowej, przez pełniejsze obserwacje geofizyczne, stosowanie sejsmoakustyki i sejsmologii, przez zwiększenie zakresu stosowania aktywnych metod profilaktycznych, jak nawadnianie, wstrzelanie wstrząsowe i torpedujące<text:span text:style-name="T1625">.</text:span></text:p>
      <text:p text:style-name="P1626">Pomimo podejmowania w<text:span text:style-name="T1627">ie</text:span>lok<text:span text:style-name="T1628">ie</text:span>runkowych działań techniczno-organizacyjnych rozpoznanie zjawiska<text:s/>tąpnięć, zwłaszcz<text:span text:style-name="T1629">a<text:s/></text:span>w kopalniach głębokich jest w dalszym ciągu niewystarczające i wymaga pełniejszego ich rozpracowan<text:span text:style-name="T1630">ia</text:span>.</text:p>
      <text:p text:style-name="P1631"><text:span text:style-name="T1632">W</text:span><text:s/>kopalniach odkrywkowych węgla brunatnego, w związku z prowadzeniem eksploatacji w coraz trudni<text:span text:style-name="T1633">ej</text:span>szych warunkach geologicznych i hydrogeologicznych, występuje zagrożenie osuwiskowe. Największe z nich miało miejsce na skarpie w rejonie wschodnim kopalni węgla brunatnego<text:s/>„Bełchatów”. Około 1,5 mln m<text:span text:style-name="T1634">3</text:span><text:span text:style-name="T1635">,</text:span><text:s/>osuwisk i w<text:s/>„Turowie”<text:s/>około 5 tys. m<text:span text:style-name="T1636">3</text:span><text:s/>osuwiska.</text:p>
      <text:p text:style-name="P1637">Następnym zagrożeniem jest zagrożenie metanowe. Objęte tym zagrożeniem są 52 kopalnie węgla kamiennego. Celem ograniczenia tego zagrożenia o<text:span text:style-name="T1638">p</text:span>rócz intensywnego przewietrzania wyrobisk górniczych, co powoduje rozrzedzanie stężeń metanu, w coraz szerszym zakresie stosuje się odmetanowanie górotworów. Najwięcej metanu odprowadza się z górotworu kopalń Rybnicko-Jastrzębsk<text:span text:style-name="T1639">iego</text:span><text:s/>Okręgu Węglowego, to jest około<text:s/><text:span text:style-name="T1640">3</text:span>60 kubików na minutę, a z pozostałych kopalń<text:s/><text:soft-page-break/>me<text:span text:style-name="T1641">ta</text:span>nowych około 180 kubików na minutę.</text:p>
      <text:p text:style-name="P1642">Dla kontroli zawartości metanu w wyrobiskach górniczych prowadzi się ciągłą rozbudowę i modernizację metanometrii automatycznej niezależnie od stosowanego systemu kontroli indywidualnych.</text:p>
      <text:p text:style-name="P1643"><text:span text:style-name="T1644">W</text:span><text:s/>roku 198<text:span text:style-name="T1645">8</text:span><text:s/>do kopalń metanowych dostarczono 29 kompletów central metanometrycznych, które właśnie powodują pełną obserwację tego zagrożenia.</text:p>
      <text:p text:style-name="P1646">Pomimo tego zwalczanie zagrożenia metanowego stwarza poważne problemy, a n<text:span text:style-name="T1647">ie</text:span>jednokrotnie zmusza do ograniczania, a nawet okresowego zatrzymywania robót górniczych.<text:s/>We wszystkich kopalniach węgla kamiennego występuje zagrożen<text:span text:style-name="T1648">ie</text:span><text:s/>pyłowe<text:s/><text:span text:style-name="T1649">-</text:span><text:s/>za<text:span text:style-name="T1650">r</text:span>ówno w aspekcie w<text:span text:style-name="T1651">y</text:span>buchow<text:span text:style-name="T1652">oś</text:span>ci pyłu, jak i szkodliwego oddziaływania na organizm ludzki<text:span text:style-name="T1653">.<text:s/></text:span>Ciągły wzrost mechanizacji urabiania i ładowania urobku przy równoczesnej intensywności pr<text:span text:style-name="T1654">ze</text:span>w<text:span text:style-name="T1655">ie</text:span>trzan<text:span text:style-name="T1656">ia</text:span>, ze względu na zwiększające się zagrożenia metanowe i klimatyczne, jest m.in. powodem wzrostu zagrożenia pyłowego.</text:p>
      <text:p text:style-name="P1657">Mimo konieczności stosowania w coraz szerszym zakresie pyłu kamiennego dla zabezp<text:span text:style-name="T1658">ie</text:span>czenia przed wybuchem pyłu węglowego, jednak w roku 1988 okresowo występowały trudności w dostawach tego pyłu do kopalń<text:span text:style-name="T1659">.</text:span></text:p>
      <text:p text:style-name="P1660">Największe zapylenie zarówno frakcją wdychalną, jak i zapylenie całkowite, występuje nadal w ścianach kombajnowych z zawałem stropu i w wyrobiskach węglowo-kamiennych drążonych kombajnami, gdzie<text:s/>ś<text:span text:style-name="T1661">re</text:span>dn<text:span text:style-name="T1662">ia</text:span><text:s/><text:span text:style-name="T1663">kro</text:span>tno<text:span text:style-name="T1664">ść</text:span><text:s/>przekroczenia dopuszczalnych stężeń wynosi od<text:s/><text:span text:style-name="T1665">5</text:span><text:s/>do 8-krotnie.</text:p>
      <text:p text:style-name="P1666">Stosunkowo mniejsze zapylenie występuje przy strugowej technologii wyrabiania, która jednak jest stosowana w ograniczonym zakresie.</text:p>
      <text:p text:style-name="P1667"><text:span text:style-name="T1668">W</text:span><text:s/>związku z powyższym w zasadzie na n<text:span text:style-name="T1669">ie</text:span>zmienionym poziomie utrzymuje się ilość wyrobisk i stanowisk pracy zaliczanych do poszczególnych stopni zagrożenia pyłowego<text:s/>- 60<text:s/>proc. w pierwszym stopniu, 32 proc. w drugim stopniu i 18 proc. w trzecim stopniu najwyższym zagrożenia.</text:p>
      <text:p text:style-name="P1670">Taki stan rzeczy jest powodem, że również w roku 1988 ilość nowo stwierdzonych przypadków choroby zawodowej - pylicy<text:span text:style-name="T1671"><text:s/></text:span>wyniosła 578, z czego w kopalnia byłego zabrzańskiego gwarectwa - 232, doln<text:span text:style-name="T1672">oś</text:span>l<text:span text:style-name="T1673">ąs</text:span>kiego - 106, a w zakładach robót górniczych - 6<text:span text:style-name="T1674">5</text:span><text:s/>przypadków<text:span text:style-name="T1675">.</text:span></text:p>
      <text:p text:style-name="P1676">Pomimo zauważalnego postępu w zakresie aktywnych metod zwalczania zapylenia przez stosowanie wszelkiego rodzaju instalacji zraszających, odpylaczy mokrych, rozszerzającego wtłaczania wody do calizny węglowej, a także w zakresie doskonalenia indywidualnych ochron osobistych, jednak w tej problematyce występuje nadal szereg zagadnień wymagających p<text:span text:style-name="T1677">rz</text:span>ysp<text:span text:style-name="T1678">ie</text:span>s<text:span text:style-name="T1679">ze</text:span>n<text:span text:style-name="T1680">ia</text:span><text:s/>i ich rozwiązania - jak?</text:p>
      <text:p text:style-name="P1681">Podjęcie seryjnej produkcji instalacji zrastającej o strefowym działaniu, przy strugowej technologii urabiania. Określenie przez specjalistów z instytutów naukowo-badawczych i służb medycznych, przyczyn<text:s/>biologicznej<text:s/>agresywności pyłów węglowych oraz możliwości ich neutralizacji. Prace w tym zakresie zostały już podjęte<text:span text:style-name="T1682">.</text:span></text:p>
      <text:p text:style-name="P1683">Utrzymuje się nadal wysoki stan zagrożenia pożarowego, zwłaszcza w kopalniach węgla kamiennego, przy czym najwięcej pożarów przez<text:s/><text:span text:style-name="T1684">sa</text:span>m<text:span text:style-name="T1685">ozapala</text:span>n<text:span text:style-name="T1686">ie</text:span><text:s/>się węgla ma miejsce w zrobach zawałowych. 5 pożarów w roku 1988, spośród 11.</text:p>
      <text:p text:style-name="P1687"><text:span text:style-name="T1688">W</text:span><text:s/>tym miejscu chciałem zdecydowanie podkreślić, że nie można tych pożarów utożsamiać z rabunkową gospodarką złożem. W dzisiejszej technice eksploatacji miąższość pokładów niestety jest różna, a wysokość wycinania przez kombajn węgla jest stale jedna i ta sama. Stąd pozostają pewne cienkie warstwy<text:s/><text:soft-page-break/>węgla w zrobach i one, jeżeli nie potrafimy tego zwalczyć, powodują pożary<text:span text:style-name="T1689">.</text:span><text:s/>Takich pożarów w zrobach zawałowych, jak wspominałem było<text:s/><text:span text:style-name="T1690">5</text:span><text:s/>w roku<text:s/><text:span text:style-name="T1691">19</text:span>88.</text:p>
      <text:p text:style-name="P1692"><text:span text:style-name="T1693">W</text:span><text:s/>sumie było pożarów 11. Mimo prowadzenia i rozwijania profilaktyki zmierzającej w szczególności do uszczelniania zrobów i wyrobisk pyłami dymnicowymi oraz mie<text:span text:style-name="T1694">s</text:span>zankami izolującymi, likwidacji szeregu pól pożarowych i zbędnych wyrobisk, wdrażania au<text:span text:style-name="T1695">tomatycz</text:span>n<text:span text:style-name="T1696">ych</text:span><text:s/>systemów wykrywania pożarów, zagrożenie pożarami endogenicznymi jest wciąż trudne do opanowania.</text:p>
      <text:p text:style-name="P1697">Poważny stan zagrożenia pożarowego utrzymuje się w związku z ruchem przenośników taśmowych. Tego rodzaju pożary, eg<text:span text:style-name="T1698">zo</text:span>geniczne, są szczególnie n<text:span text:style-name="T1699">ie</text:span>bezpieczne, gdyż w sposób nagły zaskak<text:span text:style-name="T1700">uj</text:span>ą pracujące załogi.</text:p>
      <text:p text:style-name="P1701">Niezależnie od występujących przypadków utrzymywania ciągów taśmowych zan<text:span text:style-name="T1702">ieczys</text:span>zczonych i w niewłaściwym stanie technicznym, trzeba również powiedzieć, że daleki od pełnej realizacji jest wymóg przepis<text:span text:style-name="T1703">ów</text:span><text:s/><text:span text:style-name="T1704">dotycz</text:span>ą<text:span text:style-name="T1705">cych</text:span><text:s/>wyposażenia przenośników taśmowych w taśmy trudnopalne i urządzenia samo-gaszące.</text:p>
      <text:p text:style-name="P1706">Zagrożenie wyrzutami gazów i skał występuje głównie w dolnośląskich kopalniach, a także w kopalni soli<text:s/>„Kłodawa”. Skutecznym środkiem profilaktyki przeciw-wyrzutowej jest stosowanie centralnego strzelania, które w sposób planowy prowokuje wyrzuty.</text:p>
      <text:p text:style-name="P1707">Z<text:span text:style-name="T1708">a</text:span>łogi pracujące w rejonach zagrożonych wyrzutami zostały wyposażone w tlenowe aparaty ucieczkowe.<text:s/><text:span text:style-name="T1709">W</text:span><text:s/>szeregu kopalniach zagrożenia naturalne występują równolegle z maksymalnym nasileniem, co stwarza znaczne trudności w prowadzeniu robót górniczych. Tak więc pomimo n<text:span text:style-name="T1710">ie</text:span>kwestionowanych osiągnięć zarówno górniczej nauki polskiej, jak i praktyki górniczej, wiele z tych zagrożeń pozostaje nadal trudne do<text:s/><text:span text:style-name="T1711">je</text:span>dn<text:span text:style-name="T1712">oz</text:span>nacznego przewidywania i skutecznego ich o<text:span text:style-name="T1713">pa</text:span>nowania<text:span text:style-name="T1714">.</text:span></text:p>
      <text:p text:style-name="P1715">Trzeba również zaznaczy<text:span text:style-name="T1716">ć</text:span>, że w wielu kopalniach występuje duży wzrost natężenia wydobycia na jednostkę powierzchni pól eksploatacyjnych, głównie na skutek kurczenia się, ograniczenia kurczenia się punktów eksploatacyjnych w następstwie również n<text:span text:style-name="T1717">ie</text:span>doinwestowania kopalń.</text:p>
      <text:p text:style-name="P1718"><text:span text:style-name="T1719">W</text:span><text:s/>związku z prowadzeniem robót na coraz większych głębokościach, gdzie temperatura skał<text:s/>o<text:span text:style-name="T1720">taczaj</text:span>ących wyrobiska<text:s/>przekracza<text:s/><text:span text:style-name="T1721">4</text:span>0 stopni, zapewnienie załogom prawidłowych warunków wentyla<text:span text:style-name="T1722">cy</text:span>jno-klimatycznych stwarza również duże problemy.</text:p>
      <text:p text:style-name="P1723">Szczególnie niekorzystne warunki pod tym względem występują w kopalniach:<text:s/>„Halemba”,<text:s/>„<text:span text:style-name="T1724">Ś</text:span>ląsk”,<text:s/>„Makoszowy”, <text:s/>„Zabrze”,<text:s/>„Pstrowski”,<text:s/>„Zabrze Bielszowice”,<text:s/>„Morcinek”,<text:s/>„Anna”,<text:s/>„30-lecie PRL”,<text:s/>„1 Maja”, głównie w wyrobiskach chodnikowych o długich wybiegach, pr<text:span text:style-name="T1725">ze</text:span>wietrzanych wentylacją lutniową<text:span text:style-name="T1726">.</text:span></text:p>
      <text:p text:style-name="P1727">Dla zapewnienia poprawy warunków wentylacyjno-klimatycznych, modernizowano wentylatory główne o niewystarczających parametrach pracy, upraszczano sieci wentylacyjne przez koncentrację robót górniczych, likwidację zbędnych wyrobisk, stosowano wentylatory lutniowe o wyższych parametrach z lutniami o większej średnicy.</text:p>
      <text:p text:style-name="P1728"><text:span text:style-name="T1729">W</text:span><text:s/>szeregu kopalniach wprowadzono chłodziarki. Przodującą w tym zakresie jest kopalnia<text:s/><text:span text:style-name="T1730">„</text:span>Halemba”. W wyrobiskach, w których nie uzyskano wymaganej przepisami temperatury<text:s/>powietrza, zachodziła konieczność skracania czasu pracy załogi do 6 godzin.</text:p>
      <text:p text:style-name="P1731">W kopalniach rud miedzi, niezależnie od<text:s/>dużej głębokości<text:s/>eksploatacji występuje wydzielanie do atmosfery kopalnianej gazów toksycznych w związku z powszechnie stosowanymi maszynami<text:s/><text:soft-page-break/>samojezdnymi, z silnikami spalinowymi oraz gazów postrzałowych na skutek prowadzenia robót strzałowych w szerokim zakresie<text:span text:style-name="T1732">.</text:span></text:p>
      <text:p text:style-name="P1733">Poważnym problemem w kopalniach rud miedzi było przekroczenie w niektórych wyrobiskach korytarzowych i w szybach prędkości powietrza<text:span text:style-name="T1734">.</text:span><text:s/><text:span text:style-name="T1735">W</text:span><text:s/>związku z czym zachodziła koniecznoś<text:span text:style-name="T1736">ć</text:span><text:s/>wprowadzenia zakazu przebywania załogi w tych urob<text:span text:style-name="T1737">is</text:span>kach.</text:p>
      <text:p text:style-name="P1738">Stosowana w szerokim zakresie w górnictwie mechanizacja i elektryfikacja procesów technologicznych, przyczyniając si<text:span text:style-name="T1739">ę</text:span><text:s/>w sposób zasadniczy do wzrostu produkcji, wydajności i poprawy warunków pracy, powoduje z drugiej strony szereg poten<text:span text:style-name="T1740">cj</text:span>alnych zagrożeń związanych z ruchem maszyn i urządzeń e<text:span text:style-name="T1741">n</text:span>e<text:span text:style-name="T1742">r</text:span>gomechanicznych, co dało np. w roku ubiegłym 49 proc. wypadków śmiertelnych w górnictwie.</text:p>
      <text:p text:style-name="P1743">Największe zagrożenia występują przy obsłudze maszyn i urządzeń w przodkach eksploatacyjnych, głównym przewozie dołowym, a także w szybowych urządzeniach wyciągowych<text:span text:style-name="T1744">.</text:span></text:p>
      <text:p text:style-name="P1745">Stwierdza się równocześnie występowania odczuwalnych braków w zaopatrzeniu w niezbędne urządzenia części zamienne, a także niezadowalający poziom dostarczanych maszyn i urządzeń.</text:p>
      <text:p text:style-name="P1746">Rozpatrując n<text:span text:style-name="T1747">a</text:span><text:s/>tym tle kształtowanie się stanu wypadkowości i niebezpiecznych wydarzeń, można stwierdzić, że w roku 1988,<text:s/><text:span text:style-name="T1748">w</text:span><text:s/>górnictwie w szeregu elementach uzyskano istotną poprawę<text:span text:style-name="T1749">.</text:span></text:p>
      <text:p text:style-name="P1750">Wskazują na to następują<text:span text:style-name="T1751">ce</text:span><text:s/>dan<text:span text:style-name="T1752">e</text:span>:</text:p>
      <text:p text:style-name="P1753"><text:span text:style-name="T1754">-</text:span><text:s/>W całym górnictwie zaistniało 14 131 wypadków, to była cyfra, o którą koledzy prosili na poprzednim spotkaniu, co stanowi z<text:span text:style-name="T1755">mnie</text:span>j<text:span text:style-name="T1756">szenie</text:span><text:s/>się o 661 wypadków tj<text:span text:style-name="T1757">.</text:span><text:s/>o 4,<text:span text:style-name="T1758">5</text:span><text:s/>proc. Ilość tychże wypadków, to są wypadki bez wypadków drobnych.</text:p>
      <text:p text:style-name="P1759">- Druga sprawa - wypadków śmiertelnych we wszystkich zakładach górniczych było 113<text:s/><text:span text:style-name="T1760">w</text:span><text:s/>stosunku do 141 w poprzednim roku, co stanowi zmniejszenie o 28 wypadków tj. o 19,8 proc. Natomiast w kopalniach węgla kamiennego zaistniało 86 wypadków, wobec 106. Mniej o 20 wypadków tj. o 18,9 proc<text:span text:style-name="T1761">.</text:span></text:p>
      <text:p text:style-name="P1762">Pozwoliło to na dalsze obniżenie wskaźnika wypadków śmiertelnych na 1 mln ton wydobycia, który wynosi 0,45 i jest<text:span text:style-name="T1763">,</text:span><text:s/>jak dotąd, najniższy w historii górnictwa węglowego w kraju<text:span text:style-name="T1764">.</text:span></text:p>
      <text:p text:style-name="P1765">Zmniejszyła się również ilość wypadków ciężkich, z poważnymi obrażeniami ciała badanych przez urzędy górnicze<text:span text:style-name="T1766">.<text:s/></text:span>Wypadków tych zaistniało w całym górnictwie 204 w stosunku do 258 w roku 1987 w kopalniach węgla kamiennego 140 wobec 17<text:span text:style-name="T1767">7.</text:span></text:p>
      <text:p text:style-name="P1768">Nie jest to - chciałem powiedzieć - cała iloś<text:span text:style-name="T1769">ć</text:span><text:s/>wypadków ciężkich, są to tylko te wypadki, któ<text:span text:style-name="T1770">re</text:span><text:s/>bada<text:span text:style-name="T1771">ją</text:span><text:s/>urzędy górnicze<text:span text:style-name="T1772">.<text:s/></text:span>Przy sposobności chciałem również ustosunkować się tutaj do stwierdzenia, które dotyczyło ukrywania wypadków. Oczywiście takie przypadki mogą mieć miejsce, ale one nie mogą dotyczyć wypadkowości ciężkiej, z całą pewnością takich wypadków ukryć się nie da<text:span text:style-name="T1773">.</text:span></text:p>
      <text:p text:style-name="P1774">Znacznie obniżyła się ilość wypadków zbiorowych, w których łącznie zginęło 16 pracowników,<text:s/><text:span text:style-name="T1775">a</text:span><text:s/>87 doznało różnych obrażeń ciała<text:span text:style-name="T1776">.</text:span><text:s/>Natomiast w roku 1987<text:s/><text:span text:style-name="T1777">w</text:span><text:s/>wypadkach zbiorowych śmierć poniosło 49 pracowników, czyli<text:s/><text:span text:style-name="T1778">3</text:span><text:s/>razy więcej, a obrażeń doznało 161 osób<text:span text:style-name="T1779">.</text:span></text:p>
      <text:p text:style-name="P1780">Nie było zapaleń, ani wybuchów metanu lub pyłu węglowego<text:span text:style-name="T1781">.</text:span><text:s/>Natomiast w roku 1987 tragiczny w skutkach wybuch metanu i pyłu węglowego spowodował w kopalni<text:s/><text:span text:style-name="T1782">„</text:span>Mysłowice<text:span text:style-name="T1783">”</text:span>, spowodował 18 wypadków śmiertelnych<text:span text:style-name="T1784">.</text:span></text:p>
      <text:p text:style-name="P1785">Pewnemu zmn<text:span text:style-name="T1786">iejs</text:span>zeniu uległa iloś<text:span text:style-name="T1787">ć</text:span><text:s/>tąpnięć<text:s/>i zaistniałych z tego tytułu wypadków śmiertelnych.<text:s/><text:span text:style-name="T1788">W</text:span><text:s/>całym górnictwie miało miejsce 14<text:s/>tąpnięć, które spowodowały 4 wypadki śmiertelne, wobec 16<text:s/>tąpnięć<text:s/>i<text:s/><text:soft-page-break/>spowodowanych nimi 14 wypadków śmiertelnych w roku 1987<text:span text:style-name="T1789">.</text:span></text:p>
      <text:p text:style-name="P1790">Należy jednak zaznaczy<text:span text:style-name="T1791">ć</text:span>, że spośród 14<text:s/>tąpnięć<text:s/>w kopalniach węgla kamiennego, aż 10<text:s/>tąpnięć<text:s/>z 3 wypadkami śmiertelnymi zaistniało, jak już poprzednio wspominałem, w kopalniach rejonu by<text:span text:style-name="T1792">toms</text:span>ko-<text:span text:style-name="T1793">r</text:span>ud<text:span text:style-name="T1794">zkie</text:span>go.<text:s/><text:span text:style-name="T1795">W</text:span><text:s/>roku 1988 miał miejsce jeden przypadek<text:s/><text:span text:style-name="T1796">w</text:span>ypływu wód, wobec trzech<text:s/><text:span text:style-name="T1797">i</text:span><text:s/>wdar<text:span text:style-name="T1798">ć</text:span><text:s/>i wypływu w roku 1987<text:span text:style-name="T1799">.</text:span></text:p>
      <text:p text:style-name="P1800">Wzrosła natomiast ilość zawałów wyrobisk górniczych, których w roku 1988 zaistniało ogółem w górnictwie 11 powodując 8 wypadków śmiertelnych, wszystkie w kopalniach węgl<text:span text:style-name="T1801">a</text:span>, w stosunku do 6 zawałów i 6 wypadków śmiertelnych w roku 1987.</text:p>
      <text:p text:style-name="P1802">Spośród 9 zawałów w kopalniach, 5 zawałów z 5 wypadka<text:span text:style-name="T1803">m</text:span>i<text:span text:style-name="T1804"><text:s/></text:span>śmiertelnymi wydarzyło się w kopalniach dolnośląskich, a mianowicie 2 zawały w kopalni<text:s/>„Nowa Ruda”, z 3 wypadkami, 2 zawały w kopalni<text:s/>„Wiktoria”<text:s/>z 1 wypadkiem i 1 wypadek w kopalni<text:s/>„Wałbrzych”<text:s/>z 1 wypadkiem śmiertelnym.</text:p>
      <text:p text:style-name="P1805">Mniej więcej na tym samym poziomie utrzymuje się ilość pożarów podziemnych: 13 z 2 wypadkami śmiertelnymi, w Kopalni<text:s/>„Zabrze-Bielszowice”, wobec 11 z 1 wypadkiem śmiertelnym<text:s/><text:span text:style-name="T1806">w</text:span><text:s/>roku 1987<text:span text:style-name="T1807">.</text:span></text:p>
      <text:p text:style-name="P1808">Wypadki śmiertelne w zakładach górniczych koncentrowały się głównie w następujących grupach niebezpiecznych wydarzeń - na skutek zetknięcia się z maszynami, urządzeniami energomechanicznymi w ruchu<text:span text:style-name="T1809">.</text:span><text:s/>Zaistniało o<text:span text:style-name="T1810">g</text:span>ółem 55 wypadków, mniej o 2 wypadki<text:span text:style-name="T1811">.</text:span><text:s/>Przez oberwanie się mas i brył skalnych ze stropów i z ociosów wyrobisk górniczych - zginęło 28 pracowników<text:span text:style-name="T1812">.</text:span><text:s/>Wzrost o<text:s/><text:span text:style-name="T1813">4</text:span><text:s/>wypadki.</text:p>
      <text:p text:style-name="P1814">Z przeprowadzonego rozeznania wynika, że w dalszym ciągu występowało nasilanie się wypadków śmiertelnych z różnych przyczyn w wyrobiskach kory<text:span text:style-name="T1815">ta</text:span>rzowych, w których zaistniało 61 wypadków tj<text:span text:style-name="T1816">.</text:span><text:s/>6<text:span text:style-name="T1817">5</text:span><text:s/>proc. wypadków śmiertelnych zaistniałych w podziemnych wyrobiskach<text:span text:style-name="T1818">.</text:span></text:p>
      <text:p text:style-name="P1819">Analiza zaistniałych wypadków, a zwłaszcza śmiertelnych wykazuje, że ich głównymi przyczynami są w dalszym ciągu: liczne przypadki nie przestrzegania ustalonych rygorów technologicznych i organizacyjnych, co przejawia się w stosowaniu niebezpiecznych, ryzykownych i wadliwych metod pracy oraz wykonywania robót w warunkach bezpośredniego zagrożenia. Dotyczy to zwłaszcza maszyn i urządzeń transportowych jak również usuwania awarii elektrycznych pod napięciem.</text:p>
      <text:p text:style-name="P1820">Brak skutecznej kontroli jakości wykonywanych robót górniczych, szczególnie w odniesieniu do robót chodnikowych, co w konsekwencji doprowadza do powtarzania się e<text:span text:style-name="T1821">lementarnych</text:span><text:s/>usterek i zaniedbań w obudowie i utrzymywaniu tych wyrobisk, a także powoduje niebezpieczne w skutkach zawały.</text:p>
      <text:p text:style-name="P1822">Występujące nieprawidłowości i zaniedbania w procesie<text:s/>szkolenia i adaptacji zawodowej, przede wszystkim wśród pracowników<text:s/>n<text:span text:style-name="T1823">ow</text:span>o<text:span text:style-name="T1824"><text:s/>przy</text:span>j<text:span text:style-name="T1825">mowanych</text:span><text:s/>i o krótkim stażu pracy w górnictwie.</text:p>
      <text:p text:style-name="P1826"><text:span text:style-name="T1827">W</text:span><text:s/>roku 19<text:span text:style-name="T1828">8</text:span>8 w zakładach górniczych miały miejsce 5<text:span text:style-name="T1829">2<text:s/></text:span>zgony naturalne, w tym 44 w kopalniach węgla kamiennego<text:span text:style-name="T1830">.<text:s/></text:span>Wzrost o 6 zgonów w ogóle i o 2 w kopalniach węgla. Spośród tych 52 zgonów,<text:s/><text:span text:style-name="T1831">5</text:span><text:s/>przypadków dotyczyło pracowników zatrudnionych na pół etatu, a 18 zgonów zaistniało w przedziale wieku od<text:s/><text:span text:style-name="T1832">36</text:span><text:s/>do 45 roku życia.</text:p>
      <text:p text:style-name="P1833">Na zakończenie swego wystąpienia chciałem podkreśli<text:span text:style-name="T1834">ć,<text:s/></text:span>pewne fakty.</text:p>
      <text:p text:style-name="P1835">Istotną rolę w zwalczaniu zagrożeń oraz w walce z wy<text:span text:style-name="T1836">pa</text:span>d<text:span text:style-name="T1837">ko</text:span>w<text:span text:style-name="T1838">ością,</text:span><text:s/>czyli w problematyce bhp w najszerszym tego słowa znaczeniu ma funkcjonowan<text:span text:style-name="T1839">ie</text:span><text:s/>wyspe<text:span text:style-name="T1840">cj</text:span>alizowanych, charakteryzujących się wysokim stopniem fachowości służb nadzoru technicznego, umiejscowionych w<text:s/>pr<text:span text:style-name="T1841">ze</text:span>dsiębiorstwach<text:s/>eksploatacji<text:s/>węgla, w Kombinacie Górniczo-Hutniczym Miedzi, w Kombinacie Górniczym Metali<text:s/><text:soft-page-break/>Nieżelaznych, we Wspólnocie Energetyki Węgla Brunatnego, w Zrzeszeniu Kopalnictwa Surowców<text:span text:style-name="T1842"><text:s/></text:span>Chemicznych, które to służby czu<text:span text:style-name="T1843">w</text:span>ają nad prawidłowym przebiegiem procesów produkcyjnych, z u<text:span text:style-name="T1844">wz</text:span>ględn<text:span text:style-name="T1845">ie</text:span>n<text:span text:style-name="T1846">ie</text:span>m występujących zagrożeń dla górników<text:span text:style-name="T1847">.</text:span></text:p>
      <text:p text:style-name="P1848">Działalność ta wymaga jednak dalszego doskonalenia, zwłaszcza w świetle większego obecnie usamodzielnienia kopalń w istniejących strukturach organ<text:span text:style-name="T1849">iz</text:span>a<text:span text:style-name="T1850">cy</text:span>jnych górnictwa polskiego.</text:p>
      <text:p text:style-name="P1851">Chcę podkreślić, że działania wymienionych powyżej służb stanowią istotne<text:s/><text:span text:style-name="T1852">uz</text:span>u<text:span text:style-name="T1853">peł</text:span>n<text:span text:style-name="T1854">ie</text:span>n<text:span text:style-name="T1855">ie</text:span><text:s/>w działalności specjalistycznego nadzoru państwowego, jakim są urzędy górnicze, a także Państwowy Inspektor Pracy, który w górnictwie działa w zakresie ochrony pracy<text:span text:style-name="T1856">.</text:span></text:p>
      <text:p text:style-name="P1857">Dziękuję za uwagę,</text:p>
      <text:p text:style-name="P1858"><text:span text:style-name="T1859">Prz</text:span><text:span text:style-name="T1860">e</text:span><text:span text:style-name="T1861">wodni</text:span><text:span text:style-name="T1862">c</text:span><text:span text:style-name="T1863">ząc</text:span><text:span text:style-name="T1864">y</text:span>:</text:p>
      <text:p text:style-name="P1865">Dziękuję bardzo.</text:p>
      <text:p text:style-name="P1866"><text:span text:style-name="T1867">Mec</text:span><text:span text:style-name="T1868">.</text:span><text:span text:style-name="T1869"><text:s/>Piotrowski</text:span>: /?/</text:p>
      <text:p text:style-name="P1870">Co oznacza, kilka zgonów pan podał na pół etatu? Czy to oznacza, że to są pracownicy, którzy są na emeryturze i pracują w niepełnym wymiarze czasu pracy?</text:p>
      <text:p text:style-name="P1871"><text:span text:style-name="T1872">/</text:span>Głos:<text:s/><text:span text:style-name="T1873">Ta</text:span>k/<text:span text:style-name="T1874">.</text:span></text:p>
      <text:p text:style-name="P1875">Czyli to jest przedział wiekowy jaki?</text:p>
      <text:p text:style-name="P1876"><text:span text:style-name="T1877">O</text:span><text:span text:style-name="T1878">b.</text:span><text:span text:style-name="T1879"><text:s/>Zygadłowicz</text:span>:</text:p>
      <text:p text:style-name="P1880">No, to już jest przedział wiekowy powyżej 45 lat<text:span text:style-name="T1881">.</text:span></text:p>
      <text:p text:style-name="P1882"><text:span text:style-name="T1883">Przewodn</text:span><text:span text:style-name="T1884">ic</text:span><text:span text:style-name="T1885">zą</text:span><text:span text:style-name="T1886">cy</text:span><text:span text:style-name="T1887"><text:s/>- A.<text:s/></text:span><text:span text:style-name="T1888">P</text:span><text:span text:style-name="T1889">ietrzyk</text:span>:</text:p>
      <text:p text:style-name="P1890"><text:span text:style-name="T1891">Je</text:span>szcze jedno pytanie jest, tak?</text:p>
      <text:p text:style-name="P1892"><text:span text:style-name="T1893"><text:s text:c="29"/></text:span>:</text:p>
      <text:p text:style-name="P1894">Ja mam pytanie w związku z prze<text:span text:style-name="T1895">ds</text:span>tawieniem tu przez pana tej problematyki bhp. Chciałbym zapytać, czy pan, który przedstawia ten problem jest za tym, ażeby służby b<text:span text:style-name="T1896">h</text:span>p oddzielić od dyrekcji zakładów pracy, żeby były samodzielnymi służbami, nie podlegającymi właśnie kompetencji dyrektorów, tylko właśnie związków zawodowych, społeczności decyzji górniczych, prawda itd. samorządów i innych. Po prostu, żeby były niezależne<text:s/><text:span text:style-name="T1897">o</text:span>d kopalń. Bo to jest przedmiotem dyskusji i tematu, który my wnieśliśmy.</text:p>
      <text:p text:style-name="P1898"><text:span text:style-name="T1899">Ob</text:span><text:span text:style-name="T1900">.</text:span><text:span text:style-name="T1901"><text:s/></text:span><text:span text:style-name="T1902">Z</text:span><text:span text:style-name="T1903">ygadłowic</text:span><text:span text:style-name="T1904">z</text:span>:</text:p>
      <text:p text:style-name="P1905">Trudno mi si<text:span text:style-name="T1906">ę</text:span><text:s/>ustosunkować jeżeli chodzi o społeczne służby bhp. Takie służby funkcjonują, jest to społeczna inspekcja pracy<text:span text:style-name="T1907">.</text:span><text:s/>I w moim przekonaniu jest słuszne, ażeby ta społeczna inspekcja pracy nadal i jeszcze lepiej działała.</text:p>
      <text:p text:style-name="P1908">Natomiast jeżeli chodzi o uniezależnianie służb bhp w kopalniach bezpośrednio od zakładów pracy. No, nie uważam tego za słuszne z tego powodu, że ktoś w tej kopalni musi załatwiać sprawy bhp-owskie. Natomiast uważam, że słusznym jest utrzymywanie spe<text:span text:style-name="T1909">cj</text:span>al<text:span text:style-name="T1910">isty</text:span>cznych służb w organizacjach nad<text:span text:style-name="T1911">rz</text:span>ędny<text:span text:style-name="T1912">ch</text:span>. One w tej chwili nam wiele załatwiają. Ja nie twierdzę, że one muszą tak samo wyglądać w przyszłości, ale powinno się w takiej organizacji, o której m.in<text:span text:style-name="T1913">.</text:span><text:s/>dzisiaj mówił pro<text:span text:style-name="T1914">f</text:span>. Bojarski, w takiej strukturze organizacyjnej mieć spec<text:span text:style-name="T1915">ja</text:span>l<text:span text:style-name="T1916">is</text:span>tyczne służby do zwalczania zagrożeń i wypadkowości. One stwarzałyby to, co jest n<text:span text:style-name="T1917">ie</text:span>za<text:span text:style-name="T1918">le</text:span>żnością służby bhp od zakładów.</text:p>
      <text:p text:style-name="P1919"><text:span text:style-name="T1920"><text:s text:c="29"/></text:span>:</text:p>
      <text:p text:style-name="P1921">Przepraszam, że ja pytanie zadałem pytanie jako dyskusja, bo ja po prostu słuchając pana doszedłem<text:s/><text:soft-page-break/>do wniosku, że w zasa<text:span text:style-name="T1922">d</text:span>zie pan tylko przedstawił analizę wypadków, a nic z tego jakby nie wynika. Dlatego ja wszedłem tu z tym głosem.</text:p>
      <text:p text:style-name="P1923"><text:span text:style-name="T1924">O</text:span><text:span text:style-name="T1925">b</text:span><text:span text:style-name="T1926">.<text:s/></text:span><text:span text:style-name="T1927">Z</text:span><text:span text:style-name="T1928">ygadł</text:span><text:span text:style-name="T1929">ow</text:span><text:span text:style-name="T1930">ic</text:span><text:span text:style-name="T1931">z</text:span>:</text:p>
      <text:p text:style-name="P1932">Przedstawiłem wnioski, które z tego wynikają i ustosunkowałem się do szeregu elementów, które panowie byli uprzejmi podnosi w sprawach bhp-owskich.</text:p>
      <text:p text:style-name="P1933">Jeszcze raz podkreślam, że jeżeli chodzi o te ilości wypadków, które tu były przez panów podawane, to trudn<text:span text:style-name="T1934">o<text:s/></text:span>je bra<text:span text:style-name="T1935">ć</text:span>, że wypadki w takiej ilaści są ukrywane<text:span text:style-name="T1936">.</text:span><text:s/>Jest to niemożliwe. Mogą być to najwyżej drobne wypadki. Poważnego wypadku w kopalni się nie da ukryć i to wszyscy zdajemy sobie z tego sprawę<text:span text:style-name="T1937">.</text:span></text:p>
      <text:p text:style-name="P1938"><text:span text:style-name="T1939">/</text:span>Głos z sali: Na przykład złamanie ręki/.</text:p>
      <text:p text:style-name="P1940"><text:span text:style-name="T1941"><text:s text:c="29"/></text:span>:</text:p>
      <text:p text:style-name="P1942">I to jest poważny czy lekki wypadek w pana mniemaniu, bo chciałem zapyta<text:span text:style-name="T1943">ć</text:span><text:s/>właśnie. Złamanie ręki, kończyny.</text:p>
      <text:p text:style-name="P1944"><text:span text:style-name="T1945">Min. M. Gu</text:span><text:span text:style-name="T1946">st</text:span><text:span text:style-name="T1947">ek</text:span>:</text:p>
      <text:p text:style-name="P1948">Czy można panie przewodniczący? Gdy panowie prezentowali swoje stanowiska, naprawdę myśmy tutaj przyjmowali do wiadomości, słuchali. Prosiłbym żeby... Przejdziemy do dyskusji nad tym, to będziemy już później się wałkować. Dziękuję bardzo.</text:p>
      <text:p text:style-name="P1949"><text:span text:style-name="T1950">Przewodniczący</text:span>:</text:p>
      <text:p text:style-name="P1951">Tak, przyjmujemy to. Jako że ja sam chciałem zwrócić moim kolegom uwagę, że jednak ustalenia, które zostały tu między nami zawarte, powinny być dochowane, dotrzymane.</text:p>
      <text:p text:style-name="P1952"><text:span text:style-name="T1953">W</text:span><text:s/>związku z tym oczekujemy na dalszą prezentację stanowisk pana strony, panie przewodniczący. Z tym, że zaznaczam, że informację otrzymaliśmy, że o godzinie 14.20 jest obiad.</text:p>
      <text:p text:style-name="P1954"><text:span text:style-name="T1955">Min. M.<text:s/></text:span><text:span text:style-name="T1956">G</text:span><text:span text:style-name="T1957">us</text:span><text:span text:style-name="T1958">te</text:span><text:span text:style-name="T1959">k</text:span>:</text:p>
      <text:p text:style-name="P1960">Ja proszę o zabranie głosu przez pana dyr. Koc<text:span text:style-name="T1961">ie</text:span>lę.</text:p>
      <text:p text:style-name="P1962"><text:span text:style-name="T1963">Dy</text:span><text:span text:style-name="T1964">r</text:span><text:span text:style-name="T1965">.<text:s/></text:span><text:span text:style-name="T1966">W</text:span><text:span text:style-name="T1967">acław Kociela - /członek zespołu/</text:span>:</text:p>
      <text:p text:style-name="P1968">Nazwisko moje już padło, pełnię funkcję dyrektora zespołu górniczego we Wspólnocie Węgla Kamiennego.</text:p>
      <text:p text:style-name="P1969">Proszę państwa, ja chciałem niejako jeszcze uzupełnić wypowiedź na temat bhp, związaną z tym, że prócz tej tematyki, którą tutaj podał pan pro<text:span text:style-name="T1970">f.</text:span><text:s/>Zygadłowicz, w tej tematyce warto by omówi<text:span text:style-name="T1971">ć</text:span><text:s/>- moim zdaniem - jeszcze jeden bardzo ważny problem. Mianowicie wpływ nowej techniki i rozwoju tej nowej techniki na podniesienie bezpieczeństwa pracy w kopalniach.</text:p>
      <text:p text:style-name="P1972">Z wypowiedzi, które tutaj padły po obu stronach dotyczące bezpieczeństwa pracy, z analizy wypadków, która tutaj została przedstawiona, to w zasadzie widzimy, że prócz zagrożeń naturalnych, które występują w kopalniach węgla kamiennego, ze szczególnym uwzględnien<text:span text:style-name="T1973">ie</text:span>m<text:s/>tąpań, wypadki grupują się w dwóch, że tak powiem podstawowych miejscach w kopalni<text:span text:style-name="T1974">.</text:span><text:s/>Bezpośrednio w przodkach, zarówno czy to na chodnikach czy ścianach, względnie w transporcie<text:span text:style-name="T1975">.</text:span><text:s/>Problem ten niejako dzisia<text:span text:style-name="T1976">j<text:s/></text:span>już był tutaj prezentowany<text:span text:style-name="T1977">.</text:span></text:p>
      <text:p text:style-name="P1978">Ja chcę powiedzieć<text:span text:style-name="T1979">,</text:span><text:s/>że bieżące nasze prace i propozycje jeśli chodzi o zabezpieczanie ludzi w przodkach, no zostało z dużym powodzeniem rozpoczęte w momencie wprowadzania obudów zmechanizowanych na dół kopalń<text:span text:style-name="T1980">.</text:span><text:s/>Nie jest to jedyne antidotum na wypadki. Ale jest to sposób na eliminowanie coraz większej ilości ludzi ze strefy bezpośredniego zagrożenia.</text:p>
      <text:soft-page-break/>
      <text:p text:style-name="P1981">Chciałbym, żebyśmy się tutaj zgodzili, że ten kierunek prowadzonych prac<text:s/><text:span text:style-name="T1982">i</text:span><text:s/>dążeń w organizacji pracy bezpośrednio przodkowej jest właściwy i stanowi perspektywiczne r<text:span text:style-name="T1983">o</text:span>związanie zmierzające w kierunku wyprowadzenia ludzi z przodków w ogól<text:span text:style-name="T1984">e</text:span>, szczególnie ze ścian.</text:p>
      <text:p text:style-name="P1985">Temu służą prowadzone na terenie wielu kopalń górnośląskich doświadczenia z różnymi typami obudów, przy wielkiej różnicy maszyn urabiających.</text:p>
      <text:p text:style-name="P1986">Ja nie chcę tu wchodzić w zbyt szczegółową technikę. Jeśli to by interesowało państwa, to możemy ten temat jeszcze sobie potem uzupełnić, ale w każdym razie zmierzam do tego, że kolejne generacje, kolejny rozwój obudów zm<text:span text:style-name="T1987">ec</text:span>hani<text:span text:style-name="T1988">zo</text:span>wanych prowadzi już do tego, do przeniesienia sterowania budowami zmechanizowanymi bezpośrednio ze ściany na chodniki nadścianowe, czy chodniki podścianowe,<text:span text:style-name="T1989"><text:s/></text:span>że kolejny rozwój techniki strugow<text:span text:style-name="T1990">ej</text:span>, który jest w tej chwili w naszym bezpośrednim zainteresowaniu, również wyprowadza tego kombajnistę - jak to dotychczas powiedzmy - jest przy norm<text:span text:style-name="T1991">al</text:span>n<text:span text:style-name="T1992">yc</text:span>h kombajnach na chodnik. I sterowanie maszyną urabiającą z chodnika, w myśl programatora komputera, pominę te wszystkie drobne fakty<text:span text:style-name="T1993">.</text:span></text:p>
      <text:p text:style-name="P1994">Uważam, że ta działalność generalnie jest działalnością bardzo perspektywiczną. I wolnymi, bo wolnymi krokami, ale możemy się zastanowić czy te kroki mogą być tak wolne czy nie wolne, czy nie da się tego przyspieszyć,<text:s/>i<text:span text:style-name="T1995"><text:s/></text:span>prowadzi nas do zrobienia zasadniczego kroku, do przełomu<text:span text:style-name="T1996">.</text:span><text:s/>Przełomem będzie wyprowadzenie ludzi bezpośrednio ze strefy zagrożenia.</text:p>
      <text:p text:style-name="P1997">To jeżeli chodzi o ściany.</text:p>
      <text:p text:style-name="P1998">Drugim miejscem zagrożenia są chodniki. Powiedziałbym, że przy obecnej technice i technologii te chodniki stanowią<text:span text:style-name="T1999"><text:s/></text:span>szczególnie w pokładach grubych, w pokładach zagrożonych<text:s/>tąpaniami<text:s/>odwrotnie, jak było za naszej młodości, kiedy ja na przykład zaczynałem pracę w górnictwie albo jeszcze wcześniej w górnictwie lat trzydziestych czy dwudziestych. Przodki chodnikowi zawsze uważane były za bardziej bezpieczne od przodków ścianowych. Sytuacja w tej chwili jest odwrotna. Większe zagrożenie jest na chodnikach, a powiedzmy zagrożenie bezpośrednio w przodkach ścianowych jest mniejsze. I teraz warto by tutaj doda<text:span text:style-name="T2000">ć</text:span><text:s/>parę słów - co chcielibyśmy z tymi chodnikami właściwie w przyszłości zrobić.</text:p>
      <text:p text:style-name="P2001">W w<text:span text:style-name="T2002">y</text:span>stąpieniu strony i w re<text:span text:style-name="T2003">fe</text:span>rowaniu spraw bhp, które tutaj były dzisiaj przedstawiane, poruszona była również sprawa transportu. To się łączy właśnie z techniką, łączy się z chodnikami.</text:p>
      <text:p text:style-name="P2004">Chciałbym państwu powiedzieć, że zrobiliśmy poważny bez krok do przodu bez dobrej woli, technika to na nas wymu<text:span text:style-name="T2005">s</text:span>iła i nie przypisujemy sobie tutaj żadnych - powiedzmy - nadzwyczajnych działań. Mianowicie przeszliśmy z formatów obudów chodnikowych o przekrojach małych, na obudowy chodnikowe o przekrojach powyżej 13 - 14 m<text:span text:style-name="T2006">2</text:span>, 12 - 14 m<text:span text:style-name="T2007">2</text:span>.</text:p>
      <text:p text:style-name="P2008">Dzisiaj już stwierdzamy<text:span text:style-name="T2009">,</text:span><text:s/>że te przekroje są niewystarczające. Żeby pogodzić nowoczesną odstawę, wygodne przejście<text:s/><text:span text:style-name="T2010">i</text:span><text:s/>transport ludzi oraz transport materiałów do przodków. Potrzebne są nam przekroje większe. Potrzebnie są nam przekroje większe w granicach 18 i ponad 20 metrów kwadratow<text:span text:style-name="T2011">ych.</text:span></text:p>
      <text:p text:style-name="P2012">Taka jest strona techniczna zagadnienia. Jak na dzień dzisiejszy do tej nowej, że tak powiem, do tego nowego procesu, który się rozpoczyna<text:s/><text:span text:style-name="T2013">i</text:span><text:s/>musi nabierać szybkiego tempa bez względu na poziom wydobycia węgla w kraju jesteśmy przygotowani?</text:p>
      <text:p text:style-name="P2014">No, w zasadzie jesteśmy przygotowani i produkujemy całym typoszereg obudów chodnikowyc<text:span text:style-name="T2015">h,</text:span><text:s/>która zapewnia nam takie przekroje.</text:p>
      <text:soft-page-break/>
      <text:p text:style-name="P2016">Natomiast o ile w technice ścianowej, o której mówi<text:span text:style-name="T2017">ł</text:span>em tutaj, postęp jest większy, o tyle na chodnikach jest mniejszy<text:span text:style-name="T2018">.</text:span><text:s/>Mamy tutaj opóźnienia i to trzeba przyznać zarówno w eksploatacji, w sposobie zabudowy tej bardzo dobrej obudowy V-29, V-36,V-44, którą manipulacja ręczna,<text:span text:style-name="T2019"><text:s/></text:span>względnie dotychczas stosowanymi sposobami nawet przy pomocy kombajnu chodnikowego, stanowi dla załóg bardzo poważne utrudnienie. Potrzebne są nam po prostu manipulatory, potrzebne są nam - powiedzmy - mechaniczne dokręcania obud<text:span text:style-name="T2020">ó</text:span>w. No, szereg - powiedzmy - rzeczy, nie temat tu jest w tym. Ja go poruszam dlatego, żeby to<text:s/><text:span text:style-name="T2021">w</text:span>skazać jako drogę rozwoju i drogę zabezpieczenia załóg jeśli chodzi o przodki chodnikowe.</text:p>
      <text:p text:style-name="P2022">To może są dwa najważniejsze problemy<text:span text:style-name="T2023">.</text:span><text:s/><text:span text:style-name="T2024">I</text:span><text:s/>trzeci to jest problemy, jak to górnicy zawsze mówią, problem małej mechanizacji<text:span text:style-name="T2025">.</text:span><text:s/>To tam nie jest zupełnie zgodne z nazwą, ale nie o nazwę nam w tym momencie idzie. Tylko po prostu o manipulatory i narzędzie, które by właśnie nie zmuszały górników do podnoszenia dużych ciężarów, do nadmiernego wysiłku przy transporcie. A to się zmienia na niekorzyść. To się zmienia na niekorzyść, bo każda nowa technika powoduje za sobą wzrost ciężarów, materiałów, a s<text:span text:style-name="T2026">zc</text:span>zególnie maszyn i urządzeń<text:s/><text:span text:style-name="T2027">tr</text:span>an<text:span text:style-name="T2028">sp</text:span>o<text:span text:style-name="T2029">rto</text:span>wan<text:span text:style-name="T2030">yc</text:span>h do przodków.</text:p>
      <text:p text:style-name="P2031">I w tym trzecim punkcie chciałbym powiedzieć, że tutaj jest z jednej strony wielkie zadanie dla instytutów, dla świata nauki, który to musi przygotować, a z drugiej strony dla fabryk maszyn górni<text:span text:style-name="T2032">c</text:span>zych, dla naszych inżynierów, konstruktorów, którzy muszą nam to zapewnić, żeby tego typu urządzenia poszły w dół.</text:p>
      <text:p text:style-name="P2033">To o czym ja tutaj mówię - widzę, że pan profesor Bojarski się uśmiecha, ale to nie będzie bez wpływu na koszt tony węgla, panie profesorze.</text:p>
      <text:p text:style-name="P2034">To tyle, co chciałem dodać jeśli chodzi o<text:s/><text:span text:style-name="T2035">s</text:span>prawy bhp.</text:p>
      <text:p text:style-name="P2036">Drugą sprawą, do której się chciałem dzisiaj tutaj ustosunkować jest to sprawa ochrony środowiska. Nie jest to sprawa sensu stricte - powiedzmy - w moim zainteresowaniu. Niemniej jednak chciałbym się do niej ustosunkować może troszeczkę inaczej niż ona tutaj była prezentowana i trochę z innego punktu widzenia na tę sprawę spojrzeć.</text:p>
      <text:p text:style-name="P2037">Ja sądzę, że jakie by stoły w Polsce nie budowano, to chyba w tym problemie zbieżność stanowisk jest największa i nie ma chyba żadnego rozsądnie myślącego Polaka, żeby tutaj - powiedzmy - wielkie r<text:span text:style-name="T2038">ó</text:span>żnice wychodziły.</text:p>
      <text:p text:style-name="P2039">Ja po prostu jako inżynier górnik chcę państwu powiedzieć co my na dole i na powierzchni możemy zrobić jeżeli chodzi o poprawę naturalnego środowiska. Naturalnie każda działalność górnicza, nie ma takiej działalności górniczej na świecie, która by była bez negatywnego wpływu na środowisko górnicze. Nie ma takiego systemu eksploatacji. Cokolwiek byśmy nie wydobywali systemem odkrywkowym czy podziemnym, musi wywierać negatywny wpływ na środowisko. Czy to z tytułu obniżania - powiedzmy - terenu, czy to z tytułu u<text:span text:style-name="T2040">je</text:span>mnego wpływu na zabudowę powierzchni jeżeli ona jest, czy wreszcie na odpady, które po wydobyciu surowca i jego przerobieniu do wartości użytkowej z tymi odpadami coś należy zrobić.</text:p>
      <text:p text:style-name="P2041">Proszę państwa, jest to problem w odczuciu górniczym bardzo trudny. I wśród wielu prób na świecie, które zostały zrobio<text:span text:style-name="T2042">n</text:span>e, a nie tylko u nas w Polsce, takiego uniwersalnego sposobu nikt na to nie wymyślił.</text:p>
      <text:p text:style-name="P2043">Słusznym jest, że nasi odbiorcy - społeczeństwo, już nie wspomnę o eksporcie, żąda węgla o dużej czystości<text:span text:style-name="T2044">.</text:span><text:s/>Duża czystość jest to sprawa głębokości przerobu tego węgla w zakładach przeróbczych. Zwiększenie przerobu - mówiąc bardziej prostu - po prostu płukania miału, bo wszystko co jest od zera do<text:s/><text:soft-page-break/>dziesięciu, to w miałach energetycznych ma ogół jest nie płukane, a co powyżej dziesięciu, to we wszystkich kategoriach węgla płuczemy. I sprawa jakości od 10 m wzwyż w polskim węglu nie nastręcza żadnych kłopotów. Mamy kłopot z tym jednym przedziałem, czyli z miałami energetycznymi we frakcji 10 do zera.</text:p>
      <text:p text:style-name="P2045"><text:span text:style-name="T2046">N</text:span>o<text:span text:style-name="T2047">,</text:span><text:s/>jest pewne, naturalnie jest faktem bezsprzecznym, że węgiel nie wzbogacany w tym zakresie posyłany do elek<text:span text:style-name="T2048">tr</text:span>ow<text:span text:style-name="T2049">n</text:span>i powoduje zwiększenie pylenia w tej elektrowni. Ja już pomijam wszystkie technologiczne tam same procesy, bo się trzymam tutaj tematu ochrony środowiska. I w związku z powyższym ma to również wpływ negatywny wszędzie tam, gdzie taki węgiel użytkuje się.</text:p>
      <text:p text:style-name="P2050">Proszę państwa, lat temu dwadzieścia, czterdzieści, a i więcej, eksploatowaliśmy takie pokłady węgla, gdzie praktycznie budowane były tylko sortownie. I nasze główne zagłębia węglowe: Dąbrowskie Zagłębie, Bytomskie Zagłębie - obecne po wojnie, katowickie eksploatowało pokłady o takiej czystości węgla, że w zasadzie jego przeróbka polegała na jego sortowaniu.</text:p>
      <text:p text:style-name="P2051">Te dobre czasy polskiego węgla należą do przeszłości.</text:p>
      <text:p text:style-name="P2052">Dzisiaj musimy eksploatować węgle, musimy eksploatować węgle znacznie bardziej zanieczyszczone. Naturalnie, żeby eksploatować węgle bardziej, znacznie zanieczyszczone, musimy je poddać znacznej przeróbce mechanicznej,<text:s/>ja<text:s/>znowu<text:s/>nie będę się starał wnikać, głębiej analizować w jakim procesie to będzie rob<text:span text:style-name="T2053">i</text:span>one<text:span text:style-name="T2054">.</text:span><text:s/>W każdym razie na dzisiaj<text:s/><text:span text:style-name="T2055">-</text:span><text:s/>musimy zwiększyć czystość miałów energetycznych.<text:s/>I to też niezależnie od tego<text:s/><text:span text:style-name="T2056">-</text:span><text:s/>jaki poziom wydobycia węgla będzie, ten problem nas czeka.</text:p>
      <text:p text:style-name="P2057">Czeka nas p<text:span text:style-name="T2058">ro</text:span>bl<text:span text:style-name="T2059">e</text:span>m w<text:span text:style-name="T2060">yb</text:span>ud<text:span text:style-name="T2061">ow</text:span>ania około 12 płuczek na głównych dostawcach węgla dla energetyki. Problem jest realizowany inwestycyjnie. Pierwsze dwie płuczki są w trakcie budowy. Ale czeka nas równocześnie z tym zwiększenie odpadów, które gdzie zostaną? Na naszym Śląsku. które muszą być zagospodarowane.</text:p>
      <text:p text:style-name="P2062">I teraz to zagospodarowanie odpadów jest - moim zdaniem - pierwszym wielkim przedsięwzięciem, które powinno się zrobić, po<text:span text:style-name="T2063">d</text:span>jąć odpowiednie działania, żeby ratować nasze środowisko naturalne.</text:p>
      <text:p text:style-name="P2064">Słyszymy wiele głów i ukazuje się wiele głosów, że wszystko co wy produkujecie, prawda, to trzeba dać z powrotem na dół<text:span text:style-name="T2065">.</text:span>.. Ja to zostawiam bez komentarza. Kto pracował na dole i kto zna dół kopalni, to wie jak dalece tego typu - powiedzmy - mowa jest różna od realności i od normalnej możliwości.</text:p>
      <text:p text:style-name="P2066">A więc na pewno tego wszystkiego na dół się wziąć nie da. Niemniej jednak to co się da wziąć na dół do pod<text:span text:style-name="T2067">sa</text:span>d<text:span text:style-name="T2068">zk</text:span>i, musi by<text:span text:style-name="T2069">ć</text:span><text:s/>do podsadzki wzięte<text:span text:style-name="T2070">.</text:span></text:p>
      <text:p text:style-name="P2071">Nieszczęściem jest naszym, że w tak silnie zurbanizowanym okręgu, jakim jest Górnośląski Okręg Węglowy, jakość podsadzki jest nie bez znaczenia, jakość podsadzki jest nie bez znaczenia. Naturalnie pod dwoma naszymi miastami, pod którymi prowadzim<text:span text:style-name="T2072">y</text:span><text:s/>eksploatację węgla generalnie to jest Bytomiem i Katowicami, ta podsadzka musi być najwyższej jakości. A taką podsadzkę spełniają tylko piaski.</text:p>
      <text:p text:style-name="P2073">Natomiast dodawanie odpadów do tej podsadzki jest rzeczą ograniczoną, tam tylko może być 15 - 20 proc. tych odpadów.</text:p>
      <text:p text:style-name="P2074">No i teraz w zależności od wszystkich innych słabszych rzeczy może być podsadzka wprowadzona do 100 proc. podsadzania kamienia. Tylko teraz podsadzka ma jeszcze jedną - że tak powiem z punktu naszego patrzenia, z punktu widzenia ekologii i możliwości zabrania tych odpadów na dół, ma jeszcze jedną wadę. Mianowicie - niestety my przechodzimy z eksploatacji pokładów grubych na skutek<text:s/><text:soft-page-break/>kończącego się zagłębia<text:s/><text:span text:style-name="T2075">i</text:span><text:s/>kopalń w dąbrowskim rejonie, w Zagłębiu Dąbrowskim, na skutek znacznego spadku wydobycia węgla w bytomskim, a przechodzimy z eksploatacją do pokładów we wschodniej części naszego zagłębia i<text:s/><text:span text:style-name="T2076">w</text:span><text:s/>południowej części naszego zagłębia, gdzie stosowanie podsadzki płynnej do pokładów cienkich jest technicznie niemożliwe.</text:p>
      <text:p text:style-name="P2077">W związku z powyższym stosujemy dwie następne podsadzki. Ja będę już mówił troszeczkę krócej. Stosujemy podsadzkę pneumatyczną, której rozwój wolny, bo wolny, jednak w Rybnickim Okręgu Węglowym występuje.</text:p>
      <text:p text:style-name="P2078">No i proszę państwa, na co chcę zwrócić uwagę<text:s/>- widzimy<text:s/>wielką przyszłość w stosowaniu pyłów elektrownianych i lokowaniu tych pyłów na dole.</text:p>
      <text:p text:style-name="P2079">Za rok ubiegły tych pyłów na dole ulokowaliśmy 1 mln 480 t<text:span text:style-name="T2080">y</text:span>s. ton<text:span text:style-name="T2081">.</text:span><text:s/>Ktoś może powiedzieć mało, du<text:span text:style-name="T2082">żo</text:span>.<text:s/>W stosunku do masy odpadów na pewno nie za wiele. Ale ponieważ trzy lata temu, czy cztery tośmy się do tego zabrali i startowaliśmy od cyfry 60 tys.<text:s/><text:span text:style-name="T2083">to</text:span>n na rok, no to można powiedzieć, że 1 mln 400 t<text:span text:style-name="T2084">ys.</text:span><text:s/>jest dużo. W tym roku chcielibyśmy przekroczyć 2 mln<text:span text:style-name="T2085"><text:s/></text:span>ton.</text:p>
      <text:p text:style-name="P2086">Prawdopodobnie uda się w najbliższych latach doprowadzić do tego<text:span text:style-name="T2087">,</text:span><text:s/>że przestanie składować największa<text:s/>elektrownia Rybnickiego Okręgu Węglowego elektrownia<text:s/><text:span text:style-name="T2088">„</text:span>Rybnik”<text:s/>swoje odpady na powierzchni i wszystko będzie wzięte na dół.</text:p>
      <text:p text:style-name="P2089">Drugą taką elektrownią jest elektrownia<text:s/>„Łaziska”, która jest bliska również zaprzestania składowania swoich pyłów na powierzchni i wzięcia tych pyłów na dół.</text:p>
      <text:p text:style-name="P2090">To są sprawy, proszę państwa, które my jesteśmy na dzień dzisie<text:span text:style-name="T2091">js</text:span>zy, w stanie zrobić na dole.</text:p>
      <text:p text:style-name="P2092">Teraz pozwolicie, że pow<text:span text:style-name="T2093">ie</text:span>m kilka słów o p<text:span text:style-name="T2094">o</text:span>wi<text:span text:style-name="T2095">erz</text:span>chni.<text:s/>Na powierzchni naturalnie chcie<text:span text:style-name="T2096">l</text:span>ibyśmy bardzo, żeby wielkości odpadów popłuczkowych w rozmaitej formie były używane jak najszerzej.</text:p>
      <text:p text:style-name="P2097">Są to przecież bardzo dobre materiały ceramiczne i nadające się do szerokiego stosowania ceramiki.</text:p>
      <text:p text:style-name="P2098">Niemniej jednak plan, który prezentował kiedyś województwo katowickie i ilość tam powiedzmy cegielni, która miała powstać i produkować cegłę z odpadów, no w tej chwili jest<text:s/><text:span text:style-name="T2099">-</text:span><text:s/>powi<text:span text:style-name="T2100">e</text:span>dzmy - jedna budowana na Sośnicy, druga ma być budowana na Chwa<text:span text:style-name="T2101">ło</text:span>w<text:span text:style-name="T2102">ica</text:span>c<text:span text:style-name="T2103">h.</text:span><text:s/>Wszystkie te programy na skutek takich czy innych trudności generalnie<text:s/><text:span text:style-name="T2104">f</text:span>inansowych, lokalizacyjnych są poważnie opóźnione<text:span text:style-name="T2105">.</text:span><text:s/>Ale w każdym razie jest to surowiec i powinniśmy wskazać, moim zdaniem, i zgodzić się z tym, że zastosowanie tego surowca do dalszego przerobu przemysłowego jest jak najbardziej wskazane.</text:p>
      <text:p text:style-name="P2106">No, potem naturalnie możemy to użytkować na rozmaite drogi, inne tam rzeczy rekultywac<text:span text:style-name="T2107">yj</text:span>ne, rekultywację terenów.</text:p>
      <text:p text:style-name="P2108">O rekultywacji jeszcze parę słów. W wyniku naszej działalności powstają szkody górnicze. Likwidacja tych szkód górniczych, ja jeszcze na końcu podam cyfrę, nie chcę w tej chwili cyframi nudzić. Ale chcę się zatrzymać na problemie i naświetlić ten problem. Likwidacja tych szkód górniczych odbywa się w zależności od tego gdzie powstały albo przez naprawę, albo przez rekultywację terenu, jeżeli teren jest nie zabudowany.</text:p>
      <text:p text:style-name="P2109">Chcę państwu powiedzieć, że z tej rekultywacji my zrobiliśmy bardzo poważny krok do przodu. Uczyliśmy się tego sami i uczyliśmy się u sąsiadów. Nasi sąsiedzi z południa, bardzo w sposób przemysłowy prowadzą rekultywację terenów i my też w sposób przemysłowy powinniśmy taką rekultywację terenów prowadzić.</text:p>
      <text:soft-page-break/>
      <text:p text:style-name="P2110">W<text:span text:style-name="T2111">ytypowaliś</text:span>my odpowiednie przedsiębiorstwa<text:s/>- Przedsiębiorstwo<text:s/>Materiałów Podsadzkowych, przedsiębiorstwa specjalnie powstałe przy rozmaitych organizacjach górniczych, głównie przy naszych przedsiębiorstwach eksploatacji węgla, które w sposób przemysłowy muszą podejść do rekultywacji. I z tej rekultywacji rok rocznie więcej oddawać terenów do zagospodarowania.</text:p>
      <text:p text:style-name="P2112">Odrębną sprawą jest sprawa naprawy szkód górniczych. I teraz - ile to wszystko kosztuje? Sam fundusz szkód górniczych w 1988 roku będzie wynosił 50 mld 250 mln zł.<text:s/>A fundusz rekultywacji terenów będzie wynosił 3 mld praktycznie 500 mln zł. Naturalnie to można jeszcze rozbijać na pozostałe tutaj składniki, jak na ochronę wód, ochronę powietrza, gospodarkę kamieniem itd. Ale to już są - powiedzmy - rzeczy drobne. To będzie w materiale i nie widzę powodu, żeby tutaj cyframi wszystkich nudzić.</text:p>
      <text:p text:style-name="P2113">Chcę tylko powiedzieć, że z tytułu, proszę państwa, szkód górniczych każda tona węgla obciążona jest 3<text:span text:style-name="T2114">2</text:span>5 zł w<text:s/><text:span text:style-name="T2115">19</text:span>88<text:s/><text:span text:style-name="T2116">r</text:span>. I te nakłady, no - każdy powie, że to jest różnica cen, prawda itd. Ale - jak ten fundusz dzisiaj wynosi 50 mld zł, to w<text:s/><text:span text:style-name="T2117">19</text:span>85 roku wynosił 19 mld zł. No więc na przestrzeni czterech lat - widzą państwo<text:s/>- jakie<text:s/>nakłady na te tematy idą. Naturalnie inflacja i to wszystko, to musi być wzrost cen też włożony. No, ale w każdym razie są... jest to poważne zwiększenie tych nakładów.</text:p>
      <text:p text:style-name="P2118">I na koniec o ostatnim problemie i o ostatniej barierze ekologicznej górnictwa - o wodach słonych dwa słowa<text:span text:style-name="T2119">.<text:s/></text:span>Wody słone na skutek, które pojawiają się we wschodniej części naszego zagłębia węglowego generalnie, a przez wychodnią część rozumiem rejon - Oświęcim, Zator, prawda, Siersza, kopalnie<text:s/>„Czeczot”<text:s/>i w południowej części, stanowią poważną barierę rozwoju. My już na wschodzie nie potrafimy w tej chwili, nawet gdyby ktoś chciał, gdyby nam dał pieniądze - budować żadnej innej kopalni, bo byśmy przekroczyli barierę zanieczyszczenia, zasolenia Wisły, co miałoby już wpływ ogólnopolski nie tylko nasz tutaj lokalny.</text:p>
      <text:p text:style-name="P2120">Chcę jeszcze państwu powiedzieć, że są w trakcie oprócz metody, o której tutaj była stosowana i od dawna stosowana w kopalni<text:s/>„Mieńsko<text:span text:style-name="T2121">”</text:span><text:s/>/?/ metoda wyparkowa nie rozwijana z uwagi na ogromne koszty energetyczne tej metody. W tej chwili jest opracowywana nowa metoda, w trakcie budowy będzie pierwsza instalacja tzw. metoda odwróconej osmozy. Ja sobie daruję tutaj te wszystkie szczegóły techniczne. I powinniśmy ten problem do roku 2010 załatwić na wszystkich kopalniach węgla kamiennego. Tak samo jak do roku 1990 skończyć z zaległościami w naprawie szkód górniczych<text:span text:style-name="T2122"><text:s/></text:span>i być w tej sprawie na bieżąco.</text:p>
      <text:p text:style-name="P2123">I tymi dwoma cyframi chciałbym zakończyć może moje trochę przy długie w<text:span text:style-name="T2124">ys</text:span>tąpienie.</text:p>
      <text:p text:style-name="P2125">Dziękuję.</text:p>
      <text:p text:style-name="P2126"><text:span text:style-name="T2127">Przewodnicząc</text:span><text:span text:style-name="T2128">y</text:span>:</text:p>
      <text:p text:style-name="P2129">Dziękuję. Nie pozostało nic innego jak w imieniu gospodarza zaprosić wszystkich na obiad.</text:p>
      <text:p text:style-name="P2130">Smacznego.</text:p>
      <text:p text:style-name="P2131">/Przerwa/.</text:p>
      <text:p text:style-name="P2132"/>
      <text:p text:style-name="P2133">/Po przerwie/.</text:p>
      <text:p text:style-name="P2134"><text:span text:style-name="T2135">Ob. Al</text:span><text:span text:style-name="T2136">oj</text:span><text:span text:style-name="T2137">zy<text:s/></text:span><text:span text:style-name="T2138">P</text:span><text:span text:style-name="T2139">i</text:span><text:span text:style-name="T2140">et</text:span><text:span text:style-name="T2141">rzy</text:span><text:span text:style-name="T2142">k</text:span>:</text:p>
      <text:p text:style-name="P2143">Proszę<text:s/><text:span text:style-name="T2144">o</text:span><text:s/>zajęcie swoich miejsc. Przejdziemy do konkretów na roboczo. Czy my, panie przewodniczący, jesteśmy czasowo ograniczeni, ewentualnie ustalilibyśmy do której godziny tutaj pracujemy?</text:p>
      <text:p text:style-name="P2145"><text:span text:style-name="T2146">Marian Gustek</text:span>:</text:p>
      <text:soft-page-break/>
      <text:p text:style-name="P2147">Proponuję<text:s/><text:span text:style-name="T2148">a</text:span>b<text:span text:style-name="T2149">yś</text:span>my s<text:span text:style-name="T2150">ko</text:span>ńcz<text:span text:style-name="T2151">yl</text:span>i o godzinie<text:s/><text:span text:style-name="T2152">16</text:span>-tej. To znaczy, nie<text:s/><text:span text:style-name="T2153">a</text:span>byśmy sobie tutaj narzucali, bo kiedyś umówiliśmy się też na godzinę<text:s/><text:span text:style-name="T2154">1</text:span>6-tą, a skończyliśmy<text:s/><text:span text:style-name="T2155">o</text:span><text:s/><text:span text:style-name="T2156">1</text:span>7-tej, tak się przeciągnęło. Natomiast mam konkretną propozycję. Jeżeli jestem przy głosie i jeżeli pan mi pozwoli. Mam konkretną propozycję, aby dzisiaj sobie wytypować albo według kolejności, konkretne tematy,<text:s/><text:span text:style-name="T2157">k</text:span>tóre chcielibyśmy na kolejnym posiedzeniu w sobotę załatwić.<text:s/><text:span text:style-name="T2158">I<text:s/></text:span>powołać nawet dwuosobowe zespoły, trzyosobowe, tylko szkoda, bo tutaj nie m<text:span text:style-name="T2159">a</text:span><text:s/>OPZZ-t<text:span text:style-name="T2160">u</text:span>, może w sobotę zaraz na początku powołalib<text:span text:style-name="T2161">yś</text:span>my przy każdym temacie, do prezentowania stanowiska. Żeby w sobotę załatwić przynajmniej z pięć tematów.</text:p>
      <text:p text:style-name="P2162"><text:span text:style-name="T2163">Ob. Al</text:span><text:span text:style-name="T2164">oj</text:span><text:span text:style-name="T2165">zy<text:s/></text:span><text:span text:style-name="T2166">P</text:span><text:span text:style-name="T2167">i</text:span><text:span text:style-name="T2168">et</text:span><text:span text:style-name="T2169">rzy</text:span><text:span text:style-name="T2170">k</text:span>:</text:p>
      <text:p text:style-name="P2171"><text:span text:style-name="T2172">T</text:span>o znaczy, że rozumie pan to w ten sposób, że skończymy prezentację<text:s/><text:span text:style-name="T2173">st</text:span>anowisk i wtedy dopiero zaczniemy na roboczo, tak?</text:p>
      <text:p text:style-name="P2174"><text:span text:style-name="T2175">Marian Gustek</text:span>:</text:p>
      <text:p text:style-name="P2176">Jeszcze jest prezentacja stanowisk Federacji, która, jak mam tutaj zapisane, to ma system płac i samorządnoś<text:span text:style-name="T2177">ć.</text:span><text:s/>Ale to jedno drugiemu nie przeszkadza.</text:p>
      <text:p text:style-name="P2178"><text:span text:style-name="T2179">Ob. Al</text:span><text:span text:style-name="T2180">oj</text:span><text:span text:style-name="T2181">zy<text:s/></text:span><text:span text:style-name="T2182">P</text:span><text:span text:style-name="T2183">i</text:span><text:span text:style-name="T2184">et</text:span><text:span text:style-name="T2185">rzy</text:span><text:span text:style-name="T2186">k</text:span>:</text:p>
      <text:p text:style-name="P2187">Tylko, że stanowisk we wszystkich tematach z waszej strony nie usłysze<text:span text:style-name="T2188">liś</text:span>my.</text:p>
      <text:p text:style-name="P2189">Na przykład<text:span text:style-name="T2190">y</text:span><text:s/>system ekonomiczny.</text:p>
      <text:p text:style-name="P2191"><text:span text:style-name="T2192">Marian Gustek</text:span>:</text:p>
      <text:p text:style-name="P2193">Zaraz będą na ten temat zabierać głos, to jest pierwsza spraw<text:span text:style-name="T2194">a</text:span>. A druga sprawa, nad każdym z tych tematów będziemy dyskutować. Prawda?</text:p>
      <text:p text:style-name="P2195"><text:span text:style-name="T2196">A</text:span><text:span text:style-name="T2197">loj</text:span><text:span text:style-name="T2198">zy<text:s/></text:span><text:span text:style-name="T2199">Piet</text:span><text:span text:style-name="T2200">rzyk</text:span>:</text:p>
      <text:p text:style-name="P2201">No, oczywiście, będ<text:span text:style-name="T2202">z</text:span>iemy dyskutować.</text:p>
      <text:p text:style-name="P2203"><text:span text:style-name="T2204">Mar</text:span><text:span text:style-name="T2205">ia</text:span><text:span text:style-name="T2206">n Gust</text:span><text:span text:style-name="T2207">ek</text:span>:</text:p>
      <text:p text:style-name="P2208">Myśmy s<text:span text:style-name="T2209">ze</text:span>reg st<text:span text:style-name="T2210">a</text:span>nowisk przedstawili. Przedstaw<text:span text:style-name="T2211">iliś</text:span>my w moim wystąpieniu. Przed<text:span text:style-name="T2212">st</text:span>aw<text:span text:style-name="T2213">iliś</text:span>my w dysku<text:span text:style-name="T2214">sj</text:span>i w piątek<text:span text:style-name="T2215">.</text:span><text:s/><text:span text:style-name="T2216">A</text:span><text:s/>dla nas<text:s/><text:span text:style-name="T2217">is</text:span>totą, naszym podstawowym stanowiskiem, reprezenta<text:span text:style-name="T2218">cj</text:span>i, to jest układ prawny, jaki jest w Polsce. Wy występuje<text:span text:style-name="T2219">ci</text:span>e, słusznie, czy nie słusznie, ze zmianą niektórych układów prawnych.<text:s/><text:span text:style-name="T2220">I</text:span><text:s/>przy omawianiu każdego punktu oddzielnie będ<text:span text:style-name="T2221">zi</text:span>emy do tego dochod<text:span text:style-name="T2222">z</text:span>i<text:span text:style-name="T2223">ć</text:span>.</text:p>
      <text:p text:style-name="P2224"><text:span text:style-name="T2225">Ob. Al</text:span><text:span text:style-name="T2226">oj</text:span><text:span text:style-name="T2227">zy<text:s/></text:span><text:span text:style-name="T2228">P</text:span><text:span text:style-name="T2229">i</text:span><text:span text:style-name="T2230">et</text:span><text:span text:style-name="T2231">rzy</text:span><text:span text:style-name="T2232">k</text:span>:</text:p>
      <text:p text:style-name="P2233">My podchodzimy do tej kwestii w ten sposób, że żeby było lepiej, to trzeba też czasem coś zmienić.</text:p>
      <text:p text:style-name="P2234"><text:span text:style-name="T2235">Mar</text:span><text:span text:style-name="T2236">ia</text:span><text:span text:style-name="T2237">n Gust</text:span><text:span text:style-name="T2238">ek</text:span>:</text:p>
      <text:p text:style-name="P2239"><text:span text:style-name="T2240">I</text:span><text:s/><text:span text:style-name="T2241">słus</text:span>z<text:span text:style-name="T2242">nie</text:span>.</text:p>
      <text:p text:style-name="P2243"><text:span text:style-name="T2244">Ob. Al</text:span><text:span text:style-name="T2245">oj</text:span><text:span text:style-name="T2246">zy<text:s/></text:span><text:span text:style-name="T2247">P</text:span><text:span text:style-name="T2248">i</text:span><text:span text:style-name="T2249">et</text:span><text:span text:style-name="T2250">rzy</text:span><text:span text:style-name="T2251">k</text:span>:</text:p>
      <text:p text:style-name="P2252">I trzeba zdecydowanych kroków.</text:p>
      <text:p text:style-name="P2253">To w związku z tym prosi<text:span text:style-name="T2254">m</text:span>y o ten system finansowy.</text:p>
      <text:p text:style-name="P2255"><text:span text:style-name="T2256">Mar</text:span><text:span text:style-name="T2257">ia</text:span><text:span text:style-name="T2258">n Gust</text:span><text:span text:style-name="T2259">ek</text:span>:</text:p>
      <text:p text:style-name="P2260">Proszę bardzo, to dyre<text:span text:style-name="T2261">kt</text:span>or Helski.</text:p>
      <text:p text:style-name="P2262"><text:span text:style-name="T2263">Bog</text:span><text:span text:style-name="T2264">usł</text:span><text:span text:style-name="T2265">a</text:span><text:span text:style-name="T2266">w<text:s/></text:span><text:span text:style-name="T2267">H</text:span><text:span text:style-name="T2268">e</text:span><text:span text:style-name="T2269">l</text:span><text:span text:style-name="T2270">s</text:span><text:span text:style-name="T2271">ki</text:span>:</text:p>
      <text:p text:style-name="P2272"><text:span text:style-name="T2273">W</text:span>spólnota W<text:span text:style-name="T2274">ę</text:span>g<text:span text:style-name="T2275">l</text:span>a Kamie<text:span text:style-name="T2276">n</text:span>n<text:span text:style-name="T2277">e</text:span>go, dyrektor Zespołu Finansów.</text:p>
      <text:p text:style-name="P2278">Jeśli panowie pozwolicie, chciałbym s<text:span text:style-name="T2279">ię</text:span><text:s/>ustosunkować do wypowied<text:span text:style-name="T2280">zi</text:span><text:s/>pana Morawskiego. Temat jest dla nas, oczywiście, szalenie istotny, bardzo ważny, stąd też z ogromną uwagą wysłuchaliśmy<text:s/><text:span text:style-name="T2281">jeg</text:span>o<text:s/><text:soft-page-break/>wypowiedzi, a to dlatego, że system ekonomiczny, finansowy, jest nie tylko sam w sobie bardzo trudny, bardzo istotny, dla funk<text:span text:style-name="T2282">cj</text:span>onowała gospodar<text:span text:style-name="T2283">cz</text:span>ego branży, ale też i musi podlegać pewnemu doskonaleniu i stałej poprawie.</text:p>
      <text:p text:style-name="P2284">Trzeba powiedzieć, że od początku te<text:span text:style-name="T2285">g</text:span>o systemu, to jest od roku 72, właściwie co rok do<text:s/><text:span text:style-name="T2286">t</text:span>e<text:span text:style-name="T2287">g</text:span>o systemu, który obecnie funkcjonuje w branży węgla kamiennego,<text:s/><text:span text:style-name="T2288">w</text:span>p<text:span text:style-name="T2289">ro</text:span>wa<text:span text:style-name="T2290">dzan</text:span>e s<text:span text:style-name="T2291">ą</text:span><text:s/>zmiany, na miarę możliwości.<text:s/><text:span text:style-name="T2292">I</text:span><text:s/>na m<text:span text:style-name="T2293">i</text:span>arę uzyskiwanych doświadczeń. Stąd t<text:span text:style-name="T2294">e</text:span>ż i dzisiejsza dyskusja na ten temat jest szalenie istotna i sądzimy, uważamy, że ona również powinna się przyczyn<text:span text:style-name="T2295">ić</text:span><text:s/>do<text:s/>d<text:span text:style-name="T2296">als</text:span>zego doskonalenia, dalszej poprawy tego systemu.</text:p>
      <text:p text:style-name="P2297">Z wypowiedzi, no, jest szereg punktów zbieżnych, które nam właściwie w pełni odpowiadają i są zgodne z naszym pog<text:span text:style-name="T2298">l</text:span>ądem. Jesteśmy również zdania, że system ekonomiczno-<text:span text:style-name="T2299">fi</text:span>nansowy wiąże się ściśle z systemem organizacyjnym, z zasadami<text:s/><text:span text:style-name="T2300">fu</text:span>nkc<text:span text:style-name="T2301">j</text:span>onowani<text:span text:style-name="T2302">a.</text:span><text:s/><text:span text:style-name="T2303">S</text:span>ą to zagadnienia ściśle powiązane i t<text:span text:style-name="T2304">a</text:span>k je trzeba rozpatrywać. Uważamy podobnie, że trzeba uwzględnić w tym systemie warunki, które występują w branży węgla kamiennego, tą specyfikę branży węgla kamiennego. I bez tego nie można inaczej tego systemu rozpatrywać.</text:p>
      <text:p text:style-name="P2305">Podobnie uważamy, że problem kopalń nierentownych, a takie kopalnie istnieją i będą istniały, jest problemem, który wymaga rozwiązania. Jesteśmy za tym żeby były stosowane, jak już tutaj było powiedziane, jednolite ceny<text:span text:style-name="T2306">.</text:span><text:s/>Też uważamy, że dotacje do węgla, będzie dotacją, która jeszcze przez<text:s/><text:span text:style-name="T2307">j</text:span>a<text:span text:style-name="T2308">k</text:span>i<text:span text:style-name="T2309">ś</text:span><text:s/>czas, trudno powiedzieć ile lat, jakkolwiek dążenie do ograniczenia, a nawet wyrugowania, były i są nadal, to niewątpliwie dalej będzie istniała. Jest wiele więc punktów zbieżnych. Tym<text:s/>niemniej jednak, niezależnie od tego, trzeba powiedzieć, że też tutaj występują,<text:s/><text:span text:style-name="T2310">m</text:span>oim zdaniem przyn<text:span text:style-name="T2311">aj</text:span>mniej, pewne rozbieżności, je<text:span text:style-name="T2312">ż</text:span>el<text:span text:style-name="T2313">i</text:span><text:s/>cho<text:span text:style-name="T2314">d</text:span>zi o wypowiedź pana profesora Bojarskiego. Panowie mówili,<text:s/><text:span text:style-name="T2315">ż</text:span>e ceny powinny być jednolite. Pan z kolei mówił właściwie o ce<text:span text:style-name="T2316">n</text:span>ach umownych, sprowadzonych do cen właściwie poszczególnych kopalni, do cen dyktowanych przez rynek. Panowie zakładają, że dotacja jest właściwie czymś oczywistym. P<text:span text:style-name="T2317">e</text:span>n profesor Bojarski wyklucza dotacje. Uważam, że może by<text:span text:style-name="T2318">ć</text:span><text:s/>mowa tylko o pełnym samo<text:span text:style-name="T2319">f</text:span>in<text:span text:style-name="T2320">a</text:span>nsow<text:span text:style-name="T2321">a</text:span>niu. Panowie zakładają deficytowe kopalnie. Pan profesor Bojarski mówi o trzech<text:s/>„U”. Jednym z tych<text:s/>„U”, to jest pełne urynkowienie, ur<text:span text:style-name="T2322">y</text:span>nk<text:span text:style-name="T2323">o</text:span>wien<text:span text:style-name="T2324">ie</text:span><text:s/>k<text:span text:style-name="T2325">o</text:span>palń.</text:p>
      <text:p text:style-name="P2326">Stąd też występują tutaj pewne rozbieżności. I dlatego uważam, że powinniśmy bardziej szczegółowo, bardziej konkretnie formułować propono<text:span text:style-name="T2327">wa</text:span>ne zmiany.</text:p>
      <text:p text:style-name="P2328">My musimy mówić o systemie ekonomiczno-<text:span text:style-name="T2329">fi</text:span>nansowym nie jako o modelu teoretycznym, ale bardzo konkretnym systemie, który ma być praktycznie zastosowany, który musi pr<text:span text:style-name="T2330">aktycznie</text:span><text:s/>występować w życiu gospodarc<text:span text:style-name="T2331">z</text:span>ym. Jeżeli mówimy, że wszystkie kopalnie mają być samo<text:span text:style-name="T2332">fi</text:span>nan<text:span text:style-name="T2333">su</text:span>jące, to znaczy z własnych środków pokrywać swoje własne potrzeby, to my jesteśmy za tym. Zdecydowanie tak, od pierwszej chwili byliśmy za. Tylko jest pytanie. Na ile w dzisiejszych warunkach, warunkach, które panowie uznają, jednak trzeba brać pod uwagę, na ile takie założenie realne jest, na ile jest możliwe? A o ile ono dzisiaj jest niemożliwe w najbliższym czasie, to my na takim założeniu nie możemy budować systemu ekonomicznego. Jeżeli mówimy o l<text:span text:style-name="T2334">ik</text:span>wida<text:span text:style-name="T2335">cj</text:span>i dota<text:span text:style-name="T2336">cj</text:span>i, o usunięciu likwidacji, o doprowadzeniu do pełnego samofinansowan<text:span text:style-name="T2337">ia</text:span><text:s/>całej branży, to my jesteśmy za tym od pierwszej chwili. My nie jesteśmy z<text:span text:style-name="T2338">wo</text:span>lenn<text:span text:style-name="T2339">ik</text:span>ami dotacji.<text:s/>Zresztą nikt takim zwolennikiem nie jest. Jakkolwiek była mowa o tym, że inne przemysły węglowe w Europie są dotowane. Nie jest to jakaś anomalie ekonomiczna, nic w tym nadzwyc<text:span text:style-name="T2340">za</text:span>jnego nie ma<text:span text:style-name="T2341">.</text:span><text:s/>Tym<text:s/><text:soft-page-break/>niemniej my też jesteś<text:span text:style-name="T2342">m</text:span>y za wyrugowaniem dotacji.</text:p>
      <text:p text:style-name="P2343">Ale dota<text:span text:style-name="T2344">cj</text:span>a, co trzeba pow<text:span text:style-name="T2345">ie</text:span>dzieć, z roku na rok rośnie. Taki jest układ. A zatem musimy mówić o systemie bardzo konkretnym. Bardzo konkretnym mechanizmie, który będziemy mogli w życiu zastosować. Oczywiście, możemy modele docelowe sobie budować, ale konkretnie musimy bazować na realiach, które w tej chwili istnieją. Musimy brać pod uwagę fakt, że wydobycie węgla kamiennego jest jednoznacznie zdeterminowane. Jeżeli w CPR jest zapisane, że jest to<text:s/><text:span text:style-name="T2346">1</text:span>90, 191,<text:s/><text:span text:style-name="T2347">c</text:span>zy 192 miliony ton, to to nie jest dyrektywa. To nie jest jakaś liczba co do której mamy dojść. Jest to po prostu jednoznaczne zadanie określonego wydoby<text:span text:style-name="T2348">ci</text:span>a. Jak ktoś powie, w CPR, że trzeba wydobyć, wyprodukować,<text:s/><text:span text:style-name="T2349">1</text:span>00 tysięcy pralek, to albo się w<text:span text:style-name="T2350">y</text:span>produkuje, albo się nie wyprodukuje. Natomiast w węglu trzeba ten węgiel bezwarunkowo dać. My tego w systemie ekonomiczno-finansowym nie możemy nie zakładać. Jest to po prostu determinanta tego systemu.</text:p>
      <text:p text:style-name="P2351">Jeżeli jest faktem, że koszty w poszczególnyc<text:span text:style-name="T2352">h</text:span><text:s/>k<text:span text:style-name="T2353">o</text:span>p<text:span text:style-name="T2354">a</text:span>lniach są zróżnicowane, i to w sposób zasadniczy, to zróżnicowanie, dla przykładu powiem, w roku 88 od<text:s/><text:span text:style-name="T2355">5</text:span> <text:span text:style-name="T2356">5</text:span>00<text:span text:style-name="T2357">,</text:span><text:s/>oczywiście w ogólnych kwotach mówię, złotych na tonie w kopalni<text:s/><text:span text:style-name="T2358">„</text:span>Piast”, do<text:s/><text:span text:style-name="T2359">33</text:span><text:s/><text:span text:style-name="T2360">t</text:span>ysięcy w Kopalni<text:s/>„Wieczorek”, to nam tego faktu nie wolno lekceważyć. Oczywiście, nikt tutaj nie powie, że kopalnia<text:s/>„Wieczorek”<text:s/>ma tak wysokie koszty, bo tak źle gospodaruje, a kopalnia<text:s/>„Piast<text:span text:style-name="T2361">”</text:span><text:s/>dlatego tak niskie, bo tak dobrze gospodaruje. To nic wspólnego z<text:s/><text:span text:style-name="T2362">ty</text:span>m nie ma<text:span text:style-name="T2363">.</text:span><text:s/>To jest po prostu wynikiem określonych warunków górniczo-geologicznych, całego szeregu innych faktorów<text:span text:style-name="T2364">.</text:span><text:s/><text:span text:style-name="T2365">I</text:span><text:s/>wobec tego,<text:s/><text:span text:style-name="T2366">ż</text:span>e kopalnia<text:s/>„Piast”<text:s/>jest duża, a kopalnia<text:s/>„Wiktoria”<text:s/>mała, choćby i tego, że kopalnia<text:s/>„Piast”<text:s/>została zbudowane kilkanaście lat temu, a kopalnia<text:s/>„Wiktoria”<text:s/>kilka lat temu.</text:p>
      <text:p text:style-name="P2367">Otóż takie oczywistości trzeba brać sy<text:span text:style-name="T2368">st</text:span>ematyczn<text:span text:style-name="T2369">ie</text:span><text:s/>pod uwagę<text:span text:style-name="T2370">.</text:span><text:s/>Nie można tego lekceważyć. Jeżeli w kopalni<text:s/>„Gliwice<text:span text:style-name="T2371">”</text:span><text:s/>cena zbytu jednej tony węgla wynosi 1<text:span text:style-name="T2372">3</text:span><text:s/>tysięcy, a w kopalni<text:s/>„Siersza”<text:s/><text:span text:style-name="T2373">5</text:span>,<text:span text:style-name="T2374">5</text:span><text:s/>tysiąca złotych na tonie, to są to oczywiste fakty.<text:s/><text:span text:style-name="T2375">T</text:span>o nie wynika z te<text:span text:style-name="T2376">g</text:span>o, że kopalnia<text:s/>„Gli<text:span text:style-name="T2377">w</text:span>ice”<text:s/>tyle włożyła pracy, żeby mieć tak dobry węgiel,<text:s/><text:span text:style-name="T2378">a</text:span><text:s/>kopalnia z kolei<text:s/>„Siersza”<text:s/>nie wkłada swojej pracy w swój produkt i dlatego ma niskie ceny węgla. Po prostu wynika to ze złoża, którym obie kopalnie dysponują. Tak duże są rozbieżnoś<text:span text:style-name="T2379">ci</text:span><text:s/>pomiędzy ceną zbytu węgla w jednej i w drugiej kopalni.</text:p>
      <text:p text:style-name="P2380">W konsekwencji zróżnicowan<text:span text:style-name="T2381">ie</text:span><text:s/>kopalń pod względem rentowności jest ogromne w przemyśle węglowym. Są kopalnie, do których dopłaca s<text:span text:style-name="T2382">ię</text:span>, nawet po 20 tysięcy złotych do tony. Ale są też kopalnie, które odd<text:span text:style-name="T2383">a</text:span>ją, oddają, do trzech tysięcy złotych na tonie.</text:p>
      <text:p text:style-name="P2384"><text:span text:style-name="T2385">N</text:span>a tym wyrównuje się po prostu rentowność poszczególnych kopalń. Stwarza się warunki do tego, by te kopalnie miały ws<text:span text:style-name="T2386">p</text:span>ólny, jednolity, jak najbardziej sprawiedliwy - jeśli można tak powiedzieć - wkład do swojego<text:s/><text:span text:style-name="T2387">fi</text:span>nansowania.</text:p>
      <text:p text:style-name="P2388">Trzeba mieć również na uwadze i to, że kopalnie nie wybierają sobie kierunków zbytu. Kopalnie nie decydują o tym gdzie węg<text:span text:style-name="T2389">ie</text:span>l ma iść. Wprawdzie tu padały głosy o<text:s/><text:span text:style-name="T2390">tym</text:span>, że tak to powinno być. Ja sobie tego nie wyobrażam. Może<text:s/><text:span text:style-name="T2391">z</text:span>a<text:s/>jakiś<text:s/>okres czasu, trudny w tej chwili do wyobr<text:span text:style-name="T2392">aż</text:span>en<text:span text:style-name="T2393">ia,<text:s/></text:span>ale na razie takiego zjawiska nie ma. Kopalnia nie wybiera sob<text:span text:style-name="T2394">ie</text:span>. Sprzedaje węgiel na eksport. Sprzedaje węgiel na kraj. Bardzo często o tym decydują, oczywiście, jakość węgla, ale też i względy finansowe przede wszystkim. Jest to przecież produkt bilansowania. Takiej sytuacji też nie można nie brać pod uwagę.</text:p>
      <text:p text:style-name="P2395">Te uwarunkowan<text:span text:style-name="T2396">ia,</text:span><text:s/>które tu zostały po<text:span text:style-name="T2397">da</text:span>ne, rozwiązane zostały w aktualnie obowiąz<text:span text:style-name="T2398">uj</text:span>ącym systemie. Ten system funkcjonuje. Oparty jest na kr<text:span text:style-name="T2399">ytyk</text:span>owanym tutaj mechanizmi<text:span text:style-name="T2400">e</text:span>, na mechanizmie pod nazwą, czy<text:s/><text:soft-page-break/>rachunek wyrównawczy cen wewnętrznych. Ten mechanizm funkcjonuje.<text:s/><text:span text:style-name="T2401">I</text:span><text:s/>on rozwiązuje te sprawy. Czy rozwiązuje w sposób doskonały? Oczywiście, nie. Czy obowiązujący system finansowy jest doskonały? No, naturalnie, że nie. Jest mniej doskonały. I trzeba go bardzo intensywnie, w miarę możliwości doskonalić. To też bardzo ważne jest, żeby wszyscy, którzy mogą cokolwiek, w jakiś sposób przyczynić się do poprawy t<text:span text:style-name="T2402">e</text:span>go systemu,<text:s/><text:span text:style-name="T2403">n</text:span>o żeby po prostu w tym systemie mogli cokolwiek pomóc.</text:p>
      <text:p text:style-name="P2404">Faktem jest, o czym tutaj była już mowa, że przemysł węglowy jest dotowany. Czy można wyeliminować dota<text:span text:style-name="T2405">cj</text:span>e? Teoretycznie tak. Mo<text:span text:style-name="T2406">że</text:span><text:s/>nawet i praktycznie. Trzeba by bowiem podnieść tak wysoko<text:s/><text:span text:style-name="T2407">ce</text:span>ny zbytu węgla, by ta cena zbytu zaspakajała potrzeby kopalń. Według naszych obliczeń na rok 89 cena zbytu węgla w stosunku do roku ubiegłego,<text:s/><text:span text:style-name="T2408">gdy</text:span>by poszła<text:s/><text:span text:style-name="T2409">o</text:span><text:s/>około 80<text:span text:style-name="T2410">%</text:span><text:s/>do góry, pokrywałaby potrzeby branży węgla kamiennego. Ale oczywiście pod jednym warunkiem. Że kos<text:span text:style-name="T2411">zt</text:span>y wydobycia węgla, inaczej powiem,<text:s/><text:span text:style-name="T2412">ż</text:span>e wpływ z ta<text:span text:style-name="T2413">k</text:span><text:s/>wysokiego wzrostu ceny zbytu węgla, nie odbiłby<text:s/><text:span text:style-name="T2414">s</text:span>i<text:span text:style-name="T2415">ę</text:span><text:s/>kosztem wydobycia węgla<text:span text:style-name="T2416">.</text:span><text:s/><text:span text:style-name="T2417">N</text:span>o<text:span text:style-name="T2418">,</text:span><text:s/>na przykład, węgiel poszedłby do góry, a energ<text:span text:style-name="T2419">ia</text:span><text:s/><text:span text:style-name="T2420">w</text:span><text:s/>znacznie niższym stopniu.<text:s/><text:span text:style-name="T2421">Że</text:span><text:s/>węgiel po<text:span text:style-name="T2422">sz</text:span>edłby do góry o 80 procent, ale koks by nie poszedł o 80<text:span text:style-name="T2423">%</text:span>, tylko<text:s/><text:span text:style-name="T2424">w<text:s/></text:span>stopniu znacznie niżs<text:span text:style-name="T2425">z</text:span>ym<text:span text:style-name="T2426">.</text:span><text:s/>Itd<text:span text:style-name="T2427">.</text:span></text:p>
      <text:p text:style-name="P2428"><text:span text:style-name="T2429">In</text:span>n<text:span text:style-name="T2430">y</text:span>mi słowy, by można było założyć, że cena zbytu poszłaby o 80<text:span text:style-name="T2431">%,</text:span><text:s/>natomiast oszczędności<text:s/><text:span text:style-name="T2432">w</text:span><text:s/>cią<text:span text:style-name="T2433">g</text:span>u bardzo kr<text:span text:style-name="T2434">ót</text:span>kiego czasu, w ciągu jednego roku, byłyby tak ogromne i tak duże, żeby zrekompensowałyby ten wzrost cen, w<text:s/><text:span text:style-name="T2435">sp</text:span>osób, który nie odbiłby się kosztem wydobycia węgla, to wtedy taki efekt byłby możliwy.</text:p>
      <text:p text:style-name="P2436">Praktycznie nasze dotychczasowe dośw<text:span text:style-name="T2437">ia</text:span>dczen<text:span text:style-name="T2438">ia</text:span><text:s/>pokazują, że nie jest to możliwe. Jeżeli t<text:span text:style-name="T2439">a</text:span>k bardzo wysoko poszlibyśmy z kosztami, oparlibyśmy o cenę tran<text:span text:style-name="T2440">sa</text:span>kc<text:span text:style-name="T2441">yj</text:span>ną, o cz<text:span text:style-name="T2442">y</text:span>m zresztą za chwilę, to w tej sytuacji, niestety, koszty poszłyby<text:s/><text:span text:style-name="T2443">d</text:span>o góry, a w konsekwencji dotacja nadal by się utrzymała albo kto wie, może byłaby jeszcze wyższa od tej, która w tej chwili jest ustalana.</text:p>
      <text:p text:style-name="P2444">Mamy więc z systemem, z zasadami f<text:span text:style-name="T2445">in</text:span>ansowan<text:span text:style-name="T2446">ia,</text:span><text:s/>bardzo wiele do uczynienia. W roku bieżącym, po raz pierwszy, wprowadzony został system, do systemu ekonomiczno-fina<text:span text:style-name="T2447">n</text:span>sowego branży węgla kamiennego, dotowania branży w oparciu o ceny rozl<text:span text:style-name="T2448">ic</text:span>zen<text:span text:style-name="T2449">io</text:span>we. Która to z kolei cena rozliczeniowa oparta został na cenie transakcyjnej węgla eksportowanego do drugiego obszaru płatniczego. Jest to konstru<text:span text:style-name="T2450">k</text:span>cja od dawien dawna lansowana, właśnie nawiązujące do tezy, do teorii, do ceny, iż ceny zbytu węgla powinny być oparte do ceny transakc<text:span text:style-name="T2451">yj</text:span>n<text:span text:style-name="T2452">ej</text:span>, do tego, co się dost<text:span text:style-name="T2453">aj</text:span>e.<text:s/><text:span text:style-name="T2454">I<text:s/></text:span>niezależnie od tego, że cena urzędowa nie poszła tak, jak cena ta, rozliczeniowa, to jako podstawę do rozliczenia z budżetem, cenę rozli<text:span text:style-name="T2455">cz</text:span>en<text:span text:style-name="T2456">io</text:span>wą oparto o cenę transakcyjną, przyjętą. Doprowadziło to do poważnego wzros<text:span text:style-name="T2457">t</text:span>u dotacji.</text:p>
      <text:p text:style-name="P2458">Różnica pomiędzy ceną transakc<text:span text:style-name="T2459">yj</text:span>ną, ceną rozliczeniową opartą o cenę transakcyjną, pomiędzy ceną urzędową obowiązującą w tym roku, wyższą o 15<text:span text:style-name="T2460">%</text:span><text:s/>od roku ub<text:span text:style-name="T2461">ie</text:span>głego, no, spowodowała wzrost dotacji. Tak<text:span text:style-name="T2462">a</text:span><text:s/>jest r<text:span text:style-name="T2463">ze</text:span>czyw<text:span text:style-name="T2464">is</text:span>tość.</text:p>
      <text:p text:style-name="P2465">Ale jeżeli by to oznaczało, że przemysł węglowy został finansowo zabezpiec<text:span text:style-name="T2466">zo</text:span>ny, to też jest nie praw<text:span text:style-name="T2467">d</text:span>ą. To mimo wszystko wzrosty kosztów są tak duże, że przy takim układzie, przy takiej konstrukcji, pełne zabezp<text:span text:style-name="T2468">iecz</text:span>enie branży niejako mechanicznie nie jest możliwe. Wpr<text:span text:style-name="T2469">ow</text:span>a<text:span text:style-name="T2470">dze</text:span>n<text:span text:style-name="T2471">ie<text:s/></text:span>tej ceny rozli<text:span text:style-name="T2472">cz</text:span>en<text:span text:style-name="T2473">io</text:span>wej jest jednym z dalszych wyrazów, ja bym powiedział, wprowadzeniem ob<text:span text:style-name="T2474">ie</text:span>kt<text:span text:style-name="T2475">yw</text:span>nego mechanizmu. W miejsce przetargowoś<text:span text:style-name="T2476">ci</text:span>, uznaniowości, dyskusji, na temat wielkości<text:s/><text:span text:style-name="T2477">ś</text:span>rodków, wprowadzono mechanizm, który niejako mechanicznie usta<text:span text:style-name="T2478">l</text:span>a poziom dotacji. Jest to ogromny krok naprzód<text:span text:style-name="T2479">.</text:span><text:s/>Nie ulega najmniejsz<text:span text:style-name="T2480">ej</text:span><text:s/>wątpliwości. P<text:span text:style-name="T2481">o</text:span><text:s/>prostu jest to pewien mechanizm, który nosi w sobie zarodki pewnego ob<text:span text:style-name="T2482">iekt</text:span>ywizmu.</text:p>
      <text:p text:style-name="P2483">Ale nie jest on jeszcze, naszym zdaniem, doskonały. Jest tutaj wiele w tym zakresie, wiele jeszcze<text:s/><text:soft-page-break/>mamy pracy.</text:p>
      <text:p text:style-name="P2484">Oczywiście, można rozważać system rynkowy. System finansowy,<text:s/><text:span text:style-name="T2485">fi</text:span>nansowanie, ekonomika, jak mówił pan profesor Bojarski, oparty na cenie rynkowej, w którym węgiel jest artykułem rynkowym, cena jest dyktowana przez rynek, każda kopalnia, jak było powiedziane jest samodzielna. Myśmy takie rozważania też prowadzil<text:span text:style-name="T2486">i.</text:span><text:s/>Zresztą chciałbym tutaj powiedzieć, że dalej są prowadzone prace. Między innymi w Akademii Ekonomicznej w Katowicach, te prace są prowadzone. Ciągle walczymy o bardziej skuteczny, lepszy model.</text:p>
      <text:p text:style-name="P2487">Wydaje nam się jednak, że w ciągu najbliższych lat, w granicach naszej wyobraźni, system rynkowy w ogóle nie wchodzi w rachubę. I, oczywiście, nie w tej chwili czas, żeby to argumentować szerzej, ale po prostu jest to na razie niemożliwe. Wpr<text:span text:style-name="T2488">ow</text:span>a<text:span text:style-name="T2489">dzi</text:span>łoby to bow<text:span text:style-name="T2490">ie</text:span>m taki c<text:span text:style-name="T2491">hao</text:span>s, taką anarchię na rynku paliwowym, węglowym, można różnie mówić, a<text:span text:style-name="T2492">le</text:span><text:s/>rynek węglowy dzisiaj w dużym, w ogromnym stopniu determinuje rozwój gospodarczy i rynek w ogóle w kraju, że po prostu nikt na takie ryzyko by nie poszedł<text:span text:style-name="T2493">.</text:span><text:s/>Można zatem teoretycznie rozważać taki model, można, oczywiście, mówić co by było, gdyby było, ale wprowadzenie go wprost do życia praktycznego i to nawet w okresie dwóc<text:span text:style-name="T2494">h</text:span><text:s/>lat, jest praktycznie rzecz biorąc niemożliwe<text:span text:style-name="T2495">.</text:span></text:p>
      <text:p text:style-name="P2496">System aktualny, który stosujemy, krytykowany przez panów, oparty o cenę rozliczeniową, oparty o rachunek wyrównawczy cen, nie jest skuteczny. My też uważamy, że jego skuteczność jest nienajlepsza. Nienajlepsza jest skuteczność tego systemu. Ale chciałbym powiedzieć, że jest to jednak system, kt<text:span text:style-name="T2497">ó</text:span>r<text:span text:style-name="T2498">y</text:span><text:s/>zawiera w sobie el<text:span text:style-name="T2499">e</text:span>menty bodźcowe. Skłania on n<text:span text:style-name="T2500">ie</text:span>jako do rzeczy, na których nam wszystkim zależy. A mianowicie, skłania on do poprawy gospodarności, do efektów w postaci obniżki kosztów. Skłania on do poprawy jakości węgla, do wzrostu cen, gdyż w tym systemie, nie chcę się rozwodzić, jeżeli będzie zainteresowanie, chętnie o tym powiem.<text:s/><text:span text:style-name="T2501">Ż</text:span>e w tym systemie jest wprowadzony mechanizm, że przez obniżkę kosztów i wzrost ceny, i wzrost produkcji następuje wzrost zysku. Zysk bowiem je<text:span text:style-name="T2502">st</text:span><text:s/>również elementem tegoż systemu. I kopalnie, przedsięb<text:span text:style-name="T2503">io</text:span>rstwa walczą o wypracowanie większego zysku, od planowanego na przykład. Zysk bow<text:span text:style-name="T2504">ie</text:span>m, jest bardzo ważnym źródłem<text:s/><text:span text:style-name="T2505">fi</text:span>na<text:span text:style-name="T2506">ns</text:span>ow<text:span text:style-name="T2507">ania,</text:span><text:s/>potrzeb rozwojowych, potrzeb załogowych. Przeznaczony jest również na nagrody. Wprawdzie jest on niewielki w stosunku do innych branż<text:span text:style-name="T2508">.</text:span><text:s/>On się kształtuje w granicach<text:s/><text:span text:style-name="T2509">5</text:span><text:s/>procent, waha się poniżej i powyżej. Tym niemni<text:span text:style-name="T2510">ej</text:span><text:s/>jednak ten zysk występuje. I dążenie do maksymaliza<text:span text:style-name="T2511">cj</text:span>i tego zysku<text:s/><text:span text:style-name="T2512">is</text:span>tnieje. Oczywiście, można się zastanawiać, czy jest to dostat<text:span text:style-name="T2513">e</text:span>czny bodziec<text:span text:style-name="T2514">.</text:span><text:s/>Można powiedzieć, kopalnie n<text:span text:style-name="T2515">i</text:span>e walczą o ten zysk. Ale ten zysk jednak jest. Jest kategoria ,o któ<text:span text:style-name="T2516">rą</text:span><text:s/>panowie też walczą. Z tym, że naszym zdaniem, my uważamy, że zysk w węglu kamiennym, kopalnia węgla kamiennego nigdy - przepraszam za słowo - może przesadzam, ale na pewno długi czas nie będzie podstawowym celem gospodarowania. Po prostu kopalnie węgla kamiennego ze względu na swój charakter, swoje znaczen<text:span text:style-name="T2517">ie</text:span>, dla bardzo różnych celów, tu padły słowa między<text:s/><text:span text:style-name="T2518">in</text:span>n<text:span text:style-name="T2519">ym</text:span>i o tym, żeby kopalnie przestały być przed<text:span text:style-name="T2520">siębio</text:span>r<text:span text:style-name="T2521">stw</text:span>a<text:span text:style-name="T2522">mi</text:span><text:s/>użyteczności publicznej. Skutki tego są bardzo duże dla kopalń węgla kamiennego.<text:s/><text:span text:style-name="T2523">D</text:span>zisiaj żadna kopalnia nie ch<text:span text:style-name="T2524">ci</text:span>ałaby być przesta<text:span text:style-name="T2525">ć</text:span><text:s/>jednostką użyteczności publicznej. Ale pomińmy ten problem.</text:p>
      <text:p text:style-name="P2526"><text:span text:style-name="T2527">W</text:span><text:s/>każd<text:span text:style-name="T2528">y</text:span>m razie, nie można sprowadzać wszystkiego do zysku. Bo jeżeli byśmy walczyli wyłącznie o zysk, możną wobec tego założyć, że kopalnia, na przykład, og<text:span text:style-name="T2529">ra</text:span>nicz<text:span text:style-name="T2530">a</text:span>ła<text:span text:style-name="T2531">by</text:span><text:s/>produkcję, dokonywała selektywnej eksploatacji pokładów, prowadziłyby rabunkową gospodarkę, walczyłyby o zysk. Po prostu<text:s/><text:soft-page-break/>brałyby pod uwagę tylko najlepsze warunki do eksploatacji. A zatem nie tędy droga.</text:p>
      <text:p text:style-name="P2532">Reasumując, krótko wydaje się, ze względu na szerokość tego problemu, pr<text:span text:style-name="T2533">ze</text:span>dstawiłem niektóre aspekty, niektóre uwarunkowania, trudności związane z systemem ekonomiczno-f<text:span text:style-name="T2534">in</text:span>an<text:span text:style-name="T2535">so</text:span>wym, który trzeba mieć na uwadze przy jego rozpatrywaniu.</text:p>
      <text:p text:style-name="P2536">Ze względu jednak, że wypowiedzi strony opozycyjno-<text:s/><text:span text:style-name="T2537">s</text:span>olidarnoś<text:span text:style-name="T2538">ci</text:span>owej konkretnych propozycji w zakresie tego systemu nie pr<text:span text:style-name="T2539">ze</text:span>dstaw<text:span text:style-name="T2540">ia</text:span>ły, ja może niezbyt uważałem, ale nie słyszałem, apelowałbym, aby można było takie propozycje skonkr<text:span text:style-name="T2541">etyz</text:span>ować. Byśmy mo<text:span text:style-name="T2542">gl</text:span>i rozpatrzeć bardzo konkretne propozycje, do których moglibyśmy ten system udoskonalić.</text:p>
      <text:p text:style-name="P2543">Ja chciałem powiedzieć jeszcze raz, że jesteśmy na tą dyskusję szczególnie otwarci, bardzo na nią liczymy, bardzo nam na niej zależy na tym, abyśmy mogli to przedyskutować. I jeżeli byłyby bardzo dobre i interesujące propozycje, to wspólnie byśmy je wprowadzili.<text:s/></text:p>
      <text:p text:style-name="P2544">Dziękuję bardz<text:span text:style-name="T2545">o.</text:span></text:p>
      <text:p text:style-name="P2546"><text:span text:style-name="T2547">Gł</text:span><text:span text:style-name="T2548">o</text:span><text:span text:style-name="T2549">s z s</text:span><text:span text:style-name="T2550">a</text:span><text:span text:style-name="T2551">li</text:span>:</text:p>
      <text:p text:style-name="P2552">Jedno pytanie, panie p<text:span text:style-name="T2553">rzew</text:span>odn<text:span text:style-name="T2554">iczący,<text:s/></text:span>może być?</text:p>
      <text:p text:style-name="P2555"><text:span text:style-name="T2556">A</text:span><text:span text:style-name="T2557">loj</text:span><text:span text:style-name="T2558">z</text:span><text:span text:style-name="T2559">y</text:span><text:span text:style-name="T2560"><text:s/>Pietrzyk</text:span>:</text:p>
      <text:p text:style-name="P2561">Proszę.</text:p>
      <text:p text:style-name="P2562"><text:span text:style-name="T2563">Gł</text:span><text:span text:style-name="T2564">o</text:span><text:span text:style-name="T2565">s z s</text:span><text:span text:style-name="T2566">a</text:span><text:span text:style-name="T2567">li</text:span>:</text:p>
      <text:p text:style-name="P2568"><text:span text:style-name="T2569">A</text:span><text:s/><text:span text:style-name="T2570">c</text:span>o z<text:s/>reformą gospodar<text:span text:style-name="T2571">cz</text:span>ą?</text:p>
      <text:p text:style-name="P2572"><text:span text:style-name="T2573">B</text:span><text:span text:style-name="T2574">og</text:span><text:span text:style-name="T2575">u</text:span><text:span text:style-name="T2576">sł</text:span><text:span text:style-name="T2577">a</text:span><text:span text:style-name="T2578">w<text:s/></text:span><text:span text:style-name="T2579">H</text:span><text:span text:style-name="T2580">e</text:span><text:span text:style-name="T2581">l</text:span><text:span text:style-name="T2582">s</text:span><text:span text:style-name="T2583">k</text:span><text:span text:style-name="T2584">i</text:span>:</text:p>
      <text:p text:style-name="P2585">Reforma gospodarcza wydaje się nam wszystkim, że musi być i m<text:span text:style-name="T2586">a</text:span><text:s/>być zastosowana wszędzie, w każdej jednostce w s<text:span text:style-name="T2587">p</text:span>osób jednakowy. Jest to po prostu niemożliwe. Reforma je<text:span text:style-name="T2588">st</text:span><text:s/>w stałym rozwoju, rozwija nam się. Mamy drugi, a może będziemy mieli trzeci etap. Może w reformie popełniliśmy wiele błędów.<text:s/><text:span text:style-name="T2589">I</text:span><text:s/>nie m<text:span text:style-name="T2590">a</text:span><text:s/>chyba powodu, żebyśmy w węglu kamiennym mus<text:span text:style-name="T2591">ie</text:span>li stosować reformę taką, jaką stosuje się w fabrykach obuwia. Tego chyba nikt od na<text:span text:style-name="T2592">s</text:span><text:s/>nie żąda.<text:s/><text:span text:style-name="T2593">I</text:span><text:s/>tego też chyba nikt od nas nie chce.</text:p>
      <text:p text:style-name="P2594">Reforma w górn<text:span text:style-name="T2595">ic</text:span>twie musi być i jest, ale na miarę potrzeb i możliwości tej branży.</text:p>
      <text:p text:style-name="P2596">Dziękuję.</text:p>
      <text:p text:style-name="P2597"><text:span text:style-name="T2598">A</text:span><text:span text:style-name="T2599">loj</text:span><text:span text:style-name="T2600">z</text:span><text:span text:style-name="T2601">y</text:span><text:span text:style-name="T2602"><text:s/>Pietrzyk</text:span>:</text:p>
      <text:p text:style-name="P2603">Dziękuję. Czy to już ostatni temat, jeśli chodzi o pr<text:span text:style-name="T2604">ez</text:span>entację stanowisk?</text:p>
      <text:p text:style-name="P2605"><text:span text:style-name="T2606">M</text:span><text:span text:style-name="T2607">ar</text:span><text:span text:style-name="T2608">i</text:span><text:span text:style-name="T2609">an Gustek</text:span>:</text:p>
      <text:p text:style-name="P2610">Ja bym prosił, żeby<text:s/><text:span text:style-name="T2611">j</text:span>e<text:span text:style-name="T2612">s</text:span>z<text:span text:style-name="T2613">cz</text:span>e udzielić głosu panu generalnemu dyrektorowi Pawłow<text:span text:style-name="T2614">sk</text:span>iemu, przed<text:span text:style-name="T2615">st</text:span>awicielowi organu założy<text:span text:style-name="T2616">ci</text:span>elsk<text:span text:style-name="T2617">ie</text:span>go, Ministerst<text:span text:style-name="T2618">w</text:span>o Przemysłu.</text:p>
      <text:p text:style-name="P2619"><text:span text:style-name="T2620">J</text:span><text:span text:style-name="T2621">a</text:span><text:span text:style-name="T2622">n</text:span><text:span text:style-name="T2623">us</text:span><text:span text:style-name="T2624">z<text:s/></text:span><text:span text:style-name="T2625">Pa</text:span><text:span text:style-name="T2626">wł</text:span><text:span text:style-name="T2627">ow</text:span><text:span text:style-name="T2628">s</text:span><text:span text:style-name="T2629">k</text:span><text:span text:style-name="T2630">i</text:span>:</text:p>
      <text:p text:style-name="P2631">Jestem pełnomocnikiem Ministra Przemysłu do spraw współpracy<text:s/><text:span text:style-name="T2632">z</text:span><text:s/>jednostkami związkowymi i samorządowymi, a jednocześnie dyrektorem generalnym teg<text:span text:style-name="T2633">o</text:span><text:s/>res<text:span text:style-name="T2634">o</text:span>rtu<text:span text:style-name="T2635">.</text:span></text:p>
      <text:p text:style-name="P2636">Jestem tutaj, j<text:span text:style-name="T2637">a</text:span>k<text:s/><text:span text:style-name="T2638">g</text:span>dyby podwójnie za<text:span text:style-name="T2639">in</text:span>tere<text:span text:style-name="T2640">so</text:span>w<text:span text:style-name="T2641">an</text:span>y.</text:p>
      <text:p text:style-name="P2642">Raz, jestem zainteresowany<text:s/><text:span text:style-name="T2643">w</text:span><text:s/>kształtowaniu płaszczyzny współpracy w imi<text:span text:style-name="T2644">ę</text:span><text:s/>gospodarki między organami administracji państwowej, czy też gospodarczej<text:s/><text:span text:style-name="T2645">a</text:span>d<text:span text:style-name="T2646">m</text:span>inist<text:span text:style-name="T2647">r</text:span>ac<text:span text:style-name="T2648">j</text:span>i<text:span text:style-name="T2649">.</text:span><text:s/>A<text:s/><text:span text:style-name="T2650">z<text:s/></text:span>drugiej strony rozwijaniem samorządności i współdziałan<text:span text:style-name="T2651">i</text:span>a z organ<text:span text:style-name="T2652">iz</text:span>a<text:span text:style-name="T2653">cj</text:span>a<text:span text:style-name="T2654">mi</text:span><text:s/>związkowymi dla wypracowan<text:span text:style-name="T2655">ia</text:span><text:s/>jak najb<text:span text:style-name="T2656">a</text:span>rd<text:span text:style-name="T2657">z</text:span>iej skutecznych, podnoszących efektywność gospodarowania w pos<text:span text:style-name="T2658">zcze</text:span>g<text:span text:style-name="T2659">ól</text:span>nych jednostkach systemów, czy<text:s/><text:soft-page-break/>też or<text:span text:style-name="T2660">ga</text:span>ni<text:span text:style-name="T2661">zac</text:span>j<text:span text:style-name="T2662">i.</text:span></text:p>
      <text:p text:style-name="P2663"><text:span text:style-name="T2664">I</text:span><text:s/>chciałbym tutaj powiedzieć, t<text:span text:style-name="T2665">a</text:span>kie motto tutaj wygłosić, na temat mojego wystąpienia. Czy to co jest słuszne, jest możliwe w realiach finansowych, dewizowych i rzeczowych? Bo muszę powiedzieć z satysfakcją, że usłyszałem tut<text:span text:style-name="T2666">aj</text:span><text:s/>wiele kierunkowo rzecz biorąc, bardzo słusznych postulatów, czy propozycji działania. Chcę również powiedzieć, że resort, który repreze<text:span text:style-name="T2667">nt</text:span>uję, poprzez tego rodzaju działania, których efektem będzie wzrost gospodarności poszczególnych podmiotów gospodarczych i przyczyni s<text:span text:style-name="T2668">ię</text:span><text:s/>do dotarcia reformy g<text:span text:style-name="T2669">os</text:span>podarczej na szczebel jednostek podstawowych, oddziałów, stanowisk pracy. Jest tylko kwestia, jak to uczynić?</text:p>
      <text:p text:style-name="P2670">Muszę również powiedzieć, dla jasności chyba,<text:s/><text:span text:style-name="T2671">ż</text:span>e oficj<text:span text:style-name="T2672">al</text:span>ne<text:s/><text:span text:style-name="T2673">st</text:span>anow<text:span text:style-name="T2674">is</text:span>ko, jak na przykład p<text:span text:style-name="T2675">a</text:span>now<text:span text:style-name="T2676">ie</text:span><text:s/>nazywanie, strony rządowej, no, jest zawarte we wszystkich uregulowa<text:span text:style-name="T2677">n</text:span>iach prawnych, które z mocą dnia dzisiejszego funkcjonują. Są to uregulowania prawne z ubiegłych lat, jak również zupełnie świeże, są nowe. Chociażby tak<text:span text:style-name="T2678">ie</text:span>, jak kwestia podatku, prawa<text:s/><text:span text:style-name="T2679">d</text:span>e<text:span text:style-name="T2680">w</text:span>izowego. Ustawa o pod<text:span text:style-name="T2681">e</text:span>jmo<text:span text:style-name="T2682">w</text:span>a<text:span text:style-name="T2683">n</text:span>iu działalności gospodar<text:span text:style-name="T2684">czej.</text:span><text:s/>Jest wi<text:span text:style-name="T2685">e</text:span>le spraw zupełnie nowych. Dla roku 89 jak gdyby<text:s/><text:span text:style-name="T2686">st</text:span>awiają podmioty gospodar<text:span text:style-name="T2687">cz</text:span>e, zgrupowane w naszym resorcie, w n<text:span text:style-name="T2688">ow</text:span>e<text:span text:style-name="T2689">j</text:span><text:s/>sytua<text:span text:style-name="T2690">cj</text:span>i ekonomicznej i p<text:span text:style-name="T2691">r</text:span>awn<text:span text:style-name="T2692">ej.</text:span></text:p>
      <text:p text:style-name="P2693">A zatem chcąc kształtować i zmieniać rzeczywistość w po<text:span text:style-name="T2694">st</text:span>ulowanych tutaj, na tym<text:s/>„stole”, k<text:span text:style-name="T2695">ie</text:span>runkach, mu<text:span text:style-name="T2696">si</text:span>my powiedzieć sobie jasno i wyraźnie, że w istniejącym stanie prawnym tych wszystk<text:span text:style-name="T2697">ic</text:span>h k<text:span text:style-name="T2698">ie</text:span>runków realizować się nie da. Po pr<text:span text:style-name="T2699">ost</text:span>u między innymi będziemy dyskutowali tutaj o zmianie tego stanu prawnego.</text:p>
      <text:p text:style-name="P2700"><text:span text:style-name="T2701">S</text:span>ą również poruszane tutaj kwestie dotyczące typowo górniczych spraw, typowo, nawet często dotyczące tylko węgla kamiennego. W<text:span text:style-name="T2702">iado</text:span>mym jest jednak, że problemy przemysłu wydobywczego ma<text:span text:style-name="T2703">ją</text:span><text:s/>szerszą skalę.<text:s/>Nie tylko grupują się na wę<text:span text:style-name="T2704">g</text:span>lu kamiennym.</text:p>
      <text:p text:style-name="P2705">Ale również por<text:span text:style-name="T2706">us</text:span>zane<text:s/><text:span text:style-name="T2707">są</text:span><text:s/>t<text:span text:style-name="T2708">ut</text:span>aj kwe<text:span text:style-name="T2709">stie</text:span><text:s/>mające wymiar w skali całej gospodarki i dotyczą wszystkich pracujących. Chociażby to, co się w węglu będzie działo i jakie kierunki prz<text:span text:style-name="T2710">yj</text:span>miemy, jeżeli c<text:span text:style-name="T2711">h</text:span>odzi o zmianę procedury dotyczące na przykład odszkodowań wypadków przy pracy, nie może być zawężone tylko do spraw górnict<text:span text:style-name="T2712">w</text:span>a, tylko ma to znacznie szerszy profil. I to działanie dążące do zmiany istni<text:span text:style-name="T2713">ej</text:span>ących procedur, istniejącego stanu prawnego, w każdym przypadku wszystkie te działania nie zamkną się skutkiem finansowym w stosunku do starych uregulowań niezmienionych. Jest to zawsze większy skutek.<text:s/><text:span text:style-name="T2714">Z</text:span><text:s/>tego sobie musimy doskonale zdawać sprawę.</text:p>
      <text:p text:style-name="P2715">Problem o kapitalnym znaczeniu dla resortu przemysłu jest to problem zaró<text:span text:style-name="T2716">w</text:span>no struktur organ<text:span text:style-name="T2717">iz</text:span>ac<text:span text:style-name="T2718">yj</text:span>nych w przemyśle wydobywczym, jego systemu ekonomiczno-<text:span text:style-name="T2719">fin</text:span>anso<text:span text:style-name="T2720">we</text:span>go, jak również czasu pracy górnictwa. Bez odpowiedzi na pytanie jaki to będ<text:span text:style-name="T2721">zi</text:span>e miało efekt w zaopatrzeniu gospodarki narodowej w paliwo, trudno dyskutować o tym, czy te struktury są możliwe do wprowadzania od zaraz, czy musi być jakiś okres wyznaczony, ustalony. Zgadzam się z tym, że powinien być ustalony, aby te zmiany nie odbiły się tak drastycznym spadkiem zaopatrzenia gosp<text:span text:style-name="T2722">o</text:span>darki w węgiel i paliwa, jak wynika to z prostego rachunku. Była tutaj ta kwestia poruszana<text:span text:style-name="T2723">.</text:span><text:s/>Możemy dyskutować na ile zmiana formy organi<text:span text:style-name="T2724">za</text:span>cyjnej, czy zmiana czasu pracy, odb<text:span text:style-name="T2725">ij</text:span>e się na poziomie wydobycia.</text:p>
      <text:p text:style-name="P2726">Są to już kwestie bardzo szczegółowe, które w gronie profesjonal<text:span text:style-name="T2727">is</text:span>tów powinny być rozpatrzone. Minister mój wyraził kiedyś taki pogląd, że struktury<text:s/><text:span text:style-name="T2728">w</text:span><text:s/>obszarze przemysłu wydobywczego będą takie, jakie sobie ukształtują zainteresowani, czyli pracujący w tym obszarze. Którzy z wolą<text:span text:style-name="T2729"><text:s/></text:span>wdrażania reformy i z wolą zabezpieczenia gospodarki narodowej w określone potrzebne paliwa, będą ks<text:span text:style-name="T2730">zt</text:span>ałtowały te struktury w<text:s/><text:soft-page-break/>celach podnoszenia efektywności gospodarowan<text:span text:style-name="T2731">ia<text:s/></text:span>w tym obszarze.</text:p>
      <text:p text:style-name="P2732">I kwestia kolejna, ekologia, ochrona zdrowia.<text:s/><text:span text:style-name="T2733">Oc</text:span>hrona środowiska uważam, że tu nie ma między nam<text:span text:style-name="T2734">i</text:span><text:s/>żadnej różnicy, to znaczy, wszystko co<text:s/><text:span text:style-name="T2735">je</text:span>st możliwe i realne do przeprowadzenia,<text:s/><text:span text:style-name="T2736">p</text:span>owinno być zrobione, aby ten narastający problem, bardzo ostro teraz występujący w naszym kraju, złagodzić, a w perspe<text:span text:style-name="T2737">kt</text:span>ywie, oczyw<text:span text:style-name="T2738">iś</text:span>cie, sytua<text:span text:style-name="T2739">cj</text:span>ę na tym odcinku uzdrowić. Podam dla przykładu, że przedmiotem obrad naszego kierownictwa resortu był program działań dotyczący obniżenie emisji dwutlenku siarki w zakładach energetyki zawodowej. I jest to problem pierwszo<text:span text:style-name="T2740">pl</text:span>anowy jeśli chodzi o ochronę środowiska, o nasze lasy i do roku 1995 jesteśmy w stanie obniżyć emisję siarki do atmosfery, dwutlenku siarki do atmosfery o 200 tysięcy ton na rok, przy ogromnych nakładach w samej energetyce zawodowej. Ale nie tylko w samej energetyce zawodowej, lecz również i przemyśle wydobywczym. Ma<text:span text:style-name="T2741">m</text:span><text:s/>na myśli program, który się z tym wiąże, jest to rozszerzony program budowy zak<text:span text:style-name="T2742">ła</text:span>dów wzbogacania i odsiar<text:span text:style-name="T2743">cz</text:span>ania miału i węgli energetycznych.<text:s/><text:span text:style-name="T2744">S</text:span>ą to kierunki zaakceptowane, mające swoją już wymowę liczbową, rzeczową i finansową, również i dewizową, które będą realizowane w nadc<text:span text:style-name="T2745">ho</text:span>dzący<text:span text:style-name="T2746">ch</text:span><text:s/>latach.<text:s/><text:span text:style-name="T2747">I</text:span><text:s/>jest to kierunkowo zgodne ze zgłoszonym tutaj postulatem w odniesieniu akurat do problemu ochrony środowiska. Mów<text:span text:style-name="T2748">ię</text:span><text:s/>o tym<text:s/><text:span text:style-name="T2749">ja</text:span>ko o pewnym przykładzie.</text:p>
      <text:p text:style-name="P2750">Jest sprawą oczywistą, i wydaje się tutaj, panie przewodniczący, że po takiej wymianie poglądów co do jedności jeśli chodzi o kierunki działania, trzeba usiąść, no, przy może mniejszych stolikach, w mniejszych gronach, może nawet w poszc<text:span text:style-name="T2751">ze</text:span>gólnych biurach, gdzie mamy całe zaplecze danych i materiałów, żeby zastanowić się, w jakim to kalendarzu zdarzeń faktycznych jesteśmy w stanie ten kierunek real<text:span text:style-name="T2752">iz</text:span>ować.</text:p>
      <text:p text:style-name="P2753">Mnie osobiście odpowiada, może nie w całości, ale przynajmniej kierunek był słuszny, jeżeli chodzi o propozycję stopniowego odchodzenia, schodzenia, wydobycia w soboty. Jest to dla mnie sprawa oczywista, że m<text:span text:style-name="T2754">u</text:span>simy się dobić i musimy to załatwić, aby wkrótce, w możliwie najkrótszym horyzoncie czasowym, ale takim jaki będzie to jednak realne, zejść jednak z wydobycia sobotniego, gwarantując w ten sposób pełną realizację Porozumień Jastrzębskich, a jednocześnie stworzyć odpowiednie warunki techniczne i organizacyjne, aby jednak gospodarka narodowy otrzymywała, no, niezbędne dla jej<text:s/><text:span text:style-name="T2755">fu</text:span>nk<text:span text:style-name="T2756">cjo</text:span>now<text:span text:style-name="T2757">ania</text:span><text:s/>- a chcielibyśmy aby funkcjonowała coraz lepiej - no, nośniki energii, czy to w postaci pierwotnej, czy pr<text:span text:style-name="T2758">ze</text:span>tworzon<text:span text:style-name="T2759">ej,</text:span><text:s/>jaką jest energia elektryczna<text:span text:style-name="T2760">.</text:span><text:s/>Jesteśmy skłonni włączyć<text:s/>się na<text:s/>wszystkich etapach w opracowywanie, aczkolwiek n<text:span text:style-name="T2761">ie</text:span><text:s/>we ws<text:span text:style-name="T2762">zy</text:span>stkich tematach jesteśmy wiodący. Jeżeli rozmaw<text:span text:style-name="T2763">ia</text:span>m<text:span text:style-name="T2764">y</text:span>, na przykład, o rentach i o emeryturach, jest to sprawa oczywista, że ona dotyczy całej gospodarki narodowej i powinna być rozw<text:span text:style-name="T2765">iązy</text:span>wana w ramach pakietu zmian i ustawowych dotyczących zaopatrzenia emerytalnego wszystkich pr<text:span text:style-name="T2766">a</text:span>c<text:span text:style-name="T2767">ujący</text:span>c<text:span text:style-name="T2768">h</text:span>, w tym również zaopatrzenia emerytalnego górników i ic<text:span text:style-name="T2769">h</text:span><text:s/>rodzin.</text:p>
      <text:p text:style-name="P2770">Jeżeli mówi<text:span text:style-name="T2771">m</text:span>y o ekologii, to nie da się wycinkowo załatwi<text:span text:style-name="T2772">ć</text:span><text:s/>jednego tematu, na przykład tylko emisji siarki, ale przecież mamy do czynienia również z całym problemem oczyszczania ścieków, odsalania wód kopalnianych. Jest to znacznie szersza płaszczyzna jak gdyb<text:span text:style-name="T2773">y</text:span><text:s/>współdziałania mię<text:span text:style-name="T2774">dz</text:span>yresortowego, niż problem górnictwa, który, jak gdyby należał do nasze<text:span text:style-name="T2775">g</text:span>o resortu wewnątrz.</text:p>
      <text:p text:style-name="P2776">I ostatnia kwestia, którą chciałem tut<text:span text:style-name="T2777">a</text:span>j poruszyć. To kwestie finansowe i systemu ekonomiczno-f<text:span text:style-name="T2778">in</text:span>ansowego. Mówił tutaj dyrektor Helski<text:span text:style-name="T2779">.</text:span><text:s/>No,<text:s/><text:span text:style-name="T2780">z</text:span><text:s/>punktu widzenia rządu, właściwym dla sprawy jest Minister Finansów, a my jesteśmy pro<text:span text:style-name="T2781">fesjo</text:span>n<text:span text:style-name="T2782">alist</text:span>ami, który ten system od strony znajomości przedmiotu, jakim są procesy wydobywcze, c<text:span text:style-name="T2783">h</text:span>ara<text:span text:style-name="T2784">kt</text:span>e<text:span text:style-name="T2785">r</text:span>y<text:span text:style-name="T2786">s</text:span>ty<text:span text:style-name="T2787">ka</text:span><text:s/>tych procesów, szczególne<text:s/><text:span text:style-name="T2788">uw</text:span>arunkowania, powinniśmy<text:s/><text:soft-page-break/>zaproponować taki sy<text:span text:style-name="T2789">ste</text:span>m, który byłby dla tego procesu systemem prawdziwie ekonomicznym, ale jednocześnie nie<text:span text:style-name="T2790"><text:s/></text:span>wprowadziłby swoistej spir<text:span text:style-name="T2791">a</text:span>li wzrostu kosztów w skali gospodarki narodowej. Jest sprawą jasną, że w tym c<text:span text:style-name="T2792">ał</text:span>ym elemencie musimy, przynajmniej na najbliższą pięciolatkę, jeszcze wziąć pod uwagę system dotowania wydobycia węgla, z uwagi na to, że nie może on być zaniechany. Zaniech<text:span text:style-name="T2793">a</text:span>ne może być wydobycie tylko z tego t<text:span text:style-name="T2794">yt</text:span>ułu, że kopalnia jest n<text:span text:style-name="T2795">ie</text:span>rentowna. Jest to sprawa jedna z trudni<text:span text:style-name="T2796">ejs</text:span>zych do rozwiązania.</text:p>
      <text:p text:style-name="P2797">Dziękuję.</text:p>
      <text:p text:style-name="P2798"><text:span text:style-name="T2799">Alojzy Pietrzyk</text:span>:</text:p>
      <text:p text:style-name="P2800">Dziękuję. Tą propozycję, żeśmy słyszeli. Ewentualnie może byśmy podyskutowali na ten temat.</text:p>
      <text:p text:style-name="P2801">Czy z naszego składu są zastrzeżenia co do p<text:span text:style-name="T2802">odz</text:span>i<text:span text:style-name="T2803">ał</text:span>u tematycznego i podzielenia s<text:span text:style-name="T2804">ię</text:span><text:s/>na grupy robocze?<text:s/></text:p>
      <text:p text:style-name="P2805">A szkoda, że pad<text:span text:style-name="T2806">ła</text:span><text:s/>propozycja udostęp<text:span text:style-name="T2807">ni</text:span>enia różnego rodz<text:span text:style-name="T2808">a</text:span>ju ma<text:span text:style-name="T2809">t</text:span>eria<text:span text:style-name="T2810">ł</text:span>ów, które mi<text:span text:style-name="T2811">a</text:span>ły b<text:span text:style-name="T2812">y</text:span>ć pomocne,<text:s/><text:span text:style-name="T2813">a</text:span><text:s/>nie zo<text:span text:style-name="T2814">st</text:span>ało to<text:s/><text:span text:style-name="T2815">zrobion</text:span>e d<text:span text:style-name="T2816">użo</text:span><text:s/>w<text:span text:style-name="T2817">c</text:span>ześnie<text:span text:style-name="T2818">j.</text:span><text:s/><text:span text:style-name="T2819">No,</text:span><text:s/><text:span text:style-name="T2820">a</text:span>le to już trudno.</text:p>
      <text:p text:style-name="P2821">Czy ktoś chce zabrać głos?</text:p>
      <text:p text:style-name="P2822"><text:span text:style-name="T2823">Ry</text:span><text:span text:style-name="T2824">sz</text:span><text:span text:style-name="T2825">ard<text:s/></text:span><text:span text:style-name="T2826">Zb</text:span><text:span text:style-name="T2827">rzy</text:span><text:span text:style-name="T2828">z</text:span><text:span text:style-name="T2829">n</text:span><text:span text:style-name="T2830">y</text:span>:</text:p>
      <text:p text:style-name="P2831">J<text:span text:style-name="T2832">a</text:span><text:s/>m<text:span text:style-name="T2833">am</text:span><text:s/>t<text:span text:style-name="T2834">a</text:span>kie pytan<text:span text:style-name="T2835">ie</text:span><text:s/>do strony rządowej,<text:s/><text:span text:style-name="T2836">ż</text:span>eby ustosunkować<text:s/><text:span text:style-name="T2837">si</text:span>ę do strony ekonomiczno-finansowej istniejącej<text:s/><text:span text:style-name="T2838">w</text:span><text:s/>węglu<text:s/><text:span text:style-name="T2839">brunatny</text:span><text:span text:style-name="T2840">m.</text:span><text:span text:style-name="T2841"><text:s/>Po</text:span><text:span text:style-name="T2842">ni</text:span><text:span text:style-name="T2843">eważ</text:span><text:s/>pan się ustosunkował do wę<text:span text:style-name="T2844">g</text:span>la kamiennego, tylko.</text:p>
      <text:p text:style-name="P2845"><text:span text:style-name="T2846">Alojzy Pietrzyk</text:span>:</text:p>
      <text:p text:style-name="P2847">Proszę bardzo.</text:p>
      <text:p text:style-name="P2848"><text:span text:style-name="T2849">Jan</text:span><text:span text:style-name="T2850">usz</text:span><text:span text:style-name="T2851"><text:s/></text:span><text:span text:style-name="T2852">P</text:span><text:span text:style-name="T2853">aw</text:span><text:span text:style-name="T2854">łow</text:span><text:span text:style-name="T2855">s</text:span><text:span text:style-name="T2856">k</text:span><text:span text:style-name="T2857">i</text:span>:</text:p>
      <text:p text:style-name="P2858">J<text:span text:style-name="T2859">a</text:span><text:s/>mówi<text:span text:style-name="T2860">ą</text:span>c o przemyśle wydobywczym również miałem na myśli i węgiel brunatny. Ja podzielam tą myśl, którą chyba tutaj<text:s/><text:span text:style-name="T2861">pa</text:span>n przedstawił, że ceny rozliczeniowe waszego węgla dostar<text:span text:style-name="T2862">cz</text:span>an<text:span text:style-name="T2863">eg</text:span>o do elektrowni, jak gdyby wynikają z odwrotnej strony. N<text:span text:style-name="T2864">i</text:span>e z waszych kosztów, a potrzeby zmieszczenia się w kosztach elektrowni. Otóż ten temat będzie ro<text:span text:style-name="T2865">zw</text:span>a<text:span text:style-name="T2866">ża</text:span>ny. Jest materiał w<text:s/><text:span text:style-name="T2867">Mi</text:span>n<text:span text:style-name="T2868">ist</text:span>er<text:span text:style-name="T2869">stwie</text:span><text:s/>Finansów, który mówi o zasadach f<text:span text:style-name="T2870">in</text:span>a<text:span text:style-name="T2871">ns</text:span>owy<text:span text:style-name="T2872">ch</text:span><text:s/>wspólnoty energ<text:span text:style-name="T2873">ii<text:s/></text:span>elektrycznej i węgla brunatnego. Aczkolwiek jeżeli będzie dyskusja na te<text:span text:style-name="T2874">m</text:span>at samod<text:span text:style-name="T2875">zi</text:span>elności ekonomiczn<text:span text:style-name="T2876">ej</text:span>, to w ramach tej dyskusji będziemy również rozważać kwestię samodz<text:span text:style-name="T2877">ie</text:span>lności ekonomicznej kopalń węgla brunatnego. Stosunkowo najprostsze do załatwienia z tego pakietu spraw, który został tu zgłoszony, no to je<text:span text:style-name="T2878">s</text:span>t kwestia poprawki w zakresie pracy górniczej, tego podpunktu 4. No, oczywiście, jest to jakiś element bardzo słuszny, że skor<text:span text:style-name="T2879">o</text:span><text:s/>uw<text:span text:style-name="T2880">aż</text:span>a się, że kopalnie si<text:span text:style-name="T2881">a</text:span>rki mają pewne preferencje, to tym bardziej inne kopalnie, kopalnie węgla brunatn<text:span text:style-name="T2882">e</text:span>go pow<text:span text:style-name="T2883">in</text:span>ny<text:s/><text:span text:style-name="T2884">t</text:span>aki<text:span text:style-name="T2885">e</text:span><text:s/>preferen<text:span text:style-name="T2886">cj</text:span>e po<text:span text:style-name="T2887">si</text:span>ad<text:span text:style-name="T2888">ać.</text:span></text:p>
      <text:p text:style-name="P2889">Jest to kwestia tylko przybliżenia, powied<text:span text:style-name="T2890">zi</text:span>ałbym, szczegółowo tego zagadnienia. Ale co do kierunku, to nie ma.</text:p>
      <text:p text:style-name="P2891"><text:span text:style-name="T2892">Al</text:span><text:span text:style-name="T2893">o</text:span><text:span text:style-name="T2894">jzy Pi</text:span><text:span text:style-name="T2895">et</text:span><text:span text:style-name="T2896">rzyk</text:span>:</text:p>
      <text:p text:style-name="P2897">W związku z tym,<text:s/><text:span text:style-name="T2898">ż</text:span>e wspomniał pan o pewnych materiałach, które są w ministerstwie dotyczące tych z<text:span text:style-name="T2899">a</text:span>s<text:span text:style-name="T2900">a</text:span>d ekonomiczno-finansowych, ma<text:span text:style-name="T2901">m</text:span><text:s/>taką prośbę, czy mógłbym do<text:span text:style-name="T2902">s</text:span>ta<text:span text:style-name="T2903">ć</text:span><text:s/>do wglądu te materiały?</text:p>
      <text:p text:style-name="P2904"><text:span text:style-name="T2905">J</text:span><text:span text:style-name="T2906">a</text:span><text:span text:style-name="T2907">n</text:span><text:span text:style-name="T2908">usz</text:span><text:span text:style-name="T2909"><text:s/></text:span><text:span text:style-name="T2910">Paw</text:span><text:span text:style-name="T2911">ło</text:span><text:span text:style-name="T2912">w</text:span><text:span text:style-name="T2913">s</text:span><text:span text:style-name="T2914">ki</text:span>:</text:p>
      <text:p text:style-name="P2915">Ja nie mam ich w tej chwili przed<text:span text:style-name="T2916"><text:s/></text:span>sobą. P<text:span text:style-name="T2917">a</text:span>nie przewodniczący, ja chciałbym jeszcze jedno powied<text:span text:style-name="T2918">zi</text:span>e<text:span text:style-name="T2919">ć.</text:span></text:p>
      <text:p text:style-name="P2920"><text:span text:style-name="T2921">A</text:span><text:span text:style-name="T2922">l</text:span><text:span text:style-name="T2923">ojzy</text:span><text:span text:style-name="T2924"><text:s/></text:span><text:span text:style-name="T2925">Pi</text:span><text:span text:style-name="T2926">e</text:span><text:span text:style-name="T2927">t</text:span><text:span text:style-name="T2928">r</text:span><text:span text:style-name="T2929">zyk</text:span>:</text:p>
      <text:p text:style-name="P2930"><text:span text:style-name="T2931">M</text:span>oże na sobotę w t<text:span text:style-name="T2932">ak</text:span>im raz<text:span text:style-name="T2933">ie</text:span>.</text:p>
      <text:soft-page-break/>
      <text:p text:style-name="P2934"><text:span text:style-name="T2935">J</text:span><text:span text:style-name="T2936">a</text:span><text:span text:style-name="T2937">n</text:span><text:span text:style-name="T2938">usz</text:span><text:span text:style-name="T2939"><text:s/></text:span><text:span text:style-name="T2940">Paw</text:span><text:span text:style-name="T2941">ło</text:span><text:span text:style-name="T2942">w</text:span><text:span text:style-name="T2943">s</text:span><text:span text:style-name="T2944">ki</text:span>:</text:p>
      <text:p text:style-name="P2945">Ja t<text:span text:style-name="T2946">o</text:span><text:s/>pismo, które otrzymałem z października roku ubiegłego, uruchomiłem sprawę<text:s/><text:span text:style-name="T2947">w</text:span><text:s/>takim sensie.<text:s/><text:span text:style-name="T2948">Ż</text:span>eby odpowiedzieć na p<text:span text:style-name="T2949">yt</text:span>anie, gd<text:span text:style-name="T2950">zi</text:span>e te dane źródłowe znajdują się?<text:s/><text:span text:style-name="T2951">W</text:span><text:s/>jakich publika<text:span text:style-name="T2952">cj</text:span>ach? Bo res<text:span text:style-name="T2953">ort<text:s/></text:span>nie zbiera innych danych, poza danymi, które są w sprawozdaw<text:span text:style-name="T2954">cz</text:span>oś<text:span text:style-name="T2955">ci</text:span><text:s/>GUS-owskiej. Zatem my nie robimy jakichś<text:s/><text:span text:style-name="T2956">w</text:span>ł<text:span text:style-name="T2957">a</text:span>snych badań, zresztą nie ma<text:span text:style-name="T2958">m</text:span>y do tego aparatu<text:span text:style-name="T2959">.</text:span><text:s/>Nasze zatrudnienie jest wyraźnie ograniczone, nawet w stosunku... było zresztą przedmiotem publicznych wiadomości, jakie minister Wilczek podjął decyzje.<text:s/><text:span text:style-name="T2960">I</text:span><text:s/>my grupując kiedyś cztery samodzielne resorty, a obecnie jeden, no, m<text:span text:style-name="T2961">a</text:span>my zatrudnienie rzędu<text:s/><text:span text:style-name="T2962">35</text:span>0 osób.<text:s/><text:span text:style-name="T2963">N</text:span>ie jesteśmy w st<text:span text:style-name="T2964">a</text:span>nie gromadzi<text:span text:style-name="T2965">ć</text:span><text:s/>materiałów własnych. Korzystamy tylko z materiałów GUS-owsk<text:span text:style-name="T2966">ic</text:span>h i na tle zapytania po prostu odpowiemy, gdzie te materiały<text:s/><text:span text:style-name="T2967">w</text:span><text:s/>jakich publikacjach GUS-owskich się znajdują, gdzie można je ewentualnie zaczerpnąć uzyskać informacje.</text:p>
      <text:p text:style-name="P2968">Na<text:span text:style-name="T2969">t</text:span>omiast jeśli chodzi o systemy ekonom<text:span text:style-name="T2970">ic</text:span>zne Wspólnoty Węgla<text:s/><text:span text:style-name="T2971">i</text:span><text:s/>Energetyk<text:span text:style-name="T2972">i</text:span>, jak również dotyczy ten problem, o czym wspominał dyrektor Helski, również węgla kamiennego, to są to nasze własne opracowania i możemy je udostępnić dla tego<text:s/>„stołu”, który na temat problemów ekonomi<text:span text:style-name="T2973">cz</text:span>nych będzie szczegółowo radził. Będziemy dysponować tym materiałem<text:span text:style-name="T2974">.</text:span></text:p>
      <text:p text:style-name="P2975"><text:span text:style-name="T2976">Tadeusz Jedynak</text:span>:</text:p>
      <text:p text:style-name="P2977">Ja do pana dyrektora Hel<text:span text:style-name="T2978">skie</text:span>go. A pytanie w ogóle to jest do strony rządowej. Skąd się wzięła t<text:span text:style-name="T2979">a</text:span><text:s/><text:span text:style-name="T2980">il</text:span>ość<text:s/><text:span text:style-name="T2981">1</text:span>90 milionów ton wydobyc<text:span text:style-name="T2982">i</text:span>a? Czy strona rządowa dysponuje, jakie je<text:span text:style-name="T2983">st</text:span><text:s/>p<text:span text:style-name="T2984">r</text:span>awdziwe wydobycie tego węgl<text:span text:style-name="T2985">a</text:span>. Mnie chodzi o skify i kamień, tego wszystkiego co idzie do góry.<text:s/>Jaki jest bilans energetyczny? Jakie jest zapotrzebowanie prawdziwe na węgiel w tym kraju? Czy takie dane są? Czy takie opracowania są? Jeśli takie opracowania są, to wtedy można by się zastanawiać nad system finansowym i organizacyjnym. Co z oszczędnością węgla?<text:s/><text:span text:style-name="T2986">O</text:span><text:s/>tym<text:s/><text:span text:style-name="T2987">si</text:span>ę nie mówi. Mówi się tylko o tym, że potrzeba 190 i na tym stoimy. Ja przypominam sobie, że w osi<text:span text:style-name="T2988">e</text:span>mdziesiątym roku to zapotrzebowanie na węgiel było nawet wyższe.<text:s/><text:span text:style-name="T2989">W</text:span><text:s/>okresie gierkowskim wydobywało się ponad 200 milionów ton, żądało się jeszcze więcej. Okazało się, że był ten bilans energetyczny robiony, oczywiście, on może nie był doskonały, bo opierano się na obliczeniach szczątkowych, jakichś<text:s/><text:span text:style-name="T2990">je</text:span>dno<text:span text:style-name="T2991">stk</text:span>owych, wynikało z tego, wtedy<text:s/>„<text:span text:style-name="T2992">S</text:span>ol<text:span text:style-name="T2993">id</text:span>ar<text:span text:style-name="T2994">no</text:span>ść”<text:s/>przedstawiała taki materiał, że około 160 milionów ton to jest wys<text:span text:style-name="T2995">ta</text:span>rcz<text:span text:style-name="T2996">aj</text:span>ąca ilość węgla. I tak się mówiło,<text:s/><text:span text:style-name="T2997">ż</text:span>e jest to za duży bilans.</text:p>
      <text:p text:style-name="P2998">Ja miałbym taką propozycję, czy nie zastanowić się nad tym, w jak<text:span text:style-name="T2999">i</text:span><text:s/>sposób doprowadzić do tego, żeby ten węg<text:span text:style-name="T3000">ie</text:span>l był lepszej jakości, by wydobycie było mni<text:span text:style-name="T3001">ejs</text:span>ze, a zarazem opłacalność, czy rentowność kopalń by<text:span text:style-name="T3002">ła</text:span>by w tym układzie i dłuższa, i opłacałoby to się wszystkim. Ja myślę, że tutaj trzeba by zastanowić się nad tym problemem. Bo ja nie wierzę osobiście w to, a zaraz podam przykład - dlaczego - że wydob<text:span text:style-name="T3003">yw</text:span>ane jest d<text:span text:style-name="T3004">zi</text:span>siaj w Polsce 1<text:span text:style-name="T3005">9</text:span>0 milionów ton węgla.</text:p>
      <text:p text:style-name="P3006">Na rozmowach, w których uczestniczył ówczesny minister Krzak, pamiętam, to było w 8<text:span text:style-name="T3007">1</text:span><text:s/>roku, kiedy jeden z naszych członków, z naszej strony powiedział, kiedy była sprawa sobót wolnych, powiedział o tych ośmiu sobotach, bo potrzeba była tych ileś milionów ton węgla, czy za<text:span text:style-name="T3008">ż</text:span>artował, czy po prostu po<text:span text:style-name="T3009">w</text:span>iedział w ten sposób, co pan tutaj opowiada panie ministrze, n<text:span text:style-name="T3010">a</text:span><text:s/>przykład mamy dane transportu węgle na wschód, to zna<text:span text:style-name="T3011">cz</text:span>y kolejarze nasi obliczamy itd<text:span text:style-name="T3012">.</text:span>, mamy miesięczny bilans, okazuje się, że około 6 milionów ton węgla idzie w ogóle niezb<text:span text:style-name="T3013">il</text:span>ansowanych, nieobliczonych. W tym momencie pan Krzak powiedział, no, nie, wie pan 6 milionów to jest 6 milionów, ale 2 miliony to się z panem zgodzę. Stąd jest moja obawa, że rząd<text:s/><text:soft-page-break/>nie zna autentycznego wydobycia węgla, jak to wygląda.</text:p>
      <text:p text:style-name="P3014">Tym bardziej, że jak popatrzymy na hałdy przy elektrowniach, popatrzymy na te hałdy, na transporty z węglem, które idą na rynek wewnętrzny, bo na za granicę to wiado<text:span text:style-name="T3015">m</text:span>o, że ten węgiel musi mieć swoją jakość, to kamienia jest du<text:span text:style-name="T3016">ż</text:span>o. Najlepiej por<text:span text:style-name="T3017">oz</text:span>maw<text:span text:style-name="T3018">ia</text:span>ć z dyrektorami ciepłowni różnych. Jak wygląda właśnie pola<text:span text:style-name="T3019">k</text:span>i węgiel? Jaka jest jego jakość? J<text:span text:style-name="T3020">a<text:s/></text:span>się zgodzę, z tym kamieniem, z tym przyrostem, o te<text:s/><text:span text:style-name="T3021">1</text:span>9<text:span text:style-name="T3022">0</text:span><text:s/>milionów będzie.</text:p>
      <text:p text:style-name="P3023">Ale, jak myślę, będziemy wydobywać czysty węgiel, może okazać się, na zaopatrzenie kraju, że nam wystarczy 1<text:span text:style-name="T3024">5</text:span>0 milionów ton, a może mniej. Może jak byśmy od tej strony podeszli, panie doktorze Helski, do sprawy, to myślę, że opłacałoby nam się pracować właśnie p<text:span text:style-name="T3025">ię</text:span>ć dni w tygodniu, z zarobkami utrzymanymi na jakimś poziomie. Wtedy wszystkim by się opłacało. I energetyce i przemysłowi krajowemu. O tym się nie mówi. Mówi się tylko, że potrzebne są tony, potrzebna jest ilość. Ale nie mówi się w jaki sposób urynkowić kopalnie, urentownić kopalnie nawet te, które są stare.<text:s/><text:span text:style-name="T3026">I</text:span><text:s/>w jakimś tam okresie s<text:span text:style-name="T3027">am</text:span>o<text:span text:style-name="T3028">fin</text:span>a<text:span text:style-name="T3029">nsowania</text:span><text:s/>własnego, przy pewnej organizacji, może by<text:s/><text:span text:style-name="T3030">si</text:span>ę okaz<text:span text:style-name="T3031">a</text:span>ło, że by się opłaciło. Może warto by było, ja wiem, że my w tym zespole tego problemu<text:s/><text:span text:style-name="T3032">n</text:span>ie rozwiążemy. Ale j<text:span text:style-name="T3033">a</text:span>k by spr<text:span text:style-name="T3034">a</text:span>wę postawić bardziej poważnie, są z naszej strony eksperci i geolodzy, i fachowcy na uczelniach, w Katowicach, czy uczelniach krakowskich,<text:s/><text:span text:style-name="T3035">moż</text:span>n<text:span text:style-name="T3036">a</text:span><text:s/><text:span text:style-name="T3037">b</text:span>y si<text:span text:style-name="T3038">ę</text:span><text:s/>nad tym problemem zast<text:span text:style-name="T3039">a</text:span>nowi<text:span text:style-name="T3040">ć</text:span>.</text:p>
      <text:p text:style-name="P3041">Ja nie mówię, że to jest na dzisiaj, ale przynajmniej można by przez najbliższy okres kilkunastu miesięcy opracować i stopniowo przechod<text:span text:style-name="T3042">zić</text:span><text:s/>do tych problemów. A nie do tego, że trzeba nam akurat tyle milionów i rozw<text:span text:style-name="T3043">ią</text:span>zywać wszystkie te problemy od strony politycznej, że akurat tyle potrzeba. Mówmy więc o ekonomii, mniej o tym, ile ktoś tam nam narzuci.</text:p>
      <text:p text:style-name="P3044">Dziękuję.</text:p>
      <text:p text:style-name="P3045"><text:span text:style-name="T3046">Janus</text:span><text:span text:style-name="T3047">z</text:span><text:span text:style-name="T3048"><text:s/>Pa</text:span><text:span text:style-name="T3049">wł</text:span><text:span text:style-name="T3050">ow</text:span><text:span text:style-name="T3051">ski</text:span>:</text:p>
      <text:p text:style-name="P3052"><text:span text:style-name="T3053">Je</text:span>żeli można,<text:s/><text:span text:style-name="T3054">to</text:span><text:s/>ja bym chc<text:span text:style-name="T3055">iał</text:span><text:s/>od razu panu Jedynakowi odpowiedzieć na to pytanie.</text:p>
      <text:p text:style-name="P3056">Rzeczywiście, bilans rozchodu węgla rocznie jest zatwierdzony przez, kiedyś to było przez Komisję Planowania, jest przez Sejm zatwierdzony. Ilość wydobycia jest zatwierdzona przez Sejm, jest ustawa sejmowa, plan roczny, uchwałą Sejmu<text:span text:style-name="T3057">.</text:span></text:p>
      <text:p text:style-name="P3058">Bilans dokładny za poprzedni rok i plan na bieżący rok, co do chłopów, co do kolei, co do elektrown<text:span text:style-name="T3059">i</text:span>, co na eksport, co do<text:s/><text:span text:style-name="T3060">pierwszego</text:span><text:s/>obszaru płatniczego, co do dru<text:span text:style-name="T3061">gi</text:span>ego obszaru płatniczego, jest bardzo dokładny. Pan profesor para się tutaj tymi sprawami. I chyba potwierdzi, że te dokumenty są i one są dostępne. To nie jest żadna jakaś wielka tajemnica państwowa. Być może, że panowie jej nie mają. Zresztą się nie dziwię, że je<text:span text:style-name="T3062">j</text:span><text:s/>nie macie. Ale taki bilans jest i takie wielkości są.</text:p>
      <text:p text:style-name="P3063">Trochę to nie jest tak, kolego Jedynak, że sprawą te skipy,<text:s/><text:span text:style-name="T3064">a</text:span><text:s/>węgiel taki, a nie taki. Jeżeli mówimy<text:s/><text:span text:style-name="T3065">o</text:span><text:s/>bilansie węgla, t<text:span text:style-name="T3066">o</text:span><text:s/><text:span text:style-name="T3067">m</text:span>y mówimy o bilansie handlowym, a więc takim, który idzie do wagonów. A proszę pamiętać, ż<text:span text:style-name="T3068">e</text:span><text:s/>na ni<text:span text:style-name="T3069">ek</text:span>tórych kopalniach Rybnickiego Okręgu Węglowego wydobywa się urobku dwa razy tyle ile jest węgla handlowego.<text:s/><text:span text:style-name="T3070">Z</text:span>aniec<text:span text:style-name="T3071">z</text:span>ys<text:span text:style-name="T3072">z</text:span>czenie w niektórych kopalniach, bo taka jest uroda tego węgla, jest<text:s/><text:span text:style-name="T3073">50</text:span><text:s/>procent tego zanie<text:span text:style-name="T3074">czys</text:span>zczen<text:span text:style-name="T3075">ia</text:span>. Czyli wychodzi dwa razy tyle skipów, ile uzyskujemy węgla handlowego.</text:p>
      <text:p text:style-name="P3076">Zresztą do rozchodu węgla, do bilansu wę<text:span text:style-name="T3077">g</text:span>la, dostęp jest i to nie jest jakaś wielk<text:span text:style-name="T3078">a</text:span><text:s/>tajemnica. To jest<text:s/><text:span text:style-name="T3079">p</text:span>ierws<text:span text:style-name="T3080">za</text:span><text:s/><text:span text:style-name="T3081">sp</text:span>rawa<text:span text:style-name="T3082">.</text:span></text:p>
      <text:soft-page-break/>
      <text:p text:style-name="P3083">Druga spr<text:span text:style-name="T3084">awa</text:span>, wynika to z potrzeb gospodarki narodowej.<text:s/><text:span text:style-name="T3085">I</text:span><text:s/>nie Wspólnota Węgla, nie górnicy, decydują ile<text:s/><text:span text:style-name="T3086">wę</text:span>gla trzeba dać. Bo elektrownie mają swoje potrzeby, gospodarka komunalna swoje p<text:span text:style-name="T3087">ot</text:span>r<text:span text:style-name="T3088">z</text:span>e<text:span text:style-name="T3089">b</text:span>y, kol<text:span text:style-name="T3090">e</text:span>j ma p<text:span text:style-name="T3091">o</text:span>trzeby, gospodarka rolna swoje potrzeby, eksp<text:span text:style-name="T3092">o</text:span>rt swoje potrzeby, więc wszystko jest zbilansowane. A nie tylko w ilościach, a jest bardzo dokładnie zbilansowane co węgiel koks<text:span text:style-name="T3093">uj</text:span>ąc<text:span text:style-name="T3094">y</text:span>, co wę<text:span text:style-name="T3095">g</text:span>iel energetyczny, jaki<text:span text:style-name="T3096">e</text:span><text:s/>asortymenty, jaka kalorycznoś<text:span text:style-name="T3097">ć</text:span>, jakie<text:s/>za popielen<text:span text:style-name="T3098">ie</text:span>, jaka wilgotność itd., itd. Tak że to nie są jakieś magiczne wielkości, tylko realna. Te dokumenty są.<text:s/><text:span text:style-name="T3099">I</text:span><text:s/>myślę,<text:s/><text:span text:style-name="T3100">ż</text:span>e ktoś tam<text:s/><text:span text:style-name="T3101">po</text:span>w<text:span text:style-name="T3102">ie</text:span>, sobie wymyśli, że to jest polityczna spr<text:span text:style-name="T3103">a</text:span>wa, a bo ja tego nie rozumiem. Polityczna sprawa, że ma być<text:s/><text:span text:style-name="T3104">19</text:span>2 miliony.</text:p>
      <text:p text:style-name="P3105">Ja stale mówię o tym, ż<text:span text:style-name="T3106">e</text:span><text:s/>nawet gdy w Pol<text:span text:style-name="T3107">s</text:span>ce będ<text:span text:style-name="T3108">zie</text:span>my wydobywać 120 milion ton rocznie, to to będ<text:span text:style-name="T3109">zi</text:span>e górnictwo i tak duże, będą wielkie problemy te wszystkie, które tutaj omawiamy. Bo to będzie je<text:span text:style-name="T3110">s</text:span>zcze i tak wielkie.<text:s/><text:span text:style-name="T3111">S</text:span>pra<text:span text:style-name="T3112">w</text:span>a, wzbogacania tego węgla, j<text:span text:style-name="T3113">a</text:span>k<text:s/><text:span text:style-name="T3114">ją</text:span><text:s/>nazywacie. Jest konkretny program. Jest program budowy 12 zak<text:span text:style-name="T3115">ła</text:span>dów pr<text:span text:style-name="T3116">z</text:span>eróbczych. Mó<text:span text:style-name="T3117">w</text:span>i<text:span text:style-name="T3118">ł</text:span><text:s/>o tym dyrektor Kociela chyba tutaj. Jest to, dwa zagadnienia.<text:s/><text:span text:style-name="T3119">P</text:span>o pierwsze, środków na to. To s<text:span text:style-name="T3120">ą</text:span><text:s/>straszne pieniądze. Dzisiaj.<text:s/><text:span text:style-name="T3121">I</text:span><text:s/>drugie zagadnienie, natury ochrony środowiska też. Że to wszystko zostanie na tym małym skrawku ziemi, na Śląsku.</text:p>
      <text:p text:style-name="P3122">Więc mówię tutaj bardzo otwarcie o t<text:span text:style-name="T3123">y</text:span>ch sprawach.<text:s/><text:span text:style-name="T3124">I<text:s/></text:span>o tych sprawach możemy dyskutowa<text:span text:style-name="T3125">ć</text:span>.<text:s/><text:span text:style-name="T3126">M</text:span>ożemy na konkre<text:span text:style-name="T3127">t</text:span>nych liczbach dyskutować, jeżeli tylko uważacie,<text:s/><text:span text:style-name="T3128">ż</text:span>e to j<text:span text:style-name="T3129">e</text:span>st<text:s/><text:span text:style-name="T3130">po</text:span>trz<text:span text:style-name="T3131">eb</text:span>ne.</text:p>
      <text:p text:style-name="P3132">Dziękuję bardzo<text:span text:style-name="T3133">.</text:span></text:p>
      <text:p text:style-name="P3134"><text:span text:style-name="T3135">W</text:span><text:span text:style-name="T3136">ł</text:span><text:span text:style-name="T3137">o</text:span><text:span text:style-name="T3138">d</text:span><text:span text:style-name="T3139">zi</text:span><text:span text:style-name="T3140">m</text:span><text:span text:style-name="T3141">i</text:span><text:span text:style-name="T3142">e</text:span><text:span text:style-name="T3143">r</text:span><text:span text:style-name="T3144">z<text:s/></text:span><text:span text:style-name="T3145">B</text:span><text:span text:style-name="T3146">o</text:span><text:span text:style-name="T3147">j</text:span><text:span text:style-name="T3148">ar</text:span><text:span text:style-name="T3149">ski</text:span>:</text:p>
      <text:p text:style-name="P3150">Mnie się wyd<text:span text:style-name="T3151">o</text:span>je, że obecny bilans węgla jest wynikiem dotych<text:span text:style-name="T3152">cz</text:span>asowego systemu gospodarki. Jeżeli my mówimy o innej przyszłości, to musimy mówić o innym systemie gospodarczym. Jeżeli byśmy mieli s<text:span text:style-name="T3153">ta</text:span>nąć na stanowisku, że wsz<text:span text:style-name="T3154">y</text:span>s<text:span text:style-name="T3155">t</text:span>ko co jest, to ma zostać, to nasze spotkanie byłoby zgoła bezpr<text:span text:style-name="T3156">ze</text:span>dmiotowe, wydaje mi<text:s/><text:span text:style-name="T3157">s</text:span>ię.</text:p>
      <text:p text:style-name="P3158">Jest rzeczą zrozumiałą, że jeżeli ma być wprowadzona reforma, to<text:s/><text:span text:style-name="T3159">za</text:span><text:s/>wprowadzen<text:span text:style-name="T3160">ie</text:span>m reformy, mu<text:span text:style-name="T3161">si</text:span>my iść zupełn<text:span text:style-name="T3162">ie<text:s/></text:span>inny system planowania, zupełnie inne wyniki on daje. N<text:span text:style-name="T3163">a</text:span>szym zadaniem, wydaje mi się, przy tym stole, nie jest próba naginania się do starego, likwidowanego, systemu nakazowo-rozdzielcze<text:span text:style-name="T3164">go</text:span>. Wydaje mi się, że to byłaby całkowita strata czasu z mojej strony i myślę, że<text:s/><text:span text:style-name="T3165">z</text:span>e strony również naszych kolegów.<text:s/><text:span text:style-name="T3166">W</text:span>ydaje mi się, że musimy sobie tutaj wyraźnie powiedzieć, że celem naszego spotkania przy tym stole, to nie jest konserwacja dotychczasowego systemu nak<text:span text:style-name="T3167">a</text:span>zowo-rozdzielc<text:span text:style-name="T3168">z</text:span>ego w górnictwie.<text:s/><text:span text:style-name="T3169">N</text:span>ie jest celem. Jeżeli celem panów jest zachowanie dotychczasowego systemu nak<text:span text:style-name="T3170">a</text:span>zowo-rozdzielczego<text:s/><text:span text:style-name="T3171">w</text:span><text:s/>górnictwie i<text:s/><text:span text:style-name="T3172">w</text:span><text:s/>całej gospodarce paliwowo energetyczn<text:span text:style-name="T3173">ej,</text:span><text:s/>to zaiste szkoda, poza sprawami czasu pracy i odszkodowań nie mielibyśmy o czym mówić.<text:s/><text:span text:style-name="T3174">Z</text:span><text:s/>pełną świa<text:span text:style-name="T3175">do</text:span>mością, że gotujemy naszym dzieciom najgorszą pr<text:span text:style-name="T3176">z</text:span>yszłoś<text:span text:style-name="T3177">ć</text:span><text:s/>w naszym kraju.</text:p>
      <text:p text:style-name="P3178"><text:span text:style-name="T3179">J</text:span>a rozumiem, że nasz<text:s/>„stolik”<text:s/>jest elementem<text:s/>„stołu”<text:s/>o reformie państwa i od strony gospodarczej w naszym kraju, że negocjacje tego właśnie oczekują. Już negocjacje z natury rzeczy dotyczą zmiany istniejącego systemu. I bardzo bym prosił, żebyśmy si<text:span text:style-name="T3180">ę</text:span><text:s/>do tego przynajmniej mogli się porozumieć, bo z wypowiedzi panów dzisiaj, próbują nasze zajęcia wspólne skanalizować w ramach starego systemu, co nie jest w ogóle naszym celem naszego tutaj spotkania<text:span text:style-name="T3181">.</text:span><text:s/>Prosiłbym<text:s/><text:span text:style-name="T3182">z</text:span>atem, żeby panowie zechcieli odpowiedzieć na pytanie<text:span text:style-name="T3183">:</text:span><text:s/>czy panowie rzeczywiście uważacie, że celem naszego spotkania jest dostosowanie bieżących wymagań do konserwacji starego,<text:s/><text:span text:style-name="T3184">sk</text:span>ompro<text:span text:style-name="T3185">mito</text:span>wan<text:span text:style-name="T3186">eg</text:span>o systemu nakazowo-rozdzielc<text:span text:style-name="T3187">ze</text:span>go w górnictwie?</text:p>
      <text:soft-page-break/>
      <text:p text:style-name="P3188"><text:span text:style-name="T3189">I</text:span><text:s/>czy uważacie,<text:s/><text:span text:style-name="T3190">że</text:span><text:s/>górnictwo powinno zostać enklawą starego, niewygodnego, nie efektywnego systemu nakazowo-rozdzielczego w państwie, gdy całe państwo zostanie objęte reformą? Czy też panowie uważacie, że górnictwo też powinno się poddać reformie i że o tym, jaka ta reforma powinna by<text:span text:style-name="T3191">ć</text:span><text:s/>w górnictwie, właśnie tutaj powinniśmy sobie porozmawiać? Takie miałbym pytanie.</text:p>
      <text:p text:style-name="P3192">Dziękuję bardzo.</text:p>
      <text:p text:style-name="P3193"><text:span text:style-name="T3194">M</text:span><text:span text:style-name="T3195">ar</text:span><text:span text:style-name="T3196">i</text:span><text:span text:style-name="T3197">an Gustek</text:span><text:span text:style-name="T3198">:</text:span></text:p>
      <text:p text:style-name="P3199"><text:span text:style-name="T3200">M</text:span>oże ja odpowiem na to pytanie w bardzo krótki sposób. Oczywiście, my siedzimy tutaj przy tym sto<text:span text:style-name="T3201">l</text:span>e, żeby pokazać, jak zref<text:span text:style-name="T3202">o</text:span>rmować tę część gospodarki narodow<text:span text:style-name="T3203">ej,</text:span><text:s/>kt<text:span text:style-name="T3204">ó</text:span>r<text:span text:style-name="T3205">a</text:span><text:s/>się nazywa górnictwem.<text:s/><text:span text:style-name="T3206">Nie</text:span><text:s/>tylko w węglu kamiennym, ale poza węglem kamiennym, jest jeszcze bardzo dużo różnych górnictw. N<text:span text:style-name="T3207">aj</text:span>trudniejsza sprawa jest, może nie na<text:span text:style-name="T3208">jt</text:span>rudni<text:span text:style-name="T3209">ej</text:span>s<text:span text:style-name="T3210">za</text:span><text:s/>dlatego, że to jest podstawowy nośnik energii elektrycznej w Polsce, to tutaj są najtrudniejsze sprawy. Ale ja cały czas podkreśla<text:span text:style-name="T3211">m</text:span><text:s/>jedno, i co do tego jesteśmy, panie profesorze zgodni, że w górnictwie do tej pory jest system nakazowo-rozdzielczy. Bo jeżeli z góry jest ustalana wielkość wydobycia, jeżeli jest z góry ustalona cena zbytu, jeżeli są kierunki gdzie ten węgiel może pan posłać, no to jest system nakazowo- rozdzielczy. I co do tego nie mamy<text:span text:style-name="T3212"><text:s/></text:span>żadnej wątpliwości.</text:p>
      <text:p text:style-name="P3213">I teraz chodzi o to, jak to zreformować, jak do tego podejść, żeby<text:s/><text:span text:style-name="T3214">jak</text:span><text:s/>n<text:span text:style-name="T3215">a</text:span>jmni<text:span text:style-name="T3216">ej</text:span>szym kosztem dla społeczeństwa tę rzecz poprowadzić do przodu. I po to tutaj siedzimy. Zrozumieliśmy się?</text:p>
      <text:p text:style-name="P3217">Dziękuję, panie przewodniczący.</text:p>
      <text:p text:style-name="P3218"><text:span text:style-name="T3219">Al</text:span><text:span text:style-name="T3220">o</text:span><text:span text:style-name="T3221">jzy Pi</text:span><text:span text:style-name="T3222">et</text:span><text:span text:style-name="T3223">rzyk</text:span>:</text:p>
      <text:p text:style-name="P3224">J<text:span text:style-name="T3225">a</text:span><text:s/>myślę, iż żeby to spotkanie nie trwało dzisiaj za długo, bo czym dłużej to tym bardziej my jesteśmy zmęczeni. Musielibyśmy omówić teraz pewne szc<text:span text:style-name="T3226">z</text:span>egóły natury typowo technicznej. To znaczy, jeżeli dysponujecie jakimiś materiałami, a okazałoby się, że ono są pomocne, to z naszego punktu widzenia my tym wyliczeniom nie wierzymy i może nie będziemy wierzyli. Ale to zależy od naszego przekonania i od tego na ile panowie n<text:span text:style-name="T3227">a</text:span>s przekonacie w tym wszystkim.</text:p>
      <text:p text:style-name="P3228">I w związku z tym te materiały, jeżeli jakieś są, to prosilibyśmy o udostępnienie ich. Popracujemy na ten temat w naszym zespole i jako to, przyjmujmy to, że wymiana stanowisk nastąpiła z jednej i z drugiej strony. Jeszcze panowie z OPZZ-tu też coś nie coś mają. A<text:s/><text:span text:style-name="T3229">cz</text:span>as do soboty jest trochę krótki, to j<text:span text:style-name="T3230">a</text:span><text:s/>bym proponował może o jakieś dwa dni przesunąć następne spotkanie, a przygotować się konkretnie już w konkretnych tematach. Dobrze się przygotować, żeby na roboczo pójść dość mocno do przodu. Czy ewentualnie, teraz sekretarz naszego zespołu poszedł sprawdzić, czy ewentualnie poniedziałek byłby t<text:span text:style-name="T3231">a</text:span>kim dnie<text:span text:style-name="T3232">m</text:span><text:s/>w sumie.</text:p>
      <text:p text:style-name="P3233"><text:span text:style-name="T3234">M</text:span><text:span text:style-name="T3235">ar</text:span><text:span text:style-name="T3236">i</text:span><text:span text:style-name="T3237">an Gustek</text:span>:</text:p>
      <text:p text:style-name="P3238">Czyli rozumiem, że nie jesteście za sobotnim posiedzeniem?</text:p>
      <text:p text:style-name="P3239"><text:span text:style-name="T3240">A</text:span><text:span text:style-name="T3241">l</text:span><text:span text:style-name="T3242">ojzy</text:span><text:span text:style-name="T3243"><text:s/></text:span><text:span text:style-name="T3244">Pi</text:span><text:span text:style-name="T3245">e</text:span><text:span text:style-name="T3246">t</text:span><text:span text:style-name="T3247">r</text:span><text:span text:style-name="T3248">zyk</text:span>:</text:p>
      <text:p text:style-name="P3249">Teraz proponuję tak<text:span text:style-name="T3250">ą</text:span><text:s/>propozycję, czy nie przesunąć o dwa dni, jeżeli to jest możliwe w poniedziałek.<text:s/><text:span text:style-name="T3251">D</text:span>o tego czasu dobrze popracować w zespołach. Między innymi zes<text:span text:style-name="T3252">p</text:span>ół do spraw represji, żeby już tych zadrażnień nie było. Żeby ci, co mają wrócić na swoje mie<text:span text:style-name="T3253">j</text:span>sca pracy mieli możliwość takową. Zaraz, chwileczkę, się dow<text:span text:style-name="T3254">ie</text:span>m<text:span text:style-name="T3255">y.</text:span></text:p>
      <text:p text:style-name="P3256">A czy może być wtorek, bo tutaj sekretarz twierdzi, że wtorek byłby lepszy, bo jest mniej zespołów?</text:p>
      <text:p text:style-name="P3257"><text:span text:style-name="T3258">M</text:span><text:span text:style-name="T3259">ar</text:span><text:span text:style-name="T3260">i</text:span><text:span text:style-name="T3261">an Gustek</text:span>:</text:p>
      <text:soft-page-break/>
      <text:p text:style-name="P3262">To b<text:span text:style-name="T3263">ył</text:span>by 31?</text:p>
      <text:p text:style-name="P3264"><text:span text:style-name="T3265">Gł</text:span><text:span text:style-name="T3266">o</text:span><text:span text:style-name="T3267">s z s</text:span><text:span text:style-name="T3268">a</text:span><text:span text:style-name="T3269">li</text:span>:</text:p>
      <text:p text:style-name="P3270">Może lepszy byłby wtorek.</text:p>
      <text:p text:style-name="P3271"><text:span text:style-name="T3272">A</text:span><text:span text:style-name="T3273">l</text:span><text:span text:style-name="T3274">ojzy</text:span><text:span text:style-name="T3275"><text:s/></text:span><text:span text:style-name="T3276">Pi</text:span><text:span text:style-name="T3277">e</text:span><text:span text:style-name="T3278">t</text:span><text:span text:style-name="T3279">r</text:span><text:span text:style-name="T3280">zyk</text:span>:</text:p>
      <text:p text:style-name="P3281"><text:span text:style-name="T3282">I</text:span><text:s/>ewentualnie tu musielibyśmy się dogadać, żeby tego czasu nie stracić za dużo i żeby we wtorek na roboczo popracować.</text:p>
      <text:p text:style-name="P3283">Byłby to 28, tak, panie przewodn<text:span text:style-name="T3284">ic</text:span>zący?<text:s/><text:span text:style-name="T3285">C</text:span>zy wasza strona i ewentualnie zwracam się do przedstaw<text:span text:style-name="T3286">ic</text:span>iela OPZZ, czy byłby pan w stanie pow<text:span text:style-name="T3287">ia</text:span>domić swoich kolegów, żeby byli we wtorek?</text:p>
      <text:p text:style-name="P3288"><text:span text:style-name="T3289">Gł</text:span><text:span text:style-name="T3290">o</text:span><text:span text:style-name="T3291">s z s</text:span><text:span text:style-name="T3292">a</text:span><text:span text:style-name="T3293">li</text:span>:</text:p>
      <text:p text:style-name="P3294">Muszę ustalić to z koleg<text:span text:style-name="T3295">o</text:span>m<text:s/><text:span text:style-name="T3296">M</text:span>oricem z uwagi na to, że nie wiem, jakie będzie miał plany w Sejmie? Nie mogę się wypowiedzieć na ten temat.</text:p>
      <text:p text:style-name="P3297"><text:span text:style-name="T3298">M</text:span><text:span text:style-name="T3299">ar</text:span><text:span text:style-name="T3300">i</text:span><text:span text:style-name="T3301">an Gustek</text:span>:</text:p>
      <text:p text:style-name="P3302">Myślę<text:span text:style-name="T3303">, że pozostawmy</text:span><text:s/>sobotę, jako aktualny termin. Co stoi na przeszkodz<text:span text:style-name="T3304">ie</text:span>, żeby w sobotę to zrobić?</text:p>
      <text:p text:style-name="P3305"><text:span text:style-name="T3306">A</text:span><text:span text:style-name="T3307">l</text:span><text:span text:style-name="T3308">ojzy</text:span><text:span text:style-name="T3309"><text:s/></text:span><text:span text:style-name="T3310">Pi</text:span><text:span text:style-name="T3311">e</text:span><text:span text:style-name="T3312">t</text:span><text:span text:style-name="T3313">r</text:span><text:span text:style-name="T3314">zyk</text:span>:</text:p>
      <text:p text:style-name="P3315"><text:span text:style-name="T3316">W</text:span><text:s/>związku z tym, że ch<text:span text:style-name="T3317">o</text:span>dzi o tematykę i chodzi o to, żeby się dobrze przygotować, prz<text:span text:style-name="T3318">yk</text:span>ładowo w trzech co n<text:span text:style-name="T3319">aj</text:span>mniej tematach, dlatego wnioskuję<text:s/><text:span text:style-name="T3320">a</text:span>byśmy się spotkali.<text:s/><text:span text:style-name="T3321">Ż</text:span>eby można się jeszcze na roboczo spotka<text:span text:style-name="T3322">ć</text:span><text:s/>też w międzyczasie z osobna, ze dwa razy i przygotować się solidnie. Żeb<text:span text:style-name="T3323">y</text:span><text:s/>ta dyskusja była już dość mocno merytoryczna i by<text:span text:style-name="T3324">ś</text:span>my dochodzili już do jakichś ustaleń.</text:p>
      <text:p text:style-name="P3325"><text:span text:style-name="T3326">M</text:span><text:span text:style-name="T3327">ar</text:span><text:span text:style-name="T3328">i</text:span><text:span text:style-name="T3329">an Gustek</text:span>:</text:p>
      <text:p text:style-name="P3330">Z mojej strony nie ma sprzeciwu, tylko jak z OPZZ-tem?</text:p>
      <text:p text:style-name="P3331"><text:span text:style-name="T3332">A</text:span><text:span text:style-name="T3333">l</text:span><text:span text:style-name="T3334">ojzy</text:span><text:span text:style-name="T3335"><text:s/></text:span><text:span text:style-name="T3336">Pi</text:span><text:span text:style-name="T3337">e</text:span><text:span text:style-name="T3338">t</text:span><text:span text:style-name="T3339">r</text:span><text:span text:style-name="T3340">zyk</text:span>:</text:p>
      <text:p text:style-name="P3341">To może w m<text:span text:style-name="T3342">ię</text:span>dzy<text:span text:style-name="T3343">cz</text:span>a<text:span text:style-name="T3344">si</text:span>e kolega<text:s/><text:span text:style-name="T3345">si</text:span>ę zorient<text:span text:style-name="T3346">uj</text:span>e, a my byśmy ewentualnie tematykę zaczęli ustalać.</text:p>
      <text:p text:style-name="P3347">Ja uważam, że punktem numer jeden, takim zasadniczym, to by<text:span text:style-name="T3348">ł</text:span>yby represje. To nam pozwoli n<text:span text:style-name="T3349">a</text:span><text:s/>lepszą już atmosferę.</text:p>
      <text:p text:style-name="P3350">To znaczy, że mam rozumieć,<text:s/><text:span text:style-name="T3351">ż</text:span>e<text:s/><text:span text:style-name="T3352">m</text:span>a<text:span text:style-name="T3353">ni</text:span><text:s/>zaproponować jeszcze temat, tak?</text:p>
      <text:p text:style-name="P3354"><text:span text:style-name="T3355">M</text:span><text:span text:style-name="T3356">a</text:span><text:span text:style-name="T3357">r</text:span><text:span text:style-name="T3358">ian Gu</text:span><text:span text:style-name="T3359">st</text:span><text:span text:style-name="T3360">ek</text:span>:</text:p>
      <text:p text:style-name="P3361">Jeż<text:span text:style-name="T3362">el</text:span>i można?</text:p>
      <text:p text:style-name="P3363"><text:span text:style-name="T3364">A</text:span><text:span text:style-name="T3365">l</text:span><text:span text:style-name="T3366">ojzy</text:span><text:span text:style-name="T3367"><text:s/></text:span><text:span text:style-name="T3368">Pi</text:span><text:span text:style-name="T3369">e</text:span><text:span text:style-name="T3370">t</text:span><text:span text:style-name="T3371">r</text:span><text:span text:style-name="T3372">zyk</text:span>:</text:p>
      <text:p text:style-name="P3373">Tak, proszę.</text:p>
      <text:p text:style-name="P3374"><text:span text:style-name="T3375">M</text:span><text:span text:style-name="T3376">a</text:span><text:span text:style-name="T3377">r</text:span><text:span text:style-name="T3378">ian Gu</text:span><text:span text:style-name="T3379">st</text:span><text:span text:style-name="T3380">ek</text:span>:</text:p>
      <text:p text:style-name="P3381">Jak my<text:span text:style-name="T3382">ś</text:span>my<text:s/><text:span text:style-name="T3383">je</text:span>chali tutaj, to zna<text:span text:style-name="T3384">cz</text:span>y ja jechałem, czas pracy pokrywa<text:s/><text:span text:style-name="T3385">się</text:span><text:s/>u mnie, pokrywał<text:s/><text:span text:style-name="T3386">s</text:span>i<text:span text:style-name="T3387">ę<text:s/></text:span>i u wa<text:span text:style-name="T3388">s,</text:span><text:s/>i pokrywał się u tego. No, weźc<text:span text:style-name="T3389">i</text:span>e te represje<text:span text:style-name="T3390">,</text:span><text:s/>c<text:span text:style-name="T3391">za</text:span>s pracy, struktury, proszę b<text:span text:style-name="T3392">a</text:span>rdzo<text:span text:style-name="T3393">.</text:span></text:p>
      <text:p text:style-name="P3394"><text:span text:style-name="T3395">A</text:span><text:span text:style-name="T3396">l</text:span><text:span text:style-name="T3397">ojzy</text:span><text:span text:style-name="T3398"><text:s/></text:span><text:span text:style-name="T3399">Pi</text:span><text:span text:style-name="T3400">e</text:span><text:span text:style-name="T3401">t</text:span><text:span text:style-name="T3402">r</text:span><text:span text:style-name="T3403">zyk</text:span>:</text:p>
      <text:p text:style-name="P3404">To,<text:s/><text:span text:style-name="T3405">co</text:span><text:s/>jest n<text:span text:style-name="T3406">ie</text:span>odłą<text:span text:style-name="T3407">cz</text:span>ną<text:s/><text:span text:style-name="T3408">cz</text:span>ęś<text:span text:style-name="T3409">cią</text:span><text:s/><text:span text:style-name="T3410">st</text:span>ruktur pośrednich, to system ekonom<text:span text:style-name="T3411">icz</text:span>no-<text:span text:style-name="T3412">fi</text:span>nansowy kopalń. To może na tych trzech tematach byśmy stanęli, tak?</text:p>
      <text:p text:style-name="P3413"><text:span text:style-name="T3414">M</text:span><text:span text:style-name="T3415">a</text:span><text:span text:style-name="T3416">r</text:span><text:span text:style-name="T3417">ian Gu</text:span><text:span text:style-name="T3418">st</text:span><text:span text:style-name="T3419">ek</text:span>:</text:p>
      <text:p text:style-name="P3420">To może kolejność by<text:span text:style-name="T3421">śmy</text:span><text:s/>od<text:span text:style-name="T3422">mie</text:span>n<text:span text:style-name="T3423">il</text:span>i?</text:p>
      <text:p text:style-name="P3424"><text:span text:style-name="T3425">A</text:span><text:span text:style-name="T3426">l</text:span><text:span text:style-name="T3427">ojzy</text:span><text:span text:style-name="T3428"><text:s/></text:span><text:span text:style-name="T3429">Pi</text:span><text:span text:style-name="T3430">e</text:span><text:span text:style-name="T3431">t</text:span><text:span text:style-name="T3432">r</text:span><text:span text:style-name="T3433">zyk</text:span>:</text:p>
      <text:p text:style-name="P3434">J<text:span text:style-name="T3435">a</text:span>k<text:span text:style-name="T3436">?</text:span></text:p>
      <text:soft-page-break/>
      <text:p text:style-name="P3437"><text:span text:style-name="T3438">M</text:span><text:span text:style-name="T3439">a</text:span><text:span text:style-name="T3440">r</text:span><text:span text:style-name="T3441">ian Gu</text:span><text:span text:style-name="T3442">st</text:span><text:span text:style-name="T3443">ek</text:span>:</text:p>
      <text:p text:style-name="P3444">Ż<text:span text:style-name="T3445">e</text:span><text:s/>system ekonomi<text:span text:style-name="T3446">cz</text:span>ny j<text:span text:style-name="T3447">a</text:span>ko p<text:span text:style-name="T3448">ie</text:span>rw<text:span text:style-name="T3449">sz</text:span>y, bo z<text:s/><text:span text:style-name="T3450">tego</text:span><text:s/>wynikają...</text:p>
      <text:p text:style-name="P3451"><text:span text:style-name="T3452">Gł</text:span><text:span text:style-name="T3453">os</text:span><text:span text:style-name="T3454"><text:s/></text:span><text:span text:style-name="T3455">z</text:span><text:span text:style-name="T3456"><text:s/>sali</text:span><text:span text:style-name="T3457">:</text:span></text:p>
      <text:p text:style-name="P3458">I czas pracy.</text:p>
      <text:p text:style-name="P3459"><text:span text:style-name="T3460">M</text:span><text:span text:style-name="T3461">a</text:span><text:span text:style-name="T3462">r</text:span><text:span text:style-name="T3463">ian Gu</text:span><text:span text:style-name="T3464">st</text:span><text:span text:style-name="T3465">ek</text:span>:</text:p>
      <text:p text:style-name="P3466">Proszę bardzo, cz<text:span text:style-name="T3467">a</text:span>s pracy, sys<text:span text:style-name="T3468">t</text:span>em i s<text:span text:style-name="T3469">t</text:span>ruktur<text:span text:style-name="T3470">y.</text:span></text:p>
      <text:p text:style-name="P3471"><text:span text:style-name="T3472">Gł</text:span><text:span text:style-name="T3473">o</text:span><text:span text:style-name="T3474">s z s</text:span><text:span text:style-name="T3475">a</text:span><text:span text:style-name="T3476">li</text:span>:</text:p>
      <text:p text:style-name="P3477">Ale są dwa tematy<text:s/><text:span text:style-name="T3478">O</text:span>PZZ,<text:s/>samorz<text:span text:style-name="T3479">ą</text:span>d<text:s/><text:span text:style-name="T3480">p</text:span>lus system p<text:span text:style-name="T3481">ł</text:span>ac<text:span text:style-name="T3482">,</text:span><text:s/>preze<text:span text:style-name="T3483">nt</text:span>a<text:span text:style-name="T3484">cja.</text:span></text:p>
      <text:p text:style-name="P3485"><text:span text:style-name="T3486">M</text:span><text:span text:style-name="T3487">a</text:span><text:span text:style-name="T3488">r</text:span><text:span text:style-name="T3489">ian Gu</text:span><text:span text:style-name="T3490">st</text:span><text:span text:style-name="T3491">ek</text:span>:</text:p>
      <text:p text:style-name="P3492"><text:span text:style-name="T3493">A</text:span>le to trzeba ująć<text:span text:style-name="T3494">.</text:span></text:p>
      <text:p text:style-name="P3495"><text:span text:style-name="T3496">A</text:span><text:span text:style-name="T3497">l</text:span><text:span text:style-name="T3498">ojzy</text:span><text:span text:style-name="T3499"><text:s/></text:span><text:span text:style-name="T3500">Pi</text:span><text:span text:style-name="T3501">e</text:span><text:span text:style-name="T3502">t</text:span><text:span text:style-name="T3503">r</text:span><text:span text:style-name="T3504">zyk</text:span>:</text:p>
      <text:p text:style-name="P3505"><text:span text:style-name="T3506">Ta</text:span>k<text:span text:style-name="T3507">,</text:span><text:s/>oczywiście<text:span text:style-name="T3508">.</text:span><text:s/>Ja<text:s/><text:span text:style-name="T3509">m</text:span>yślę<text:span text:style-name="T3510">,</text:span><text:s/><text:span text:style-name="T3511">że</text:span><text:s/>na s<text:span text:style-name="T3512">a</text:span>m<text:span text:style-name="T3513">y</text:span>m początku<text:span text:style-name="T3514">,</text:span><text:s/>id<text:span text:style-name="T3515">ą</text:span>c tą kolejnością,<text:s/><text:span text:style-name="T3516">t</text:span>o akur<text:span text:style-name="T3517">at</text:span><text:s/>p<text:span text:style-name="T3518">a</text:span>n Mori<text:span text:style-name="T3519">c<text:s/></text:span>będzie pr<text:span text:style-name="T3520">ze</text:span>wo<text:span text:style-name="T3521">dn</text:span>i<text:span text:style-name="T3522">cz</text:span>ył n<text:span text:style-name="T3523">a</text:span><text:s/>następnym spotkaniu, t<text:span text:style-name="T3524">a</text:span>k<text:s/><text:span text:style-name="T3525">ż</text:span>eśm<text:span text:style-name="T3526">y</text:span><text:s/>u<text:span text:style-name="T3527">s</text:span>talili<text:span text:style-name="T3528">,</text:span><text:s/>więc zapre<text:span text:style-name="T3529">ze</text:span>nt<text:span text:style-name="T3530">uj</text:span>ą<text:s/><text:span text:style-name="T3531">w</text:span><text:s/>tych dwóch temat<text:span text:style-name="T3532">a</text:span>ch swoje<text:s/><text:span text:style-name="T3533">s</text:span>tanowisko,<text:s/><text:span text:style-name="T3534">al</text:span>e oprócz t<text:span text:style-name="T3535">e</text:span>go musiel<text:span text:style-name="T3536">ib</text:span>yśm<text:span text:style-name="T3537">y</text:span><text:s/>us<text:span text:style-name="T3538">t</text:span>a<text:span text:style-name="T3539">l</text:span>ić, pr<text:span text:style-name="T3540">zy</text:span>jmując pro<text:span text:style-name="T3541">p</text:span>ozyc<text:span text:style-name="T3542">j</text:span>e p<text:span text:style-name="T3543">a</text:span>n<text:span text:style-name="T3544">a</text:span>,<text:s/><text:span text:style-name="T3545">k</text:span>onkretny<text:s/><text:span text:style-name="T3546">t</text:span>emat na to spotkan<text:span text:style-name="T3547">ie</text:span>.</text:p>
      <text:p text:style-name="P3548"><text:span text:style-name="T3549">M</text:span><text:span text:style-name="T3550">a</text:span><text:span text:style-name="T3551">r</text:span><text:span text:style-name="T3552">ian Gu</text:span><text:span text:style-name="T3553">st</text:span><text:span text:style-name="T3554">ek</text:span>:</text:p>
      <text:p text:style-name="P3555"><text:span text:style-name="T3556">Rozumie</text:span>m,<text:s/><text:span text:style-name="T3557">że</text:span><text:s/>przyjęliśmy cztery te<text:span text:style-name="T3558">ma</text:span>t<text:span text:style-name="T3559">y.</text:span><text:s/>Represje, c<text:span text:style-name="T3560">za</text:span>s pracy, struktury, system<text:s/><text:span text:style-name="T3561">fi</text:span>n<text:span text:style-name="T3562">a</text:span>n<text:span text:style-name="T3563">sow</text:span>o<text:span text:style-name="T3564">-<text:s/></text:span>ekonom<text:span text:style-name="T3565">i</text:span>czny. C<text:span text:style-name="T3566">hy</text:span>ba<text:span text:style-name="T3567">,</text:span><text:s/><text:span text:style-name="T3568">że</text:span><text:s/><text:span text:style-name="T3569">s</text:span>ą jakieś inne?</text:p>
      <text:p text:style-name="P3570"><text:span text:style-name="T3571">A</text:span><text:span text:style-name="T3572">l</text:span><text:span text:style-name="T3573">ojzy</text:span><text:span text:style-name="T3574"><text:s/></text:span><text:span text:style-name="T3575">Pi</text:span><text:span text:style-name="T3576">e</text:span><text:span text:style-name="T3577">t</text:span><text:span text:style-name="T3578">r</text:span><text:span text:style-name="T3579">zyk</text:span>:</text:p>
      <text:p text:style-name="P3580"><text:span text:style-name="T3581">W</text:span><text:s/><text:span text:style-name="T3582">tej</text:span><text:s/>kolejności<text:span text:style-name="T3583">,</text:span><text:s/>jak<text:s/><text:span text:style-name="T3584">to</text:span><text:s/>p<text:span text:style-name="T3585">a</text:span>n pod<text:span text:style-name="T3586">a</text:span>ł<text:span text:style-name="T3587">, t</text:span>a<text:span text:style-name="T3588">k?</text:span></text:p>
      <text:p text:style-name="P3589">Pro<text:span text:style-name="T3590">s</text:span>zę<text:s/><text:span text:style-name="T3591">b</text:span>ar<text:span text:style-name="T3592">dzo,</text:span><text:s/><text:span text:style-name="T3593">p</text:span>an...</text:p>
      <text:p text:style-name="P3594"><text:span text:style-name="T3595">Bog</text:span><text:span text:style-name="T3596">umił</text:span><text:span text:style-name="T3597"><text:s/></text:span><text:span text:style-name="T3598">R</text:span><text:span text:style-name="T3599">up</text:span><text:span text:style-name="T3600">al</text:span><text:span text:style-name="T3601">a</text:span>:</text:p>
      <text:p text:style-name="P3602">J<text:span text:style-name="T3603">a</text:span><text:s/>chciałem za<text:span text:style-name="T3604">p</text:span>roponować trzem członkom do<text:s/><text:span text:style-name="T3605">sp</text:span>raw<text:s/><text:span text:style-name="T3606">r</text:span>ep<text:span text:style-name="T3607">r</text:span>e<text:span text:style-name="T3608">sj</text:span>i spotk<text:span text:style-name="T3609">a</text:span>nie<text:span text:style-name="T3610">,</text:span><text:s/><text:span text:style-name="T3611">t</text:span>e<text:span text:style-name="T3612">raz</text:span><text:s/>po<text:s/><text:span text:style-name="T3613">zak</text:span>o<text:span text:style-name="T3614">ń</text:span>c<text:span text:style-name="T3615">z</text:span>e<text:span text:style-name="T3616">n</text:span>iu obrad<text:span text:style-name="T3617"><text:s/></text:span>plenarnyc<text:span text:style-name="T3618">h,</text:span><text:s/><text:span text:style-name="T3619">b</text:span>ezp<text:span text:style-name="T3620">o</text:span>średnio zara<text:span text:style-name="T3621">z.</text:span><text:s/><text:span text:style-name="T3622">T</text:span>o jes<text:span text:style-name="T3623">t</text:span><text:s/>p<text:span text:style-name="T3624">a</text:span>n Bąk<text:span text:style-name="T3625">,</text:span><text:s/>pan<text:s/><text:span text:style-name="T3626">D</text:span>rozdows<text:span text:style-name="T3627">k</text:span>i i jeszcze<text:s/><text:span text:style-name="T3628">jed</text:span>en...</text:p>
      <text:p text:style-name="P3629"><text:span text:style-name="T3630">Gł</text:span><text:span text:style-name="T3631">o</text:span><text:span text:style-name="T3632">s z s</text:span><text:span text:style-name="T3633">a</text:span><text:span text:style-name="T3634">li</text:span>:</text:p>
      <text:p text:style-name="P3635">P<text:span text:style-name="T3636">an</text:span><text:s/>Zi<text:span text:style-name="T3637">a</text:span>ja.</text:p>
      <text:p text:style-name="P3638"><text:span text:style-name="T3639">Bog</text:span><text:span text:style-name="T3640">umił</text:span><text:span text:style-name="T3641"><text:s/></text:span><text:span text:style-name="T3642">Ru</text:span><text:span text:style-name="T3643">p</text:span><text:span text:style-name="T3644">ala</text:span>:</text:p>
      <text:p text:style-name="P3645">P<text:span text:style-name="T3646">a</text:span>n<text:s/><text:span text:style-name="T3647">Z</text:span>i<text:span text:style-name="T3648">aj</text:span>a<text:span text:style-name="T3649">,</text:span><text:s/>tak.</text:p>
      <text:p text:style-name="P3650"><text:span text:style-name="T3651">Gł</text:span><text:span text:style-name="T3652">o</text:span><text:span text:style-name="T3653">s z s</text:span><text:span text:style-name="T3654">a</text:span><text:span text:style-name="T3655">li</text:span>:</text:p>
      <text:p text:style-name="P3656">Mo<text:span text:style-name="T3657">ż</text:span>e<text:s/><text:span text:style-name="T3658">j</text:span>a<text:s/><text:span text:style-name="T3659">z</text:span>ap<text:span text:style-name="T3660">yt</text:span>am z<text:span text:style-name="T3661">a</text:span>mi<text:span text:style-name="T3662">a</text:span>st<text:s/><text:span text:style-name="T3663">p</text:span><text:span text:style-name="T3664">rzewodniczącego</text:span><text:span text:style-name="T3665">,</text:span><text:s/><text:span text:style-name="T3666">czy</text:span><text:s/>to zebranie<text:s/><text:span text:style-name="T3667">j</text:span>est możl<text:span text:style-name="T3668">i</text:span>w<text:span text:style-name="T3669">e</text:span><text:s/><text:span text:style-name="T3670">t</text:span>er<text:span text:style-name="T3671">az?</text:span></text:p>
      <text:p text:style-name="P3672"><text:span text:style-name="T3673">M</text:span><text:span text:style-name="T3674">a</text:span><text:span text:style-name="T3675">r</text:span><text:span text:style-name="T3676">ian Gu</text:span><text:span text:style-name="T3677">st</text:span><text:span text:style-name="T3678">ek</text:span>:</text:p>
      <text:p text:style-name="P3679">Drozdowskiego<text:s/><text:span text:style-name="T3680">t</text:span>y<text:span text:style-name="T3681">lk</text:span>o<text:s/><text:span text:style-name="T3682">n</text:span>ie m<text:span text:style-name="T3683">a.</text:span><text:s/>Sp<text:span text:style-name="T3684">ot</text:span>k<text:span text:style-name="T3685">a</text:span>n<text:span text:style-name="T3686">i</text:span>e<text:span text:style-name="T3687"><text:s/></text:span>jest możliwe<text:span text:style-name="T3688">,</text:span><text:s/>s<text:span text:style-name="T3689">p</text:span>o<text:span text:style-name="T3690">t</text:span>kajcie się<text:span text:style-name="T3691">.</text:span></text:p>
      <text:p text:style-name="P3692"><text:span text:style-name="T3693">Gł</text:span><text:span text:style-name="T3694">o</text:span><text:span text:style-name="T3695">s z s</text:span><text:span text:style-name="T3696">a</text:span><text:span text:style-name="T3697">li</text:span>:</text:p>
      <text:p text:style-name="P3698">Dziękuję b<text:span text:style-name="T3699">a</text:span>rdz<text:span text:style-name="T3700">o.</text:span></text:p>
      <text:p text:style-name="P3701"><text:span text:style-name="T3702">A</text:span><text:span text:style-name="T3703">l</text:span><text:span text:style-name="T3704">ojzy</text:span><text:span text:style-name="T3705"><text:s/></text:span><text:span text:style-name="T3706">Pi</text:span><text:span text:style-name="T3707">e</text:span><text:span text:style-name="T3708">t</text:span><text:span text:style-name="T3709">r</text:span><text:span text:style-name="T3710">zyk</text:span>:</text:p>
      <text:p text:style-name="P3711">Może<text:s/><text:span text:style-name="T3712">w</text:span><text:s/>ocze<text:span text:style-name="T3713">k</text:span>iw<text:span text:style-name="T3714">a</text:span>niu na koleg<text:span text:style-name="T3715">ę</text:span><text:s/><text:span text:style-name="T3716">z</text:span><text:s/><text:span text:style-name="T3717">OPZZ z</text:span>r<text:span text:style-name="T3718">ob</text:span>im<text:span text:style-name="T3719">y</text:span><text:s/>ma<text:span text:style-name="T3720">ł</text:span>ą przerwę<text:span text:style-name="T3721">,</text:span><text:s/><text:span text:style-name="T3722">p</text:span>r<text:span text:style-name="T3723">zyj</text:span>d<text:span text:style-name="T3724">zie</text:span>, to się dowiemy<text:span text:style-name="T3725">.</text:span></text:p>
      <text:p text:style-name="P3726"><text:span text:style-name="T3727">M</text:span><text:span text:style-name="T3728">a</text:span><text:span text:style-name="T3729">r</text:span><text:span text:style-name="T3730">ian Gu</text:span><text:span text:style-name="T3731">st</text:span><text:span text:style-name="T3732">ek</text:span>:</text:p>
      <text:p text:style-name="P3733">Odnośn<text:span text:style-name="T3734">ie</text:span><text:s/><text:span text:style-name="T3735">cz</text:span>ego<text:span text:style-name="T3736">?</text:span></text:p>
      <text:p text:style-name="P3737"><text:span text:style-name="T3738">A</text:span><text:span text:style-name="T3739">l</text:span><text:span text:style-name="T3740">ojzy</text:span><text:span text:style-name="T3741"><text:s/></text:span><text:span text:style-name="T3742">Pi</text:span><text:span text:style-name="T3743">e</text:span><text:span text:style-name="T3744">t</text:span><text:span text:style-name="T3745">r</text:span><text:span text:style-name="T3746">zyk</text:span>:</text:p>
      <text:soft-page-break/>
      <text:p text:style-name="P3747">Odno<text:span text:style-name="T3748">ś</text:span>nie terminu sp<text:span text:style-name="T3749">o</text:span>t<text:span text:style-name="T3750">k</text:span>ani<text:span text:style-name="T3751">a.</text:span></text:p>
      <text:p text:style-name="P3752"><text:span text:style-name="T3753">M</text:span><text:span text:style-name="T3754">a</text:span><text:span text:style-name="T3755">r</text:span><text:span text:style-name="T3756">ian Gu</text:span><text:span text:style-name="T3757">st</text:span><text:span text:style-name="T3758">ek</text:span>:</text:p>
      <text:p text:style-name="P3759"><text:span text:style-name="T3760">St</text:span>r<text:span text:style-name="T3761">o</text:span>na rządowa p<text:span text:style-name="T3762">rzyj</text:span>m<text:span text:style-name="T3763">uje</text:span><text:s/>k<text:span text:style-name="T3764">a</text:span>ż<text:span text:style-name="T3765">dy</text:span><text:s/><text:span text:style-name="T3766">t</text:span>ermin<text:span text:style-name="T3767">.</text:span></text:p>
      <text:p text:style-name="P3768">Koledzy<text:s/><text:span text:style-name="T3769">w</text:span><text:s/>k<text:span text:style-name="T3770">u</text:span>luar<text:span text:style-name="T3771">a</text:span>ch żartowali<text:span text:style-name="T3772">,</text:span><text:s/>róbmy na połówkę i przyjdźmy<text:s/><text:span text:style-name="T3773">w</text:span><text:s/>niedzielę<text:span text:style-name="T3774">.</text:span><text:s/><text:span text:style-name="T3775">J</text:span>a pro<text:span text:style-name="T3776">p</text:span>onu<text:span text:style-name="T3777">j</text:span>ę<text:s/><text:span text:style-name="T3778">tak,</text:span><text:s/>m<text:span text:style-name="T3779">usi</text:span>my<text:s/><text:span text:style-name="T3780">s</text:span>ię zmobi<text:span text:style-name="T3781">l</text:span>izow<text:span text:style-name="T3782">ać</text:span>, róbmy to<text:s/><text:span text:style-name="T3783">w</text:span><text:s/>sobotę i trudno darmo. Zno<text:span text:style-name="T3784">w</text:span>u będziemy robi<text:span text:style-name="T3785">ć</text:span><text:s/>w<text:span text:style-name="T3786">e<text:s/></text:span>wtorek, spotkamy<text:s/><text:span text:style-name="T3787">s</text:span>ię dwustronn<text:span text:style-name="T3788">ie,</text:span><text:s/>bez<text:s/><text:span text:style-name="T3789">OPZ</text:span>Z<text:span text:style-name="T3790">,</text:span><text:s/><text:span text:style-name="T3791">z</text:span>no<text:span text:style-name="T3792">w</text:span>u<text:span text:style-name="T3793">ż</text:span><text:s/>nie będzie dogadania.</text:p>
      <text:p text:style-name="P3794">Mnie osobiście bardziej odpow<text:span text:style-name="T3795">ia</text:span>dałby wtorek, no, ale. Ja mówię cały czas, dlaczego my górnicy sami, dlaczego w sobotę do roboty s<text:span text:style-name="T3796">ię</text:span><text:s/>gonimy?</text:p>
      <text:p text:style-name="P3797"><text:span text:style-name="T3798">A</text:span><text:span text:style-name="T3799">l</text:span><text:span text:style-name="T3800">ojzy</text:span><text:span text:style-name="T3801"><text:s/></text:span><text:span text:style-name="T3802">Pi</text:span><text:span text:style-name="T3803">e</text:span><text:span text:style-name="T3804">t</text:span><text:span text:style-name="T3805">r</text:span><text:span text:style-name="T3806">zyk</text:span>:</text:p>
      <text:p text:style-name="P3807">Zwracam<text:s/><text:span text:style-name="T3808">s</text:span>ię do obserwatora z ramienia OPZZ. Ta sobota jest aktualna, tak?</text:p>
      <text:p text:style-name="P3809"><text:span text:style-name="T3810">B</text:span><text:span text:style-name="T3811">og</text:span><text:span text:style-name="T3812">um</text:span><text:span text:style-name="T3813">ił</text:span><text:span text:style-name="T3814"><text:s/></text:span><text:span text:style-name="T3815">Rupa</text:span><text:span text:style-name="T3816">l</text:span><text:span text:style-name="T3817">a</text:span>:</text:p>
      <text:p text:style-name="P3818">T<text:span text:style-name="T3819">ak</text:span><text:s/>je<text:span text:style-name="T3820">st</text:span>.</text:p>
      <text:p text:style-name="P3821"><text:span text:style-name="T3822">A</text:span><text:span text:style-name="T3823">l</text:span><text:span text:style-name="T3824">ojzy</text:span><text:span text:style-name="T3825"><text:s/></text:span><text:span text:style-name="T3826">Pi</text:span><text:span text:style-name="T3827">e</text:span><text:span text:style-name="T3828">t</text:span><text:span text:style-name="T3829">r</text:span><text:span text:style-name="T3830">zyk</text:span>:</text:p>
      <text:p text:style-name="P3831"><text:span text:style-name="T3832">N</text:span>o, to w takim razie zostawiamy tę sobotę, najwyżej przyśp<text:span text:style-name="T3833">ie</text:span>szymy trochę prac<text:span text:style-name="T3834">ę</text:span><text:s/>w tym tygodniu, no trudno.</text:p>
      <text:p text:style-name="P3835"><text:span text:style-name="T3836">Gł</text:span><text:span text:style-name="T3837">o</text:span><text:span text:style-name="T3838">s z s</text:span><text:span text:style-name="T3839">a</text:span><text:span text:style-name="T3840">li</text:span>:</text:p>
      <text:p text:style-name="P3841">O godzin<text:span text:style-name="T3842">ie</text:span><text:s/>10-tej<text:span text:style-name="T3843">?</text:span></text:p>
      <text:p text:style-name="P3844"><text:span text:style-name="T3845">A</text:span><text:span text:style-name="T3846">l</text:span><text:span text:style-name="T3847">ojzy</text:span><text:span text:style-name="T3848"><text:s/></text:span><text:span text:style-name="T3849">Pi</text:span><text:span text:style-name="T3850">e</text:span><text:span text:style-name="T3851">t</text:span><text:span text:style-name="T3852">r</text:span><text:span text:style-name="T3853">zyk</text:span>:</text:p>
      <text:p text:style-name="P3854"><text:span text:style-name="T3855">Tak,</text:span><text:s/>dziękuj<text:span text:style-name="T3856">ę.</text:span></text:p>
      <text:p text:style-name="P3857"><text:span text:style-name="T3858">M</text:span><text:span text:style-name="T3859">a</text:span><text:span text:style-name="T3860">r</text:span><text:span text:style-name="T3861">ian Gu</text:span><text:span text:style-name="T3862">st</text:span><text:span text:style-name="T3863">ek</text:span>:</text:p>
      <text:p text:style-name="P3864">Uprzejmie dzi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24:00Z</meta:creation-date>
    <dc:date>2023-07-03T12:24:00Z</dc:date>
    <meta:template xlink:href="Normal.dotm" xlink:type="simple"/>
    <meta:editing-cycles>2</meta:editing-cycles>
    <meta:editing-duration>PT60S</meta:editing-duration>
    <meta:document-statistic meta:page-count="67" meta:paragraph-count="416" meta:word-count="29824" meta:character-count="208354" meta:row-count="1491" meta:non-whitespace-character-count="178946"/>
  </office:meta>
</office:document-meta>
</file>